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qk-U" table:style-name="ta1">
        <table:table-column table:style-name="co1" table:number-columns-repeated="4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122643388240975" calcext:value-type="float">
            <text:p>-0.00122643388241</text:p>
          </table:table-cell>
          <table:table-cell office:value-type="float" office:value="-0.00135620603963909" calcext:value-type="float">
            <text:p>-0.001356206039639</text:p>
          </table:table-cell>
          <table:table-cell office:value-type="float" office:value="-0.00123301881496602" calcext:value-type="float">
            <text:p>-0.001233018814966</text:p>
          </table:table-cell>
          <table:table-cell office:value-type="float" office:value="-0.000962315468567549" calcext:value-type="float">
            <text:p>-0.000962315468568</text:p>
          </table:table-cell>
          <table:table-cell office:value-type="float" office:value="-0.00058636772258756" calcext:value-type="float">
            <text:p>-0.000586367722588</text:p>
          </table:table-cell>
          <table:table-cell office:value-type="float" office:value="-0.000132673510386276" calcext:value-type="float">
            <text:p>-0.000132673510386</text:p>
          </table:table-cell>
          <table:table-cell office:value-type="float" office:value="0.000375243931315151" calcext:value-type="float">
            <text:p>0.000375243931315</text:p>
          </table:table-cell>
          <table:table-cell office:value-type="float" office:value="0.000915897697751515" calcext:value-type="float">
            <text:p>0.000915897697752</text:p>
          </table:table-cell>
          <table:table-cell office:value-type="float" office:value="0.00147128962866047" calcext:value-type="float">
            <text:p>0.00147128962866</text:p>
          </table:table-cell>
          <table:table-cell office:value-type="float" office:value="0.00202613434902168" calcext:value-type="float">
            <text:p>0.002026134349022</text:p>
          </table:table-cell>
          <table:table-cell office:value-type="float" office:value="0.00256734448913602" calcext:value-type="float">
            <text:p>0.002567344489136</text:p>
          </table:table-cell>
          <table:table-cell office:value-type="float" office:value="0.00308354258456525" calcext:value-type="float">
            <text:p>0.003083542584565</text:p>
          </table:table-cell>
          <table:table-cell office:value-type="float" office:value="0.00356461281345832" calcext:value-type="float">
            <text:p>0.003564612813458</text:p>
          </table:table-cell>
          <table:table-cell office:value-type="float" office:value="0.00400135501507191" calcext:value-type="float">
            <text:p>0.004001355015072</text:p>
          </table:table-cell>
          <table:table-cell office:value-type="float" office:value="0.0043852782171907" calcext:value-type="float">
            <text:p>0.004385278217191</text:p>
          </table:table-cell>
          <table:table-cell office:value-type="float" office:value="0.00470855266379858" calcext:value-type="float">
            <text:p>0.004708552663799</text:p>
          </table:table-cell>
          <table:table-cell office:value-type="float" office:value="0.0049641314560571" calcext:value-type="float">
            <text:p>0.004964131456057</text:p>
          </table:table-cell>
          <table:table-cell office:value-type="float" office:value="0.00514601695058478" calcext:value-type="float">
            <text:p>0.005146016950585</text:p>
          </table:table-cell>
          <table:table-cell office:value-type="float" office:value="0.00524965337351873" calcext:value-type="float">
            <text:p>0.005249653373519</text:p>
          </table:table-cell>
          <table:table-cell office:value-type="float" office:value="0.00527238909618454" calcext:value-type="float">
            <text:p>0.005272389096185</text:p>
          </table:table-cell>
          <table:table-cell office:value-type="float" office:value="0.00521395859434272" calcext:value-type="float">
            <text:p>0.005213958594343</text:p>
          </table:table-cell>
          <table:table-cell office:value-type="float" office:value="0.00507688933488932" calcext:value-type="float">
            <text:p>0.005076889334889</text:p>
          </table:table-cell>
          <table:table-cell office:value-type="float" office:value="0.00486676532210065" calcext:value-type="float">
            <text:p>0.004866765322101</text:p>
          </table:table-cell>
          <table:table-cell office:value-type="float" office:value="0.00459222657019942" calcext:value-type="float">
            <text:p>0.004592226570199</text:p>
          </table:table-cell>
          <table:table-cell office:value-type="float" office:value="0.00426463440140144" calcext:value-type="float">
            <text:p>0.004264634401401</text:p>
          </table:table-cell>
          <table:table-cell office:value-type="float" office:value="0.00389738952126595" calcext:value-type="float">
            <text:p>0.003897389521266</text:p>
          </table:table-cell>
          <table:table-cell office:value-type="float" office:value="0.0035051271745191" calcext:value-type="float">
            <text:p>0.003505127174519</text:p>
          </table:table-cell>
          <table:table-cell office:value-type="float" office:value="0.00310334929315722" calcext:value-type="float">
            <text:p>0.003103349293157</text:p>
          </table:table-cell>
          <table:table-cell office:value-type="float" office:value="0.00270809403035202" calcext:value-type="float">
            <text:p>0.002708094030352</text:p>
          </table:table-cell>
          <table:table-cell office:value-type="float" office:value="0.00233575890857261" calcext:value-type="float">
            <text:p>0.002335758908573</text:p>
          </table:table-cell>
          <table:table-cell office:value-type="float" office:value="0.00200272803554597" calcext:value-type="float">
            <text:p>0.002002728035546</text:p>
          </table:table-cell>
          <table:table-cell office:value-type="float" office:value="0.00172465606764136" calcext:value-type="float">
            <text:p>0.001724656067641</text:p>
          </table:table-cell>
          <table:table-cell office:value-type="float" office:value="0.00151514034333289" calcext:value-type="float">
            <text:p>0.001515140343333</text:p>
          </table:table-cell>
          <table:table-cell office:value-type="float" office:value="0.00138275946233564" calcext:value-type="float">
            <text:p>0.001382759462336</text:p>
          </table:table-cell>
          <table:table-cell office:value-type="float" office:value="0.001323486128014" calcext:value-type="float">
            <text:p>0.001323486128014</text:p>
          </table:table-cell>
          <table:table-cell office:value-type="float" office:value="0.00129778990754114" calcext:value-type="float">
            <text:p>0.001297789907541</text:p>
          </table:table-cell>
          <table:table-cell office:value-type="float" office:value="0.00115768274411793" calcext:value-type="float">
            <text:p>0.001157682744118</text:p>
          </table:table-cell>
          <table:table-cell office:value-type="float" office:value="0.000409733872879824" calcext:value-type="float">
            <text:p>0.00040973387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22643388240975" calcext:value-type="float">
            <text:p>0.00122643388241</text:p>
          </table:table-cell>
          <table:table-cell office:value-type="float" office:value="0.00135620603963909" calcext:value-type="float">
            <text:p>0.001356206039639</text:p>
          </table:table-cell>
          <table:table-cell office:value-type="float" office:value="0.00123301881496602" calcext:value-type="float">
            <text:p>0.001233018814966</text:p>
          </table:table-cell>
          <table:table-cell office:value-type="float" office:value="0.000962315468567549" calcext:value-type="float">
            <text:p>0.000962315468568</text:p>
          </table:table-cell>
          <table:table-cell office:value-type="float" office:value="0.00058636772258756" calcext:value-type="float">
            <text:p>0.000586367722588</text:p>
          </table:table-cell>
          <table:table-cell office:value-type="float" office:value="0.000132673510386276" calcext:value-type="float">
            <text:p>0.000132673510386</text:p>
          </table:table-cell>
          <table:table-cell office:value-type="float" office:value="-0.000375243931315151" calcext:value-type="float">
            <text:p>-0.000375243931315</text:p>
          </table:table-cell>
          <table:table-cell office:value-type="float" office:value="-0.000915897697751515" calcext:value-type="float">
            <text:p>-0.000915897697752</text:p>
          </table:table-cell>
          <table:table-cell office:value-type="float" office:value="-0.00147128962866047" calcext:value-type="float">
            <text:p>-0.00147128962866</text:p>
          </table:table-cell>
          <table:table-cell office:value-type="float" office:value="-0.00202613434902168" calcext:value-type="float">
            <text:p>-0.002026134349022</text:p>
          </table:table-cell>
          <table:table-cell office:value-type="float" office:value="-0.00256734448913602" calcext:value-type="float">
            <text:p>-0.002567344489136</text:p>
          </table:table-cell>
          <table:table-cell office:value-type="float" office:value="-0.00308354258456525" calcext:value-type="float">
            <text:p>-0.003083542584565</text:p>
          </table:table-cell>
          <table:table-cell office:value-type="float" office:value="-0.00356461281345832" calcext:value-type="float">
            <text:p>-0.003564612813458</text:p>
          </table:table-cell>
          <table:table-cell office:value-type="float" office:value="-0.00400135501507191" calcext:value-type="float">
            <text:p>-0.004001355015072</text:p>
          </table:table-cell>
          <table:table-cell office:value-type="float" office:value="-0.0043852782171907" calcext:value-type="float">
            <text:p>-0.004385278217191</text:p>
          </table:table-cell>
          <table:table-cell office:value-type="float" office:value="-0.00470855266379858" calcext:value-type="float">
            <text:p>-0.004708552663799</text:p>
          </table:table-cell>
          <table:table-cell office:value-type="float" office:value="-0.0049641314560571" calcext:value-type="float">
            <text:p>-0.004964131456057</text:p>
          </table:table-cell>
          <table:table-cell office:value-type="float" office:value="-0.00514601695058478" calcext:value-type="float">
            <text:p>-0.005146016950585</text:p>
          </table:table-cell>
          <table:table-cell office:value-type="float" office:value="-0.00524965337351873" calcext:value-type="float">
            <text:p>-0.005249653373519</text:p>
          </table:table-cell>
          <table:table-cell office:value-type="float" office:value="-0.00527238909618454" calcext:value-type="float">
            <text:p>-0.005272389096185</text:p>
          </table:table-cell>
          <table:table-cell office:value-type="float" office:value="-0.00521395859434272" calcext:value-type="float">
            <text:p>-0.005213958594343</text:p>
          </table:table-cell>
          <table:table-cell office:value-type="float" office:value="-0.00507688933488932" calcext:value-type="float">
            <text:p>-0.005076889334889</text:p>
          </table:table-cell>
          <table:table-cell office:value-type="float" office:value="-0.00486676532210065" calcext:value-type="float">
            <text:p>-0.004866765322101</text:p>
          </table:table-cell>
          <table:table-cell office:value-type="float" office:value="-0.00459222657019942" calcext:value-type="float">
            <text:p>-0.004592226570199</text:p>
          </table:table-cell>
          <table:table-cell office:value-type="float" office:value="-0.00426463440140144" calcext:value-type="float">
            <text:p>-0.004264634401401</text:p>
          </table:table-cell>
          <table:table-cell office:value-type="float" office:value="-0.00389738952126595" calcext:value-type="float">
            <text:p>-0.003897389521266</text:p>
          </table:table-cell>
          <table:table-cell office:value-type="float" office:value="-0.0035051271745191" calcext:value-type="float">
            <text:p>-0.003505127174519</text:p>
          </table:table-cell>
          <table:table-cell office:value-type="float" office:value="-0.00310334929315722" calcext:value-type="float">
            <text:p>-0.003103349293157</text:p>
          </table:table-cell>
          <table:table-cell office:value-type="float" office:value="-0.00270809403035202" calcext:value-type="float">
            <text:p>-0.002708094030352</text:p>
          </table:table-cell>
          <table:table-cell office:value-type="float" office:value="-0.00233575890857261" calcext:value-type="float">
            <text:p>-0.002335758908573</text:p>
          </table:table-cell>
          <table:table-cell office:value-type="float" office:value="-0.00200272803554597" calcext:value-type="float">
            <text:p>-0.002002728035546</text:p>
          </table:table-cell>
          <table:table-cell office:value-type="float" office:value="-0.00172465606764136" calcext:value-type="float">
            <text:p>-0.001724656067641</text:p>
          </table:table-cell>
          <table:table-cell office:value-type="float" office:value="-0.00151514034333289" calcext:value-type="float">
            <text:p>-0.001515140343333</text:p>
          </table:table-cell>
          <table:table-cell office:value-type="float" office:value="-0.00138275946233564" calcext:value-type="float">
            <text:p>-0.001382759462336</text:p>
          </table:table-cell>
          <table:table-cell office:value-type="float" office:value="-0.001323486128014" calcext:value-type="float">
            <text:p>-0.001323486128014</text:p>
          </table:table-cell>
          <table:table-cell office:value-type="float" office:value="-0.00129778990754114" calcext:value-type="float">
            <text:p>-0.001297789907541</text:p>
          </table:table-cell>
          <table:table-cell office:value-type="float" office:value="-0.00115768274411793" calcext:value-type="float">
            <text:p>-0.001157682744118</text:p>
          </table:table-cell>
          <table:table-cell office:value-type="float" office:value="-0.000409733872879824" calcext:value-type="float">
            <text:p>-0.00040973387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7301688336936" calcext:value-type="float">
            <text:p>0.001730168833694</text:p>
          </table:table-cell>
          <table:table-cell office:value-type="float" office:value="0.002231218825587" calcext:value-type="float">
            <text:p>0.002231218825587</text:p>
          </table:table-cell>
          <table:table-cell office:value-type="float" office:value="0.00212039777947835" calcext:value-type="float">
            <text:p>0.002120397779478</text:p>
          </table:table-cell>
          <table:table-cell office:value-type="float" office:value="0.00156271178881901" calcext:value-type="float">
            <text:p>0.001562711788819</text:p>
          </table:table-cell>
          <table:table-cell office:value-type="float" office:value="0.000677691748742563" calcext:value-type="float">
            <text:p>0.000677691748743</text:p>
          </table:table-cell>
          <table:table-cell office:value-type="float" office:value="-0.000446026551074748" calcext:value-type="float">
            <text:p>-0.000446026551075</text:p>
          </table:table-cell>
          <table:table-cell office:value-type="float" office:value="-0.00173483651577968" calcext:value-type="float">
            <text:p>-0.00173483651578</text:p>
          </table:table-cell>
          <table:table-cell office:value-type="float" office:value="-0.00312838027637575" calcext:value-type="float">
            <text:p>-0.003128380276376</text:p>
          </table:table-cell>
          <table:table-cell office:value-type="float" office:value="-0.00457525683754676" calcext:value-type="float">
            <text:p>-0.004575256837547</text:p>
          </table:table-cell>
          <table:table-cell office:value-type="float" office:value="-0.00603155769608206" calcext:value-type="float">
            <text:p>-0.006031557696082</text:p>
          </table:table-cell>
          <table:table-cell office:value-type="float" office:value="-0.0074594607880277" calcext:value-type="float">
            <text:p>-0.007459460788028</text:p>
          </table:table-cell>
          <table:table-cell office:value-type="float" office:value="-0.00882598052788419" calcext:value-type="float">
            <text:p>-0.008825980527884</text:p>
          </table:table-cell>
          <table:table-cell office:value-type="float" office:value="-0.0101019098814051" calcext:value-type="float">
            <text:p>-0.010101909881405</text:p>
          </table:table-cell>
          <table:table-cell office:value-type="float" office:value="-0.0112610266352318" calcext:value-type="float">
            <text:p>-0.011261026635232</text:p>
          </table:table-cell>
          <table:table-cell office:value-type="float" office:value="-0.0122796277802033" calcext:value-type="float">
            <text:p>-0.012279627780203</text:p>
          </table:table-cell>
          <table:table-cell office:value-type="float" office:value="-0.0131364235596047" calcext:value-type="float">
            <text:p>-0.013136423559605</text:p>
          </table:table-cell>
          <table:table-cell office:value-type="float" office:value="-0.0138128017858104" calcext:value-type="float">
            <text:p>-0.01381280178581</text:p>
          </table:table-cell>
          <table:table-cell office:value-type="float" office:value="-0.0142934146343644" calcext:value-type="float">
            <text:p>-0.014293414634364</text:p>
          </table:table-cell>
          <table:table-cell office:value-type="float" office:value="-0.0145670296967944" calcext:value-type="float">
            <text:p>-0.014567029696794</text:p>
          </table:table-cell>
          <table:table-cell office:value-type="float" office:value="-0.0146275216271853" calcext:value-type="float">
            <text:p>-0.014627521627185</text:p>
          </table:table-cell>
          <table:table-cell office:value-type="float" office:value="-0.0144748784219043" calcext:value-type="float">
            <text:p>-0.014474878421904</text:p>
          </table:table-cell>
          <table:table-cell office:value-type="float" office:value="-0.0141160354446847" calcext:value-type="float">
            <text:p>-0.014116035444685</text:p>
          </table:table-cell>
          <table:table-cell office:value-type="float" office:value="-0.0135653626392872" calcext:value-type="float">
            <text:p>-0.013565362639287</text:p>
          </table:table-cell>
          <table:table-cell office:value-type="float" office:value="-0.0128445903199876" calcext:value-type="float">
            <text:p>-0.012844590319988</text:p>
          </table:table-cell>
          <table:table-cell office:value-type="float" office:value="-0.0119820091253893" calcext:value-type="float">
            <text:p>-0.011982009125389</text:p>
          </table:table-cell>
          <table:table-cell office:value-type="float" office:value="-0.0110108830775387" calcext:value-type="float">
            <text:p>-0.011010883077539</text:p>
          </table:table-cell>
          <table:table-cell office:value-type="float" office:value="-0.00996738827687992" calcext:value-type="float">
            <text:p>-0.00996738827688</text:p>
          </table:table-cell>
          <table:table-cell office:value-type="float" office:value="-0.0088897148337701" calcext:value-type="float">
            <text:p>-0.00888971483377</text:p>
          </table:table-cell>
          <table:table-cell office:value-type="float" office:value="-0.00781682617466546" calcext:value-type="float">
            <text:p>-0.007816826174665</text:p>
          </table:table-cell>
          <table:table-cell office:value-type="float" office:value="-0.006787420802824" calcext:value-type="float">
            <text:p>-0.006787420802824</text:p>
          </table:table-cell>
          <table:table-cell office:value-type="float" office:value="-0.00583801343248431" calcext:value-type="float">
            <text:p>-0.005838013432484</text:p>
          </table:table-cell>
          <table:table-cell office:value-type="float" office:value="-0.00499976095625302" calcext:value-type="float">
            <text:p>-0.004999760956253</text:p>
          </table:table-cell>
          <table:table-cell office:value-type="float" office:value="-0.00429328308890432" calcext:value-type="float">
            <text:p>-0.004293283088904</text:p>
          </table:table-cell>
          <table:table-cell office:value-type="float" office:value="-0.00371943554997401" calcext:value-type="float">
            <text:p>-0.003719435549974</text:p>
          </table:table-cell>
          <table:table-cell office:value-type="float" office:value="-0.00324330111113659" calcext:value-type="float">
            <text:p>-0.003243301111137</text:p>
          </table:table-cell>
          <table:table-cell office:value-type="float" office:value="-0.00276630818210638" calcext:value-type="float">
            <text:p>-0.002766308182106</text:p>
          </table:table-cell>
          <table:table-cell office:value-type="float" office:value="-0.00208889099633175" calcext:value-type="float">
            <text:p>-0.002088890996332</text:p>
          </table:table-cell>
          <table:table-cell office:value-type="float" office:value="-0.000922549369772355" calcext:value-type="float">
            <text:p>-0.000922549369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73434269344671" calcext:value-type="float">
            <text:p>0.001734342693447</text:p>
          </table:table-cell>
          <table:table-cell office:value-type="float" office:value="0.00229263930989474" calcext:value-type="float">
            <text:p>0.002292639309895</text:p>
          </table:table-cell>
          <table:table-cell office:value-type="float" office:value="0.00211565497593634" calcext:value-type="float">
            <text:p>0.002115654975936</text:p>
          </table:table-cell>
          <table:table-cell office:value-type="float" office:value="0.00131574150124417" calcext:value-type="float">
            <text:p>0.001315741501244</text:p>
          </table:table-cell>
          <table:table-cell table:style-name="ce1" office:value-type="float" office:value="0.0000249101888763623" calcext:value-type="float">
            <text:p>2.49E-05</text:p>
          </table:table-cell>
          <table:table-cell office:value-type="float" office:value="-0.00163495506074912" calcext:value-type="float">
            <text:p>-0.001634955060749</text:p>
          </table:table-cell>
          <table:table-cell office:value-type="float" office:value="-0.00355689184698615" calcext:value-type="float">
            <text:p>-0.003556891846986</text:p>
          </table:table-cell>
          <table:table-cell office:value-type="float" office:value="-0.00564926599729955" calcext:value-type="float">
            <text:p>-0.0056492659973</text:p>
          </table:table-cell>
          <table:table-cell office:value-type="float" office:value="-0.00783293121088652" calcext:value-type="float">
            <text:p>-0.007832931210887</text:p>
          </table:table-cell>
          <table:table-cell office:value-type="float" office:value="-0.0100393936221804" calcext:value-type="float">
            <text:p>-0.01003939362218</text:p>
          </table:table-cell>
          <table:table-cell office:value-type="float" office:value="-0.0122090860923308" calcext:value-type="float">
            <text:p>-0.012209086092331</text:p>
          </table:table-cell>
          <table:table-cell office:value-type="float" office:value="-0.0142897578675613" calcext:value-type="float">
            <text:p>-0.014289757867561</text:p>
          </table:table-cell>
          <table:table-cell office:value-type="float" office:value="-0.0162350923924215" calcext:value-type="float">
            <text:p>-0.016235092392422</text:p>
          </table:table-cell>
          <table:table-cell office:value-type="float" office:value="-0.0180036617718021" calcext:value-type="float">
            <text:p>-0.018003661771802</text:p>
          </table:table-cell>
          <table:table-cell office:value-type="float" office:value="-0.0195583168750196" calcext:value-type="float">
            <text:p>-0.01955831687502</text:p>
          </table:table-cell>
          <table:table-cell office:value-type="float" office:value="-0.0208660526606648" calcext:value-type="float">
            <text:p>-0.020866052660665</text:p>
          </table:table-cell>
          <table:table-cell office:value-type="float" office:value="-0.0218983632065717" calcext:value-type="float">
            <text:p>-0.021898363206572</text:p>
          </table:table-cell>
          <table:table-cell office:value-type="float" office:value="-0.0226320257601137" calcext:value-type="float">
            <text:p>-0.022632025760114</text:p>
          </table:table-cell>
          <table:table-cell office:value-type="float" office:value="-0.0230502265578434" calcext:value-type="float">
            <text:p>-0.023050226557843</text:p>
          </table:table-cell>
          <table:table-cell office:value-type="float" office:value="-0.0231438764175673" calcext:value-type="float">
            <text:p>-0.023143876417567</text:p>
          </table:table-cell>
          <table:table-cell office:value-type="float" office:value="-0.0229129340731008" calcext:value-type="float">
            <text:p>-0.022912934073101</text:p>
          </table:table-cell>
          <table:table-cell office:value-type="float" office:value="-0.0223675086628598" calcext:value-type="float">
            <text:p>-0.02236750866286</text:p>
          </table:table-cell>
          <table:table-cell office:value-type="float" office:value="-0.021528505331299" calcext:value-type="float">
            <text:p>-0.021528505331299</text:p>
          </table:table-cell>
          <table:table-cell office:value-type="float" office:value="-0.0204275346819237" calcext:value-type="float">
            <text:p>-0.020427534681924</text:p>
          </table:table-cell>
          <table:table-cell office:value-type="float" office:value="-0.0191058214267366" calcext:value-type="float">
            <text:p>-0.019105821426737</text:p>
          </table:table-cell>
          <table:table-cell office:value-type="float" office:value="-0.0176118541182856" calcext:value-type="float">
            <text:p>-0.017611854118286</text:p>
          </table:table-cell>
          <table:table-cell office:value-type="float" office:value="-0.0159974667475192" calcext:value-type="float">
            <text:p>-0.015997466747519</text:p>
          </table:table-cell>
          <table:table-cell office:value-type="float" office:value="-0.0143173982288105" calcext:value-type="float">
            <text:p>-0.014317398228811</text:p>
          </table:table-cell>
          <table:table-cell office:value-type="float" office:value="-0.0126269516665365" calcext:value-type="float">
            <text:p>-0.012626951666537</text:p>
          </table:table-cell>
          <table:table-cell office:value-type="float" office:value="-0.0109803785835064" calcext:value-type="float">
            <text:p>-0.010980378583506</text:p>
          </table:table-cell>
          <table:table-cell office:value-type="float" office:value="-0.00942738836171589" calcext:value-type="float">
            <text:p>-0.009427388361716</text:p>
          </table:table-cell>
          <table:table-cell office:value-type="float" office:value="-0.0080080521716249" calcext:value-type="float">
            <text:p>-0.008008052171625</text:p>
          </table:table-cell>
          <table:table-cell office:value-type="float" office:value="-0.00674586652948409" calcext:value-type="float">
            <text:p>-0.006745866529484</text:p>
          </table:table-cell>
          <table:table-cell office:value-type="float" office:value="-0.00563719844103611" calcext:value-type="float">
            <text:p>-0.005637198441036</text:p>
          </table:table-cell>
          <table:table-cell office:value-type="float" office:value="-0.00463887622993822" calcext:value-type="float">
            <text:p>-0.004638876229938</text:p>
          </table:table-cell>
          <table:table-cell office:value-type="float" office:value="-0.00365639061357529" calcext:value-type="float">
            <text:p>-0.003656390613575</text:p>
          </table:table-cell>
          <table:table-cell office:value-type="float" office:value="-0.0025504991786088" calcext:value-type="float">
            <text:p>-0.002550499178609</text:p>
          </table:table-cell>
          <table:table-cell office:value-type="float" office:value="-0.00121037818585965" calcext:value-type="float">
            <text:p>-0.00121037818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61940803292456" calcext:value-type="float">
            <text:p>0.001619408032925</text:p>
          </table:table-cell>
          <table:table-cell office:value-type="float" office:value="0.00203546151569055" calcext:value-type="float">
            <text:p>0.002035461515691</text:p>
          </table:table-cell>
          <table:table-cell office:value-type="float" office:value="0.00166301688835747" calcext:value-type="float">
            <text:p>0.001663016888357</text:p>
          </table:table-cell>
          <table:table-cell office:value-type="float" office:value="0.000576022550055566" calcext:value-type="float">
            <text:p>0.000576022550056</text:p>
          </table:table-cell>
          <table:table-cell office:value-type="float" office:value="-0.00110344478527248" calcext:value-type="float">
            <text:p>-0.001103444785272</text:p>
          </table:table-cell>
          <table:table-cell office:value-type="float" office:value="-0.00324106817589985" calcext:value-type="float">
            <text:p>-0.0032410681759</text:p>
          </table:table-cell>
          <table:table-cell office:value-type="float" office:value="-0.00571320591182383" calcext:value-type="float">
            <text:p>-0.005713205911824</text:p>
          </table:table-cell>
          <table:table-cell office:value-type="float" office:value="-0.00840739705372197" calcext:value-type="float">
            <text:p>-0.008407397053722</text:p>
          </table:table-cell>
          <table:table-cell office:value-type="float" office:value="-0.011223789431576" calcext:value-type="float">
            <text:p>-0.011223789431576</text:p>
          </table:table-cell>
          <table:table-cell office:value-type="float" office:value="-0.0140744506129193" calcext:value-type="float">
            <text:p>-0.014074450612919</text:p>
          </table:table-cell>
          <table:table-cell office:value-type="float" office:value="-0.01688197606736" calcext:value-type="float">
            <text:p>-0.01688197606736</text:p>
          </table:table-cell>
          <table:table-cell office:value-type="float" office:value="-0.0195779183207303" calcext:value-type="float">
            <text:p>-0.01957791832073</text:p>
          </table:table-cell>
          <table:table-cell office:value-type="float" office:value="-0.0221013329566068" calcext:value-type="float">
            <text:p>-0.022101332956607</text:p>
          </table:table-cell>
          <table:table-cell office:value-type="float" office:value="-0.0243976493722297" calcext:value-type="float">
            <text:p>-0.02439764937223</text:p>
          </table:table-cell>
          <table:table-cell office:value-type="float" office:value="-0.0264180038772934" calcext:value-type="float">
            <text:p>-0.026418003877294</text:p>
          </table:table-cell>
          <table:table-cell office:value-type="float" office:value="-0.028119104193474" calcext:value-type="float">
            <text:p>-0.028119104193474</text:p>
          </table:table-cell>
          <table:table-cell office:value-type="float" office:value="-0.0294636504623836" calcext:value-type="float">
            <text:p>-0.029463650462384</text:p>
          </table:table-cell>
          <table:table-cell office:value-type="float" office:value="-0.0304212509835094" calcext:value-type="float">
            <text:p>-0.030421250983509</text:p>
          </table:table-cell>
          <table:table-cell office:value-type="float" office:value="-0.0309697389381358" calcext:value-type="float">
            <text:p>-0.030969738938136</text:p>
          </table:table-cell>
          <table:table-cell office:value-type="float" office:value="-0.031096719997225" calcext:value-type="float">
            <text:p>-0.031096719997225</text:p>
          </table:table-cell>
          <table:table-cell office:value-type="float" office:value="-0.0308011516070506" calcext:value-type="float">
            <text:p>-0.030801151607051</text:p>
          </table:table-cell>
          <table:table-cell office:value-type="float" office:value="-0.0300946969829059" calcext:value-type="float">
            <text:p>-0.030094696982906</text:p>
          </table:table-cell>
          <table:table-cell office:value-type="float" office:value="-0.0290025879731405" calcext:value-type="float">
            <text:p>-0.029002587973141</text:p>
          </table:table-cell>
          <table:table-cell office:value-type="float" office:value="-0.0275636527752186" calcext:value-type="float">
            <text:p>-0.027563652775219</text:p>
          </table:table-cell>
          <table:table-cell office:value-type="float" office:value="-0.025829109345954" calcext:value-type="float">
            <text:p>-0.025829109345954</text:p>
          </table:table-cell>
          <table:table-cell office:value-type="float" office:value="-0.0238597970131014" calcext:value-type="float">
            <text:p>-0.023859797013101</text:p>
          </table:table-cell>
          <table:table-cell office:value-type="float" office:value="-0.0217185185167443" calcext:value-type="float">
            <text:p>-0.021718518516744</text:p>
          </table:table-cell>
          <table:table-cell office:value-type="float" office:value="-0.0194723454135121" calcext:value-type="float">
            <text:p>-0.019472345413512</text:p>
          </table:table-cell>
          <table:table-cell office:value-type="float" office:value="-0.0171893293954529" calcext:value-type="float">
            <text:p>-0.017189329395453</text:p>
          </table:table-cell>
          <table:table-cell office:value-type="float" office:value="-0.0149365953053327" calcext:value-type="float">
            <text:p>-0.014936595305333</text:p>
          </table:table-cell>
          <table:table-cell office:value-type="float" office:value="-0.0127753488186191" calcext:value-type="float">
            <text:p>-0.012775348818619</text:p>
          </table:table-cell>
          <table:table-cell office:value-type="float" office:value="-0.0107547650852481" calcext:value-type="float">
            <text:p>-0.010754765085248</text:p>
          </table:table-cell>
          <table:table-cell office:value-type="float" office:value="-0.00890551316051314" calcext:value-type="float">
            <text:p>-0.008905513160513</text:p>
          </table:table-cell>
          <table:table-cell office:value-type="float" office:value="-0.00723102986696692" calcext:value-type="float">
            <text:p>-0.007231029866967</text:p>
          </table:table-cell>
          <table:table-cell office:value-type="float" office:value="-0.00570208261921057" calcext:value-type="float">
            <text:p>-0.005702082619211</text:p>
          </table:table-cell>
          <table:table-cell office:value-type="float" office:value="-0.00425719507200712" calcext:value-type="float">
            <text:p>-0.004257195072007</text:p>
          </table:table-cell>
          <table:table-cell office:value-type="float" office:value="-0.00282434997189498" calcext:value-type="float">
            <text:p>-0.002824349971895</text:p>
          </table:table-cell>
          <table:table-cell office:value-type="float" office:value="-0.00138008457083623" calcext:value-type="float">
            <text:p>-0.00138008457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48528751118226" calcext:value-type="float">
            <text:p>0.001485287511182</text:p>
          </table:table-cell>
          <table:table-cell office:value-type="float" office:value="0.00166880625108547" calcext:value-type="float">
            <text:p>0.001668806251085</text:p>
          </table:table-cell>
          <table:table-cell office:value-type="float" office:value="0.0010079826639414" calcext:value-type="float">
            <text:p>0.001007982663941</text:p>
          </table:table-cell>
          <table:table-cell office:value-type="float" office:value="-0.00042600946088184" calcext:value-type="float">
            <text:p>-0.000426009460882</text:p>
          </table:table-cell>
          <table:table-cell office:value-type="float" office:value="-0.00251105118080245" calcext:value-type="float">
            <text:p>-0.002511051180802</text:p>
          </table:table-cell>
          <table:table-cell office:value-type="float" office:value="-0.00511249611282513" calcext:value-type="float">
            <text:p>-0.005112496112825</text:p>
          </table:table-cell>
          <table:table-cell office:value-type="float" office:value="-0.00809666874241762" calcext:value-type="float">
            <text:p>-0.008096668742418</text:p>
          </table:table-cell>
          <table:table-cell office:value-type="float" office:value="-0.0113381280490391" calcext:value-type="float">
            <text:p>-0.011338128049039</text:p>
          </table:table-cell>
          <table:table-cell office:value-type="float" office:value="-0.0147227712367586" calcext:value-type="float">
            <text:p>-0.014722771236759</text:p>
          </table:table-cell>
          <table:table-cell office:value-type="float" office:value="-0.0181483579835172" calcext:value-type="float">
            <text:p>-0.018148357983517</text:p>
          </table:table-cell>
          <table:table-cell office:value-type="float" office:value="-0.0215237407056622" calcext:value-type="float">
            <text:p>-0.021523740705662</text:p>
          </table:table-cell>
          <table:table-cell office:value-type="float" office:value="-0.0247675679053369" calcext:value-type="float">
            <text:p>-0.024767567905337</text:p>
          </table:table-cell>
          <table:table-cell office:value-type="float" office:value="-0.0278069238758561" calcext:value-type="float">
            <text:p>-0.027806923875856</text:p>
          </table:table-cell>
          <table:table-cell office:value-type="float" office:value="-0.0305762165876432" calcext:value-type="float">
            <text:p>-0.030576216587643</text:p>
          </table:table-cell>
          <table:table-cell office:value-type="float" office:value="-0.0330165074083518" calcext:value-type="float">
            <text:p>-0.033016507408352</text:p>
          </table:table-cell>
          <table:table-cell office:value-type="float" office:value="-0.0350753895610662" calcext:value-type="float">
            <text:p>-0.035075389561066</text:p>
          </table:table-cell>
          <table:table-cell office:value-type="float" office:value="-0.0367074582233248" calcext:value-type="float">
            <text:p>-0.036707458223325</text:p>
          </table:table-cell>
          <table:table-cell office:value-type="float" office:value="-0.0378753305623191" calcext:value-type="float">
            <text:p>-0.037875330562319</text:p>
          </table:table-cell>
          <table:table-cell office:value-type="float" office:value="-0.0385511228618501" calcext:value-type="float">
            <text:p>-0.03855112286185</text:p>
          </table:table-cell>
          <table:table-cell office:value-type="float" office:value="-0.0387182208092714" calcext:value-type="float">
            <text:p>-0.038718220809271</text:p>
          </table:table-cell>
          <table:table-cell office:value-type="float" office:value="-0.0383731344910162" calcext:value-type="float">
            <text:p>-0.038373134491016</text:p>
          </table:table-cell>
          <table:table-cell office:value-type="float" office:value="-0.0375271828995839" calcext:value-type="float">
            <text:p>-0.037527182899584</text:p>
          </table:table-cell>
          <table:table-cell office:value-type="float" office:value="-0.0362077407535095" calcext:value-type="float">
            <text:p>-0.03620774075351</text:p>
          </table:table-cell>
          <table:table-cell office:value-type="float" office:value="-0.0344586352903888" calcext:value-type="float">
            <text:p>-0.034458635290389</text:p>
          </table:table-cell>
          <table:table-cell office:value-type="float" office:value="-0.0323387879745406" calcext:value-type="float">
            <text:p>-0.032338787974541</text:p>
          </table:table-cell>
          <table:table-cell office:value-type="float" office:value="-0.0299190722427145" calcext:value-type="float">
            <text:p>-0.029919072242715</text:p>
          </table:table-cell>
          <table:table-cell office:value-type="float" office:value="-0.0272703490036082" calcext:value-type="float">
            <text:p>-0.027270349003608</text:p>
          </table:table-cell>
          <table:table-cell office:value-type="float" office:value="-0.0244667857179948" calcext:value-type="float">
            <text:p>-0.024466785717995</text:p>
          </table:table-cell>
          <table:table-cell office:value-type="float" office:value="-0.021590591031315" calcext:value-type="float">
            <text:p>-0.021590591031315</text:p>
          </table:table-cell>
          <table:table-cell office:value-type="float" office:value="-0.0187228055021648" calcext:value-type="float">
            <text:p>-0.018722805502165</text:p>
          </table:table-cell>
          <table:table-cell office:value-type="float" office:value="-0.0159381044197289" calcext:value-type="float">
            <text:p>-0.015938104419729</text:p>
          </table:table-cell>
          <table:table-cell office:value-type="float" office:value="-0.0132989942032336" calcext:value-type="float">
            <text:p>-0.013298994203234</text:p>
          </table:table-cell>
          <table:table-cell office:value-type="float" office:value="-0.0108478309044465" calcext:value-type="float">
            <text:p>-0.010847830904447</text:p>
          </table:table-cell>
          <table:table-cell office:value-type="float" office:value="-0.00860553184803266" calcext:value-type="float">
            <text:p>-0.008605531848033</text:p>
          </table:table-cell>
          <table:table-cell office:value-type="float" office:value="-0.00656834306974174" calcext:value-type="float">
            <text:p>-0.006568343069742</text:p>
          </table:table-cell>
          <table:table-cell office:value-type="float" office:value="-0.00471267674448338" calcext:value-type="float">
            <text:p>-0.004712676744483</text:p>
          </table:table-cell>
          <table:table-cell office:value-type="float" office:value="-0.00301604324422745" calcext:value-type="float">
            <text:p>-0.003016043244227</text:p>
          </table:table-cell>
          <table:table-cell office:value-type="float" office:value="-0.00149284052358177" calcext:value-type="float">
            <text:p>-0.001492840523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35567925970387" calcext:value-type="float">
            <text:p>0.001355679259704</text:p>
          </table:table-cell>
          <table:table-cell office:value-type="float" office:value="0.00127329903422572" calcext:value-type="float">
            <text:p>0.001273299034226</text:p>
          </table:table-cell>
          <table:table-cell office:value-type="float" office:value="0.000271385715806519" calcext:value-type="float">
            <text:p>0.000271385715807</text:p>
          </table:table-cell>
          <table:table-cell office:value-type="float" office:value="-0.00155294237465119" calcext:value-type="float">
            <text:p>-0.001552942374651</text:p>
          </table:table-cell>
          <table:table-cell office:value-type="float" office:value="-0.00407108372656358" calcext:value-type="float">
            <text:p>-0.004071083726564</text:p>
          </table:table-cell>
          <table:table-cell office:value-type="float" office:value="-0.00714269799764446" calcext:value-type="float">
            <text:p>-0.007142697997644</text:p>
          </table:table-cell>
          <table:table-cell office:value-type="float" office:value="-0.0106269076337969" calcext:value-type="float">
            <text:p>-0.010626907633797</text:p>
          </table:table-cell>
          <table:table-cell office:value-type="float" office:value="-0.0143895194854472" calcext:value-type="float">
            <text:p>-0.014389519485447</text:p>
          </table:table-cell>
          <table:table-cell office:value-type="float" office:value="-0.0183066738577297" calcext:value-type="float">
            <text:p>-0.01830667385773</text:p>
          </table:table-cell>
          <table:table-cell office:value-type="float" office:value="-0.0222659884570355" calcext:value-type="float">
            <text:p>-0.022265988457036</text:p>
          </table:table-cell>
          <table:table-cell office:value-type="float" office:value="-0.0261662229313687" calcext:value-type="float">
            <text:p>-0.026166222931369</text:p>
          </table:table-cell>
          <table:table-cell office:value-type="float" office:value="-0.029916221133756" calcext:value-type="float">
            <text:p>-0.029916221133756</text:p>
          </table:table-cell>
          <table:table-cell office:value-type="float" office:value="-0.0334336562613833" calcext:value-type="float">
            <text:p>-0.033433656261383</text:p>
          </table:table-cell>
          <table:table-cell office:value-type="float" office:value="-0.0366439462998947" calcext:value-type="float">
            <text:p>-0.036643946299895</text:p>
          </table:table-cell>
          <table:table-cell office:value-type="float" office:value="-0.0394795805210864" calcext:value-type="float">
            <text:p>-0.039479580521087</text:p>
          </table:table-cell>
          <table:table-cell office:value-type="float" office:value="-0.0418799960608483" calcext:value-type="float">
            <text:p>-0.041879996060848</text:p>
          </table:table-cell>
          <table:table-cell office:value-type="float" office:value="-0.0437920770606594" calcext:value-type="float">
            <text:p>-0.043792077060659</text:p>
          </table:table-cell>
          <table:table-cell office:value-type="float" office:value="-0.0451712581669867" calcext:value-type="float">
            <text:p>-0.045171258166987</text:p>
          </table:table-cell>
          <table:table-cell office:value-type="float" office:value="-0.0459831639974642" calcext:value-type="float">
            <text:p>-0.045983163997464</text:p>
          </table:table-cell>
          <table:table-cell office:value-type="float" office:value="-0.0462056309124905" calcext:value-type="float">
            <text:p>-0.046205630912491</text:p>
          </table:table-cell>
          <table:table-cell office:value-type="float" office:value="-0.0458309119828279" calcext:value-type="float">
            <text:p>-0.045830911982828</text:p>
          </table:table-cell>
          <table:table-cell office:value-type="float" office:value="-0.0448678095970384" calcext:value-type="float">
            <text:p>-0.044867809597038</text:p>
          </table:table-cell>
          <table:table-cell office:value-type="float" office:value="-0.0433435942101455" calcext:value-type="float">
            <text:p>-0.043343594210146</text:p>
          </table:table-cell>
          <table:table-cell office:value-type="float" office:value="-0.0413057979648027" calcext:value-type="float">
            <text:p>-0.041305797964803</text:p>
          </table:table-cell>
          <table:table-cell office:value-type="float" office:value="-0.0388228155889793" calcext:value-type="float">
            <text:p>-0.038822815588979</text:p>
          </table:table-cell>
          <table:table-cell office:value-type="float" office:value="-0.0359598887690972" calcext:value-type="float">
            <text:p>-0.035959888769097</text:p>
          </table:table-cell>
          <table:table-cell office:value-type="float" office:value="-0.0327981336918702" calcext:value-type="float">
            <text:p>-0.03279813369187</text:p>
          </table:table-cell>
          <table:table-cell office:value-type="float" office:value="-0.0294281477164185" calcext:value-type="float">
            <text:p>-0.029428147716419</text:p>
          </table:table-cell>
          <table:table-cell office:value-type="float" office:value="-0.0259440688129742" calcext:value-type="float">
            <text:p>-0.025944068812974</text:p>
          </table:table-cell>
          <table:table-cell office:value-type="float" office:value="-0.0224407249647901" calcext:value-type="float">
            <text:p>-0.02244072496479</text:p>
          </table:table-cell>
          <table:table-cell office:value-type="float" office:value="-0.0190082426823839" calcext:value-type="float">
            <text:p>-0.019008242682384</text:p>
          </table:table-cell>
          <table:table-cell office:value-type="float" office:value="-0.0157263161231614" calcext:value-type="float">
            <text:p>-0.015726316123161</text:p>
          </table:table-cell>
          <table:table-cell office:value-type="float" office:value="-0.0126595304552439" calcext:value-type="float">
            <text:p>-0.012659530455244</text:p>
          </table:table-cell>
          <table:table-cell office:value-type="float" office:value="-0.00985239821837362" calcext:value-type="float">
            <text:p>-0.009852398218374</text:p>
          </table:table-cell>
          <table:table-cell office:value-type="float" office:value="-0.00732788810415971" calcext:value-type="float">
            <text:p>-0.00732788810416</text:p>
          </table:table-cell>
          <table:table-cell office:value-type="float" office:value="-0.00509709410576509" calcext:value-type="float">
            <text:p>-0.005097094105765</text:p>
          </table:table-cell>
          <table:table-cell office:value-type="float" office:value="-0.00317100293732058" calcext:value-type="float">
            <text:p>-0.003171002937321</text:p>
          </table:table-cell>
          <table:table-cell office:value-type="float" office:value="-0.00157939897033339" calcext:value-type="float">
            <text:p>-0.001579398970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234344318327" calcext:value-type="float">
            <text:p>0.001234344318327</text:p>
          </table:table-cell>
          <table:table-cell office:value-type="float" office:value="0.000878161453767532" calcext:value-type="float">
            <text:p>0.000878161453768</text:p>
          </table:table-cell>
          <table:table-cell office:value-type="float" office:value="-0.000490056536679676" calcext:value-type="float">
            <text:p>-0.00049005653668</text:p>
          </table:table-cell>
          <table:table-cell office:value-type="float" office:value="-0.00273356510487512" calcext:value-type="float">
            <text:p>-0.002733565104875</text:p>
          </table:table-cell>
          <table:table-cell office:value-type="float" office:value="-0.00570817637883846" calcext:value-type="float">
            <text:p>-0.005708176378838</text:p>
          </table:table-cell>
          <table:table-cell office:value-type="float" office:value="-0.00926282972101144" calcext:value-type="float">
            <text:p>-0.009262829721011</text:p>
          </table:table-cell>
          <table:table-cell office:value-type="float" office:value="-0.0132484494619742" calcext:value-type="float">
            <text:p>-0.013248449461974</text:p>
          </table:table-cell>
          <table:table-cell office:value-type="float" office:value="-0.0175234782559833" calcext:value-type="float">
            <text:p>-0.017523478255983</text:p>
          </table:table-cell>
          <table:table-cell office:value-type="float" office:value="-0.021956852720166" calcext:value-type="float">
            <text:p>-0.021956852720166</text:p>
          </table:table-cell>
          <table:table-cell office:value-type="float" office:value="-0.0264289988134673" calcext:value-type="float">
            <text:p>-0.026428998813467</text:p>
          </table:table-cell>
          <table:table-cell office:value-type="float" office:value="-0.030831507058246" calcext:value-type="float">
            <text:p>-0.030831507058246</text:p>
          </table:table-cell>
          <table:table-cell office:value-type="float" office:value="-0.0350660896885637" calcext:value-type="float">
            <text:p>-0.035066089688564</text:p>
          </table:table-cell>
          <table:table-cell office:value-type="float" office:value="-0.0390433125523438" calcext:value-type="float">
            <text:p>-0.039043312552344</text:p>
          </table:table-cell>
          <table:table-cell office:value-type="float" office:value="-0.0426814597465122" calcext:value-type="float">
            <text:p>-0.042681459746512</text:p>
          </table:table-cell>
          <table:table-cell office:value-type="float" office:value="-0.0459057980619751" calcext:value-type="float">
            <text:p>-0.045905798061975</text:p>
          </table:table-cell>
          <table:table-cell office:value-type="float" office:value="-0.048648399894828" calcext:value-type="float">
            <text:p>-0.048648399894828</text:p>
          </table:table-cell>
          <table:table-cell office:value-type="float" office:value="-0.0508486263003486" calcext:value-type="float">
            <text:p>-0.050848626300349</text:p>
          </table:table-cell>
          <table:table-cell office:value-type="float" office:value="-0.0524542845287186" calcext:value-type="float">
            <text:p>-0.052454284528719</text:p>
          </table:table-cell>
          <table:table-cell office:value-type="float" office:value="-0.0534234325728157" calcext:value-type="float">
            <text:p>-0.053423432572816</text:p>
          </table:table-cell>
          <table:table-cell office:value-type="float" office:value="-0.0537267071086366" calcext:value-type="float">
            <text:p>-0.053726707108637</text:p>
          </table:table-cell>
          <table:table-cell office:value-type="float" office:value="-0.0533499752895176" calcext:value-type="float">
            <text:p>-0.053349975289518</text:p>
          </table:table-cell>
          <table:table-cell office:value-type="float" office:value="-0.0522969469123658" calcext:value-type="float">
            <text:p>-0.052296946912366</text:p>
          </table:table-cell>
          <table:table-cell office:value-type="float" office:value="-0.0505913469697501" calcext:value-type="float">
            <text:p>-0.05059134696975</text:p>
          </table:table-cell>
          <table:table-cell office:value-type="float" office:value="-0.04827910850269" calcext:value-type="float">
            <text:p>-0.04827910850269</text:p>
          </table:table-cell>
          <table:table-cell office:value-type="float" office:value="-0.045438640504767" calcext:value-type="float">
            <text:p>-0.045438640504767</text:p>
          </table:table-cell>
          <table:table-cell office:value-type="float" office:value="-0.0421326226869871" calcext:value-type="float">
            <text:p>-0.042132622686987</text:p>
          </table:table-cell>
          <table:table-cell office:value-type="float" office:value="-0.0384512122332216" calcext:value-type="float">
            <text:p>-0.038451212233222</text:p>
          </table:table-cell>
          <table:table-cell office:value-type="float" office:value="-0.0344968302188651" calcext:value-type="float">
            <text:p>-0.034496830218865</text:p>
          </table:table-cell>
          <table:table-cell office:value-type="float" office:value="-0.0303783526039303" calcext:value-type="float">
            <text:p>-0.03037835260393</text:p>
          </table:table-cell>
          <table:table-cell office:value-type="float" office:value="-0.026207536344658" calcext:value-type="float">
            <text:p>-0.026207536344658</text:p>
          </table:table-cell>
          <table:table-cell office:value-type="float" office:value="-0.0220940412359674" calcext:value-type="float">
            <text:p>-0.022094041235967</text:p>
          </table:table-cell>
          <table:table-cell office:value-type="float" office:value="-0.0181399349857067" calcext:value-type="float">
            <text:p>-0.018139934985707</text:p>
          </table:table-cell>
          <table:table-cell office:value-type="float" office:value="-0.0144347052854555" calcext:value-type="float">
            <text:p>-0.014434705285456</text:p>
          </table:table-cell>
          <table:table-cell office:value-type="float" office:value="-0.0110508119100406" calcext:value-type="float">
            <text:p>-0.011050811910041</text:p>
          </table:table-cell>
          <table:table-cell office:value-type="float" office:value="-0.00804359838919801" calcext:value-type="float">
            <text:p>-0.008043598389198</text:p>
          </table:table-cell>
          <table:table-cell office:value-type="float" office:value="-0.00545330534554942" calcext:value-type="float">
            <text:p>-0.005453305345549</text:p>
          </table:table-cell>
          <table:table-cell office:value-type="float" office:value="-0.00331194538047439" calcext:value-type="float">
            <text:p>-0.003311945380474</text:p>
          </table:table-cell>
          <table:table-cell office:value-type="float" office:value="-0.00165548220914783" calcext:value-type="float">
            <text:p>-0.001655482209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11947982892189" calcext:value-type="float">
            <text:p>0.001119479828922</text:p>
          </table:table-cell>
          <table:table-cell office:value-type="float" office:value="0.00048986563807734" calcext:value-type="float">
            <text:p>0.000489865638077</text:p>
          </table:table-cell>
          <table:table-cell office:value-type="float" office:value="-0.00125165798234857" calcext:value-type="float">
            <text:p>-0.001251657982349</text:p>
          </table:table-cell>
          <table:table-cell office:value-type="float" office:value="-0.00393162534880608" calcext:value-type="float">
            <text:p>-0.003931625348806</text:p>
          </table:table-cell>
          <table:table-cell office:value-type="float" office:value="-0.0073802677457307" calcext:value-type="float">
            <text:p>-0.007380267745731</text:p>
          </table:table-cell>
          <table:table-cell office:value-type="float" office:value="-0.0114312439450516" calcext:value-type="float">
            <text:p>-0.011431243945052</text:p>
          </table:table-cell>
          <table:table-cell office:value-type="float" office:value="-0.0159253610200124" calcext:value-type="float">
            <text:p>-0.015925361020012</text:p>
          </table:table-cell>
          <table:table-cell office:value-type="float" office:value="-0.0207136839473993" calcext:value-type="float">
            <text:p>-0.020713683947399</text:p>
          </table:table-cell>
          <table:table-cell office:value-type="float" office:value="-0.0256591908457951" calcext:value-type="float">
            <text:p>-0.025659190845795</text:p>
          </table:table-cell>
          <table:table-cell office:value-type="float" office:value="-0.030637055085793" calcext:value-type="float">
            <text:p>-0.030637055085793</text:p>
          </table:table-cell>
          <table:table-cell office:value-type="float" office:value="-0.0355339111568016" calcext:value-type="float">
            <text:p>-0.035533911156802</text:p>
          </table:table-cell>
          <table:table-cell office:value-type="float" office:value="-0.0402465470192106" calcext:value-type="float">
            <text:p>-0.040246547019211</text:p>
          </table:table-cell>
          <table:table-cell office:value-type="float" office:value="-0.0446804263948802" calcext:value-type="float">
            <text:p>-0.04468042639488</text:p>
          </table:table-cell>
          <table:table-cell office:value-type="float" office:value="-0.0487483674768936" calcext:value-type="float">
            <text:p>-0.048748367476894</text:p>
          </table:table-cell>
          <table:table-cell office:value-type="float" office:value="-0.0523696379851778" calcext:value-type="float">
            <text:p>-0.052369637985178</text:p>
          </table:table-cell>
          <table:table-cell office:value-type="float" office:value="-0.0554696341355419" calcext:value-type="float">
            <text:p>-0.055469634135542</text:p>
          </table:table-cell>
          <table:table-cell office:value-type="float" office:value="-0.0579802667337101" calcext:value-type="float">
            <text:p>-0.05798026673371</text:p>
          </table:table-cell>
          <table:table-cell office:value-type="float" office:value="-0.0598411147428457" calcext:value-type="float">
            <text:p>-0.059841114742846</text:p>
          </table:table-cell>
          <table:table-cell office:value-type="float" office:value="-0.0610013669164269" calcext:value-type="float">
            <text:p>-0.061001366916427</text:p>
          </table:table-cell>
          <table:table-cell office:value-type="float" office:value="-0.0614225151622159" calcext:value-type="float">
            <text:p>-0.061422515162216</text:p>
          </table:table-cell>
          <table:table-cell office:value-type="float" office:value="-0.061081691630478" calcext:value-type="float">
            <text:p>-0.061081691630478</text:p>
          </table:table-cell>
          <table:table-cell office:value-type="float" office:value="-0.0599753561910587" calcext:value-type="float">
            <text:p>-0.059975356191059</text:p>
          </table:table-cell>
          <table:table-cell office:value-type="float" office:value="-0.0581226756970887" calcext:value-type="float">
            <text:p>-0.058122675697089</text:p>
          </table:table-cell>
          <table:table-cell office:value-type="float" office:value="-0.055566746781461" calcext:value-type="float">
            <text:p>-0.055566746781461</text:p>
          </table:table-cell>
          <table:table-cell office:value-type="float" office:value="-0.0523661890257243" calcext:value-type="float">
            <text:p>-0.052366189025724</text:p>
          </table:table-cell>
          <table:table-cell office:value-type="float" office:value="-0.0486087521642212" calcext:value-type="float">
            <text:p>-0.048608752164221</text:p>
          </table:table-cell>
          <table:table-cell office:value-type="float" office:value="-0.0443908982864285" calcext:value-type="float">
            <text:p>-0.044390898286429</text:p>
          </table:table-cell>
          <table:table-cell office:value-type="float" office:value="-0.0398249343774691" calcext:value-type="float">
            <text:p>-0.039824934377469</text:p>
          </table:table-cell>
          <table:table-cell office:value-type="float" office:value="-0.0350352146399599" calcext:value-type="float">
            <text:p>-0.03503521463996</text:p>
          </table:table-cell>
          <table:table-cell office:value-type="float" office:value="-0.0301533977942576" calcext:value-type="float">
            <text:p>-0.030153397794258</text:p>
          </table:table-cell>
          <table:table-cell office:value-type="float" office:value="-0.0253129027216367" calcext:value-type="float">
            <text:p>-0.025312902721637</text:p>
          </table:table-cell>
          <table:table-cell office:value-type="float" office:value="-0.0206429173160289" calcext:value-type="float">
            <text:p>-0.020642917316029</text:p>
          </table:table-cell>
          <table:table-cell office:value-type="float" office:value="-0.0162626032724328" calcext:value-type="float">
            <text:p>-0.016262603272433</text:p>
          </table:table-cell>
          <table:table-cell office:value-type="float" office:value="-0.0122760847639812" calcext:value-type="float">
            <text:p>-0.012276084763981</text:p>
          </table:table-cell>
          <table:table-cell office:value-type="float" office:value="-0.00876981114846627" calcext:value-type="float">
            <text:p>-0.008769811148466</text:p>
          </table:table-cell>
          <table:table-cell office:value-type="float" office:value="-0.00581155458961299" calcext:value-type="float">
            <text:p>-0.005811554589613</text:p>
          </table:table-cell>
          <table:table-cell office:value-type="float" office:value="-0.00345294820339924" calcext:value-type="float">
            <text:p>-0.003452948203399</text:p>
          </table:table-cell>
          <table:table-cell office:value-type="float" office:value="-0.00173014381744112" calcext:value-type="float">
            <text:p>-0.001730143817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00981183511093" calcext:value-type="float">
            <text:p>0.001009811835111</text:p>
          </table:table-cell>
          <table:table-cell office:value-type="float" office:value="0.000110388708644758" calcext:value-type="float">
            <text:p>0.000110388708645</text:p>
          </table:table-cell>
          <table:table-cell office:value-type="float" office:value="-0.00200740474910402" calcext:value-type="float">
            <text:p>-0.002007404749104</text:p>
          </table:table-cell>
          <table:table-cell office:value-type="float" office:value="-0.00513214530500492" calcext:value-type="float">
            <text:p>-0.005132145305005</text:p>
          </table:table-cell>
          <table:table-cell office:value-type="float" office:value="-0.00906607022299692" calcext:value-type="float">
            <text:p>-0.009066070222997</text:p>
          </table:table-cell>
          <table:table-cell office:value-type="float" office:value="-0.0136242074102267" calcext:value-type="float">
            <text:p>-0.013624207410227</text:p>
          </table:table-cell>
          <table:table-cell office:value-type="float" office:value="-0.0186352055090471" calcext:value-type="float">
            <text:p>-0.018635205509047</text:p>
          </table:table-cell>
          <table:table-cell office:value-type="float" office:value="-0.0239421285928055" calcext:value-type="float">
            <text:p>-0.023942128592806</text:p>
          </table:table-cell>
          <table:table-cell office:value-type="float" office:value="-0.029402502806813" calcext:value-type="float">
            <text:p>-0.029402502806813</text:p>
          </table:table-cell>
          <table:table-cell office:value-type="float" office:value="-0.0348875073241997" calcext:value-type="float">
            <text:p>-0.0348875073242</text:p>
          </table:table-cell>
          <table:table-cell office:value-type="float" office:value="-0.0402804967368058" calcext:value-type="float">
            <text:p>-0.040280496736806</text:p>
          </table:table-cell>
          <table:table-cell office:value-type="float" office:value="-0.0454751571713162" calcext:value-type="float">
            <text:p>-0.045475157171316</text:p>
          </table:table-cell>
          <table:table-cell office:value-type="float" office:value="-0.0503736082605921" calcext:value-type="float">
            <text:p>-0.050373608260592</text:p>
          </table:table-cell>
          <table:table-cell office:value-type="float" office:value="-0.0548847331312719" calcext:value-type="float">
            <text:p>-0.054884733131272</text:p>
          </table:table-cell>
          <table:table-cell office:value-type="float" office:value="-0.0589229656329961" calcext:value-type="float">
            <text:p>-0.058922965632996</text:p>
          </table:table-cell>
          <table:table-cell office:value-type="float" office:value="-0.0624077037765259" calcext:value-type="float">
            <text:p>-0.062407703776526</text:p>
          </table:table-cell>
          <table:table-cell office:value-type="float" office:value="-0.0652634856370232" calcext:value-type="float">
            <text:p>-0.065263485637023</text:p>
          </table:table-cell>
          <table:table-cell office:value-type="float" office:value="-0.0674210219971851" calcext:value-type="float">
            <text:p>-0.067421021997185</text:p>
          </table:table-cell>
          <table:table-cell office:value-type="float" office:value="-0.0688191666728095" calcext:value-type="float">
            <text:p>-0.06881916667281</text:p>
          </table:table-cell>
          <table:table-cell office:value-type="float" office:value="-0.0694078721562371" calcext:value-type="float">
            <text:p>-0.069407872156237</text:p>
          </table:table-cell>
          <table:table-cell office:value-type="float" office:value="-0.0691521470736335" calcext:value-type="float">
            <text:p>-0.069152147073634</text:p>
          </table:table-cell>
          <table:table-cell office:value-type="float" office:value="-0.0680368212291654" calcext:value-type="float">
            <text:p>-0.068036821229165</text:p>
          </table:table-cell>
          <table:table-cell office:value-type="float" office:value="-0.0660712627971059" calcext:value-type="float">
            <text:p>-0.066071262797106</text:p>
          </table:table-cell>
          <table:table-cell office:value-type="float" office:value="-0.0632914527739644" calcext:value-type="float">
            <text:p>-0.063291452773964</text:p>
          </table:table-cell>
          <table:table-cell office:value-type="float" office:value="-0.0597561853761053" calcext:value-type="float">
            <text:p>-0.059756185376105</text:p>
          </table:table-cell>
          <table:table-cell office:value-type="float" office:value="-0.0555512505739628" calcext:value-type="float">
            <text:p>-0.055551250573963</text:p>
          </table:table-cell>
          <table:table-cell office:value-type="float" office:value="-0.0507816267473574" calcext:value-type="float">
            <text:p>-0.050781626747357</text:p>
          </table:table-cell>
          <table:table-cell office:value-type="float" office:value="-0.0455724239660619" calcext:value-type="float">
            <text:p>-0.045572423966062</text:p>
          </table:table-cell>
          <table:table-cell office:value-type="float" office:value="-0.0400661624368866" calcext:value-type="float">
            <text:p>-0.040066162436887</text:p>
          </table:table-cell>
          <table:table-cell office:value-type="float" office:value="-0.0344180269760449" calcext:value-type="float">
            <text:p>-0.034418026976045</text:p>
          </table:table-cell>
          <table:table-cell office:value-type="float" office:value="-0.028789774914919" calcext:value-type="float">
            <text:p>-0.028789774914919</text:p>
          </table:table-cell>
          <table:table-cell office:value-type="float" office:value="-0.0233428013958994" calcext:value-type="float">
            <text:p>-0.023342801395899</text:p>
          </table:table-cell>
          <table:table-cell office:value-type="float" office:value="-0.0182309689042911" calcext:value-type="float">
            <text:p>-0.018230968904291</text:p>
          </table:table-cell>
          <table:table-cell office:value-type="float" office:value="-0.0135938434469023" calcext:value-type="float">
            <text:p>-0.013593843446902</text:p>
          </table:table-cell>
          <table:table-cell office:value-type="float" office:value="-0.00955114505246658" calcext:value-type="float">
            <text:p>-0.009551145052467</text:p>
          </table:table-cell>
          <table:table-cell office:value-type="float" office:value="-0.00619845778739973" calcext:value-type="float">
            <text:p>-0.0061984577874</text:p>
          </table:table-cell>
          <table:table-cell office:value-type="float" office:value="-0.00360468791124014" calcext:value-type="float">
            <text:p>-0.00360468791124</text:p>
          </table:table-cell>
          <table:table-cell office:value-type="float" office:value="-0.00180957566979197" calcext:value-type="float">
            <text:p>-0.001809575669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903919430357343" calcext:value-type="float">
            <text:p>0.000903919430357</text:p>
          </table:table-cell>
          <table:table-cell office:value-type="float" office:value="-0.000262114214020982" calcext:value-type="float">
            <text:p>-0.000262114214021</text:p>
          </table:table-cell>
          <table:table-cell office:value-type="float" office:value="-0.00275594553368395" calcext:value-type="float">
            <text:p>-0.002755945533684</text:p>
          </table:table-cell>
          <table:table-cell office:value-type="float" office:value="-0.00632926191049064" calcext:value-type="float">
            <text:p>-0.006329261910491</text:p>
          </table:table-cell>
          <table:table-cell office:value-type="float" office:value="-0.0107552058131352" calcext:value-type="float">
            <text:p>-0.010755205813135</text:p>
          </table:table-cell>
          <table:table-cell office:value-type="float" office:value="-0.0158282856097421" calcext:value-type="float">
            <text:p>-0.015828285609742</text:p>
          </table:table-cell>
          <table:table-cell office:value-type="float" office:value="-0.0213635435700354" calcext:value-type="float">
            <text:p>-0.021363543570036</text:p>
          </table:table-cell>
          <table:table-cell office:value-type="float" office:value="-0.0271954448549578" calcext:value-type="float">
            <text:p>-0.027195444854958</text:p>
          </table:table-cell>
          <table:table-cell office:value-type="float" office:value="-0.0331763063221146" calcext:value-type="float">
            <text:p>-0.033176306322115</text:p>
          </table:table-cell>
          <table:table-cell office:value-type="float" office:value="-0.0391742245918866" calcext:value-type="float">
            <text:p>-0.039174224591887</text:p>
          </table:table-cell>
          <table:table-cell office:value-type="float" office:value="-0.045070629040761" calcext:value-type="float">
            <text:p>-0.045070629040761</text:p>
          </table:table-cell>
          <table:table-cell office:value-type="float" office:value="-0.0507576817052606" calcext:value-type="float">
            <text:p>-0.050757681705261</text:p>
          </table:table-cell>
          <table:table-cell office:value-type="float" office:value="-0.0561357718042872" calcext:value-type="float">
            <text:p>-0.056135771804287</text:p>
          </table:table-cell>
          <table:table-cell office:value-type="float" office:value="-0.0611113293405418" calcext:value-type="float">
            <text:p>-0.061111329340542</text:p>
          </table:table-cell>
          <table:table-cell office:value-type="float" office:value="-0.0655951592892572" calcext:value-type="float">
            <text:p>-0.065595159289257</text:p>
          </table:table-cell>
          <table:table-cell office:value-type="float" office:value="-0.0695014523870732" calcext:value-type="float">
            <text:p>-0.069501452387073</text:p>
          </table:table-cell>
          <table:table-cell office:value-type="float" office:value="-0.0727476112427229" calcext:value-type="float">
            <text:p>-0.072747611242723</text:p>
          </table:table-cell>
          <table:table-cell office:value-type="float" office:value="-0.0752550157314131" calcext:value-type="float">
            <text:p>-0.075255015731413</text:p>
          </table:table-cell>
          <table:table-cell office:value-type="float" office:value="-0.0769508419832611" calcext:value-type="float">
            <text:p>-0.076950841983261</text:p>
          </table:table-cell>
          <table:table-cell office:value-type="float" office:value="-0.0777710748893957" calcext:value-type="float">
            <text:p>-0.077771074889396</text:p>
          </table:table-cell>
          <table:table-cell office:value-type="float" office:value="-0.0776649015993257" calcext:value-type="float">
            <text:p>-0.077664901599326</text:p>
          </table:table-cell>
          <table:table-cell office:value-type="float" office:value="-0.0766007647807859" calcext:value-type="float">
            <text:p>-0.076600764780786</text:p>
          </table:table-cell>
          <table:table-cell office:value-type="float" office:value="-0.0745740606531715" calcext:value-type="float">
            <text:p>-0.074574060653172</text:p>
          </table:table-cell>
          <table:table-cell office:value-type="float" office:value="-0.071613414800889" calcext:value-type="float">
            <text:p>-0.071613414800889</text:p>
          </table:table-cell>
          <table:table-cell office:value-type="float" office:value="-0.0677699392375074" calcext:value-type="float">
            <text:p>-0.067769939237508</text:p>
          </table:table-cell>
          <table:table-cell office:value-type="float" office:value="-0.0631254502692322" calcext:value-type="float">
            <text:p>-0.063125450269232</text:p>
          </table:table-cell>
          <table:table-cell office:value-type="float" office:value="-0.0577909876753559" calcext:value-type="float">
            <text:p>-0.057790987675356</text:p>
          </table:table-cell>
          <table:table-cell office:value-type="float" office:value="-0.0519049372217232" calcext:value-type="float">
            <text:p>-0.051904937221723</text:p>
          </table:table-cell>
          <table:table-cell office:value-type="float" office:value="-0.0456301207145444" calcext:value-type="float">
            <text:p>-0.045630120714544</text:p>
          </table:table-cell>
          <table:table-cell office:value-type="float" office:value="-0.0391488969710774" calcext:value-type="float">
            <text:p>-0.039148896971077</text:p>
          </table:table-cell>
          <table:table-cell office:value-type="float" office:value="-0.0326562888626907" calcext:value-type="float">
            <text:p>-0.032656288862691</text:p>
          </table:table-cell>
          <table:table-cell office:value-type="float" office:value="-0.0263516303448389" calcext:value-type="float">
            <text:p>-0.026351630344839</text:p>
          </table:table-cell>
          <table:table-cell office:value-type="float" office:value="-0.0204293878776967" calcext:value-type="float">
            <text:p>-0.020429387877697</text:p>
          </table:table-cell>
          <table:table-cell office:value-type="float" office:value="-0.0150698401069879" calcext:value-type="float">
            <text:p>-0.015069840106988</text:p>
          </table:table-cell>
          <table:table-cell office:value-type="float" office:value="-0.0104302595502137" calcext:value-type="float">
            <text:p>-0.010430259550214</text:p>
          </table:table-cell>
          <table:table-cell office:value-type="float" office:value="-0.00663693761001337" calcext:value-type="float">
            <text:p>-0.006636937610013</text:p>
          </table:table-cell>
          <table:table-cell office:value-type="float" office:value="-0.00377830829185276" calcext:value-type="float">
            <text:p>-0.003778308291853</text:p>
          </table:table-cell>
          <table:table-cell office:value-type="float" office:value="-0.00189870792384248" calcext:value-type="float">
            <text:p>-0.001898707923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799459038911735" calcext:value-type="float">
            <text:p>0.000799459038912</text:p>
          </table:table-cell>
          <table:table-cell office:value-type="float" office:value="-0.000628102805719096" calcext:value-type="float">
            <text:p>-0.000628102805719</text:p>
          </table:table-cell>
          <table:table-cell office:value-type="float" office:value="-0.00349734442836369" calcext:value-type="float">
            <text:p>-0.003497344428364</text:p>
          </table:table-cell>
          <table:table-cell office:value-type="float" office:value="-0.00752088194312002" calcext:value-type="float">
            <text:p>-0.00752088194312</text:p>
          </table:table-cell>
          <table:table-cell office:value-type="float" office:value="-0.012442390595803" calcext:value-type="float">
            <text:p>-0.012442390595803</text:p>
          </table:table-cell>
          <table:table-cell office:value-type="float" office:value="-0.0180350950371165" calcext:value-type="float">
            <text:p>-0.018035095037117</text:p>
          </table:table-cell>
          <table:table-cell office:value-type="float" office:value="-0.0240996904468001" calcext:value-type="float">
            <text:p>-0.0240996904468</text:p>
          </table:table-cell>
          <table:table-cell office:value-type="float" office:value="-0.0304617366477561" calcext:value-type="float">
            <text:p>-0.030461736647756</text:p>
          </table:table-cell>
          <table:table-cell office:value-type="float" office:value="-0.0369686131882239" calcext:value-type="float">
            <text:p>-0.036968613188224</text:p>
          </table:table-cell>
          <table:table-cell office:value-type="float" office:value="-0.0434861438484879" calcext:value-type="float">
            <text:p>-0.043486143848488</text:p>
          </table:table-cell>
          <table:table-cell office:value-type="float" office:value="-0.0498950543200103" calcext:value-type="float">
            <text:p>-0.04989505432001</text:p>
          </table:table-cell>
          <table:table-cell office:value-type="float" office:value="-0.0560874620696547" calcext:value-type="float">
            <text:p>-0.056087462069655</text:p>
          </table:table-cell>
          <table:table-cell office:value-type="float" office:value="-0.061963605638791" calcext:value-type="float">
            <text:p>-0.061963605638791</text:p>
          </table:table-cell>
          <table:table-cell office:value-type="float" office:value="-0.0674289966653558" calcext:value-type="float">
            <text:p>-0.067428996665356</text:p>
          </table:table-cell>
          <table:table-cell office:value-type="float" office:value="-0.0723921603943899" calcext:value-type="float">
            <text:p>-0.07239216039439</text:p>
          </table:table-cell>
          <table:table-cell office:value-type="float" office:value="-0.0767631072695767" calcext:value-type="float">
            <text:p>-0.076763107269577</text:p>
          </table:table-cell>
          <table:table-cell office:value-type="float" office:value="-0.0804526705006524" calcext:value-type="float">
            <text:p>-0.080452670500652</text:p>
          </table:table-cell>
          <table:table-cell office:value-type="float" office:value="-0.0833728505581607" calcext:value-type="float">
            <text:p>-0.083372850558161</text:p>
          </table:table-cell>
          <table:table-cell office:value-type="float" office:value="-0.0854383068523938" calcext:value-type="float">
            <text:p>-0.085438306852394</text:p>
          </table:table-cell>
          <table:table-cell office:value-type="float" office:value="-0.086569148723899" calcext:value-type="float">
            <text:p>-0.086569148723899</text:p>
          </table:table-cell>
          <table:table-cell office:value-type="float" office:value="-0.086695258296835" calcext:value-type="float">
            <text:p>-0.086695258296835</text:p>
          </table:table-cell>
          <table:table-cell office:value-type="float" office:value="-0.0857629201456106" calcext:value-type="float">
            <text:p>-0.085762920145611</text:p>
          </table:table-cell>
          <table:table-cell office:value-type="float" office:value="-0.0837463505670143" calcext:value-type="float">
            <text:p>-0.083746350567014</text:p>
          </table:table-cell>
          <table:table-cell office:value-type="float" office:value="-0.0806672639915995" calcext:value-type="float">
            <text:p>-0.0806672639916</text:p>
          </table:table-cell>
          <table:table-cell office:value-type="float" office:value="-0.0765559624514001" calcext:value-type="float">
            <text:p>-0.0765559624514</text:p>
          </table:table-cell>
          <table:table-cell office:value-type="float" office:value="-0.0714899625304871" calcext:value-type="float">
            <text:p>-0.071489962530487</text:p>
          </table:table-cell>
          <table:table-cell office:value-type="float" office:value="-0.0655844036960718" calcext:value-type="float">
            <text:p>-0.065584403696072</text:p>
          </table:table-cell>
          <table:table-cell office:value-type="float" office:value="-0.0589899125906546" calcext:value-type="float">
            <text:p>-0.058989912590655</text:p>
          </table:table-cell>
          <table:table-cell office:value-type="float" office:value="-0.0518907050149779" calcext:value-type="float">
            <text:p>-0.051890705014978</text:p>
          </table:table-cell>
          <table:table-cell office:value-type="float" office:value="-0.0444996685101046" calcext:value-type="float">
            <text:p>-0.044499668510105</text:p>
          </table:table-cell>
          <table:table-cell office:value-type="float" office:value="-0.0370503795930347" calcext:value-type="float">
            <text:p>-0.037050379593035</text:p>
          </table:table-cell>
          <table:table-cell office:value-type="float" office:value="-0.0297867688152491" calcext:value-type="float">
            <text:p>-0.029786768815249</text:p>
          </table:table-cell>
          <table:table-cell office:value-type="float" office:value="-0.0229512496761317" calcext:value-type="float">
            <text:p>-0.022951249676132</text:p>
          </table:table-cell>
          <table:table-cell office:value-type="float" office:value="-0.0167721145158251" calcext:value-type="float">
            <text:p>-0.016772114515825</text:p>
          </table:table-cell>
          <table:table-cell office:value-type="float" office:value="-0.0114509305361649" calcext:value-type="float">
            <text:p>-0.011450930536165</text:p>
          </table:table-cell>
          <table:table-cell office:value-type="float" office:value="-0.00715050869215372" calcext:value-type="float">
            <text:p>-0.007150508692154</text:p>
          </table:table-cell>
          <table:table-cell office:value-type="float" office:value="-0.00398389285474334" calcext:value-type="float">
            <text:p>-0.003983892854743</text:p>
          </table:table-cell>
          <table:table-cell office:value-type="float" office:value="-0.00200457487368716" calcext:value-type="float">
            <text:p>-0.002004574873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6964933784058" calcext:value-type="float">
            <text:p>0.000696493378406</text:p>
          </table:table-cell>
          <table:table-cell office:value-type="float" office:value="-0.000990724960576161" calcext:value-type="float">
            <text:p>-0.000990724960576</text:p>
          </table:table-cell>
          <table:table-cell office:value-type="float" office:value="-0.00423347369308286" calcext:value-type="float">
            <text:p>-0.004233473693083</text:p>
          </table:table-cell>
          <table:table-cell office:value-type="float" office:value="-0.00870666197548982" calcext:value-type="float">
            <text:p>-0.00870666197549</text:p>
          </table:table-cell>
          <table:table-cell office:value-type="float" office:value="-0.0141243509656293" calcext:value-type="float">
            <text:p>-0.014124350965629</text:p>
          </table:table-cell>
          <table:table-cell office:value-type="float" office:value="-0.0202380674638678" calcext:value-type="float">
            <text:p>-0.020238067463868</text:p>
          </table:table-cell>
          <table:table-cell office:value-type="float" office:value="-0.026833815474858" calcext:value-type="float">
            <text:p>-0.026833815474858</text:p>
          </table:table-cell>
          <table:table-cell office:value-type="float" office:value="-0.0337282181668497" calcext:value-type="float">
            <text:p>-0.03372821816685</text:p>
          </table:table-cell>
          <table:table-cell office:value-type="float" office:value="-0.0407641218843873" calcext:value-type="float">
            <text:p>-0.040764121884387</text:p>
          </table:table-cell>
          <table:table-cell office:value-type="float" office:value="-0.0478059252768578" calcext:value-type="float">
            <text:p>-0.047805925276858</text:p>
          </table:table-cell>
          <table:table-cell office:value-type="float" office:value="-0.0547348737562668" calcext:value-type="float">
            <text:p>-0.054734873756267</text:p>
          </table:table-cell>
          <table:table-cell office:value-type="float" office:value="-0.0614445337166687" calcext:value-type="float">
            <text:p>-0.061444533716669</text:p>
          </table:table-cell>
          <table:table-cell office:value-type="float" office:value="-0.0678366378830909" calcext:value-type="float">
            <text:p>-0.067836637883091</text:p>
          </table:table-cell>
          <table:table-cell office:value-type="float" office:value="-0.0738174540204874" calcext:value-type="float">
            <text:p>-0.073817454020487</text:p>
          </table:table-cell>
          <table:table-cell office:value-type="float" office:value="-0.0792948086337575" calcext:value-type="float">
            <text:p>-0.079294808633758</text:p>
          </table:table-cell>
          <table:table-cell office:value-type="float" office:value="-0.0841758898365515" calcext:value-type="float">
            <text:p>-0.084175889836552</text:p>
          </table:table-cell>
          <table:table-cell office:value-type="float" office:value="-0.0883659615269746" calcext:value-type="float">
            <text:p>-0.088365961526975</text:p>
          </table:table-cell>
          <table:table-cell office:value-type="float" office:value="-0.0917681612273935" calcext:value-type="float">
            <text:p>-0.091768161227394</text:p>
          </table:table-cell>
          <table:table-cell office:value-type="float" office:value="-0.09428457360854" calcext:value-type="float">
            <text:p>-0.09428457360854</text:p>
          </table:table-cell>
          <table:table-cell office:value-type="float" office:value="-0.095818737742229" calcext:value-type="float">
            <text:p>-0.095818737742229</text:p>
          </table:table-cell>
          <table:table-cell office:value-type="float" office:value="-0.0962795309415382" calcext:value-type="float">
            <text:p>-0.096279530941538</text:p>
          </table:table-cell>
          <table:table-cell office:value-type="float" office:value="-0.0955861172099634" calcext:value-type="float">
            <text:p>-0.095586117209964</text:p>
          </table:table-cell>
          <table:table-cell office:value-type="float" office:value="-0.0936768671172227" calcext:value-type="float">
            <text:p>-0.093676867117223</text:p>
          </table:table-cell>
          <table:table-cell office:value-type="float" office:value="-0.0905602269132231" calcext:value-type="float">
            <text:p>-0.090560226913223</text:p>
          </table:table-cell>
          <table:table-cell office:value-type="float" office:value="-0.0862379652878317" calcext:value-type="float">
            <text:p>-0.086237965287832</text:p>
          </table:table-cell>
          <table:table-cell office:value-type="float" office:value="-0.0807855155303061" calcext:value-type="float">
            <text:p>-0.080785515530306</text:p>
          </table:table-cell>
          <table:table-cell office:value-type="float" office:value="-0.0743166899904359" calcext:value-type="float">
            <text:p>-0.074316689990436</text:p>
          </table:table-cell>
          <table:table-cell office:value-type="float" office:value="-0.0669904809041463" calcext:value-type="float">
            <text:p>-0.066990480904146</text:p>
          </table:table-cell>
          <table:table-cell office:value-type="float" office:value="-0.0590120947988084" calcext:value-type="float">
            <text:p>-0.059012094798808</text:p>
          </table:table-cell>
          <table:table-cell office:value-type="float" office:value="-0.0506278314503119" calcext:value-type="float">
            <text:p>-0.050627831450312</text:p>
          </table:table-cell>
          <table:table-cell office:value-type="float" office:value="-0.042115484844914" calcext:value-type="float">
            <text:p>-0.042115484844914</text:p>
          </table:table-cell>
          <table:table-cell office:value-type="float" office:value="-0.033771393026428" calcext:value-type="float">
            <text:p>-0.033771393026428</text:p>
          </table:table-cell>
          <table:table-cell office:value-type="float" office:value="-0.0258951153150873" calcext:value-type="float">
            <text:p>-0.025895115315087</text:p>
          </table:table-cell>
          <table:table-cell office:value-type="float" office:value="-0.0187727302076786" calcext:value-type="float">
            <text:p>-0.018772730207679</text:p>
          </table:table-cell>
          <table:table-cell office:value-type="float" office:value="-0.0126597179516661" calcext:value-type="float">
            <text:p>-0.012659717951666</text:p>
          </table:table-cell>
          <table:table-cell office:value-type="float" office:value="-0.00776429972950126" calcext:value-type="float">
            <text:p>-0.007764299729501</text:p>
          </table:table-cell>
          <table:table-cell office:value-type="float" office:value="-0.00423200271334989" calcext:value-type="float">
            <text:p>-0.00423200271335</text:p>
          </table:table-cell>
          <table:table-cell office:value-type="float" office:value="-0.00213208481527287" calcext:value-type="float">
            <text:p>-0.002132084815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594295539179253" calcext:value-type="float">
            <text:p>0.000594295539179</text:p>
          </table:table-cell>
          <table:table-cell office:value-type="float" office:value="-0.00135119894261759" calcext:value-type="float">
            <text:p>-0.001351198942618</text:p>
          </table:table-cell>
          <table:table-cell office:value-type="float" office:value="-0.00496537667259613" calcext:value-type="float">
            <text:p>-0.004965376672596</text:p>
          </table:table-cell>
          <table:table-cell office:value-type="float" office:value="-0.00988612130809309" calcext:value-type="float">
            <text:p>-0.009886121308093</text:p>
          </table:table-cell>
          <table:table-cell office:value-type="float" office:value="-0.015797958686006" calcext:value-type="float">
            <text:p>-0.015797958686006</text:p>
          </table:table-cell>
          <table:table-cell office:value-type="float" office:value="-0.0224305724714592" calcext:value-type="float">
            <text:p>-0.022430572471459</text:p>
          </table:table-cell>
          <table:table-cell office:value-type="float" office:value="-0.0295552000211371" calcext:value-type="float">
            <text:p>-0.029555200021137</text:p>
          </table:table-cell>
          <table:table-cell office:value-type="float" office:value="-0.0369797197300374" calcext:value-type="float">
            <text:p>-0.036979719730037</text:p>
          </table:table-cell>
          <table:table-cell office:value-type="float" office:value="-0.0445430048029313" calcext:value-type="float">
            <text:p>-0.044543004802931</text:p>
          </table:table-cell>
          <table:table-cell office:value-type="float" office:value="-0.0521089787816342" calcext:value-type="float">
            <text:p>-0.052108978781634</text:p>
          </table:table-cell>
          <table:table-cell office:value-type="float" office:value="-0.0595607083796392" calcext:value-type="float">
            <text:p>-0.059560708379639</text:p>
          </table:table-cell>
          <table:table-cell office:value-type="float" office:value="-0.0667947920347846" calcext:value-type="float">
            <text:p>-0.066794792034785</text:p>
          </table:table-cell>
          <table:table-cell office:value-type="float" office:value="-0.0737162352082309" calcext:value-type="float">
            <text:p>-0.073716235208231</text:p>
          </table:table-cell>
          <table:table-cell office:value-type="float" office:value="-0.0802339415278542" calcext:value-type="float">
            <text:p>-0.080233941527854</text:p>
          </table:table-cell>
          <table:table-cell office:value-type="float" office:value="-0.0862569154065956" calcext:value-type="float">
            <text:p>-0.086256915406596</text:p>
          </table:table-cell>
          <table:table-cell office:value-type="float" office:value="-0.0916912686347294" calcext:value-type="float">
            <text:p>-0.091691268634729</text:p>
          </table:table-cell>
          <table:table-cell office:value-type="float" office:value="-0.0964381568210718" calcext:value-type="float">
            <text:p>-0.096438156821072</text:p>
          </table:table-cell>
          <table:table-cell office:value-type="float" office:value="-0.100392849959573" calcext:value-type="float">
            <text:p>-0.100392849959573</text:p>
          </table:table-cell>
          <table:table-cell office:value-type="float" office:value="-0.103445276023173" calcext:value-type="float">
            <text:p>-0.103445276023173</text:p>
          </table:table-cell>
          <table:table-cell office:value-type="float" office:value="-0.10548256927759" calcext:value-type="float">
            <text:p>-0.10548256927759</text:p>
          </table:table-cell>
          <table:table-cell office:value-type="float" office:value="-0.10639432761684" calcext:value-type="float">
            <text:p>-0.10639432761684</text:p>
          </table:table-cell>
          <table:table-cell office:value-type="float" office:value="-0.106080424602246" calcext:value-type="float">
            <text:p>-0.106080424602246</text:p>
          </table:table-cell>
          <table:table-cell office:value-type="float" office:value="-0.104451908458844" calcext:value-type="float">
            <text:p>-0.104451908458844</text:p>
          </table:table-cell>
          <table:table-cell office:value-type="float" office:value="-0.101351646812661" calcext:value-type="float">
            <text:p>-0.101351646812661</text:p>
          </table:table-cell>
          <table:table-cell office:value-type="float" office:value="-0.0968946500328172" calcext:value-type="float">
            <text:p>-0.096894650032817</text:p>
          </table:table-cell>
          <table:table-cell office:value-type="float" office:value="-0.0911197926837292" calcext:value-type="float">
            <text:p>-0.091119792683729</text:p>
          </table:table-cell>
          <table:table-cell office:value-type="float" office:value="-0.084120420886091" calcext:value-type="float">
            <text:p>-0.084120420886091</text:p>
          </table:table-cell>
          <table:table-cell office:value-type="float" office:value="-0.0760565123782068" calcext:value-type="float">
            <text:p>-0.076056512378207</text:p>
          </table:table-cell>
          <table:table-cell office:value-type="float" office:value="-0.0671525523928414" calcext:value-type="float">
            <text:p>-0.067152552392841</text:p>
          </table:table-cell>
          <table:table-cell office:value-type="float" office:value="-0.0576905667600529" calcext:value-type="float">
            <text:p>-0.057690566760053</text:p>
          </table:table-cell>
          <table:table-cell office:value-type="float" office:value="-0.0479984783794063" calcext:value-type="float">
            <text:p>-0.047998478379406</text:p>
          </table:table-cell>
          <table:table-cell office:value-type="float" office:value="-0.0384340549751654" calcext:value-type="float">
            <text:p>-0.038434054975165</text:p>
          </table:table-cell>
          <table:table-cell office:value-type="float" office:value="-0.029365346816537" calcext:value-type="float">
            <text:p>-0.029365346816537</text:p>
          </table:table-cell>
          <table:table-cell office:value-type="float" office:value="-0.0211488907516842" calcext:value-type="float">
            <text:p>-0.021148890751684</text:p>
          </table:table-cell>
          <table:table-cell office:value-type="float" office:value="-0.0141070570208573" calcext:value-type="float">
            <text:p>-0.014107057020857</text:p>
          </table:table-cell>
          <table:table-cell office:value-type="float" office:value="-0.008505854330686" calcext:value-type="float">
            <text:p>-0.008505854330686</text:p>
          </table:table-cell>
          <table:table-cell office:value-type="float" office:value="-0.00453438778156469" calcext:value-type="float">
            <text:p>-0.004534387781565</text:p>
          </table:table-cell>
          <table:table-cell office:value-type="float" office:value="-0.00228699240380526" calcext:value-type="float">
            <text:p>-0.002286992403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492487378070798" calcext:value-type="float">
            <text:p>0.000492487378071</text:p>
          </table:table-cell>
          <table:table-cell office:value-type="float" office:value="-0.0017100535390057" calcext:value-type="float">
            <text:p>-0.001710053539006</text:p>
          </table:table-cell>
          <table:table-cell office:value-type="float" office:value="-0.00569332354600831" calcext:value-type="float">
            <text:p>-0.005693323546008</text:p>
          </table:table-cell>
          <table:table-cell office:value-type="float" office:value="-0.0110581975351243" calcext:value-type="float">
            <text:p>-0.011058197535124</text:p>
          </table:table-cell>
          <table:table-cell office:value-type="float" office:value="-0.0174595724694319" calcext:value-type="float">
            <text:p>-0.017459572469432</text:p>
          </table:table-cell>
          <table:table-cell office:value-type="float" office:value="-0.0246051747694773" calcext:value-type="float">
            <text:p>-0.024605174769477</text:p>
          </table:table-cell>
          <table:table-cell office:value-type="float" office:value="-0.032251515908112" calcext:value-type="float">
            <text:p>-0.032251515908112</text:p>
          </table:table-cell>
          <table:table-cell office:value-type="float" office:value="-0.0401980584252278" calcext:value-type="float">
            <text:p>-0.040198058425228</text:p>
          </table:table-cell>
          <table:table-cell office:value-type="float" office:value="-0.0482803944186848" calcext:value-type="float">
            <text:p>-0.048280394418685</text:p>
          </table:table-cell>
          <table:table-cell office:value-type="float" office:value="-0.0563630382915188" calcext:value-type="float">
            <text:p>-0.056363038291519</text:p>
          </table:table-cell>
          <table:table-cell office:value-type="float" office:value="-0.0643322899266206" calcext:value-type="float">
            <text:p>-0.064332289926621</text:p>
          </table:table-cell>
          <table:table-cell office:value-type="float" office:value="-0.0720894888360508" calcext:value-type="float">
            <text:p>-0.072089488836051</text:p>
          </table:table-cell>
          <table:table-cell office:value-type="float" office:value="-0.0795448618751225" calcext:value-type="float">
            <text:p>-0.079544861875123</text:p>
          </table:table-cell>
          <table:table-cell office:value-type="float" office:value="-0.0866120747989958" calcext:value-type="float">
            <text:p>-0.086612074798996</text:p>
          </table:table-cell>
          <table:table-cell office:value-type="float" office:value="-0.0932035353148325" calcext:value-type="float">
            <text:p>-0.093203535314833</text:p>
          </table:table-cell>
          <table:table-cell office:value-type="float" office:value="-0.0992264953613224" calcext:value-type="float">
            <text:p>-0.099226495361322</text:p>
          </table:table-cell>
          <table:table-cell office:value-type="float" office:value="-0.104580016496386" calcext:value-type="float">
            <text:p>-0.104580016496386</text:p>
          </table:table-cell>
          <table:table-cell office:value-type="float" office:value="-0.109152955767709" calcext:value-type="float">
            <text:p>-0.109152955767709</text:p>
          </table:table-cell>
          <table:table-cell office:value-type="float" office:value="-0.11282321801445" calcext:value-type="float">
            <text:p>-0.11282321801445</text:p>
          </table:table-cell>
          <table:table-cell office:value-type="float" office:value="-0.115458607111983" calcext:value-type="float">
            <text:p>-0.115458607111983</text:p>
          </table:table-cell>
          <table:table-cell office:value-type="float" office:value="-0.116919579798652" calcext:value-type="float">
            <text:p>-0.116919579798652</text:p>
          </table:table-cell>
          <table:table-cell office:value-type="float" office:value="-0.117064253336396" calcext:value-type="float">
            <text:p>-0.117064253336396</text:p>
          </table:table-cell>
          <table:table-cell office:value-type="float" office:value="-0.115759668909452" calcext:value-type="float">
            <text:p>-0.115759668909452</text:p>
          </table:table-cell>
          <table:table-cell office:value-type="float" office:value="-0.112937869294443" calcext:value-type="float">
            <text:p>-0.112937869294443</text:p>
          </table:table-cell>
          <table:table-cell office:value-type="float" office:value="-0.108527707600557" calcext:value-type="float">
            <text:p>-0.108527707600557</text:p>
          </table:table-cell>
          <table:table-cell office:value-type="float" office:value="-0.102550412691088" calcext:value-type="float">
            <text:p>-0.102550412691088</text:p>
          </table:table-cell>
          <table:table-cell office:value-type="float" office:value="-0.0950912996988958" calcext:value-type="float">
            <text:p>-0.095091299698896</text:p>
          </table:table-cell>
          <table:table-cell office:value-type="float" office:value="-0.0863118471339397" calcext:value-type="float">
            <text:p>-0.08631184713394</text:p>
          </table:table-cell>
          <table:table-cell office:value-type="float" office:value="-0.0764543230304684" calcext:value-type="float">
            <text:p>-0.076454323030468</text:p>
          </table:table-cell>
          <table:table-cell office:value-type="float" office:value="-0.065837661008639" calcext:value-type="float">
            <text:p>-0.065837661008639</text:p>
          </table:table-cell>
          <table:table-cell office:value-type="float" office:value="-0.054845415019655" calcext:value-type="float">
            <text:p>-0.054845415019655</text:p>
          </table:table-cell>
          <table:table-cell office:value-type="float" office:value="-0.0439067188137539" calcext:value-type="float">
            <text:p>-0.043906718813754</text:p>
          </table:table-cell>
          <table:table-cell office:value-type="float" office:value="-0.0334717120022476" calcext:value-type="float">
            <text:p>-0.033471712002248</text:p>
          </table:table-cell>
          <table:table-cell office:value-type="float" office:value="-0.0239833808258683" calcext:value-type="float">
            <text:p>-0.023983380825868</text:p>
          </table:table-cell>
          <table:table-cell office:value-type="float" office:value="-0.0158479220427346" calcext:value-type="float">
            <text:p>-0.015847922042735</text:p>
          </table:table-cell>
          <table:table-cell office:value-type="float" office:value="-0.00940564885387339" calcext:value-type="float">
            <text:p>-0.009405648853873</text:p>
          </table:table-cell>
          <table:table-cell office:value-type="float" office:value="-0.0049042337387018" calcext:value-type="float">
            <text:p>-0.004904233738702</text:p>
          </table:table-cell>
          <table:table-cell office:value-type="float" office:value="-0.00247578416588952" calcext:value-type="float">
            <text:p>-0.00247578416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390947298678021" calcext:value-type="float">
            <text:p>0.000390947298678</text:p>
          </table:table-cell>
          <table:table-cell office:value-type="float" office:value="-0.00206751352256578" calcext:value-type="float">
            <text:p>-0.002067513522566</text:p>
          </table:table-cell>
          <table:table-cell office:value-type="float" office:value="-0.0064172543659861" calcext:value-type="float">
            <text:p>-0.006417254365986</text:p>
          </table:table-cell>
          <table:table-cell office:value-type="float" office:value="-0.0122215728488938" calcext:value-type="float">
            <text:p>-0.012221572848894</text:p>
          </table:table-cell>
          <table:table-cell office:value-type="float" office:value="-0.0191052684149471" calcext:value-type="float">
            <text:p>-0.019105268414947</text:p>
          </table:table-cell>
          <table:table-cell office:value-type="float" office:value="-0.0267538178624244" calcext:value-type="float">
            <text:p>-0.026753817862424</text:p>
          </table:table-cell>
          <table:table-cell office:value-type="float" office:value="-0.0349090037488193" calcext:value-type="float">
            <text:p>-0.034909003748819</text:p>
          </table:table-cell>
          <table:table-cell office:value-type="float" office:value="-0.0433622447028854" calcext:value-type="float">
            <text:p>-0.043362244702885</text:p>
          </table:table-cell>
          <table:table-cell office:value-type="float" office:value="-0.0519466261737747" calcext:value-type="float">
            <text:p>-0.051946626173775</text:p>
          </table:table-cell>
          <table:table-cell office:value-type="float" office:value="-0.0605284182022754" calcext:value-type="float">
            <text:p>-0.060528418202276</text:p>
          </table:table-cell>
          <table:table-cell office:value-type="float" office:value="-0.0689986746127239" calcext:value-type="float">
            <text:p>-0.068998674612724</text:p>
          </table:table-cell>
          <table:table-cell office:value-type="float" office:value="-0.0772653118272482" calcext:value-type="float">
            <text:p>-0.077265311827248</text:p>
          </table:table-cell>
          <table:table-cell office:value-type="float" office:value="-0.0852458988271292" calcext:value-type="float">
            <text:p>-0.085245898827129</text:p>
          </table:table-cell>
          <table:table-cell office:value-type="float" office:value="-0.0928612411322283" calcext:value-type="float">
            <text:p>-0.092861241132228</text:p>
          </table:table-cell>
          <table:table-cell office:value-type="float" office:value="-0.100029763380101" calcext:value-type="float">
            <text:p>-0.100029763380101</text:p>
          </table:table-cell>
          <table:table-cell office:value-type="float" office:value="-0.106662663274138" calcext:value-type="float">
            <text:p>-0.106662663274138</text:p>
          </table:table-cell>
          <table:table-cell office:value-type="float" office:value="-0.112659837509784" calcext:value-type="float">
            <text:p>-0.112659837509784</text:p>
          </table:table-cell>
          <table:table-cell office:value-type="float" office:value="-0.117906670517963" calcext:value-type="float">
            <text:p>-0.117906670517963</text:p>
          </table:table-cell>
          <table:table-cell office:value-type="float" office:value="-0.122271910280512" calcext:value-type="float">
            <text:p>-0.122271910280512</text:p>
          </table:table-cell>
          <table:table-cell office:value-type="float" office:value="-0.125607086729341" calcext:value-type="float">
            <text:p>-0.125607086729341</text:p>
          </table:table-cell>
          <table:table-cell office:value-type="float" office:value="-0.127748360765388" calcext:value-type="float">
            <text:p>-0.127748360765388</text:p>
          </table:table-cell>
          <table:table-cell office:value-type="float" office:value="-0.128522729803997" calcext:value-type="float">
            <text:p>-0.128522729803997</text:p>
          </table:table-cell>
          <table:table-cell office:value-type="float" office:value="-0.127762827807474" calcext:value-type="float">
            <text:p>-0.127762827807474</text:p>
          </table:table-cell>
          <table:table-cell office:value-type="float" office:value="-0.125335175614657" calcext:value-type="float">
            <text:p>-0.125335175614657</text:p>
          </table:table-cell>
          <table:table-cell office:value-type="float" office:value="-0.121119787546256" calcext:value-type="float">
            <text:p>-0.121119787546256</text:p>
          </table:table-cell>
          <table:table-cell office:value-type="float" office:value="-0.115080952226355" calcext:value-type="float">
            <text:p>-0.115080952226355</text:p>
          </table:table-cell>
          <table:table-cell office:value-type="float" office:value="-0.107270295881425" calcext:value-type="float">
            <text:p>-0.107270295881425</text:p>
          </table:table-cell>
          <table:table-cell office:value-type="float" office:value="-0.0978356986440356" calcext:value-type="float">
            <text:p>-0.097835698644036</text:p>
          </table:table-cell>
          <table:table-cell office:value-type="float" office:value="-0.0870280651674248" calcext:value-type="float">
            <text:p>-0.087028065167425</text:p>
          </table:table-cell>
          <table:table-cell office:value-type="float" office:value="-0.075199975349194" calcext:value-type="float">
            <text:p>-0.075199975349194</text:p>
          </table:table-cell>
          <table:table-cell office:value-type="float" office:value="-0.0627939646641203" calcext:value-type="float">
            <text:p>-0.06279396466412</text:p>
          </table:table-cell>
          <table:table-cell office:value-type="float" office:value="-0.0503205195259789" calcext:value-type="float">
            <text:p>-0.050320519525979</text:p>
          </table:table-cell>
          <table:table-cell office:value-type="float" office:value="-0.0383275523997455" calcext:value-type="float">
            <text:p>-0.038327552399746</text:p>
          </table:table-cell>
          <table:table-cell office:value-type="float" office:value="-0.0273641852607527" calcext:value-type="float">
            <text:p>-0.027364185260753</text:p>
          </table:table-cell>
          <table:table-cell office:value-type="float" office:value="-0.0179420789845605" calcext:value-type="float">
            <text:p>-0.017942078984561</text:p>
          </table:table-cell>
          <table:table-cell office:value-type="float" office:value="-0.0104974278985276" calcext:value-type="float">
            <text:p>-0.010497427898528</text:p>
          </table:table-cell>
          <table:table-cell office:value-type="float" office:value="-0.00535632896972254" calcext:value-type="float">
            <text:p>-0.005356328969723</text:p>
          </table:table-cell>
          <table:table-cell office:value-type="float" office:value="-0.00270568720488045" calcext:value-type="float">
            <text:p>-0.00270568720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289635129465371" calcext:value-type="float">
            <text:p>0.000289635129465</text:p>
          </table:table-cell>
          <table:table-cell office:value-type="float" office:value="-0.00242392295711605" calcext:value-type="float">
            <text:p>-0.002423922957116</text:p>
          </table:table-cell>
          <table:table-cell office:value-type="float" office:value="-0.00713747084325326" calcext:value-type="float">
            <text:p>-0.007137470843253</text:p>
          </table:table-cell>
          <table:table-cell office:value-type="float" office:value="-0.0133755094651775" calcext:value-type="float">
            <text:p>-0.013375509465178</text:p>
          </table:table-cell>
          <table:table-cell office:value-type="float" office:value="-0.0207317493975088" calcext:value-type="float">
            <text:p>-0.020731749397509</text:p>
          </table:table-cell>
          <table:table-cell office:value-type="float" office:value="-0.0288687771213232" calcext:value-type="float">
            <text:p>-0.028868777121323</text:p>
          </table:table-cell>
          <table:table-cell office:value-type="float" office:value="-0.0375134623996864" calcext:value-type="float">
            <text:p>-0.037513462399686</text:p>
          </table:table-cell>
          <table:table-cell office:value-type="float" office:value="-0.0464495008554508" calcext:value-type="float">
            <text:p>-0.046449500855451</text:p>
          </table:table-cell>
          <table:table-cell office:value-type="float" office:value="-0.0555082784113734" calcext:value-type="float">
            <text:p>-0.055508278411374</text:p>
          </table:table-cell>
          <table:table-cell office:value-type="float" office:value="-0.0645590573906843" calcext:value-type="float">
            <text:p>-0.064559057390684</text:p>
          </table:table-cell>
          <table:table-cell office:value-type="float" office:value="-0.0734992517617336" calcext:value-type="float">
            <text:p>-0.073499251761734</text:p>
          </table:table-cell>
          <table:table-cell office:value-type="float" office:value="-0.0822452903226507" calcext:value-type="float">
            <text:p>-0.082245290322651</text:p>
          </table:table-cell>
          <table:table-cell office:value-type="float" office:value="-0.0907243331268644" calcext:value-type="float">
            <text:p>-0.090724333126865</text:p>
          </table:table-cell>
          <table:table-cell office:value-type="float" office:value="-0.098866904096226" calcext:value-type="float">
            <text:p>-0.098866904096226</text:p>
          </table:table-cell>
          <table:table-cell office:value-type="float" office:value="-0.106600382595733" calcext:value-type="float">
            <text:p>-0.106600382595733</text:p>
          </table:table-cell>
          <table:table-cell office:value-type="float" office:value="-0.113843251253705" calcext:value-type="float">
            <text:p>-0.113843251253705</text:p>
          </table:table-cell>
          <table:table-cell office:value-type="float" office:value="-0.120500020036548" calcext:value-type="float">
            <text:p>-0.120500020036548</text:p>
          </table:table-cell>
          <table:table-cell office:value-type="float" office:value="-0.126456840965928" calcext:value-type="float">
            <text:p>-0.126456840965928</text:p>
          </table:table-cell>
          <table:table-cell office:value-type="float" office:value="-0.131577992754555" calcext:value-type="float">
            <text:p>-0.131577992754555</text:p>
          </table:table-cell>
          <table:table-cell office:value-type="float" office:value="-0.135703694036929" calcext:value-type="float">
            <text:p>-0.135703694036929</text:p>
          </table:table-cell>
          <table:table-cell office:value-type="float" office:value="-0.138650166796975" calcext:value-type="float">
            <text:p>-0.138650166796975</text:p>
          </table:table-cell>
          <table:table-cell office:value-type="float" office:value="-0.140213597698322" calcext:value-type="float">
            <text:p>-0.140213597698322</text:p>
          </table:table-cell>
          <table:table-cell office:value-type="float" office:value="-0.140180313566999" calcext:value-type="float">
            <text:p>-0.140180313566999</text:p>
          </table:table-cell>
          <table:table-cell office:value-type="float" office:value="-0.138344000879777" calcext:value-type="float">
            <text:p>-0.138344000879777</text:p>
          </table:table-cell>
          <table:table-cell office:value-type="float" office:value="-0.134519884687968" calcext:value-type="float">
            <text:p>-0.134519884687968</text:p>
          </table:table-cell>
          <table:table-cell office:value-type="float" office:value="-0.128607905216847" calcext:value-type="float">
            <text:p>-0.128607905216847</text:p>
          </table:table-cell>
          <table:table-cell office:value-type="float" office:value="-0.120607662954796" calcext:value-type="float">
            <text:p>-0.120607662954796</text:p>
          </table:table-cell>
          <table:table-cell office:value-type="float" office:value="-0.110633737860516" calcext:value-type="float">
            <text:p>-0.110633737860516</text:p>
          </table:table-cell>
          <table:table-cell office:value-type="float" office:value="-0.0989295146952638" calcext:value-type="float">
            <text:p>-0.098929514695264</text:p>
          </table:table-cell>
          <table:table-cell office:value-type="float" office:value="-0.0858717401798911" calcext:value-type="float">
            <text:p>-0.085871740179891</text:p>
          </table:table-cell>
          <table:table-cell office:value-type="float" office:value="-0.0719611682216278" calcext:value-type="float">
            <text:p>-0.071961168221628</text:p>
          </table:table-cell>
          <table:table-cell office:value-type="float" office:value="-0.0577982709977302" calcext:value-type="float">
            <text:p>-0.05779827099773</text:p>
          </table:table-cell>
          <table:table-cell office:value-type="float" office:value="-0.0440459215625089" calcext:value-type="float">
            <text:p>-0.044045921562509</text:p>
          </table:table-cell>
          <table:table-cell office:value-type="float" office:value="-0.0313829989437732" calcext:value-type="float">
            <text:p>-0.031382998943773</text:p>
          </table:table-cell>
          <table:table-cell office:value-type="float" office:value="-0.0204538362397637" calcext:value-type="float">
            <text:p>-0.020453836239764</text:p>
          </table:table-cell>
          <table:table-cell office:value-type="float" office:value="-0.0118183740205466" calcext:value-type="float">
            <text:p>-0.011818374020547</text:p>
          </table:table-cell>
          <table:table-cell office:value-type="float" office:value="-0.00590720251694853" calcext:value-type="float">
            <text:p>-0.005907202516949</text:p>
          </table:table-cell>
          <table:table-cell office:value-type="float" office:value="-0.00298469156940715" calcext:value-type="float">
            <text:p>-0.002984691569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88371368148094" calcext:value-type="float">
            <text:p>0.000188371368148</text:p>
          </table:table-cell>
          <table:table-cell office:value-type="float" office:value="-0.00278037266306675" calcext:value-type="float">
            <text:p>-0.002780372663067</text:p>
          </table:table-cell>
          <table:table-cell office:value-type="float" office:value="-0.00785561765222606" calcext:value-type="float">
            <text:p>-0.007855617652226</text:p>
          </table:table-cell>
          <table:table-cell office:value-type="float" office:value="-0.014521118379812" calcext:value-type="float">
            <text:p>-0.014521118379812</text:p>
          </table:table-cell>
          <table:table-cell office:value-type="float" office:value="-0.0223378348403909" calcext:value-type="float">
            <text:p>-0.022337834840391</text:p>
          </table:table-cell>
          <table:table-cell office:value-type="float" office:value="-0.0309443021570986" calcext:value-type="float">
            <text:p>-0.030944302157099</text:p>
          </table:table-cell>
          <table:table-cell office:value-type="float" office:value="-0.0400519897253029" calcext:value-type="float">
            <text:p>-0.040051989725303</text:p>
          </table:table-cell>
          <table:table-cell office:value-type="float" office:value="-0.0494370712696598" calcext:value-type="float">
            <text:p>-0.04943707126966</text:p>
          </table:table-cell>
          <table:table-cell office:value-type="float" office:value="-0.0589300388261374" calcext:value-type="float">
            <text:p>-0.058930038826138</text:p>
          </table:table-cell>
          <table:table-cell office:value-type="float" office:value="-0.0684044351239821" calcext:value-type="float">
            <text:p>-0.068404435123982</text:p>
          </table:table-cell>
          <table:table-cell office:value-type="float" office:value="-0.0777657011683054" calcext:value-type="float">
            <text:p>-0.077765701168305</text:p>
          </table:table-cell>
          <table:table-cell office:value-type="float" office:value="-0.0869407645009031" calcext:value-type="float">
            <text:p>-0.086940764500903</text:p>
          </table:table-cell>
          <table:table-cell office:value-type="float" office:value="-0.0958686796682263" calcext:value-type="float">
            <text:p>-0.095868679668226</text:p>
          </table:table-cell>
          <table:table-cell office:value-type="float" office:value="-0.104492351702272" calcext:value-type="float">
            <text:p>-0.104492351702272</text:p>
          </table:table-cell>
          <table:table-cell office:value-type="float" office:value="-0.112751217423237" calcext:value-type="float">
            <text:p>-0.112751217423237</text:p>
          </table:table-cell>
          <table:table-cell office:value-type="float" office:value="-0.120574690049332" calcext:value-type="float">
            <text:p>-0.120574690049332</text:p>
          </table:table-cell>
          <table:table-cell office:value-type="float" office:value="-0.12787619173173" calcext:value-type="float">
            <text:p>-0.12787619173173</text:p>
          </table:table-cell>
          <table:table-cell office:value-type="float" office:value="-0.134547679791222" calcext:value-type="float">
            <text:p>-0.134547679791222</text:p>
          </table:table-cell>
          <table:table-cell office:value-type="float" office:value="-0.140454727810946" calcext:value-type="float">
            <text:p>-0.140454727810946</text:p>
          </table:table-cell>
          <table:table-cell office:value-type="float" office:value="-0.145432440449411" calcext:value-type="float">
            <text:p>-0.145432440449411</text:p>
          </table:table-cell>
          <table:table-cell office:value-type="float" office:value="-0.149282790036405" calcext:value-type="float">
            <text:p>-0.149282790036405</text:p>
          </table:table-cell>
          <table:table-cell office:value-type="float" office:value="-0.151774415280305" calcext:value-type="float">
            <text:p>-0.151774415280305</text:p>
          </table:table-cell>
          <table:table-cell office:value-type="float" office:value="-0.152646620533921" calcext:value-type="float">
            <text:p>-0.152646620533921</text:p>
          </table:table-cell>
          <table:table-cell office:value-type="float" office:value="-0.151620654743961" calcext:value-type="float">
            <text:p>-0.151620654743961</text:p>
          </table:table-cell>
          <table:table-cell office:value-type="float" office:value="-0.148424811574045" calcext:value-type="float">
            <text:p>-0.148424811574045</text:p>
          </table:table-cell>
          <table:table-cell office:value-type="float" office:value="-0.142883478090608" calcext:value-type="float">
            <text:p>-0.142883478090608</text:p>
          </table:table-cell>
          <table:table-cell office:value-type="float" office:value="-0.134923958062031" calcext:value-type="float">
            <text:p>-0.134923958062031</text:p>
          </table:table-cell>
          <table:table-cell office:value-type="float" office:value="-0.12460169785445" calcext:value-type="float">
            <text:p>-0.12460169785445</text:p>
          </table:table-cell>
          <table:table-cell office:value-type="float" office:value="-0.112127869746591" calcext:value-type="float">
            <text:p>-0.112127869746591</text:p>
          </table:table-cell>
          <table:table-cell office:value-type="float" office:value="-0.0978852085487636" calcext:value-type="float">
            <text:p>-0.097885208548764</text:p>
          </table:table-cell>
          <table:table-cell office:value-type="float" office:value="-0.0824249633511819" calcext:value-type="float">
            <text:p>-0.082424963351182</text:p>
          </table:table-cell>
          <table:table-cell office:value-type="float" office:value="-0.0664424590498685" calcext:value-type="float">
            <text:p>-0.066442459049869</text:p>
          </table:table-cell>
          <table:table-cell office:value-type="float" office:value="-0.0507328429191793" calcext:value-type="float">
            <text:p>-0.050732842919179</text:p>
          </table:table-cell>
          <table:table-cell office:value-type="float" office:value="-0.0361321599534121" calcext:value-type="float">
            <text:p>-0.036132159953412</text:p>
          </table:table-cell>
          <table:table-cell office:value-type="float" office:value="-0.0234510940826885" calcext:value-type="float">
            <text:p>-0.023451094082689</text:p>
          </table:table-cell>
          <table:table-cell office:value-type="float" office:value="-0.0134090511035232" calcext:value-type="float">
            <text:p>-0.013409051103523</text:p>
          </table:table-cell>
          <table:table-cell office:value-type="float" office:value="-0.00657522099579061" calcext:value-type="float">
            <text:p>-0.006575220995791</text:p>
          </table:table-cell>
          <table:table-cell office:value-type="float" office:value="-0.00332154836542643" calcext:value-type="float">
            <text:p>-0.003321548365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000861522152658094" calcext:value-type="float">
            <text:p>8.62E-05</text:p>
          </table:table-cell>
          <table:table-cell office:value-type="float" office:value="-0.00313969893984676" calcext:value-type="float">
            <text:p>-0.003139698939847</text:p>
          </table:table-cell>
          <table:table-cell office:value-type="float" office:value="-0.008575958222331" calcext:value-type="float">
            <text:p>-0.008575958222331</text:p>
          </table:table-cell>
          <table:table-cell office:value-type="float" office:value="-0.0156630277474256" calcext:value-type="float">
            <text:p>-0.015663027747426</text:p>
          </table:table-cell>
          <table:table-cell office:value-type="float" office:value="-0.0239264866130297" calcext:value-type="float">
            <text:p>-0.02392648661303</text:p>
          </table:table-cell>
          <table:table-cell office:value-type="float" office:value="-0.0329789048524796" calcext:value-type="float">
            <text:p>-0.03297890485248</text:p>
          </table:table-cell>
          <table:table-cell office:value-type="float" office:value="-0.0425154418476364" calcext:value-type="float">
            <text:p>-0.042515441847637</text:p>
          </table:table-cell>
          <table:table-cell office:value-type="float" office:value="-0.0523048029127706" calcext:value-type="float">
            <text:p>-0.052304802912771</text:p>
          </table:table-cell>
          <table:table-cell office:value-type="float" office:value="-0.0621773989133418" calcext:value-type="float">
            <text:p>-0.062177398913342</text:p>
          </table:table-cell>
          <table:table-cell office:value-type="float" office:value="-0.0720124040935977" calcext:value-type="float">
            <text:p>-0.072012404093598</text:p>
          </table:table-cell>
          <table:table-cell office:value-type="float" office:value="-0.0817250024546892" calcext:value-type="float">
            <text:p>-0.081725002454689</text:p>
          </table:table-cell>
          <table:table-cell office:value-type="float" office:value="-0.0912546142718636" calcext:value-type="float">
            <text:p>-0.091254614271864</text:p>
          </table:table-cell>
          <table:table-cell office:value-type="float" office:value="-0.100554455902557" calcext:value-type="float">
            <text:p>-0.100554455902557</text:p>
          </table:table-cell>
          <table:table-cell office:value-type="float" office:value="-0.109582418673538" calcext:value-type="float">
            <text:p>-0.109582418673538</text:p>
          </table:table-cell>
          <table:table-cell office:value-type="float" office:value="-0.118293054147832" calcext:value-type="float">
            <text:p>-0.118293054147832</text:p>
          </table:table-cell>
          <table:table-cell office:value-type="float" office:value="-0.126630368835617" calcext:value-type="float">
            <text:p>-0.126630368835617</text:p>
          </table:table-cell>
          <table:table-cell office:value-type="float" office:value="-0.134521126738277" calcext:value-type="float">
            <text:p>-0.134521126738277</text:p>
          </table:table-cell>
          <table:table-cell office:value-type="float" office:value="-0.141868457398681" calcext:value-type="float">
            <text:p>-0.141868457398681</text:p>
          </table:table-cell>
          <table:table-cell office:value-type="float" office:value="-0.148545664449014" calcext:value-type="float">
            <text:p>-0.148545664449014</text:p>
          </table:table-cell>
          <table:table-cell office:value-type="float" office:value="-0.154390288668923" calcext:value-type="float">
            <text:p>-0.154390288668923</text:p>
          </table:table-cell>
          <table:table-cell office:value-type="float" office:value="-0.159198591585164" calcext:value-type="float">
            <text:p>-0.159198591585164</text:p>
          </table:table-cell>
          <table:table-cell office:value-type="float" office:value="-0.162720741667191" calcext:value-type="float">
            <text:p>-0.162720741667191</text:p>
          </table:table-cell>
          <table:table-cell office:value-type="float" office:value="-0.164657391385754" calcext:value-type="float">
            <text:p>-0.164657391385754</text:p>
          </table:table-cell>
          <table:table-cell office:value-type="float" office:value="-0.16466077757267" calcext:value-type="float">
            <text:p>-0.16466077757267</text:p>
          </table:table-cell>
          <table:table-cell office:value-type="float" office:value="-0.162354068290717" calcext:value-type="float">
            <text:p>-0.162354068290717</text:p>
          </table:table-cell>
          <table:table-cell office:value-type="float" office:value="-0.15748001070291" calcext:value-type="float">
            <text:p>-0.15748001070291</text:p>
          </table:table-cell>
          <table:table-cell office:value-type="float" office:value="-0.149868744723061" calcext:value-type="float">
            <text:p>-0.149868744723061</text:p>
          </table:table-cell>
          <table:table-cell office:value-type="float" office:value="-0.139482611068263" calcext:value-type="float">
            <text:p>-0.139482611068263</text:p>
          </table:table-cell>
          <table:table-cell office:value-type="float" office:value="-0.126465511457305" calcext:value-type="float">
            <text:p>-0.126465511457305</text:p>
          </table:table-cell>
          <table:table-cell office:value-type="float" office:value="-0.11117621867594" calcext:value-type="float">
            <text:p>-0.11117621867594</text:p>
          </table:table-cell>
          <table:table-cell office:value-type="float" office:value="-0.094197668757421" calcext:value-type="float">
            <text:p>-0.094197668757421</text:p>
          </table:table-cell>
          <table:table-cell office:value-type="float" office:value="-0.0763170924960293" calcext:value-type="float">
            <text:p>-0.076317092496029</text:p>
          </table:table-cell>
          <table:table-cell office:value-type="float" office:value="-0.0584765139744455" calcext:value-type="float">
            <text:p>-0.058476513974446</text:p>
          </table:table-cell>
          <table:table-cell office:value-type="float" office:value="-0.0416993082858336" calcext:value-type="float">
            <text:p>-0.041699308285834</text:p>
          </table:table-cell>
          <table:table-cell office:value-type="float" office:value="-0.0270033595315298" calcext:value-type="float">
            <text:p>-0.02700335953153</text:p>
          </table:table-cell>
          <table:table-cell office:value-type="float" office:value="-0.01531300473255" calcext:value-type="float">
            <text:p>-0.01531300473255</text:p>
          </table:table-cell>
          <table:table-cell office:value-type="float" office:value="-0.00738060845565946" calcext:value-type="float">
            <text:p>-0.007380608455659</text:p>
          </table:table-cell>
          <table:table-cell office:value-type="float" office:value="-0.00372571806803609" calcext:value-type="float">
            <text:p>-0.003725718068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0.000022258650380102" calcext:value-type="float">
            <text:p>-2.23E-05</text:p>
          </table:table-cell>
          <table:table-cell office:value-type="float" office:value="-0.00350760015467004" calcext:value-type="float">
            <text:p>-0.00350760015467</text:p>
          </table:table-cell>
          <table:table-cell office:value-type="float" office:value="-0.00930665258538517" calcext:value-type="float">
            <text:p>-0.009306652585385</text:p>
          </table:table-cell>
          <table:table-cell office:value-type="float" office:value="-0.0168113629785238" calcext:value-type="float">
            <text:p>-0.016811362978524</text:p>
          </table:table-cell>
          <table:table-cell office:value-type="float" office:value="-0.0255073664183049" calcext:value-type="float">
            <text:p>-0.025507366418305</text:p>
          </table:table-cell>
          <table:table-cell office:value-type="float" office:value="-0.0349782817026164" calcext:value-type="float">
            <text:p>-0.034978281702617</text:p>
          </table:table-cell>
          <table:table-cell office:value-type="float" office:value="-0.0449015795478179" calcext:value-type="float">
            <text:p>-0.044901579547818</text:p>
          </table:table-cell>
          <table:table-cell office:value-type="float" office:value="-0.0550384521337697" calcext:value-type="float">
            <text:p>-0.05503845213377</text:p>
          </table:table-cell>
          <table:table-cell office:value-type="float" office:value="-0.0652201325148401" calcext:value-type="float">
            <text:p>-0.06522013251484</text:p>
          </table:table-cell>
          <table:table-cell office:value-type="float" office:value="-0.07533290683371" calcext:value-type="float">
            <text:p>-0.07533290683371</text:p>
          </table:table-cell>
          <table:table-cell office:value-type="float" office:value="-0.0853034975100119" calcext:value-type="float">
            <text:p>-0.085303497510012</text:p>
          </table:table-cell>
          <table:table-cell office:value-type="float" office:value="-0.0950858003625408" calcext:value-type="float">
            <text:p>-0.095085800362541</text:p>
          </table:table-cell>
          <table:table-cell office:value-type="float" office:value="-0.104649352912464" calcext:value-type="float">
            <text:p>-0.104649352912464</text:p>
          </table:table-cell>
          <table:table-cell office:value-type="float" office:value="-0.113969450030374" calcext:value-type="float">
            <text:p>-0.113969450030374</text:p>
          </table:table-cell>
          <table:table-cell office:value-type="float" office:value="-0.123018576682561" calcext:value-type="float">
            <text:p>-0.123018576682561</text:p>
          </table:table-cell>
          <table:table-cell office:value-type="float" office:value="-0.131758730759164" calcext:value-type="float">
            <text:p>-0.131758730759164</text:p>
          </table:table-cell>
          <table:table-cell office:value-type="float" office:value="-0.140134209471195" calcext:value-type="float">
            <text:p>-0.140134209471195</text:p>
          </table:table-cell>
          <table:table-cell office:value-type="float" office:value="-0.148064525662035" calcext:value-type="float">
            <text:p>-0.148064525662035</text:p>
          </table:table-cell>
          <table:table-cell office:value-type="float" office:value="-0.155437219245642" calcext:value-type="float">
            <text:p>-0.155437219245642</text:p>
          </table:table-cell>
          <table:table-cell office:value-type="float" office:value="-0.162100458184894" calcext:value-type="float">
            <text:p>-0.162100458184894</text:p>
          </table:table-cell>
          <table:table-cell office:value-type="float" office:value="-0.167855363239266" calcext:value-type="float">
            <text:p>-0.167855363239266</text:p>
          </table:table-cell>
          <table:table-cell office:value-type="float" office:value="-0.172447721218686" calcext:value-type="float">
            <text:p>-0.172447721218686</text:p>
          </table:table-cell>
          <table:table-cell office:value-type="float" office:value="-0.175557675979425" calcext:value-type="float">
            <text:p>-0.175557675979425</text:p>
          </table:table-cell>
          <table:table-cell office:value-type="float" office:value="-0.176784109720105" calcext:value-type="float">
            <text:p>-0.176784109720105</text:p>
          </table:table-cell>
          <table:table-cell office:value-type="float" office:value="-0.175627795858073" calcext:value-type="float">
            <text:p>-0.175627795858073</text:p>
          </table:table-cell>
          <table:table-cell office:value-type="float" office:value="-0.171759930653366" calcext:value-type="float">
            <text:p>-0.171759930653366</text:p>
          </table:table-cell>
          <table:table-cell office:value-type="float" office:value="-0.164881305918668" calcext:value-type="float">
            <text:p>-0.164881305918668</text:p>
          </table:table-cell>
          <table:table-cell office:value-type="float" office:value="-0.154820631660668" calcext:value-type="float">
            <text:p>-0.154820631660668</text:p>
          </table:table-cell>
          <table:table-cell office:value-type="float" office:value="-0.141609931616634" calcext:value-type="float">
            <text:p>-0.141609931616634</text:p>
          </table:table-cell>
          <table:table-cell office:value-type="float" office:value="-0.125539788620261" calcext:value-type="float">
            <text:p>-0.125539788620261</text:p>
          </table:table-cell>
          <table:table-cell office:value-type="float" office:value="-0.10718960960483" calcext:value-type="float">
            <text:p>-0.10718960960483</text:p>
          </table:table-cell>
          <table:table-cell office:value-type="float" office:value="-0.0874214585855215" calcext:value-type="float">
            <text:p>-0.087421458585522</text:p>
          </table:table-cell>
          <table:table-cell office:value-type="float" office:value="-0.0673308928562005" calcext:value-type="float">
            <text:p>-0.067330892856201</text:p>
          </table:table-cell>
          <table:table-cell office:value-type="float" office:value="-0.0481587822108912" calcext:value-type="float">
            <text:p>-0.048158782210891</text:p>
          </table:table-cell>
          <table:table-cell office:value-type="float" office:value="-0.0311782350810818" calcext:value-type="float">
            <text:p>-0.031178235081082</text:p>
          </table:table-cell>
          <table:table-cell office:value-type="float" office:value="-0.0175758337282007" calcext:value-type="float">
            <text:p>-0.017575833728201</text:p>
          </table:table-cell>
          <table:table-cell office:value-type="float" office:value="-0.00834534045231523" calcext:value-type="float">
            <text:p>-0.008345340452315</text:p>
          </table:table-cell>
          <table:table-cell office:value-type="float" office:value="-0.0042072414733037" calcext:value-type="float">
            <text:p>-0.00420724147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130986925826728" calcext:value-type="float">
            <text:p>-0.000130986925827</text:p>
          </table:table-cell>
          <table:table-cell office:value-type="float" office:value="-0.00388807449025328" calcext:value-type="float">
            <text:p>-0.003888074490253</text:p>
          </table:table-cell>
          <table:table-cell office:value-type="float" office:value="-0.010060192761619" calcext:value-type="float">
            <text:p>-0.010060192761619</text:p>
          </table:table-cell>
          <table:table-cell office:value-type="float" office:value="-0.0179841209563568" calcext:value-type="float">
            <text:p>-0.017984120956357</text:p>
          </table:table-cell>
          <table:table-cell office:value-type="float" office:value="-0.0271000434639776" calcext:value-type="float">
            <text:p>-0.027100043463978</text:p>
          </table:table-cell>
          <table:table-cell office:value-type="float" office:value="-0.0369589147497255" calcext:value-type="float">
            <text:p>-0.036958914749726</text:p>
          </table:table-cell>
          <table:table-cell office:value-type="float" office:value="-0.0472188623359327" calcext:value-type="float">
            <text:p>-0.047218862335933</text:p>
          </table:table-cell>
          <table:table-cell office:value-type="float" office:value="-0.0576336207585242" calcext:value-type="float">
            <text:p>-0.057633620758524</text:p>
          </table:table-cell>
          <table:table-cell office:value-type="float" office:value="-0.0680364227838188" calcext:value-type="float">
            <text:p>-0.068036422783819</text:p>
          </table:table-cell>
          <table:table-cell office:value-type="float" office:value="-0.0783224212623521" calcext:value-type="float">
            <text:p>-0.078322421262352</text:p>
          </table:table-cell>
          <table:table-cell office:value-type="float" office:value="-0.0884318400210617" calcext:value-type="float">
            <text:p>-0.088431840021062</text:p>
          </table:table-cell>
          <table:table-cell office:value-type="float" office:value="-0.0983350504210932" calcext:value-type="float">
            <text:p>-0.098335050421093</text:p>
          </table:table-cell>
          <table:table-cell office:value-type="float" office:value="-0.108019935698859" calcext:value-type="float">
            <text:p>-0.108019935698859</text:p>
          </table:table-cell>
          <table:table-cell office:value-type="float" office:value="-0.117481344535503" calcext:value-type="float">
            <text:p>-0.117481344535503</text:p>
          </table:table-cell>
          <table:table-cell office:value-type="float" office:value="-0.126712139904135" calcext:value-type="float">
            <text:p>-0.126712139904135</text:p>
          </table:table-cell>
          <table:table-cell office:value-type="float" office:value="-0.135695260528553" calcext:value-type="float">
            <text:p>-0.135695260528553</text:p>
          </table:table-cell>
          <table:table-cell office:value-type="float" office:value="-0.144396224055125" calcext:value-type="float">
            <text:p>-0.144396224055125</text:p>
          </table:table-cell>
          <table:table-cell office:value-type="float" office:value="-0.152755598316943" calcext:value-type="float">
            <text:p>-0.152755598316943</text:p>
          </table:table-cell>
          <table:table-cell office:value-type="float" office:value="-0.160681071042538" calcext:value-type="float">
            <text:p>-0.160681071042538</text:p>
          </table:table-cell>
          <table:table-cell office:value-type="float" office:value="-0.16803891085499" calcext:value-type="float">
            <text:p>-0.16803891085499</text:p>
          </table:table-cell>
          <table:table-cell office:value-type="float" office:value="-0.174644813384508" calcext:value-type="float">
            <text:p>-0.174644813384508</text:p>
          </table:table-cell>
          <table:table-cell office:value-type="float" office:value="-0.180254314776301" calcext:value-type="float">
            <text:p>-0.180254314776301</text:p>
          </table:table-cell>
          <table:table-cell office:value-type="float" office:value="-0.184551923907079" calcext:value-type="float">
            <text:p>-0.184551923907079</text:p>
          </table:table-cell>
          <table:table-cell office:value-type="float" office:value="-0.187127584279765" calcext:value-type="float">
            <text:p>-0.187127584279765</text:p>
          </table:table-cell>
          <table:table-cell office:value-type="float" office:value="-0.187363325592898" calcext:value-type="float">
            <text:p>-0.187363325592898</text:p>
          </table:table-cell>
          <table:table-cell office:value-type="float" office:value="-0.184865507250567" calcext:value-type="float">
            <text:p>-0.184865507250567</text:p>
          </table:table-cell>
          <table:table-cell office:value-type="float" office:value="-0.179163857242406" calcext:value-type="float">
            <text:p>-0.179163857242406</text:p>
          </table:table-cell>
          <table:table-cell office:value-type="float" office:value="-0.16991855704322" calcext:value-type="float">
            <text:p>-0.16991855704322</text:p>
          </table:table-cell>
          <table:table-cell office:value-type="float" office:value="-0.157001767424389" calcext:value-type="float">
            <text:p>-0.157001767424389</text:p>
          </table:table-cell>
          <table:table-cell office:value-type="float" office:value="-0.140576734569139" calcext:value-type="float">
            <text:p>-0.140576734569139</text:p>
          </table:table-cell>
          <table:table-cell office:value-type="float" office:value="-0.121161804869821" calcext:value-type="float">
            <text:p>-0.121161804869821</text:p>
          </table:table-cell>
          <table:table-cell office:value-type="float" office:value="-0.0996537952345035" calcext:value-type="float">
            <text:p>-0.099653795234504</text:p>
          </table:table-cell>
          <table:table-cell office:value-type="float" office:value="-0.0772917621481072" calcext:value-type="float">
            <text:p>-0.077291762148107</text:p>
          </table:table-cell>
          <table:table-cell office:value-type="float" office:value="-0.0555584278700356" calcext:value-type="float">
            <text:p>-0.055558427870036</text:p>
          </table:table-cell>
          <table:table-cell office:value-type="float" office:value="-0.0360356798776891" calcext:value-type="float">
            <text:p>-0.036035679877689</text:p>
          </table:table-cell>
          <table:table-cell office:value-type="float" office:value="-0.0202434664602844" calcext:value-type="float">
            <text:p>-0.020243466460285</text:p>
          </table:table-cell>
          <table:table-cell office:value-type="float" office:value="-0.0094928421999675" calcext:value-type="float">
            <text:p>-0.009492842199968</text:p>
          </table:table-cell>
          <table:table-cell office:value-type="float" office:value="-0.00477649999721456" calcext:value-type="float">
            <text:p>-0.004776499997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247787332367413" calcext:value-type="float">
            <text:p>-0.000247787332367</text:p>
          </table:table-cell>
          <table:table-cell office:value-type="float" office:value="-0.00429477428531905" calcext:value-type="float">
            <text:p>-0.004294774285319</text:p>
          </table:table-cell>
          <table:table-cell office:value-type="float" office:value="-0.0108591872804724" calcext:value-type="float">
            <text:p>-0.010859187280472</text:p>
          </table:table-cell>
          <table:table-cell office:value-type="float" office:value="-0.0192116215283794" calcext:value-type="float">
            <text:p>-0.019211621528379</text:p>
          </table:table-cell>
          <table:table-cell office:value-type="float" office:value="-0.0287383028516246" calcext:value-type="float">
            <text:p>-0.028738302851625</text:p>
          </table:table-cell>
          <table:table-cell office:value-type="float" office:value="-0.0389524108229942" calcext:value-type="float">
            <text:p>-0.038952410822994</text:p>
          </table:table-cell>
          <table:table-cell office:value-type="float" office:value="-0.0494907943241111" calcext:value-type="float">
            <text:p>-0.049490794324111</text:p>
          </table:table-cell>
          <table:table-cell office:value-type="float" office:value="-0.0601001257614106" calcext:value-type="float">
            <text:p>-0.060100125761411</text:p>
          </table:table-cell>
          <table:table-cell office:value-type="float" office:value="-0.0706173691441882" calcext:value-type="float">
            <text:p>-0.070617369144188</text:p>
          </table:table-cell>
          <table:table-cell office:value-type="float" office:value="-0.0809488029603746" calcext:value-type="float">
            <text:p>-0.080948802960375</text:p>
          </table:table-cell>
          <table:table-cell office:value-type="float" office:value="-0.0910504374013826" calcext:value-type="float">
            <text:p>-0.091050437401383</text:p>
          </table:table-cell>
          <table:table-cell office:value-type="float" office:value="-0.100911221209338" calcext:value-type="float">
            <text:p>-0.100911221209338</text:p>
          </table:table-cell>
          <table:table-cell office:value-type="float" office:value="-0.110539303970355" calcext:value-type="float">
            <text:p>-0.110539303970355</text:p>
          </table:table-cell>
          <table:table-cell office:value-type="float" office:value="-0.119950958017679" calcext:value-type="float">
            <text:p>-0.119950958017679</text:p>
          </table:table-cell>
          <table:table-cell office:value-type="float" office:value="-0.129161452201522" calcext:value-type="float">
            <text:p>-0.129161452201522</text:p>
          </table:table-cell>
          <table:table-cell office:value-type="float" office:value="-0.138177103521436" calcext:value-type="float">
            <text:p>-0.138177103521436</text:p>
          </table:table-cell>
          <table:table-cell office:value-type="float" office:value="-0.146987782680111" calcext:value-type="float">
            <text:p>-0.146987782680111</text:p>
          </table:table-cell>
          <table:table-cell office:value-type="float" office:value="-0.155559243114095" calcext:value-type="float">
            <text:p>-0.155559243114095</text:p>
          </table:table-cell>
          <table:table-cell office:value-type="float" office:value="-0.163824713923334" calcext:value-type="float">
            <text:p>-0.163824713923334</text:p>
          </table:table-cell>
          <table:table-cell office:value-type="float" office:value="-0.171675246094729" calcext:value-type="float">
            <text:p>-0.171675246094729</text:p>
          </table:table-cell>
          <table:table-cell office:value-type="float" office:value="-0.178948275571052" calcext:value-type="float">
            <text:p>-0.178948275571052</text:p>
          </table:table-cell>
          <table:table-cell office:value-type="float" office:value="-0.185413976464995" calcext:value-type="float">
            <text:p>-0.185413976464995</text:p>
          </table:table-cell>
          <table:table-cell office:value-type="float" office:value="-0.190760625109046" calcext:value-type="float">
            <text:p>-0.190760625109046</text:p>
          </table:table-cell>
          <table:table-cell office:value-type="float" office:value="-0.194592468552873" calcext:value-type="float">
            <text:p>-0.194592468552873</text:p>
          </table:table-cell>
          <table:table-cell office:value-type="float" office:value="-0.196523037037872" calcext:value-type="float">
            <text:p>-0.196523037037872</text:p>
          </table:table-cell>
          <table:table-cell office:value-type="float" office:value="-0.195750813167881" calcext:value-type="float">
            <text:p>-0.195750813167881</text:p>
          </table:table-cell>
          <table:table-cell office:value-type="float" office:value="-0.191681739680202" calcext:value-type="float">
            <text:p>-0.191681739680202</text:p>
          </table:table-cell>
          <table:table-cell office:value-type="float" office:value="-0.183810782393423" calcext:value-type="float">
            <text:p>-0.183810782393423</text:p>
          </table:table-cell>
          <table:table-cell office:value-type="float" office:value="-0.171807738173238" calcext:value-type="float">
            <text:p>-0.171807738173238</text:p>
          </table:table-cell>
          <table:table-cell office:value-type="float" office:value="-0.155636139095544" calcext:value-type="float">
            <text:p>-0.155636139095544</text:p>
          </table:table-cell>
          <table:table-cell office:value-type="float" office:value="-0.135668778352015" calcext:value-type="float">
            <text:p>-0.135668778352015</text:p>
          </table:table-cell>
          <table:table-cell office:value-type="float" office:value="-0.112763561788256" calcext:value-type="float">
            <text:p>-0.112763561788256</text:p>
          </table:table-cell>
          <table:table-cell office:value-type="float" office:value="-0.0882632202914022" calcext:value-type="float">
            <text:p>-0.088263220291402</text:p>
          </table:table-cell>
          <table:table-cell office:value-type="float" office:value="-0.0639001490232131" calcext:value-type="float">
            <text:p>-0.063900149023213</text:p>
          </table:table-cell>
          <table:table-cell office:value-type="float" office:value="-0.0416191030866861" calcext:value-type="float">
            <text:p>-0.041619103086686</text:p>
          </table:table-cell>
          <table:table-cell office:value-type="float" office:value="-0.023359274049961" calcext:value-type="float">
            <text:p>-0.023359274049961</text:p>
          </table:table-cell>
          <table:table-cell office:value-type="float" office:value="-0.010847400902907" calcext:value-type="float">
            <text:p>-0.010847400902907</text:p>
          </table:table-cell>
          <table:table-cell office:value-type="float" office:value="-0.00544382601497498" calcext:value-type="float">
            <text:p>-0.00544382601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378848961823063" calcext:value-type="float">
            <text:p>-0.000378848961823</text:p>
          </table:table-cell>
          <table:table-cell office:value-type="float" office:value="-0.00474731007859762" calcext:value-type="float">
            <text:p>-0.004747310078598</text:p>
          </table:table-cell>
          <table:table-cell office:value-type="float" office:value="-0.0117381394217044" calcext:value-type="float">
            <text:p>-0.011738139421704</text:p>
          </table:table-cell>
          <table:table-cell office:value-type="float" office:value="-0.0205404100284606" calcext:value-type="float">
            <text:p>-0.020540410028461</text:p>
          </table:table-cell>
          <table:table-cell office:value-type="float" office:value="-0.0304747883693914" calcext:value-type="float">
            <text:p>-0.030474788369391</text:p>
          </table:table-cell>
          <table:table-cell office:value-type="float" office:value="-0.0410102522996361" calcext:value-type="float">
            <text:p>-0.041010252299636</text:p>
          </table:table-cell>
          <table:table-cell office:value-type="float" office:value="-0.0517605242157165" calcext:value-type="float">
            <text:p>-0.051760524215717</text:p>
          </table:table-cell>
          <table:table-cell office:value-type="float" office:value="-0.0624664352947941" calcext:value-type="float">
            <text:p>-0.062466435294794</text:p>
          </table:table-cell>
          <table:table-cell office:value-type="float" office:value="-0.0729714129084411" calcext:value-type="float">
            <text:p>-0.072971412908441</text:p>
          </table:table-cell>
          <table:table-cell office:value-type="float" office:value="-0.0831959590909247" calcext:value-type="float">
            <text:p>-0.083195959090925</text:p>
          </table:table-cell>
          <table:table-cell office:value-type="float" office:value="-0.0931147038898802" calcext:value-type="float">
            <text:p>-0.09311470388988</text:p>
          </table:table-cell>
          <table:table-cell office:value-type="float" office:value="-0.102737515450566" calcext:value-type="float">
            <text:p>-0.102737515450566</text:p>
          </table:table-cell>
          <table:table-cell office:value-type="float" office:value="-0.112094703564293" calcext:value-type="float">
            <text:p>-0.112094703564293</text:p>
          </table:table-cell>
          <table:table-cell office:value-type="float" office:value="-0.121225593441144" calcext:value-type="float">
            <text:p>-0.121225593441144</text:p>
          </table:table-cell>
          <table:table-cell office:value-type="float" office:value="-0.130169481364104" calcext:value-type="float">
            <text:p>-0.130169481364104</text:p>
          </table:table-cell>
          <table:table-cell office:value-type="float" office:value="-0.138957985003845" calcext:value-type="float">
            <text:p>-0.138957985003845</text:p>
          </table:table-cell>
          <table:table-cell office:value-type="float" office:value="-0.147607923780267" calcext:value-type="float">
            <text:p>-0.147607923780267</text:p>
          </table:table-cell>
          <table:table-cell office:value-type="float" office:value="-0.156114006697213" calcext:value-type="float">
            <text:p>-0.156114006697213</text:p>
          </table:table-cell>
          <table:table-cell office:value-type="float" office:value="-0.16444071221332" calcext:value-type="float">
            <text:p>-0.16444071221332</text:p>
          </table:table-cell>
          <table:table-cell office:value-type="float" office:value="-0.172512873924864" calcext:value-type="float">
            <text:p>-0.172512873924864</text:p>
          </table:table-cell>
          <table:table-cell office:value-type="float" office:value="-0.180204678766743" calcext:value-type="float">
            <text:p>-0.180204678766743</text:p>
          </table:table-cell>
          <table:table-cell office:value-type="float" office:value="-0.187327294865731" calcext:value-type="float">
            <text:p>-0.187327294865731</text:p>
          </table:table-cell>
          <table:table-cell office:value-type="float" office:value="-0.193616627653206" calcext:value-type="float">
            <text:p>-0.193616627653206</text:p>
          </table:table-cell>
          <table:table-cell office:value-type="float" office:value="-0.198723889761998" calcext:value-type="float">
            <text:p>-0.198723889761998</text:p>
          </table:table-cell>
          <table:table-cell office:value-type="float" office:value="-0.202200203663724" calcext:value-type="float">
            <text:p>-0.202200203663724</text:p>
          </table:table-cell>
          <table:table-cell office:value-type="float" office:value="-0.203276003894338" calcext:value-type="float">
            <text:p>-0.203276003894338</text:p>
          </table:table-cell>
          <table:table-cell office:value-type="float" office:value="-0.201200182565643" calcext:value-type="float">
            <text:p>-0.201200182565643</text:p>
          </table:table-cell>
          <table:table-cell office:value-type="float" office:value="-0.195266375591946" calcext:value-type="float">
            <text:p>-0.195266375591946</text:p>
          </table:table-cell>
          <table:table-cell office:value-type="float" office:value="-0.184893562368134" calcext:value-type="float">
            <text:p>-0.184893562368134</text:p>
          </table:table-cell>
          <table:table-cell office:value-type="float" office:value="-0.169764731698996" calcext:value-type="float">
            <text:p>-0.169764731698996</text:p>
          </table:table-cell>
          <table:table-cell office:value-type="float" office:value="-0.149996890736856" calcext:value-type="float">
            <text:p>-0.149996890736856</text:p>
          </table:table-cell>
          <table:table-cell office:value-type="float" office:value="-0.12629300097304" calcext:value-type="float">
            <text:p>-0.12629300097304</text:p>
          </table:table-cell>
          <table:table-cell office:value-type="float" office:value="-0.100012926136645" calcext:value-type="float">
            <text:p>-0.100012926136645</text:p>
          </table:table-cell>
          <table:table-cell office:value-type="float" office:value="-0.0731122608330683" calcext:value-type="float">
            <text:p>-0.073112260833068</text:p>
          </table:table-cell>
          <table:table-cell office:value-type="float" office:value="-0.0479420643383895" calcext:value-type="float">
            <text:p>-0.04794206433839</text:p>
          </table:table-cell>
          <table:table-cell office:value-type="float" office:value="-0.0269595334073605" calcext:value-type="float">
            <text:p>-0.026959533407361</text:p>
          </table:table-cell>
          <table:table-cell office:value-type="float" office:value="-0.0124331864556592" calcext:value-type="float">
            <text:p>-0.012433186455659</text:p>
          </table:table-cell>
          <table:table-cell office:value-type="float" office:value="-0.00621892048766762" calcext:value-type="float">
            <text:p>-0.00621892048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53284574846188" calcext:value-type="float">
            <text:p>-0.000532845748462</text:p>
          </table:table-cell>
          <table:table-cell office:value-type="float" office:value="-0.00527409374468474" calcext:value-type="float">
            <text:p>-0.005274093744685</text:p>
          </table:table-cell>
          <table:table-cell office:value-type="float" office:value="-0.0127474372423583" calcext:value-type="float">
            <text:p>-0.012747437242358</text:p>
          </table:table-cell>
          <table:table-cell office:value-type="float" office:value="-0.0220383202975575" calcext:value-type="float">
            <text:p>-0.022038320297558</text:p>
          </table:table-cell>
          <table:table-cell office:value-type="float" office:value="-0.0323863725559694" calcext:value-type="float">
            <text:p>-0.03238637255597</text:p>
          </table:table-cell>
          <table:table-cell office:value-type="float" office:value="-0.0432088630640764" calcext:value-type="float">
            <text:p>-0.043208863064077</text:p>
          </table:table-cell>
          <table:table-cell office:value-type="float" office:value="-0.0540953423465784" calcext:value-type="float">
            <text:p>-0.054095342346578</text:p>
          </table:table-cell>
          <table:table-cell office:value-type="float" office:value="-0.0647836270968656" calcext:value-type="float">
            <text:p>-0.064783627096866</text:p>
          </table:table-cell>
          <table:table-cell office:value-type="float" office:value="-0.0751279767391503" calcext:value-type="float">
            <text:p>-0.07512797673915</text:p>
          </table:table-cell>
          <table:table-cell office:value-type="float" office:value="-0.0850674982699754" calcext:value-type="float">
            <text:p>-0.085067498269976</text:p>
          </table:table-cell>
          <table:table-cell office:value-type="float" office:value="-0.0945991004432124" calcext:value-type="float">
            <text:p>-0.094599100443212</text:p>
          </table:table-cell>
          <table:table-cell office:value-type="float" office:value="-0.103756327128238" calcext:value-type="float">
            <text:p>-0.103756327128238</text:p>
          </table:table-cell>
          <table:table-cell office:value-type="float" office:value="-0.112593623128712" calcext:value-type="float">
            <text:p>-0.112593623128712</text:p>
          </table:table-cell>
          <table:table-cell office:value-type="float" office:value="-0.121174817915512" calcext:value-type="float">
            <text:p>-0.121174817915512</text:p>
          </table:table-cell>
          <table:table-cell office:value-type="float" office:value="-0.129564465632283" calcext:value-type="float">
            <text:p>-0.129564465632283</text:p>
          </table:table-cell>
          <table:table-cell office:value-type="float" office:value="-0.137820819793604" calcext:value-type="float">
            <text:p>-0.137820819793604</text:p>
          </table:table-cell>
          <table:table-cell office:value-type="float" office:value="-0.145989453254097" calcext:value-type="float">
            <text:p>-0.145989453254097</text:p>
          </table:table-cell>
          <table:table-cell office:value-type="float" office:value="-0.154096748977458" calcext:value-type="float">
            <text:p>-0.154096748977458</text:p>
          </table:table-cell>
          <table:table-cell office:value-type="float" office:value="-0.162142628697924" calcext:value-type="float">
            <text:p>-0.162142628697924</text:p>
          </table:table-cell>
          <table:table-cell office:value-type="float" office:value="-0.170092049951204" calcext:value-type="float">
            <text:p>-0.170092049951204</text:p>
          </table:table-cell>
          <table:table-cell office:value-type="float" office:value="-0.177864936030676" calcext:value-type="float">
            <text:p>-0.177864936030676</text:p>
          </table:table-cell>
          <table:table-cell office:value-type="float" office:value="-0.185324258126567" calcext:value-type="float">
            <text:p>-0.185324258126567</text:p>
          </table:table-cell>
          <table:table-cell office:value-type="float" office:value="-0.192261656411411" calcext:value-type="float">
            <text:p>-0.192261656411411</text:p>
          </table:table-cell>
          <table:table-cell office:value-type="float" office:value="-0.198377366287461" calcext:value-type="float">
            <text:p>-0.198377366287461</text:p>
          </table:table-cell>
          <table:table-cell office:value-type="float" office:value="-0.203240776964704" calcext:value-type="float">
            <text:p>-0.203240776964704</text:p>
          </table:table-cell>
          <table:table-cell office:value-type="float" office:value="-0.206179048284817" calcext:value-type="float">
            <text:p>-0.206179048284817</text:p>
          </table:table-cell>
          <table:table-cell office:value-type="float" office:value="-0.206336711362523" calcext:value-type="float">
            <text:p>-0.206336711362523</text:p>
          </table:table-cell>
          <table:table-cell office:value-type="float" office:value="-0.202836369041686" calcext:value-type="float">
            <text:p>-0.202836369041686</text:p>
          </table:table-cell>
          <table:table-cell office:value-type="float" office:value="-0.194837946035474" calcext:value-type="float">
            <text:p>-0.194837946035474</text:p>
          </table:table-cell>
          <table:table-cell office:value-type="float" office:value="-0.181682147223595" calcext:value-type="float">
            <text:p>-0.181682147223595</text:p>
          </table:table-cell>
          <table:table-cell office:value-type="float" office:value="-0.163110480527359" calcext:value-type="float">
            <text:p>-0.163110480527359</text:p>
          </table:table-cell>
          <table:table-cell office:value-type="float" office:value="-0.139512806047344" calcext:value-type="float">
            <text:p>-0.139512806047344</text:p>
          </table:table-cell>
          <table:table-cell office:value-type="float" office:value="-0.112115852721044" calcext:value-type="float">
            <text:p>-0.112115852721044</text:p>
          </table:table-cell>
          <table:table-cell office:value-type="float" office:value="-0.0830116963507366" calcext:value-type="float">
            <text:p>-0.083011696350737</text:p>
          </table:table-cell>
          <table:table-cell office:value-type="float" office:value="-0.054969060314819" calcext:value-type="float">
            <text:p>-0.054969060314819</text:p>
          </table:table-cell>
          <table:table-cell office:value-type="float" office:value="-0.0310666136776703" calcext:value-type="float">
            <text:p>-0.03106661367767</text:p>
          </table:table-cell>
          <table:table-cell office:value-type="float" office:value="-0.0142727584809162" calcext:value-type="float">
            <text:p>-0.014272758480916</text:p>
          </table:table-cell>
          <table:table-cell office:value-type="float" office:value="-0.00711003323092807" calcext:value-type="float">
            <text:p>-0.00711003323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722691541376508" calcext:value-type="float">
            <text:p>-0.000722691541377</text:p>
          </table:table-cell>
          <table:table-cell office:value-type="float" office:value="-0.00591631234591481" calcext:value-type="float">
            <text:p>-0.005916312345915</text:p>
          </table:table-cell>
          <table:table-cell office:value-type="float" office:value="-0.0139590786722321" calcext:value-type="float">
            <text:p>-0.013959078672232</text:p>
          </table:table-cell>
          <table:table-cell office:value-type="float" office:value="-0.0238009593218028" calcext:value-type="float">
            <text:p>-0.023800959321803</text:p>
          </table:table-cell>
          <table:table-cell office:value-type="float" office:value="-0.0345803014076861" calcext:value-type="float">
            <text:p>-0.034580301407686</text:p>
          </table:table-cell>
          <table:table-cell office:value-type="float" office:value="-0.0456546939305886" calcext:value-type="float">
            <text:p>-0.045654693930589</text:p>
          </table:table-cell>
          <table:table-cell office:value-type="float" office:value="-0.0565904712052012" calcext:value-type="float">
            <text:p>-0.056590471205201</text:p>
          </table:table-cell>
          <table:table-cell office:value-type="float" office:value="-0.0671280146048146" calcext:value-type="float">
            <text:p>-0.067128014604815</text:p>
          </table:table-cell>
          <table:table-cell office:value-type="float" office:value="-0.0771392507324291" calcext:value-type="float">
            <text:p>-0.077139250732429</text:p>
          </table:table-cell>
          <table:table-cell office:value-type="float" office:value="-0.0865880727632406" calcext:value-type="float">
            <text:p>-0.086588072763241</text:p>
          </table:table-cell>
          <table:table-cell office:value-type="float" office:value="-0.0954984546635176" calcext:value-type="float">
            <text:p>-0.095498454663518</text:p>
          </table:table-cell>
          <table:table-cell office:value-type="float" office:value="-0.103930959875635" calcext:value-type="float">
            <text:p>-0.103930959875635</text:p>
          </table:table-cell>
          <table:table-cell office:value-type="float" office:value="-0.111966342701611" calcext:value-type="float">
            <text:p>-0.111966342701611</text:p>
          </table:table-cell>
          <table:table-cell office:value-type="float" office:value="-0.119694296635313" calcext:value-type="float">
            <text:p>-0.119694296635313</text:p>
          </table:table-cell>
          <table:table-cell office:value-type="float" office:value="-0.127205523777228" calcext:value-type="float">
            <text:p>-0.127205523777228</text:p>
          </table:table-cell>
          <table:table-cell office:value-type="float" office:value="-0.134585647411326" calcext:value-type="float">
            <text:p>-0.134585647411326</text:p>
          </table:table-cell>
          <table:table-cell office:value-type="float" office:value="-0.141909860556947" calcext:value-type="float">
            <text:p>-0.141909860556947</text:p>
          </table:table-cell>
          <table:table-cell office:value-type="float" office:value="-0.149237513840138" calcext:value-type="float">
            <text:p>-0.149237513840138</text:p>
          </table:table-cell>
          <table:table-cell office:value-type="float" office:value="-0.156605959879302" calcext:value-type="float">
            <text:p>-0.156605959879302</text:p>
          </table:table-cell>
          <table:table-cell office:value-type="float" office:value="-0.164023150298578" calcext:value-type="float">
            <text:p>-0.164023150298578</text:p>
          </table:table-cell>
          <table:table-cell office:value-type="float" office:value="-0.17145849688031" calcext:value-type="float">
            <text:p>-0.17145849688031</text:p>
          </table:table-cell>
          <table:table-cell office:value-type="float" office:value="-0.178831211622225" calcext:value-type="float">
            <text:p>-0.178831211622225</text:p>
          </table:table-cell>
          <table:table-cell office:value-type="float" office:value="-0.185994780505097" calcext:value-type="float">
            <text:p>-0.185994780505097</text:p>
          </table:table-cell>
          <table:table-cell office:value-type="float" office:value="-0.192715020721461" calcext:value-type="float">
            <text:p>-0.192715020721461</text:p>
          </table:table-cell>
          <table:table-cell office:value-type="float" office:value="-0.198639853967805" calcext:value-type="float">
            <text:p>-0.198639853967805</text:p>
          </table:table-cell>
          <table:table-cell office:value-type="float" office:value="-0.203275749649389" calcext:value-type="float">
            <text:p>-0.203275749649389</text:p>
          </table:table-cell>
          <table:table-cell office:value-type="float" office:value="-0.205709468150403" calcext:value-type="float">
            <text:p>-0.205709468150403</text:p>
          </table:table-cell>
          <table:table-cell office:value-type="float" office:value="-0.204973700469087" calcext:value-type="float">
            <text:p>-0.204973700469087</text:p>
          </table:table-cell>
          <table:table-cell office:value-type="float" office:value="-0.200012157709864" calcext:value-type="float">
            <text:p>-0.200012157709864</text:p>
          </table:table-cell>
          <table:table-cell office:value-type="float" office:value="-0.189807401955076" calcext:value-type="float">
            <text:p>-0.189807401955076</text:p>
          </table:table-cell>
          <table:table-cell office:value-type="float" office:value="-0.173626546417495" calcext:value-type="float">
            <text:p>-0.173626546417495</text:p>
          </table:table-cell>
          <table:table-cell office:value-type="float" office:value="-0.151363449400826" calcext:value-type="float">
            <text:p>-0.151363449400826</text:p>
          </table:table-cell>
          <table:table-cell office:value-type="float" office:value="-0.12388946517429" calcext:value-type="float">
            <text:p>-0.12388946517429</text:p>
          </table:table-cell>
          <table:table-cell office:value-type="float" office:value="-0.0932546381457292" calcext:value-type="float">
            <text:p>-0.093254638145729</text:p>
          </table:table-cell>
          <table:table-cell office:value-type="float" office:value="-0.0625885645647246" calcext:value-type="float">
            <text:p>-0.062588564564725</text:p>
          </table:table-cell>
          <table:table-cell office:value-type="float" office:value="-0.0356790691995605" calcext:value-type="float">
            <text:p>-0.035679069199561</text:p>
          </table:table-cell>
          <table:table-cell office:value-type="float" office:value="-0.0163849352106831" calcext:value-type="float">
            <text:p>-0.016384935210683</text:p>
          </table:table-cell>
          <table:table-cell office:value-type="float" office:value="-0.00812285359170843" calcext:value-type="float">
            <text:p>-0.00812285359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967486821587857" calcext:value-type="float">
            <text:p>-0.000967486821588</text:p>
          </table:table-cell>
          <table:table-cell office:value-type="float" office:value="-0.00673331017625589" calcext:value-type="float">
            <text:p>-0.006733310176256</text:p>
          </table:table-cell>
          <table:table-cell office:value-type="float" office:value="-0.0154744079753907" calcext:value-type="float">
            <text:p>-0.015474407975391</text:p>
          </table:table-cell>
          <table:table-cell office:value-type="float" office:value="-0.0259597891482282" calcext:value-type="float">
            <text:p>-0.025959789148228</text:p>
          </table:table-cell>
          <table:table-cell office:value-type="float" office:value="-0.0372008991048834" calcext:value-type="float">
            <text:p>-0.037200899104883</text:p>
          </table:table-cell>
          <table:table-cell office:value-type="float" office:value="-0.0484886542596027" calcext:value-type="float">
            <text:p>-0.048488654259603</text:p>
          </table:table-cell>
          <table:table-cell office:value-type="float" office:value="-0.059371087345431" calcext:value-type="float">
            <text:p>-0.059371087345431</text:p>
          </table:table-cell>
          <table:table-cell office:value-type="float" office:value="-0.0696010544601358" calcext:value-type="float">
            <text:p>-0.069601054460136</text:p>
          </table:table-cell>
          <table:table-cell office:value-type="float" office:value="-0.0790784475178413" calcext:value-type="float">
            <text:p>-0.079078447517841</text:p>
          </table:table-cell>
          <table:table-cell office:value-type="float" office:value="-0.0878004554656847" calcext:value-type="float">
            <text:p>-0.087800455465685</text:p>
          </table:table-cell>
          <table:table-cell office:value-type="float" office:value="-0.0958242877611322" calcext:value-type="float">
            <text:p>-0.095824287761132</text:p>
          </table:table-cell>
          <table:table-cell office:value-type="float" office:value="-0.10324160178496" calcext:value-type="float">
            <text:p>-0.10324160178496</text:p>
          </table:table-cell>
          <table:table-cell office:value-type="float" office:value="-0.1101619384909" calcext:value-type="float">
            <text:p>-0.1101619384909</text:p>
          </table:table-cell>
          <table:table-cell office:value-type="float" office:value="-0.116702231688555" calcext:value-type="float">
            <text:p>-0.116702231688555</text:p>
          </table:table-cell>
          <table:table-cell office:value-type="float" office:value="-0.122980003062434" calcext:value-type="float">
            <text:p>-0.122980003062434</text:p>
          </table:table-cell>
          <table:table-cell office:value-type="float" office:value="-0.129108508499457" calcext:value-type="float">
            <text:p>-0.129108508499457</text:p>
          </table:table-cell>
          <table:table-cell office:value-type="float" office:value="-0.135192634127464" calcext:value-type="float">
            <text:p>-0.135192634127464</text:p>
          </table:table-cell>
          <table:table-cell office:value-type="float" office:value="-0.141324795767416" calcext:value-type="float">
            <text:p>-0.141324795767416</text:p>
          </table:table-cell>
          <table:table-cell office:value-type="float" office:value="-0.147580050592587" calcext:value-type="float">
            <text:p>-0.147580050592587</text:p>
          </table:table-cell>
          <table:table-cell office:value-type="float" office:value="-0.154009971373833" calcext:value-type="float">
            <text:p>-0.154009971373833</text:p>
          </table:table-cell>
          <table:table-cell office:value-type="float" office:value="-0.160634887251696" calcext:value-type="float">
            <text:p>-0.160634887251696</text:p>
          </table:table-cell>
          <table:table-cell office:value-type="float" office:value="-0.167433736040295" calcext:value-type="float">
            <text:p>-0.167433736040295</text:p>
          </table:table-cell>
          <table:table-cell office:value-type="float" office:value="-0.174330918977423" calcext:value-type="float">
            <text:p>-0.174330918977423</text:p>
          </table:table-cell>
          <table:table-cell office:value-type="float" office:value="-0.181179206228956" calcext:value-type="float">
            <text:p>-0.181179206228956</text:p>
          </table:table-cell>
          <table:table-cell office:value-type="float" office:value="-0.187736415276718" calcext:value-type="float">
            <text:p>-0.187736415276718</text:p>
          </table:table-cell>
          <table:table-cell office:value-type="float" office:value="-0.193625278967145" calcext:value-type="float">
            <text:p>-0.193625278967145</text:p>
          </table:table-cell>
          <table:table-cell office:value-type="float" office:value="-0.198107320287895" calcext:value-type="float">
            <text:p>-0.198107320287895</text:p>
          </table:table-cell>
          <table:table-cell office:value-type="float" office:value="-0.200206116626441" calcext:value-type="float">
            <text:p>-0.200206116626441</text:p>
          </table:table-cell>
          <table:table-cell office:value-type="float" office:value="-0.198730673710729" calcext:value-type="float">
            <text:p>-0.198730673710729</text:p>
          </table:table-cell>
          <table:table-cell office:value-type="float" office:value="-0.192357853186996" calcext:value-type="float">
            <text:p>-0.192357853186996</text:p>
          </table:table-cell>
          <table:table-cell office:value-type="float" office:value="-0.179844255445543" calcext:value-type="float">
            <text:p>-0.179844255445543</text:p>
          </table:table-cell>
          <table:table-cell office:value-type="float" office:value="-0.160422110912658" calcext:value-type="float">
            <text:p>-0.160422110912658</text:p>
          </table:table-cell>
          <table:table-cell office:value-type="float" office:value="-0.134328719290415" calcext:value-type="float">
            <text:p>-0.134328719290415</text:p>
          </table:table-cell>
          <table:table-cell office:value-type="float" office:value="-0.103275579248474" calcext:value-type="float">
            <text:p>-0.103275579248474</text:p>
          </table:table-cell>
          <table:table-cell office:value-type="float" office:value="-0.0705760991223014" calcext:value-type="float">
            <text:p>-0.070576099122301</text:p>
          </table:table-cell>
          <table:table-cell office:value-type="float" office:value="-0.0407574662258704" calcext:value-type="float">
            <text:p>-0.04075746622587</text:p>
          </table:table-cell>
          <table:table-cell office:value-type="float" office:value="-0.0187818487661244" calcext:value-type="float">
            <text:p>-0.018781848766124</text:p>
          </table:table-cell>
          <table:table-cell office:value-type="float" office:value="-0.00925901339576217" calcext:value-type="float">
            <text:p>-0.009259013395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129552079063839" calcext:value-type="float">
            <text:p>-0.001295520790638</text:p>
          </table:table-cell>
          <table:table-cell office:value-type="float" office:value="-0.00781046268281042" calcext:value-type="float">
            <text:p>-0.00781046268281</text:p>
          </table:table-cell>
          <table:table-cell office:value-type="float" office:value="-0.0174346911274266" calcext:value-type="float">
            <text:p>-0.017434691127427</text:p>
          </table:table-cell>
          <table:table-cell office:value-type="float" office:value="-0.0286919765592572" calcext:value-type="float">
            <text:p>-0.028691976559257</text:p>
          </table:table-cell>
          <table:table-cell office:value-type="float" office:value="-0.040436199717747" calcext:value-type="float">
            <text:p>-0.040436199717747</text:p>
          </table:table-cell>
          <table:table-cell office:value-type="float" office:value="-0.0518885537215355" calcext:value-type="float">
            <text:p>-0.051888553721536</text:p>
          </table:table-cell>
          <table:table-cell office:value-type="float" office:value="-0.062590677178901" calcext:value-type="float">
            <text:p>-0.062590677178901</text:p>
          </table:table-cell>
          <table:table-cell office:value-type="float" office:value="-0.0723241929364099" calcext:value-type="float">
            <text:p>-0.07232419293641</text:p>
          </table:table-cell>
          <table:table-cell office:value-type="float" office:value="-0.0810317748218741" calcext:value-type="float">
            <text:p>-0.081031774821874</text:p>
          </table:table-cell>
          <table:table-cell office:value-type="float" office:value="-0.0887551772466996" calcext:value-type="float">
            <text:p>-0.0887551772467</text:p>
          </table:table-cell>
          <table:table-cell office:value-type="float" office:value="-0.09559253807702" calcext:value-type="float">
            <text:p>-0.09559253807702</text:p>
          </table:table-cell>
          <table:table-cell office:value-type="float" office:value="-0.101671462263031" calcext:value-type="float">
            <text:p>-0.101671462263031</text:p>
          </table:table-cell>
          <table:table-cell office:value-type="float" office:value="-0.107133122991457" calcext:value-type="float">
            <text:p>-0.107133122991457</text:p>
          </table:table-cell>
          <table:table-cell office:value-type="float" office:value="-0.112123202908623" calcext:value-type="float">
            <text:p>-0.112123202908623</text:p>
          </table:table-cell>
          <table:table-cell office:value-type="float" office:value="-0.116786664576795" calcext:value-type="float">
            <text:p>-0.116786664576795</text:p>
          </table:table-cell>
          <table:table-cell office:value-type="float" office:value="-0.121264420673184" calcext:value-type="float">
            <text:p>-0.121264420673184</text:p>
          </table:table-cell>
          <table:table-cell office:value-type="float" office:value="-0.125690622235978" calcext:value-type="float">
            <text:p>-0.125690622235978</text:p>
          </table:table-cell>
          <table:table-cell office:value-type="float" office:value="-0.130190094756562" calcext:value-type="float">
            <text:p>-0.130190094756562</text:p>
          </table:table-cell>
          <table:table-cell office:value-type="float" office:value="-0.134874789112801" calcext:value-type="float">
            <text:p>-0.134874789112801</text:p>
          </table:table-cell>
          <table:table-cell office:value-type="float" office:value="-0.139838977835354" calcext:value-type="float">
            <text:p>-0.139838977835354</text:p>
          </table:table-cell>
          <table:table-cell office:value-type="float" office:value="-0.145153125124702" calcext:value-type="float">
            <text:p>-0.145153125124702</text:p>
          </table:table-cell>
          <table:table-cell office:value-type="float" office:value="-0.150855409174537" calcext:value-type="float">
            <text:p>-0.150855409174537</text:p>
          </table:table-cell>
          <table:table-cell office:value-type="float" office:value="-0.156941157066445" calcext:value-type="float">
            <text:p>-0.156941157066445</text:p>
          </table:table-cell>
          <table:table-cell office:value-type="float" office:value="-0.163350879053894" calcext:value-type="float">
            <text:p>-0.163350879053894</text:p>
          </table:table-cell>
          <table:table-cell office:value-type="float" office:value="-0.169955825465798" calcext:value-type="float">
            <text:p>-0.169955825465798</text:p>
          </table:table-cell>
          <table:table-cell office:value-type="float" office:value="-0.176527197143958" calcext:value-type="float">
            <text:p>-0.176527197143958</text:p>
          </table:table-cell>
          <table:table-cell office:value-type="float" office:value="-0.182614111130248" calcext:value-type="float">
            <text:p>-0.182614111130248</text:p>
          </table:table-cell>
          <table:table-cell office:value-type="float" office:value="-0.187318001514768" calcext:value-type="float">
            <text:p>-0.187318001514768</text:p>
          </table:table-cell>
          <table:table-cell office:value-type="float" office:value="-0.189450065197779" calcext:value-type="float">
            <text:p>-0.189450065197779</text:p>
          </table:table-cell>
          <table:table-cell office:value-type="float" office:value="-0.187523056087461" calcext:value-type="float">
            <text:p>-0.187523056087461</text:p>
          </table:table-cell>
          <table:table-cell office:value-type="float" office:value="-0.179851320366505" calcext:value-type="float">
            <text:p>-0.179851320366505</text:p>
          </table:table-cell>
          <table:table-cell office:value-type="float" office:value="-0.164921343289145" calcext:value-type="float">
            <text:p>-0.164921343289145</text:p>
          </table:table-cell>
          <table:table-cell office:value-type="float" office:value="-0.142056629115574" calcext:value-type="float">
            <text:p>-0.142056629115574</text:p>
          </table:table-cell>
          <table:table-cell office:value-type="float" office:value="-0.112217511695292" calcext:value-type="float">
            <text:p>-0.112217511695292</text:p>
          </table:table-cell>
          <table:table-cell office:value-type="float" office:value="-0.0785444352218949" calcext:value-type="float">
            <text:p>-0.078544435221895</text:p>
          </table:table-cell>
          <table:table-cell office:value-type="float" office:value="-0.0462039295643384" calcext:value-type="float">
            <text:p>-0.046203929564338</text:p>
          </table:table-cell>
          <table:table-cell office:value-type="float" office:value="-0.0214648049552281" calcext:value-type="float">
            <text:p>-0.021464804955228</text:p>
          </table:table-cell>
          <table:table-cell office:value-type="float" office:value="-0.0105139338647335" calcext:value-type="float">
            <text:p>-0.010513933864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174927135600955" calcext:value-type="float">
            <text:p>-0.00174927135601</text:p>
          </table:table-cell>
          <table:table-cell office:value-type="float" office:value="-0.00927122669348019" calcext:value-type="float">
            <text:p>-0.00927122669348</text:p>
          </table:table-cell>
          <table:table-cell office:value-type="float" office:value="-0.0200356867860029" calcext:value-type="float">
            <text:p>-0.020035686786003</text:p>
          </table:table-cell>
          <table:table-cell office:value-type="float" office:value="-0.0322318363655737" calcext:value-type="float">
            <text:p>-0.032231836365574</text:p>
          </table:table-cell>
          <table:table-cell office:value-type="float" office:value="-0.0445229392867976" calcext:value-type="float">
            <text:p>-0.044522939286798</text:p>
          </table:table-cell>
          <table:table-cell office:value-type="float" office:value="-0.0560668819778031" calcext:value-type="float">
            <text:p>-0.056066881977803</text:p>
          </table:table-cell>
          <table:table-cell office:value-type="float" office:value="-0.0664222432507711" calcext:value-type="float">
            <text:p>-0.066422243250771</text:p>
          </table:table-cell>
          <table:table-cell office:value-type="float" office:value="-0.0754244883068742" calcext:value-type="float">
            <text:p>-0.075424488306874</text:p>
          </table:table-cell>
          <table:table-cell office:value-type="float" office:value="-0.0830793230259951" calcext:value-type="float">
            <text:p>-0.083079323025995</text:p>
          </table:table-cell>
          <table:table-cell office:value-type="float" office:value="-0.0894872707161264" calcext:value-type="float">
            <text:p>-0.089487270716126</text:p>
          </table:table-cell>
          <table:table-cell office:value-type="float" office:value="-0.0947965496114307" calcext:value-type="float">
            <text:p>-0.094796549611431</text:p>
          </table:table-cell>
          <table:table-cell office:value-type="float" office:value="-0.0991762736725951" calcext:value-type="float">
            <text:p>-0.099176273672595</text:p>
          </table:table-cell>
          <table:table-cell office:value-type="float" office:value="-0.10280247417557" calcext:value-type="float">
            <text:p>-0.10280247417557</text:p>
          </table:table-cell>
          <table:table-cell office:value-type="float" office:value="-0.105851329729243" calcext:value-type="float">
            <text:p>-0.105851329729243</text:p>
          </table:table-cell>
          <table:table-cell office:value-type="float" office:value="-0.10849599232516" calcext:value-type="float">
            <text:p>-0.10849599232516</text:p>
          </table:table-cell>
          <table:table-cell office:value-type="float" office:value="-0.110905079559051" calcext:value-type="float">
            <text:p>-0.110905079559051</text:p>
          </table:table-cell>
          <table:table-cell office:value-type="float" office:value="-0.113241331450644" calcext:value-type="float">
            <text:p>-0.113241331450644</text:p>
          </table:table-cell>
          <table:table-cell office:value-type="float" office:value="-0.115661022535553" calcext:value-type="float">
            <text:p>-0.115661022535553</text:p>
          </table:table-cell>
          <table:table-cell office:value-type="float" office:value="-0.118311744609984" calcext:value-type="float">
            <text:p>-0.118311744609984</text:p>
          </table:table-cell>
          <table:table-cell office:value-type="float" office:value="-0.121328809730504" calcext:value-type="float">
            <text:p>-0.121328809730504</text:p>
          </table:table-cell>
          <table:table-cell office:value-type="float" office:value="-0.124831138094827" calcext:value-type="float">
            <text:p>-0.124831138094827</text:p>
          </table:table-cell>
          <table:table-cell office:value-type="float" office:value="-0.128913824783448" calcext:value-type="float">
            <text:p>-0.128913824783448</text:p>
          </table:table-cell>
          <table:table-cell office:value-type="float" office:value="-0.133638399275291" calcext:value-type="float">
            <text:p>-0.133638399275291</text:p>
          </table:table-cell>
          <table:table-cell office:value-type="float" office:value="-0.139023207106064" calcext:value-type="float">
            <text:p>-0.139023207106064</text:p>
          </table:table-cell>
          <table:table-cell office:value-type="float" office:value="-0.145039974394301" calcext:value-type="float">
            <text:p>-0.145039974394301</text:p>
          </table:table-cell>
          <table:table-cell office:value-type="float" office:value="-0.151628600535976" calcext:value-type="float">
            <text:p>-0.151628600535976</text:p>
          </table:table-cell>
          <table:table-cell office:value-type="float" office:value="-0.158711302025644" calcext:value-type="float">
            <text:p>-0.158711302025644</text:p>
          </table:table-cell>
          <table:table-cell office:value-type="float" office:value="-0.165492061052497" calcext:value-type="float">
            <text:p>-0.165492061052497</text:p>
          </table:table-cell>
          <table:table-cell office:value-type="float" office:value="-0.170960408571272" calcext:value-type="float">
            <text:p>-0.170960408571272</text:p>
          </table:table-cell>
          <table:table-cell office:value-type="float" office:value="-0.173680993386151" calcext:value-type="float">
            <text:p>-0.173680993386151</text:p>
          </table:table-cell>
          <table:table-cell office:value-type="float" office:value="-0.171707458994573" calcext:value-type="float">
            <text:p>-0.171707458994573</text:p>
          </table:table-cell>
          <table:table-cell office:value-type="float" office:value="-0.162841994832126" calcext:value-type="float">
            <text:p>-0.162841994832126</text:p>
          </table:table-cell>
          <table:table-cell office:value-type="float" office:value="-0.145312558340371" calcext:value-type="float">
            <text:p>-0.145312558340371</text:p>
          </table:table-cell>
          <table:table-cell office:value-type="float" office:value="-0.118859875511215" calcext:value-type="float">
            <text:p>-0.118859875511215</text:p>
          </table:table-cell>
          <table:table-cell office:value-type="float" office:value="-0.0858765377445926" calcext:value-type="float">
            <text:p>-0.085876537744593</text:p>
          </table:table-cell>
          <table:table-cell office:value-type="float" office:value="-0.0518312437628733" calcext:value-type="float">
            <text:p>-0.051831243762873</text:p>
          </table:table-cell>
          <table:table-cell office:value-type="float" office:value="-0.024417809553746" calcext:value-type="float">
            <text:p>-0.024417809553746</text:p>
          </table:table-cell>
          <table:table-cell office:value-type="float" office:value="-0.0118732225503436" calcext:value-type="float">
            <text:p>-0.011873222550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239413558380767" calcext:value-type="float">
            <text:p>-0.002394135583808</text:p>
          </table:table-cell>
          <table:table-cell office:value-type="float" office:value="-0.0112960661205554" calcext:value-type="float">
            <text:p>-0.011296066120556</text:p>
          </table:table-cell>
          <table:table-cell office:value-type="float" office:value="-0.0235474596639235" calcext:value-type="float">
            <text:p>-0.023547459663924</text:p>
          </table:table-cell>
          <table:table-cell office:value-type="float" office:value="-0.0368825076622119" calcext:value-type="float">
            <text:p>-0.036882507662212</text:p>
          </table:table-cell>
          <table:table-cell office:value-type="float" office:value="-0.0497461978677828" calcext:value-type="float">
            <text:p>-0.049746197867783</text:p>
          </table:table-cell>
          <table:table-cell office:value-type="float" office:value="-0.0612585310107296" calcext:value-type="float">
            <text:p>-0.06125853101073</text:p>
          </table:table-cell>
          <table:table-cell office:value-type="float" office:value="-0.071035692005671" calcext:value-type="float">
            <text:p>-0.071035692005671</text:p>
          </table:table-cell>
          <table:table-cell office:value-type="float" office:value="-0.0790032226041146" calcext:value-type="float">
            <text:p>-0.079003222604115</text:p>
          </table:table-cell>
          <table:table-cell office:value-type="float" office:value="-0.0852559752634245" calcext:value-type="float">
            <text:p>-0.085255975263425</text:p>
          </table:table-cell>
          <table:table-cell office:value-type="float" office:value="-0.0899701363810803" calcext:value-type="float">
            <text:p>-0.08997013638108</text:p>
          </table:table-cell>
          <table:table-cell office:value-type="float" office:value="-0.0933543183404082" calcext:value-type="float">
            <text:p>-0.093354318340408</text:p>
          </table:table-cell>
          <table:table-cell office:value-type="float" office:value="-0.0956252466008917" calcext:value-type="float">
            <text:p>-0.095625246600892</text:p>
          </table:table-cell>
          <table:table-cell office:value-type="float" office:value="-0.0969974113894292" calcext:value-type="float">
            <text:p>-0.096997411389429</text:p>
          </table:table-cell>
          <table:table-cell office:value-type="float" office:value="-0.097679597319205" calcext:value-type="float">
            <text:p>-0.097679597319205</text:p>
          </table:table-cell>
          <table:table-cell office:value-type="float" office:value="-0.0978741756826305" calcext:value-type="float">
            <text:p>-0.097874175682631</text:p>
          </table:table-cell>
          <table:table-cell office:value-type="float" office:value="-0.0977778116399314" calcext:value-type="float">
            <text:p>-0.097777811639931</text:p>
          </table:table-cell>
          <table:table-cell office:value-type="float" office:value="-0.0975808844435098" calcext:value-type="float">
            <text:p>-0.09758088444351</text:p>
          </table:table-cell>
          <table:table-cell office:value-type="float" office:value="-0.0974701126241238" calcext:value-type="float">
            <text:p>-0.097470112624124</text:p>
          </table:table-cell>
          <table:table-cell office:value-type="float" office:value="-0.0976274657675945" calcext:value-type="float">
            <text:p>-0.097627465767595</text:p>
          </table:table-cell>
          <table:table-cell office:value-type="float" office:value="-0.0982272807961122" calcext:value-type="float">
            <text:p>-0.098227280796112</text:p>
          </table:table-cell>
          <table:table-cell office:value-type="float" office:value="-0.0994359958224964" calcext:value-type="float">
            <text:p>-0.099435995822496</text:p>
          </table:table-cell>
          <table:table-cell office:value-type="float" office:value="-0.101405624184726" calcext:value-type="float">
            <text:p>-0.101405624184726</text:p>
          </table:table-cell>
          <table:table-cell office:value-type="float" office:value="-0.104263973573801" calcext:value-type="float">
            <text:p>-0.104263973573801</text:p>
          </table:table-cell>
          <table:table-cell office:value-type="float" office:value="-0.10810312171437" calcext:value-type="float">
            <text:p>-0.10810312171437</text:p>
          </table:table-cell>
          <table:table-cell office:value-type="float" office:value="-0.112970907731527" calcext:value-type="float">
            <text:p>-0.112970907731527</text:p>
          </table:table-cell>
          <table:table-cell office:value-type="float" office:value="-0.118903828971845" calcext:value-type="float">
            <text:p>-0.118903828971845</text:p>
          </table:table-cell>
          <table:table-cell office:value-type="float" office:value="-0.126253841863361" calcext:value-type="float">
            <text:p>-0.126253841863361</text:p>
          </table:table-cell>
          <table:table-cell office:value-type="float" office:value="-0.13432161396635" calcext:value-type="float">
            <text:p>-0.13432161396635</text:p>
          </table:table-cell>
          <table:table-cell office:value-type="float" office:value="-0.142481962190572" calcext:value-type="float">
            <text:p>-0.142481962190572</text:p>
          </table:table-cell>
          <table:table-cell office:value-type="float" office:value="-0.149583968521499" calcext:value-type="float">
            <text:p>-0.149583968521499</text:p>
          </table:table-cell>
          <table:table-cell office:value-type="float" office:value="-0.153665665803889" calcext:value-type="float">
            <text:p>-0.153665665803889</text:p>
          </table:table-cell>
          <table:table-cell office:value-type="float" office:value="-0.152081247545391" calcext:value-type="float">
            <text:p>-0.152081247545391</text:p>
          </table:table-cell>
          <table:table-cell office:value-type="float" office:value="-0.141999689717447" calcext:value-type="float">
            <text:p>-0.141999689717447</text:p>
          </table:table-cell>
          <table:table-cell office:value-type="float" office:value="-0.121555035090861" calcext:value-type="float">
            <text:p>-0.121555035090861</text:p>
          </table:table-cell>
          <table:table-cell office:value-type="float" office:value="-0.0916338335195587" calcext:value-type="float">
            <text:p>-0.091633833519559</text:p>
          </table:table-cell>
          <table:table-cell office:value-type="float" office:value="-0.0573120158179656" calcext:value-type="float">
            <text:p>-0.057312015817966</text:p>
          </table:table-cell>
          <table:table-cell office:value-type="float" office:value="-0.0275952666109421" calcext:value-type="float">
            <text:p>-0.027595266610942</text:p>
          </table:table-cell>
          <table:table-cell office:value-type="float" office:value="-0.0133053697821327" calcext:value-type="float">
            <text:p>-0.01330536978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333441638703043" calcext:value-type="float">
            <text:p>-0.00333441638703</text:p>
          </table:table-cell>
          <table:table-cell office:value-type="float" office:value="-0.0141525111883244" calcext:value-type="float">
            <text:p>-0.014152511188325</text:p>
          </table:table-cell>
          <table:table-cell office:value-type="float" office:value="-0.0283398454748915" calcext:value-type="float">
            <text:p>-0.028339845474892</text:p>
          </table:table-cell>
          <table:table-cell office:value-type="float" office:value="-0.0430232741174729" calcext:value-type="float">
            <text:p>-0.043023274117473</text:p>
          </table:table-cell>
          <table:table-cell office:value-type="float" office:value="-0.0564252523864912" calcext:value-type="float">
            <text:p>-0.056425252386491</text:p>
          </table:table-cell>
          <table:table-cell office:value-type="float" office:value="-0.0676873499423454" calcext:value-type="float">
            <text:p>-0.067687349942346</text:p>
          </table:table-cell>
          <table:table-cell office:value-type="float" office:value="-0.0765481574928866" calcext:value-type="float">
            <text:p>-0.076548157492887</text:p>
          </table:table-cell>
          <table:table-cell office:value-type="float" office:value="-0.0830722342791502" calcext:value-type="float">
            <text:p>-0.08307223427915</text:p>
          </table:table-cell>
          <table:table-cell office:value-type="float" office:value="-0.0874751005165194" calcext:value-type="float">
            <text:p>-0.087475100516519</text:p>
          </table:table-cell>
          <table:table-cell office:value-type="float" office:value="-0.0900274776977319" calcext:value-type="float">
            <text:p>-0.090027477697732</text:p>
          </table:table-cell>
          <table:table-cell office:value-type="float" office:value="-0.0910094434717407" calcext:value-type="float">
            <text:p>-0.091009443471741</text:p>
          </table:table-cell>
          <table:table-cell office:value-type="float" office:value="-0.0906918635976724" calcext:value-type="float">
            <text:p>-0.090691863597672</text:p>
          </table:table-cell>
          <table:table-cell office:value-type="float" office:value="-0.089331754645272" calcext:value-type="float">
            <text:p>-0.089331754645272</text:p>
          </table:table-cell>
          <table:table-cell office:value-type="float" office:value="-0.0871732030252521" calcext:value-type="float">
            <text:p>-0.087173203025252</text:p>
          </table:table-cell>
          <table:table-cell office:value-type="float" office:value="-0.0844491495628598" calcext:value-type="float">
            <text:p>-0.08444914956286</text:p>
          </table:table-cell>
          <table:table-cell office:value-type="float" office:value="-0.0813853748394119" calcext:value-type="float">
            <text:p>-0.081385374839412</text:p>
          </table:table-cell>
          <table:table-cell office:value-type="float" office:value="-0.078197886220313" calcext:value-type="float">
            <text:p>-0.078197886220313</text:p>
          </table:table-cell>
          <table:table-cell office:value-type="float" office:value="-0.0751027540675983" calcext:value-type="float">
            <text:p>-0.075102754067598</text:p>
          </table:table-cell>
          <table:table-cell office:value-type="float" office:value="-0.0723151445024741" calcext:value-type="float">
            <text:p>-0.072315144502474</text:p>
          </table:table-cell>
          <table:table-cell office:value-type="float" office:value="-0.0700446112394258" calcext:value-type="float">
            <text:p>-0.070044611239426</text:p>
          </table:table-cell>
          <table:table-cell office:value-type="float" office:value="-0.0685041357405131" calcext:value-type="float">
            <text:p>-0.068504135740513</text:p>
          </table:table-cell>
          <table:table-cell office:value-type="float" office:value="-0.0679040661191185" calcext:value-type="float">
            <text:p>-0.067904066119119</text:p>
          </table:table-cell>
          <table:table-cell office:value-type="float" office:value="-0.0684454962868048" calcext:value-type="float">
            <text:p>-0.068445496286805</text:p>
          </table:table-cell>
          <table:table-cell office:value-type="float" office:value="-0.0703165986122252" calcext:value-type="float">
            <text:p>-0.070316598612225</text:p>
          </table:table-cell>
          <table:table-cell office:value-type="float" office:value="-0.0736934381559024" calcext:value-type="float">
            <text:p>-0.073693438155902</text:p>
          </table:table-cell>
          <table:table-cell office:value-type="float" office:value="-0.0787213218875703" calcext:value-type="float">
            <text:p>-0.07872132188757</text:p>
          </table:table-cell>
          <table:table-cell office:value-type="float" office:value="-0.0852428468502553" calcext:value-type="float">
            <text:p>-0.085242846850255</text:p>
          </table:table-cell>
          <table:table-cell office:value-type="float" office:value="-0.0936211919110655" calcext:value-type="float">
            <text:p>-0.093621191911066</text:p>
          </table:table-cell>
          <table:table-cell office:value-type="float" office:value="-0.103593111233125" calcext:value-type="float">
            <text:p>-0.103593111233125</text:p>
          </table:table-cell>
          <table:table-cell office:value-type="float" office:value="-0.114427738324468" calcext:value-type="float">
            <text:p>-0.114427738324468</text:p>
          </table:table-cell>
          <table:table-cell office:value-type="float" office:value="-0.124352516753168" calcext:value-type="float">
            <text:p>-0.124352516753168</text:p>
          </table:table-cell>
          <table:table-cell office:value-type="float" office:value="-0.130657491192323" calcext:value-type="float">
            <text:p>-0.130657491192323</text:p>
          </table:table-cell>
          <table:table-cell office:value-type="float" office:value="-0.129798361526859" calcext:value-type="float">
            <text:p>-0.129798361526859</text:p>
          </table:table-cell>
          <table:table-cell office:value-type="float" office:value="-0.118185842206398" calcext:value-type="float">
            <text:p>-0.118185842206398</text:p>
          </table:table-cell>
          <table:table-cell office:value-type="float" office:value="-0.0944273902230766" calcext:value-type="float">
            <text:p>-0.094427390223077</text:p>
          </table:table-cell>
          <table:table-cell office:value-type="float" office:value="-0.0620863406304487" calcext:value-type="float">
            <text:p>-0.062086340630449</text:p>
          </table:table-cell>
          <table:table-cell office:value-type="float" office:value="-0.0308935739655488" calcext:value-type="float">
            <text:p>-0.030893573965549</text:p>
          </table:table-cell>
          <table:table-cell office:value-type="float" office:value="-0.0147446768306776" calcext:value-type="float">
            <text:p>-0.01474467683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474382094855649" calcext:value-type="float">
            <text:p>-0.004743820948556</text:p>
          </table:table-cell>
          <table:table-cell office:value-type="float" office:value="-0.0182422999565124" calcext:value-type="float">
            <text:p>-0.018242299956512</text:p>
          </table:table-cell>
          <table:table-cell office:value-type="float" office:value="-0.0349101294682298" calcext:value-type="float">
            <text:p>-0.03491012946823</text:p>
          </table:table-cell>
          <table:table-cell office:value-type="float" office:value="-0.0510998163356948" calcext:value-type="float">
            <text:p>-0.051099816335695</text:p>
          </table:table-cell>
          <table:table-cell office:value-type="float" office:value="-0.0648666245927712" calcext:value-type="float">
            <text:p>-0.064866624592771</text:p>
          </table:table-cell>
          <table:table-cell office:value-type="float" office:value="-0.075488100436118" calcext:value-type="float">
            <text:p>-0.075488100436118</text:p>
          </table:table-cell>
          <table:table-cell office:value-type="float" office:value="-0.0829199141338196" calcext:value-type="float">
            <text:p>-0.08291991413382</text:p>
          </table:table-cell>
          <table:table-cell office:value-type="float" office:value="-0.0874268899204768" calcext:value-type="float">
            <text:p>-0.087426889920477</text:p>
          </table:table-cell>
          <table:table-cell office:value-type="float" office:value="-0.0893805754320932" calcext:value-type="float">
            <text:p>-0.089380575432093</text:p>
          </table:table-cell>
          <table:table-cell office:value-type="float" office:value="-0.0891661783276608" calcext:value-type="float">
            <text:p>-0.089166178327661</text:p>
          </table:table-cell>
          <table:table-cell office:value-type="float" office:value="-0.087146994219143" calcext:value-type="float">
            <text:p>-0.087146994219143</text:p>
          </table:table-cell>
          <table:table-cell office:value-type="float" office:value="-0.0836552037443226" calcext:value-type="float">
            <text:p>-0.083655203744323</text:p>
          </table:table-cell>
          <table:table-cell office:value-type="float" office:value="-0.0789952079361294" calcext:value-type="float">
            <text:p>-0.078995207936129</text:p>
          </table:table-cell>
          <table:table-cell office:value-type="float" office:value="-0.0734500931442386" calcext:value-type="float">
            <text:p>-0.073450093144239</text:p>
          </table:table-cell>
          <table:table-cell office:value-type="float" office:value="-0.0672843887868303" calcext:value-type="float">
            <text:p>-0.06728438878683</text:p>
          </table:table-cell>
          <table:table-cell office:value-type="float" office:value="-0.0607560268843503" calcext:value-type="float">
            <text:p>-0.06075602688435</text:p>
          </table:table-cell>
          <table:table-cell office:value-type="float" office:value="-0.054100745708621" calcext:value-type="float">
            <text:p>-0.054100745708621</text:p>
          </table:table-cell>
          <table:table-cell office:value-type="float" office:value="-0.0475625339624961" calcext:value-type="float">
            <text:p>-0.047562533962496</text:p>
          </table:table-cell>
          <table:table-cell office:value-type="float" office:value="-0.0413893767925629" calcext:value-type="float">
            <text:p>-0.041389376792563</text:p>
          </table:table-cell>
          <table:table-cell office:value-type="float" office:value="-0.035817195673899" calcext:value-type="float">
            <text:p>-0.035817195673899</text:p>
          </table:table-cell>
          <table:table-cell office:value-type="float" office:value="-0.0311021843427912" calcext:value-type="float">
            <text:p>-0.031102184342791</text:p>
          </table:table-cell>
          <table:table-cell office:value-type="float" office:value="-0.0275065241211335" calcext:value-type="float">
            <text:p>-0.027506524121134</text:p>
          </table:table-cell>
          <table:table-cell office:value-type="float" office:value="-0.0252908139293288" calcext:value-type="float">
            <text:p>-0.025290813929329</text:p>
          </table:table-cell>
          <table:table-cell office:value-type="float" office:value="-0.0247072781508932" calcext:value-type="float">
            <text:p>-0.024707278150893</text:p>
          </table:table-cell>
          <table:table-cell office:value-type="float" office:value="-0.0259886555055437" calcext:value-type="float">
            <text:p>-0.025988655505544</text:p>
          </table:table-cell>
          <table:table-cell office:value-type="float" office:value="-0.0293233286322421" calcext:value-type="float">
            <text:p>-0.029323328632242</text:p>
          </table:table-cell>
          <table:table-cell office:value-type="float" office:value="-0.0348267951893962" calcext:value-type="float">
            <text:p>-0.034826795189396</text:p>
          </table:table-cell>
          <table:table-cell office:value-type="float" office:value="-0.0429988954062937" calcext:value-type="float">
            <text:p>-0.042998895406294</text:p>
          </table:table-cell>
          <table:table-cell office:value-type="float" office:value="-0.0539953084090391" calcext:value-type="float">
            <text:p>-0.053995308409039</text:p>
          </table:table-cell>
          <table:table-cell office:value-type="float" office:value="-0.067755900852212" calcext:value-type="float">
            <text:p>-0.067755900852212</text:p>
          </table:table-cell>
          <table:table-cell office:value-type="float" office:value="-0.0828178467856878" calcext:value-type="float">
            <text:p>-0.082817846785688</text:p>
          </table:table-cell>
          <table:table-cell office:value-type="float" office:value="-0.0968750208320232" calcext:value-type="float">
            <text:p>-0.096875020832023</text:p>
          </table:table-cell>
          <table:table-cell office:value-type="float" office:value="-0.106322626001879" calcext:value-type="float">
            <text:p>-0.106322626001879</text:p>
          </table:table-cell>
          <table:table-cell office:value-type="float" office:value="-0.106153170093743" calcext:value-type="float">
            <text:p>-0.106153170093743</text:p>
          </table:table-cell>
          <table:table-cell office:value-type="float" office:value="-0.0922344068770287" calcext:value-type="float">
            <text:p>-0.092234406877029</text:p>
          </table:table-cell>
          <table:table-cell office:value-type="float" office:value="-0.0651825010741307" calcext:value-type="float">
            <text:p>-0.065182501074131</text:p>
          </table:table-cell>
          <table:table-cell office:value-type="float" office:value="-0.0340778579508279" calcext:value-type="float">
            <text:p>-0.034077857950828</text:p>
          </table:table-cell>
          <table:table-cell office:value-type="float" office:value="-0.0160486935212968" calcext:value-type="float">
            <text:p>-0.01604869352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92501498061531" calcext:value-type="float">
            <text:p>-0.006925014980615</text:p>
          </table:table-cell>
          <table:table-cell office:value-type="float" office:value="-0.0241707073297116" calcext:value-type="float">
            <text:p>-0.024170707329712</text:p>
          </table:table-cell>
          <table:table-cell office:value-type="float" office:value="-0.043896691615932" calcext:value-type="float">
            <text:p>-0.043896691615932</text:p>
          </table:table-cell>
          <table:table-cell office:value-type="float" office:value="-0.0615646203449422" calcext:value-type="float">
            <text:p>-0.061564620344942</text:p>
          </table:table-cell>
          <table:table-cell office:value-type="float" office:value="-0.0752411325919214" calcext:value-type="float">
            <text:p>-0.075241132591922</text:p>
          </table:table-cell>
          <table:table-cell office:value-type="float" office:value="-0.0845326704363598" calcext:value-type="float">
            <text:p>-0.08453267043636</text:p>
          </table:table-cell>
          <table:table-cell office:value-type="float" office:value="-0.0897373778196461" calcext:value-type="float">
            <text:p>-0.089737377819646</text:p>
          </table:table-cell>
          <table:table-cell office:value-type="float" office:value="-0.091390752513684" calcext:value-type="float">
            <text:p>-0.091390752513684</text:p>
          </table:table-cell>
          <table:table-cell office:value-type="float" office:value="-0.0900574447281081" calcext:value-type="float">
            <text:p>-0.090057444728108</text:p>
          </table:table-cell>
          <table:table-cell office:value-type="float" office:value="-0.0862579922476865" calcext:value-type="float">
            <text:p>-0.086257992247687</text:p>
          </table:table-cell>
          <table:table-cell office:value-type="float" office:value="-0.0804523844903821" calcext:value-type="float">
            <text:p>-0.080452384490382</text:p>
          </table:table-cell>
          <table:table-cell office:value-type="float" office:value="-0.0730426926437058" calcext:value-type="float">
            <text:p>-0.073042692643706</text:p>
          </table:table-cell>
          <table:table-cell office:value-type="float" office:value="-0.0643866582551673" calcext:value-type="float">
            <text:p>-0.064386658255167</text:p>
          </table:table-cell>
          <table:table-cell office:value-type="float" office:value="-0.0548118397178495" calcext:value-type="float">
            <text:p>-0.05481183971785</text:p>
          </table:table-cell>
          <table:table-cell office:value-type="float" office:value="-0.0446110233953431" calcext:value-type="float">
            <text:p>-0.044611023395343</text:p>
          </table:table-cell>
          <table:table-cell office:value-type="float" office:value="-0.0340830335692881" calcext:value-type="float">
            <text:p>-0.034083033569288</text:p>
          </table:table-cell>
          <table:table-cell office:value-type="float" office:value="-0.0234661437823418" calcext:value-type="float">
            <text:p>-0.023466143782342</text:p>
          </table:table-cell>
          <table:table-cell office:value-type="float" office:value="-0.0130294112970058" calcext:value-type="float">
            <text:p>-0.013029411297006</text:p>
          </table:table-cell>
          <table:table-cell office:value-type="float" office:value="-0.00305513081321351" calcext:value-type="float">
            <text:p>-0.003055130813214</text:p>
          </table:table-cell>
          <table:table-cell office:value-type="float" office:value="0.00620679591988646" calcext:value-type="float">
            <text:p>0.006206795919886</text:p>
          </table:table-cell>
          <table:table-cell office:value-type="float" office:value="0.0144596212202853" calcext:value-type="float">
            <text:p>0.014459621220285</text:p>
          </table:table-cell>
          <table:table-cell office:value-type="float" office:value="0.0213997344900396" calcext:value-type="float">
            <text:p>0.02139973449004</text:p>
          </table:table-cell>
          <table:table-cell office:value-type="float" office:value="0.0267185019399671" calcext:value-type="float">
            <text:p>0.026718501939967</text:p>
          </table:table-cell>
          <table:table-cell office:value-type="float" office:value="0.0301078948636451" calcext:value-type="float">
            <text:p>0.030107894863645</text:p>
          </table:table-cell>
          <table:table-cell office:value-type="float" office:value="0.0312698795842503" calcext:value-type="float">
            <text:p>0.03126987958425</text:p>
          </table:table-cell>
          <table:table-cell office:value-type="float" office:value="0.0299187257443876" calcext:value-type="float">
            <text:p>0.029918725744388</text:p>
          </table:table-cell>
          <table:table-cell office:value-type="float" office:value="0.0257274698847806" calcext:value-type="float">
            <text:p>0.025727469884781</text:p>
          </table:table-cell>
          <table:table-cell office:value-type="float" office:value="0.0180828240721547" calcext:value-type="float">
            <text:p>0.018082824072155</text:p>
          </table:table-cell>
          <table:table-cell office:value-type="float" office:value="0.00663750370909204" calcext:value-type="float">
            <text:p>0.006637503709092</text:p>
          </table:table-cell>
          <table:table-cell office:value-type="float" office:value="-0.00923321865209587" calcext:value-type="float">
            <text:p>-0.009233218652096</text:p>
          </table:table-cell>
          <table:table-cell office:value-type="float" office:value="-0.028394206108079" calcext:value-type="float">
            <text:p>-0.028394206108079</text:p>
          </table:table-cell>
          <table:table-cell office:value-type="float" office:value="-0.0493656149638126" calcext:value-type="float">
            <text:p>-0.049365614963813</text:p>
          </table:table-cell>
          <table:table-cell office:value-type="float" office:value="-0.0692655818443059" calcext:value-type="float">
            <text:p>-0.069265581844306</text:p>
          </table:table-cell>
          <table:table-cell office:value-type="float" office:value="-0.0823926240026011" calcext:value-type="float">
            <text:p>-0.082392624002601</text:p>
          </table:table-cell>
          <table:table-cell office:value-type="float" office:value="-0.0821440813185902" calcext:value-type="float">
            <text:p>-0.08214408131859</text:p>
          </table:table-cell>
          <table:table-cell office:value-type="float" office:value="-0.0648670410779676" calcext:value-type="float">
            <text:p>-0.064867041077968</text:p>
          </table:table-cell>
          <table:table-cell office:value-type="float" office:value="-0.0365878596977297" calcext:value-type="float">
            <text:p>-0.03658785969773</text:p>
          </table:table-cell>
          <table:table-cell office:value-type="float" office:value="-0.0168906157769824" calcext:value-type="float">
            <text:p>-0.016890615776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04242538131976" calcext:value-type="float">
            <text:p>-0.010424253813198</text:p>
          </table:table-cell>
          <table:table-cell office:value-type="float" office:value="-0.0328287818686933" calcext:value-type="float">
            <text:p>-0.032828781868693</text:p>
          </table:table-cell>
          <table:table-cell office:value-type="float" office:value="-0.0560241293188975" calcext:value-type="float">
            <text:p>-0.056024129318898</text:p>
          </table:table-cell>
          <table:table-cell office:value-type="float" office:value="-0.0746845832327875" calcext:value-type="float">
            <text:p>-0.074684583232788</text:p>
          </table:table-cell>
          <table:table-cell office:value-type="float" office:value="-0.0872836770539134" calcext:value-type="float">
            <text:p>-0.087283677053913</text:p>
          </table:table-cell>
          <table:table-cell office:value-type="float" office:value="-0.0940443105669064" calcext:value-type="float">
            <text:p>-0.094044310566907</text:p>
          </table:table-cell>
          <table:table-cell office:value-type="float" office:value="-0.0957541768046989" calcext:value-type="float">
            <text:p>-0.095754176804699</text:p>
          </table:table-cell>
          <table:table-cell office:value-type="float" office:value="-0.0932946986788433" calcext:value-type="float">
            <text:p>-0.093294698678843</text:p>
          </table:table-cell>
          <table:table-cell office:value-type="float" office:value="-0.0874616441234497" calcext:value-type="float">
            <text:p>-0.08746164412345</text:p>
          </table:table-cell>
          <table:table-cell office:value-type="float" office:value="-0.0789343008800486" calcext:value-type="float">
            <text:p>-0.078934300880049</text:p>
          </table:table-cell>
          <table:table-cell office:value-type="float" office:value="-0.0682871650259034" calcext:value-type="float">
            <text:p>-0.068287165025904</text:p>
          </table:table-cell>
          <table:table-cell office:value-type="float" office:value="-0.0560024517950545" calcext:value-type="float">
            <text:p>-0.056002451795055</text:p>
          </table:table-cell>
          <table:table-cell office:value-type="float" office:value="-0.042496502980258" calcext:value-type="float">
            <text:p>-0.042496502980258</text:p>
          </table:table-cell>
          <table:table-cell office:value-type="float" office:value="-0.0281511456711713" calcext:value-type="float">
            <text:p>-0.028151145671171</text:p>
          </table:table-cell>
          <table:table-cell office:value-type="float" office:value="-0.0132652461556902" calcext:value-type="float">
            <text:p>-0.01326524615569</text:p>
          </table:table-cell>
          <table:table-cell office:value-type="float" office:value="0.00180667973410484" calcext:value-type="float">
            <text:p>0.001806679734105</text:p>
          </table:table-cell>
          <table:table-cell office:value-type="float" office:value="0.0168531489449167" calcext:value-type="float">
            <text:p>0.016853148944917</text:p>
          </table:table-cell>
          <table:table-cell office:value-type="float" office:value="0.0315907319851507" calcext:value-type="float">
            <text:p>0.031590731985151</text:p>
          </table:table-cell>
          <table:table-cell office:value-type="float" office:value="0.0457366178168164" calcext:value-type="float">
            <text:p>0.045736617816816</text:p>
          </table:table-cell>
          <table:table-cell office:value-type="float" office:value="0.0589694398733251" calcext:value-type="float">
            <text:p>0.058969439873325</text:p>
          </table:table-cell>
          <table:table-cell office:value-type="float" office:value="0.0709889608089109" calcext:value-type="float">
            <text:p>0.070988960808911</text:p>
          </table:table-cell>
          <table:table-cell office:value-type="float" office:value="0.0814726432257875" calcext:value-type="float">
            <text:p>0.081472643225788</text:p>
          </table:table-cell>
          <table:table-cell office:value-type="float" office:value="0.0900749901094834" calcext:value-type="float">
            <text:p>0.090074990109483</text:p>
          </table:table-cell>
          <table:table-cell office:value-type="float" office:value="0.0964311869414038" calcext:value-type="float">
            <text:p>0.096431186941404</text:p>
          </table:table-cell>
          <table:table-cell office:value-type="float" office:value="0.100161321296068" calcext:value-type="float">
            <text:p>0.100161321296068</text:p>
          </table:table-cell>
          <table:table-cell office:value-type="float" office:value="0.100858968284033" calcext:value-type="float">
            <text:p>0.100858968284033</text:p>
          </table:table-cell>
          <table:table-cell office:value-type="float" office:value="0.0980163709647964" calcext:value-type="float">
            <text:p>0.098016370964796</text:p>
          </table:table-cell>
          <table:table-cell office:value-type="float" office:value="0.0908030727910439" calcext:value-type="float">
            <text:p>0.090803072791044</text:p>
          </table:table-cell>
          <table:table-cell office:value-type="float" office:value="0.0786159862856486" calcext:value-type="float">
            <text:p>0.078615986285649</text:p>
          </table:table-cell>
          <table:table-cell office:value-type="float" office:value="0.061782784045279" calcext:value-type="float">
            <text:p>0.061782784045279</text:p>
          </table:table-cell>
          <table:table-cell office:value-type="float" office:value="0.0396767304285475" calcext:value-type="float">
            <text:p>0.039676730428548</text:p>
          </table:table-cell>
          <table:table-cell office:value-type="float" office:value="0.0130124380191425" calcext:value-type="float">
            <text:p>0.013012438019143</text:p>
          </table:table-cell>
          <table:table-cell office:value-type="float" office:value="-0.0164590046467381" calcext:value-type="float">
            <text:p>-0.016459004646738</text:p>
          </table:table-cell>
          <table:table-cell office:value-type="float" office:value="-0.043408495131278" calcext:value-type="float">
            <text:p>-0.043408495131278</text:p>
          </table:table-cell>
          <table:table-cell office:value-type="float" office:value="-0.0600408085320513" calcext:value-type="float">
            <text:p>-0.060040808532051</text:p>
          </table:table-cell>
          <table:table-cell office:value-type="float" office:value="-0.0580014701903703" calcext:value-type="float">
            <text:p>-0.05800147019037</text:p>
          </table:table-cell>
          <table:table-cell office:value-type="float" office:value="-0.037039811275204" calcext:value-type="float">
            <text:p>-0.037039811275204</text:p>
          </table:table-cell>
          <table:table-cell office:value-type="float" office:value="-0.0164890487709611" calcext:value-type="float">
            <text:p>-0.016489048770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6232206851234" calcext:value-type="float">
            <text:p>-0.016232206851234</text:p>
          </table:table-cell>
          <table:table-cell office:value-type="float" office:value="-0.0454124207162834" calcext:value-type="float">
            <text:p>-0.045412420716284</text:p>
          </table:table-cell>
          <table:table-cell office:value-type="float" office:value="-0.0718148658154724" calcext:value-type="float">
            <text:p>-0.071814865815472</text:p>
          </table:table-cell>
          <table:table-cell office:value-type="float" office:value="-0.090001233888156" calcext:value-type="float">
            <text:p>-0.090001233888156</text:p>
          </table:table-cell>
          <table:table-cell office:value-type="float" office:value="-0.0995664836827215" calcext:value-type="float">
            <text:p>-0.099566483682722</text:p>
          </table:table-cell>
          <table:table-cell office:value-type="float" office:value="-0.101725096606388" calcext:value-type="float">
            <text:p>-0.101725096606388</text:p>
          </table:table-cell>
          <table:table-cell office:value-type="float" office:value="-0.09790142089844" calcext:value-type="float">
            <text:p>-0.09790142089844</text:p>
          </table:table-cell>
          <table:table-cell office:value-type="float" office:value="-0.0894043454232342" calcext:value-type="float">
            <text:p>-0.089404345423234</text:p>
          </table:table-cell>
          <table:table-cell office:value-type="float" office:value="-0.0773015926288819" calcext:value-type="float">
            <text:p>-0.077301592628882</text:p>
          </table:table-cell>
          <table:table-cell office:value-type="float" office:value="-0.0624583654527686" calcext:value-type="float">
            <text:p>-0.062458365452769</text:p>
          </table:table-cell>
          <table:table-cell office:value-type="float" office:value="-0.0455866841340737" calcext:value-type="float">
            <text:p>-0.045586684134074</text:p>
          </table:table-cell>
          <table:table-cell office:value-type="float" office:value="-0.027255581491973" calcext:value-type="float">
            <text:p>-0.027255581491973</text:p>
          </table:table-cell>
          <table:table-cell office:value-type="float" office:value="-0.00793208868751198" calcext:value-type="float">
            <text:p>-0.007932088687512</text:p>
          </table:table-cell>
          <table:table-cell office:value-type="float" office:value="0.0119291086334111" calcext:value-type="float">
            <text:p>0.011929108633411</text:p>
          </table:table-cell>
          <table:table-cell office:value-type="float" office:value="0.0320531479641035" calcext:value-type="float">
            <text:p>0.032053147964104</text:p>
          </table:table-cell>
          <table:table-cell office:value-type="float" office:value="0.0521723570088864" calcext:value-type="float">
            <text:p>0.052172357008886</text:p>
          </table:table-cell>
          <table:table-cell office:value-type="float" office:value="0.0719349445214297" calcext:value-type="float">
            <text:p>0.07193494452143</text:p>
          </table:table-cell>
          <table:table-cell office:value-type="float" office:value="0.0910838637428002" calcext:value-type="float">
            <text:p>0.0910838637428</text:p>
          </table:table-cell>
          <table:table-cell office:value-type="float" office:value="0.109360471695564" calcext:value-type="float">
            <text:p>0.109360471695564</text:p>
          </table:table-cell>
          <table:table-cell office:value-type="float" office:value="0.12647194166783" calcext:value-type="float">
            <text:p>0.12647194166783</text:p>
          </table:table-cell>
          <table:table-cell office:value-type="float" office:value="0.142120616384729" calcext:value-type="float">
            <text:p>0.142120616384729</text:p>
          </table:table-cell>
          <table:table-cell office:value-type="float" office:value="0.155980074388433" calcext:value-type="float">
            <text:p>0.155980074388433</text:p>
          </table:table-cell>
          <table:table-cell office:value-type="float" office:value="0.167684784033003" calcext:value-type="float">
            <text:p>0.167684784033003</text:p>
          </table:table-cell>
          <table:table-cell office:value-type="float" office:value="0.176827371590613" calcext:value-type="float">
            <text:p>0.176827371590613</text:p>
          </table:table-cell>
          <table:table-cell office:value-type="float" office:value="0.182960282829376" calcext:value-type="float">
            <text:p>0.182960282829376</text:p>
          </table:table-cell>
          <table:table-cell office:value-type="float" office:value="0.185591537649054" calcext:value-type="float">
            <text:p>0.185591537649054</text:p>
          </table:table-cell>
          <table:table-cell office:value-type="float" office:value="0.184141016579547" calcext:value-type="float">
            <text:p>0.184141016579547</text:p>
          </table:table-cell>
          <table:table-cell office:value-type="float" office:value="0.177759081920542" calcext:value-type="float">
            <text:p>0.177759081920542</text:p>
          </table:table-cell>
          <table:table-cell office:value-type="float" office:value="0.165753349409466" calcext:value-type="float">
            <text:p>0.165753349409466</text:p>
          </table:table-cell>
          <table:table-cell office:value-type="float" office:value="0.147729775586178" calcext:value-type="float">
            <text:p>0.147729775586178</text:p>
          </table:table-cell>
          <table:table-cell office:value-type="float" office:value="0.122877172514336" calcext:value-type="float">
            <text:p>0.122877172514336</text:p>
          </table:table-cell>
          <table:table-cell office:value-type="float" office:value="0.0911476367942049" calcext:value-type="float">
            <text:p>0.091147636794205</text:p>
          </table:table-cell>
          <table:table-cell office:value-type="float" office:value="0.0542568390673357" calcext:value-type="float">
            <text:p>0.054256839067336</text:p>
          </table:table-cell>
          <table:table-cell office:value-type="float" office:value="0.0146924203594392" calcext:value-type="float">
            <text:p>0.014692420359439</text:p>
          </table:table-cell>
          <table:table-cell office:value-type="float" office:value="-0.0203018355658703" calcext:value-type="float">
            <text:p>-0.02030183556587</text:p>
          </table:table-cell>
          <table:table-cell office:value-type="float" office:value="-0.0389952174854784" calcext:value-type="float">
            <text:p>-0.038995217485479</text:p>
          </table:table-cell>
          <table:table-cell office:value-type="float" office:value="-0.0320508739462579" calcext:value-type="float">
            <text:p>-0.032050873946258</text:p>
          </table:table-cell>
          <table:table-cell office:value-type="float" office:value="-0.0129342381814674" calcext:value-type="float">
            <text:p>-0.01293423818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60331762145197" calcext:value-type="float">
            <text:p>-0.02603317621452</text:p>
          </table:table-cell>
          <table:table-cell office:value-type="float" office:value="-0.0630524337397178" calcext:value-type="float">
            <text:p>-0.063052433739718</text:p>
          </table:table-cell>
          <table:table-cell office:value-type="float" office:value="-0.0905740853744658" calcext:value-type="float">
            <text:p>-0.090574085374466</text:p>
          </table:table-cell>
          <table:table-cell office:value-type="float" office:value="-0.10485697768129" calcext:value-type="float">
            <text:p>-0.10485697768129</text:p>
          </table:table-cell>
          <table:table-cell office:value-type="float" office:value="-0.107698937847491" calcext:value-type="float">
            <text:p>-0.107698937847491</text:p>
          </table:table-cell>
          <table:table-cell office:value-type="float" office:value="-0.101733591801813" calcext:value-type="float">
            <text:p>-0.101733591801813</text:p>
          </table:table-cell>
          <table:table-cell office:value-type="float" office:value="-0.0891327859095073" calcext:value-type="float">
            <text:p>-0.089132785909507</text:p>
          </table:table-cell>
          <table:table-cell office:value-type="float" office:value="-0.0717364337960948" calcext:value-type="float">
            <text:p>-0.071736433796095</text:p>
          </table:table-cell>
          <table:table-cell office:value-type="float" office:value="-0.0509189285378556" calcext:value-type="float">
            <text:p>-0.050918928537856</text:p>
          </table:table-cell>
          <table:table-cell office:value-type="float" office:value="-0.0277424776437226" calcext:value-type="float">
            <text:p>-0.027742477643723</text:p>
          </table:table-cell>
          <table:table-cell office:value-type="float" office:value="-0.00306442817309787" calcext:value-type="float">
            <text:p>-0.003064428173098</text:p>
          </table:table-cell>
          <table:table-cell office:value-type="float" office:value="0.0224768060703725" calcext:value-type="float">
            <text:p>0.022476806070373</text:p>
          </table:table-cell>
          <table:table-cell office:value-type="float" office:value="0.0484053913368501" calcext:value-type="float">
            <text:p>0.04840539133685</text:p>
          </table:table-cell>
          <table:table-cell office:value-type="float" office:value="0.0743503567494988" calcext:value-type="float">
            <text:p>0.074350356749499</text:p>
          </table:table-cell>
          <table:table-cell office:value-type="float" office:value="0.0999322643008066" calcext:value-type="float">
            <text:p>0.099932264300807</text:p>
          </table:table-cell>
          <table:table-cell office:value-type="float" office:value="0.124926785765423" calcext:value-type="float">
            <text:p>0.124926785765423</text:p>
          </table:table-cell>
          <table:table-cell office:value-type="float" office:value="0.149076609503349" calcext:value-type="float">
            <text:p>0.149076609503349</text:p>
          </table:table-cell>
          <table:table-cell office:value-type="float" office:value="0.172170990704084" calcext:value-type="float">
            <text:p>0.172170990704084</text:p>
          </table:table-cell>
          <table:table-cell office:value-type="float" office:value="0.194002201348854" calcext:value-type="float">
            <text:p>0.194002201348854</text:p>
          </table:table-cell>
          <table:table-cell office:value-type="float" office:value="0.214337014086894" calcext:value-type="float">
            <text:p>0.214337014086894</text:p>
          </table:table-cell>
          <table:table-cell office:value-type="float" office:value="0.232916454989204" calcext:value-type="float">
            <text:p>0.232916454989204</text:p>
          </table:table-cell>
          <table:table-cell office:value-type="float" office:value="0.249439865574716" calcext:value-type="float">
            <text:p>0.249439865574716</text:p>
          </table:table-cell>
          <table:table-cell office:value-type="float" office:value="0.263550884152819" calcext:value-type="float">
            <text:p>0.263550884152819</text:p>
          </table:table-cell>
          <table:table-cell office:value-type="float" office:value="0.274829127740373" calcext:value-type="float">
            <text:p>0.274829127740373</text:p>
          </table:table-cell>
          <table:table-cell office:value-type="float" office:value="0.282789159594635" calcext:value-type="float">
            <text:p>0.282789159594635</text:p>
          </table:table-cell>
          <table:table-cell office:value-type="float" office:value="0.286881067096207" calcext:value-type="float">
            <text:p>0.286881067096207</text:p>
          </table:table-cell>
          <table:table-cell office:value-type="float" office:value="0.286469746066747" calcext:value-type="float">
            <text:p>0.286469746066747</text:p>
          </table:table-cell>
          <table:table-cell office:value-type="float" office:value="0.280804161459748" calcext:value-type="float">
            <text:p>0.280804161459748</text:p>
          </table:table-cell>
          <table:table-cell office:value-type="float" office:value="0.269122212652459" calcext:value-type="float">
            <text:p>0.269122212652459</text:p>
          </table:table-cell>
          <table:table-cell office:value-type="float" office:value="0.250634393656222" calcext:value-type="float">
            <text:p>0.250634393656222</text:p>
          </table:table-cell>
          <table:table-cell office:value-type="float" office:value="0.22432052352656" calcext:value-type="float">
            <text:p>0.22432052352656</text:p>
          </table:table-cell>
          <table:table-cell office:value-type="float" office:value="0.189446298829354" calcext:value-type="float">
            <text:p>0.189446298829354</text:p>
          </table:table-cell>
          <table:table-cell office:value-type="float" office:value="0.146196479774244" calcext:value-type="float">
            <text:p>0.146196479774244</text:p>
          </table:table-cell>
          <table:table-cell office:value-type="float" office:value="0.0960863322419082" calcext:value-type="float">
            <text:p>0.096086332241908</text:p>
          </table:table-cell>
          <table:table-cell office:value-type="float" office:value="0.0442688505186978" calcext:value-type="float">
            <text:p>0.044268850518698</text:p>
          </table:table-cell>
          <table:table-cell office:value-type="float" office:value="0.00159241084794911" calcext:value-type="float">
            <text:p>0.001592410847949</text:p>
          </table:table-cell>
          <table:table-cell office:value-type="float" office:value="-0.0138523285608297" calcext:value-type="float">
            <text:p>-0.01385232856083</text:p>
          </table:table-cell>
          <table:table-cell office:value-type="float" office:value="-0.00150948011676159" calcext:value-type="float">
            <text:p>-0.001509480116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20119480182056" calcext:value-type="float">
            <text:p>-0.042011948018206</text:p>
          </table:table-cell>
          <table:table-cell office:value-type="float" office:value="-0.0848301613557166" calcext:value-type="float">
            <text:p>-0.084830161355717</text:p>
          </table:table-cell>
          <table:table-cell office:value-type="float" office:value="-0.107091601781398" calcext:value-type="float">
            <text:p>-0.107091601781398</text:p>
          </table:table-cell>
          <table:table-cell office:value-type="float" office:value="-0.110268798335206" calcext:value-type="float">
            <text:p>-0.110268798335206</text:p>
          </table:table-cell>
          <table:table-cell office:value-type="float" office:value="-0.099732479399667" calcext:value-type="float">
            <text:p>-0.099732479399667</text:p>
          </table:table-cell>
          <table:table-cell office:value-type="float" office:value="-0.0799685358353634" calcext:value-type="float">
            <text:p>-0.079968535835363</text:p>
          </table:table-cell>
          <table:table-cell office:value-type="float" office:value="-0.053852572479614" calcext:value-type="float">
            <text:p>-0.053852572479614</text:p>
          </table:table-cell>
          <table:table-cell office:value-type="float" office:value="-0.023869671095549" calcext:value-type="float">
            <text:p>-0.023869671095549</text:p>
          </table:table-cell>
          <table:table-cell office:value-type="float" office:value="0.00835915310895383" calcext:value-type="float">
            <text:p>0.008359153108954</text:p>
          </table:table-cell>
          <table:table-cell office:value-type="float" office:value="0.0416806235161948" calcext:value-type="float">
            <text:p>0.041680623516195</text:p>
          </table:table-cell>
          <table:table-cell office:value-type="float" office:value="0.0752250856211169" calcext:value-type="float">
            <text:p>0.075225085621117</text:p>
          </table:table-cell>
          <table:table-cell office:value-type="float" office:value="0.108380136848927" calcext:value-type="float">
            <text:p>0.108380136848927</text:p>
          </table:table-cell>
          <table:table-cell office:value-type="float" office:value="0.140727260099638" calcext:value-type="float">
            <text:p>0.140727260099638</text:p>
          </table:table-cell>
          <table:table-cell office:value-type="float" office:value="0.17203367815062" calcext:value-type="float">
            <text:p>0.17203367815062</text:p>
          </table:table-cell>
          <table:table-cell office:value-type="float" office:value="0.202088266036735" calcext:value-type="float">
            <text:p>0.202088266036735</text:p>
          </table:table-cell>
          <table:table-cell office:value-type="float" office:value="0.230766813856429" calcext:value-type="float">
            <text:p>0.230766813856429</text:p>
          </table:table-cell>
          <table:table-cell office:value-type="float" office:value="0.257951961674001" calcext:value-type="float">
            <text:p>0.257951961674001</text:p>
          </table:table-cell>
          <table:table-cell office:value-type="float" office:value="0.283539863376341" calcext:value-type="float">
            <text:p>0.283539863376341</text:p>
          </table:table-cell>
          <table:table-cell office:value-type="float" office:value="0.307418110677086" calcext:value-type="float">
            <text:p>0.307418110677086</text:p>
          </table:table-cell>
          <table:table-cell office:value-type="float" office:value="0.329444262059219" calcext:value-type="float">
            <text:p>0.329444262059219</text:p>
          </table:table-cell>
          <table:table-cell office:value-type="float" office:value="0.349434422712232" calcext:value-type="float">
            <text:p>0.349434422712232</text:p>
          </table:table-cell>
          <table:table-cell office:value-type="float" office:value="0.367148485882901" calcext:value-type="float">
            <text:p>0.367148485882901</text:p>
          </table:table-cell>
          <table:table-cell office:value-type="float" office:value="0.382275013275341" calcext:value-type="float">
            <text:p>0.382275013275341</text:p>
          </table:table-cell>
          <table:table-cell office:value-type="float" office:value="0.394419614388905" calcext:value-type="float">
            <text:p>0.394419614388905</text:p>
          </table:table-cell>
          <table:table-cell office:value-type="float" office:value="0.403102742933699" calcext:value-type="float">
            <text:p>0.403102742933699</text:p>
          </table:table-cell>
          <table:table-cell office:value-type="float" office:value="0.407759546033546" calcext:value-type="float">
            <text:p>0.407759546033546</text:p>
          </table:table-cell>
          <table:table-cell office:value-type="float" office:value="0.407633323778891" calcext:value-type="float">
            <text:p>0.407633323778891</text:p>
          </table:table-cell>
          <table:table-cell office:value-type="float" office:value="0.402259124115261" calcext:value-type="float">
            <text:p>0.402259124115261</text:p>
          </table:table-cell>
          <table:table-cell office:value-type="float" office:value="0.390913582549509" calcext:value-type="float">
            <text:p>0.390913582549509</text:p>
          </table:table-cell>
          <table:table-cell office:value-type="float" office:value="0.372668886005194" calcext:value-type="float">
            <text:p>0.372668886005194</text:p>
          </table:table-cell>
          <table:table-cell office:value-type="float" office:value="0.346325955594933" calcext:value-type="float">
            <text:p>0.346325955594933</text:p>
          </table:table-cell>
          <table:table-cell office:value-type="float" office:value="0.310569239622611" calcext:value-type="float">
            <text:p>0.310569239622611</text:p>
          </table:table-cell>
          <table:table-cell office:value-type="float" office:value="0.264259714895396" calcext:value-type="float">
            <text:p>0.264259714895396</text:p>
          </table:table-cell>
          <table:table-cell office:value-type="float" office:value="0.207098377620726" calcext:value-type="float">
            <text:p>0.207098377620726</text:p>
          </table:table-cell>
          <table:table-cell office:value-type="float" office:value="0.141899352060673" calcext:value-type="float">
            <text:p>0.141899352060673</text:p>
          </table:table-cell>
          <table:table-cell office:value-type="float" office:value="0.078272977000646" calcext:value-type="float">
            <text:p>0.078272977000646</text:p>
          </table:table-cell>
          <table:table-cell office:value-type="float" office:value="0.0333624315818835" calcext:value-type="float">
            <text:p>0.033362431581884</text:p>
          </table:table-cell>
          <table:table-cell office:value-type="float" office:value="0.0293386758930274" calcext:value-type="float">
            <text:p>0.02933867589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34528342861278" calcext:value-type="float">
            <text:p>-0.063452834286128</text:p>
          </table:table-cell>
          <table:table-cell office:value-type="float" office:value="-0.0993752804051372" calcext:value-type="float">
            <text:p>-0.099375280405137</text:p>
          </table:table-cell>
          <table:table-cell office:value-type="float" office:value="-0.100660312748886" calcext:value-type="float">
            <text:p>-0.100660312748886</text:p>
          </table:table-cell>
          <table:table-cell office:value-type="float" office:value="-0.0789899299917229" calcext:value-type="float">
            <text:p>-0.078989929991723</text:p>
          </table:table-cell>
          <table:table-cell office:value-type="float" office:value="-0.0445375565091337" calcext:value-type="float">
            <text:p>-0.044537556509134</text:p>
          </table:table-cell>
          <table:table-cell office:value-type="float" office:value="-0.00369887294620521" calcext:value-type="float">
            <text:p>-0.003698872946205</text:p>
          </table:table-cell>
          <table:table-cell office:value-type="float" office:value="0.0406882597413747" calcext:value-type="float">
            <text:p>0.040688259741375</text:p>
          </table:table-cell>
          <table:table-cell office:value-type="float" office:value="0.0857953800388093" calcext:value-type="float">
            <text:p>0.085795380038809</text:p>
          </table:table-cell>
          <table:table-cell office:value-type="float" office:value="0.130082079644563" calcext:value-type="float">
            <text:p>0.130082079644563</text:p>
          </table:table-cell>
          <table:table-cell office:value-type="float" office:value="0.172720523781623" calcext:value-type="float">
            <text:p>0.172720523781623</text:p>
          </table:table-cell>
          <table:table-cell office:value-type="float" office:value="0.213316787227356" calcext:value-type="float">
            <text:p>0.213316787227356</text:p>
          </table:table-cell>
          <table:table-cell office:value-type="float" office:value="0.25166108910127" calcext:value-type="float">
            <text:p>0.25166108910127</text:p>
          </table:table-cell>
          <table:table-cell office:value-type="float" office:value="0.287671528343495" calcext:value-type="float">
            <text:p>0.287671528343495</text:p>
          </table:table-cell>
          <table:table-cell office:value-type="float" office:value="0.321376737978319" calcext:value-type="float">
            <text:p>0.321376737978319</text:p>
          </table:table-cell>
          <table:table-cell office:value-type="float" office:value="0.352829800151852" calcext:value-type="float">
            <text:p>0.352829800151852</text:p>
          </table:table-cell>
          <table:table-cell office:value-type="float" office:value="0.382107399748444" calcext:value-type="float">
            <text:p>0.382107399748444</text:p>
          </table:table-cell>
          <table:table-cell office:value-type="float" office:value="0.409276939016943" calcext:value-type="float">
            <text:p>0.409276939016943</text:p>
          </table:table-cell>
          <table:table-cell office:value-type="float" office:value="0.43438678671711" calcext:value-type="float">
            <text:p>0.43438678671711</text:p>
          </table:table-cell>
          <table:table-cell office:value-type="float" office:value="0.457452855636171" calcext:value-type="float">
            <text:p>0.457452855636171</text:p>
          </table:table-cell>
          <table:table-cell office:value-type="float" office:value="0.478445026226948" calcext:value-type="float">
            <text:p>0.478445026226948</text:p>
          </table:table-cell>
          <table:table-cell office:value-type="float" office:value="0.497276411713408" calcext:value-type="float">
            <text:p>0.497276411713408</text:p>
          </table:table-cell>
          <table:table-cell office:value-type="float" office:value="0.513791527811312" calcext:value-type="float">
            <text:p>0.513791527811312</text:p>
          </table:table-cell>
          <table:table-cell office:value-type="float" office:value="0.527752963504211" calcext:value-type="float">
            <text:p>0.527752963504211</text:p>
          </table:table-cell>
          <table:table-cell office:value-type="float" office:value="0.538828069055259" calcext:value-type="float">
            <text:p>0.538828069055259</text:p>
          </table:table-cell>
          <table:table-cell office:value-type="float" office:value="0.546585642890845" calcext:value-type="float">
            <text:p>0.546585642890845</text:p>
          </table:table-cell>
          <table:table-cell office:value-type="float" office:value="0.550534304546906" calcext:value-type="float">
            <text:p>0.550534304546906</text:p>
          </table:table-cell>
          <table:table-cell office:value-type="float" office:value="0.549767420914236" calcext:value-type="float">
            <text:p>0.549767420914236</text:p>
          </table:table-cell>
          <table:table-cell office:value-type="float" office:value="0.544295917809776" calcext:value-type="float">
            <text:p>0.544295917809776</text:p>
          </table:table-cell>
          <table:table-cell office:value-type="float" office:value="0.533474944730996" calcext:value-type="float">
            <text:p>0.533474944730996</text:p>
          </table:table-cell>
          <table:table-cell office:value-type="float" office:value="0.516408467115942" calcext:value-type="float">
            <text:p>0.516408467115942</text:p>
          </table:table-cell>
          <table:table-cell office:value-type="float" office:value="0.491903715732678" calcext:value-type="float">
            <text:p>0.491903715732678</text:p>
          </table:table-cell>
          <table:table-cell office:value-type="float" office:value="0.458413505827727" calcext:value-type="float">
            <text:p>0.458413505827727</text:p>
          </table:table-cell>
          <table:table-cell office:value-type="float" office:value="0.414011697629507" calcext:value-type="float">
            <text:p>0.414011697629507</text:p>
          </table:table-cell>
          <table:table-cell office:value-type="float" office:value="0.356647134768443" calcext:value-type="float">
            <text:p>0.356647134768443</text:p>
          </table:table-cell>
          <table:table-cell office:value-type="float" office:value="0.285623621000281" calcext:value-type="float">
            <text:p>0.285623621000281</text:p>
          </table:table-cell>
          <table:table-cell office:value-type="float" office:value="0.205598620486777" calcext:value-type="float">
            <text:p>0.205598620486777</text:p>
          </table:table-cell>
          <table:table-cell office:value-type="float" office:value="0.133827829953193" calcext:value-type="float">
            <text:p>0.133827829953193</text:p>
          </table:table-cell>
          <table:table-cell office:value-type="float" office:value="0.106818177116641" calcext:value-type="float">
            <text:p>0.106818177116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39288015118727" calcext:value-type="float">
            <text:p>-0.063928801511873</text:p>
          </table:table-cell>
          <table:table-cell office:value-type="float" office:value="-0.0482916821466767" calcext:value-type="float">
            <text:p>-0.048291682146677</text:p>
          </table:table-cell>
          <table:table-cell office:value-type="float" office:value="0.00267575109710172" calcext:value-type="float">
            <text:p>0.002675751097102</text:p>
          </table:table-cell>
          <table:table-cell office:value-type="float" office:value="0.0670256055804108" calcext:value-type="float">
            <text:p>0.067025605580411</text:p>
          </table:table-cell>
          <table:table-cell office:value-type="float" office:value="0.133098886593171" calcext:value-type="float">
            <text:p>0.133098886593171</text:p>
          </table:table-cell>
          <table:table-cell office:value-type="float" office:value="0.196475772435691" calcext:value-type="float">
            <text:p>0.196475772435691</text:p>
          </table:table-cell>
          <table:table-cell office:value-type="float" office:value="0.254860154543409" calcext:value-type="float">
            <text:p>0.254860154543409</text:p>
          </table:table-cell>
          <table:table-cell office:value-type="float" office:value="0.308355617578415" calcext:value-type="float">
            <text:p>0.308355617578415</text:p>
          </table:table-cell>
          <table:table-cell office:value-type="float" office:value="0.357004591537262" calcext:value-type="float">
            <text:p>0.357004591537262</text:p>
          </table:table-cell>
          <table:table-cell office:value-type="float" office:value="0.401025391540499" calcext:value-type="float">
            <text:p>0.401025391540499</text:p>
          </table:table-cell>
          <table:table-cell office:value-type="float" office:value="0.440786204028402" calcext:value-type="float">
            <text:p>0.440786204028402</text:p>
          </table:table-cell>
          <table:table-cell office:value-type="float" office:value="0.476686189046809" calcext:value-type="float">
            <text:p>0.476686189046809</text:p>
          </table:table-cell>
          <table:table-cell office:value-type="float" office:value="0.509116953439326" calcext:value-type="float">
            <text:p>0.509116953439326</text:p>
          </table:table-cell>
          <table:table-cell office:value-type="float" office:value="0.538454461059304" calcext:value-type="float">
            <text:p>0.538454461059304</text:p>
          </table:table-cell>
          <table:table-cell office:value-type="float" office:value="0.565031635396229" calcext:value-type="float">
            <text:p>0.565031635396229</text:p>
          </table:table-cell>
          <table:table-cell office:value-type="float" office:value="0.58913538357744" calcext:value-type="float">
            <text:p>0.58913538357744</text:p>
          </table:table-cell>
          <table:table-cell office:value-type="float" office:value="0.610999192786365" calcext:value-type="float">
            <text:p>0.610999192786365</text:p>
          </table:table-cell>
          <table:table-cell office:value-type="float" office:value="0.63080144782183" calcext:value-type="float">
            <text:p>0.63080144782183</text:p>
          </table:table-cell>
          <table:table-cell office:value-type="float" office:value="0.648663012604943" calcext:value-type="float">
            <text:p>0.648663012604943</text:p>
          </table:table-cell>
          <table:table-cell office:value-type="float" office:value="0.66464386281994" calcext:value-type="float">
            <text:p>0.66464386281994</text:p>
          </table:table-cell>
          <table:table-cell office:value-type="float" office:value="0.678739361130839" calcext:value-type="float">
            <text:p>0.678739361130839</text:p>
          </table:table-cell>
          <table:table-cell office:value-type="float" office:value="0.690874968372872" calcext:value-type="float">
            <text:p>0.690874968372872</text:p>
          </table:table-cell>
          <table:table-cell office:value-type="float" office:value="0.700898513767888" calcext:value-type="float">
            <text:p>0.700898513767888</text:p>
          </table:table-cell>
          <table:table-cell office:value-type="float" office:value="0.708566816788299" calcext:value-type="float">
            <text:p>0.708566816788299</text:p>
          </table:table-cell>
          <table:table-cell office:value-type="float" office:value="0.713506326501725" calcext:value-type="float">
            <text:p>0.713506326501725</text:p>
          </table:table-cell>
          <table:table-cell office:value-type="float" office:value="0.71506014794557" calcext:value-type="float">
            <text:p>0.71506014794557</text:p>
          </table:table-cell>
          <table:table-cell office:value-type="float" office:value="0.713422102764542" calcext:value-type="float">
            <text:p>0.713422102764542</text:p>
          </table:table-cell>
          <table:table-cell office:value-type="float" office:value="0.708235778459506" calcext:value-type="float">
            <text:p>0.708235778459506</text:p>
          </table:table-cell>
          <table:table-cell office:value-type="float" office:value="0.698909570964061" calcext:value-type="float">
            <text:p>0.698909570964061</text:p>
          </table:table-cell>
          <table:table-cell office:value-type="float" office:value="0.68481289621271" calcext:value-type="float">
            <text:p>0.68481289621271</text:p>
          </table:table-cell>
          <table:table-cell office:value-type="float" office:value="0.66504947013871" calcext:value-type="float">
            <text:p>0.66504947013871</text:p>
          </table:table-cell>
          <table:table-cell office:value-type="float" office:value="0.638314425843506" calcext:value-type="float">
            <text:p>0.638314425843506</text:p>
          </table:table-cell>
          <table:table-cell office:value-type="float" office:value="0.602712450673082" calcext:value-type="float">
            <text:p>0.602712450673082</text:p>
          </table:table-cell>
          <table:table-cell office:value-type="float" office:value="0.555594127553872" calcext:value-type="float">
            <text:p>0.555594127553872</text:p>
          </table:table-cell>
          <table:table-cell office:value-type="float" office:value="0.493926504934602" calcext:value-type="float">
            <text:p>0.493926504934602</text:p>
          </table:table-cell>
          <table:table-cell office:value-type="float" office:value="0.416740750461948" calcext:value-type="float">
            <text:p>0.416740750461948</text:p>
          </table:table-cell>
          <table:table-cell office:value-type="float" office:value="0.333611689943945" calcext:value-type="float">
            <text:p>0.333611689943945</text:p>
          </table:table-cell>
          <table:table-cell office:value-type="float" office:value="0.284033818647275" calcext:value-type="float">
            <text:p>0.284033818647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5888081158825" calcext:value-type="float">
            <text:p>0.185888081158825</text:p>
          </table:table-cell>
          <table:table-cell office:value-type="float" office:value="0.329280552832979" calcext:value-type="float">
            <text:p>0.329280552832979</text:p>
          </table:table-cell>
          <table:table-cell office:value-type="float" office:value="0.433821852198443" calcext:value-type="float">
            <text:p>0.433821852198443</text:p>
          </table:table-cell>
          <table:table-cell office:value-type="float" office:value="0.512342575072693" calcext:value-type="float">
            <text:p>0.512342575072693</text:p>
          </table:table-cell>
          <table:table-cell office:value-type="float" office:value="0.57494380671209" calcext:value-type="float">
            <text:p>0.57494380671209</text:p>
          </table:table-cell>
          <table:table-cell office:value-type="float" office:value="0.626436289963274" calcext:value-type="float">
            <text:p>0.626436289963274</text:p>
          </table:table-cell>
          <table:table-cell office:value-type="float" office:value="0.668902055189555" calcext:value-type="float">
            <text:p>0.668902055189555</text:p>
          </table:table-cell>
          <table:table-cell office:value-type="float" office:value="0.704325158229036" calcext:value-type="float">
            <text:p>0.704325158229036</text:p>
          </table:table-cell>
          <table:table-cell office:value-type="float" office:value="0.734111729930482" calcext:value-type="float">
            <text:p>0.734111729930482</text:p>
          </table:table-cell>
          <table:table-cell office:value-type="float" office:value="0.75931782502208" calcext:value-type="float">
            <text:p>0.75931782502208</text:p>
          </table:table-cell>
          <table:table-cell office:value-type="float" office:value="0.780791623460963" calcext:value-type="float">
            <text:p>0.780791623460963</text:p>
          </table:table-cell>
          <table:table-cell office:value-type="float" office:value="0.799214421734816" calcext:value-type="float">
            <text:p>0.799214421734816</text:p>
          </table:table-cell>
          <table:table-cell office:value-type="float" office:value="0.815131612595298" calcext:value-type="float">
            <text:p>0.815131612595298</text:p>
          </table:table-cell>
          <table:table-cell office:value-type="float" office:value="0.828981015494562" calcext:value-type="float">
            <text:p>0.828981015494562</text:p>
          </table:table-cell>
          <table:table-cell office:value-type="float" office:value="0.841108424467599" calcext:value-type="float">
            <text:p>0.841108424467599</text:p>
          </table:table-cell>
          <table:table-cell office:value-type="float" office:value="0.851783740122137" calcext:value-type="float">
            <text:p>0.851783740122137</text:p>
          </table:table-cell>
          <table:table-cell office:value-type="float" office:value="0.861212309824223" calcext:value-type="float">
            <text:p>0.861212309824223</text:p>
          </table:table-cell>
          <table:table-cell office:value-type="float" office:value="0.869544407043628" calcext:value-type="float">
            <text:p>0.869544407043628</text:p>
          </table:table-cell>
          <table:table-cell office:value-type="float" office:value="0.876881853574466" calcext:value-type="float">
            <text:p>0.876881853574466</text:p>
          </table:table-cell>
          <table:table-cell office:value-type="float" office:value="0.883282246509048" calcext:value-type="float">
            <text:p>0.883282246509048</text:p>
          </table:table-cell>
          <table:table-cell office:value-type="float" office:value="0.888761412170156" calcext:value-type="float">
            <text:p>0.888761412170156</text:p>
          </table:table-cell>
          <table:table-cell office:value-type="float" office:value="0.893294199604835" calcext:value-type="float">
            <text:p>0.893294199604835</text:p>
          </table:table-cell>
          <table:table-cell office:value-type="float" office:value="0.896814145438408" calcext:value-type="float">
            <text:p>0.896814145438408</text:p>
          </table:table-cell>
          <table:table-cell office:value-type="float" office:value="0.899214609367451" calcext:value-type="float">
            <text:p>0.899214609367451</text:p>
          </table:table-cell>
          <table:table-cell office:value-type="float" office:value="0.900368411217066" calcext:value-type="float">
            <text:p>0.900368411217066</text:p>
          </table:table-cell>
          <table:table-cell office:value-type="float" office:value="0.900244943604343" calcext:value-type="float">
            <text:p>0.900244943604343</text:p>
          </table:table-cell>
          <table:table-cell office:value-type="float" office:value="0.898551981542067" calcext:value-type="float">
            <text:p>0.898551981542067</text:p>
          </table:table-cell>
          <table:table-cell office:value-type="float" office:value="0.894982768056019" calcext:value-type="float">
            <text:p>0.894982768056019</text:p>
          </table:table-cell>
          <table:table-cell office:value-type="float" office:value="0.889587020360476" calcext:value-type="float">
            <text:p>0.889587020360476</text:p>
          </table:table-cell>
          <table:table-cell office:value-type="float" office:value="0.882146812776993" calcext:value-type="float">
            <text:p>0.882146812776993</text:p>
          </table:table-cell>
          <table:table-cell office:value-type="float" office:value="0.87225703348805" calcext:value-type="float">
            <text:p>0.87225703348805</text:p>
          </table:table-cell>
          <table:table-cell office:value-type="float" office:value="0.859291188440568" calcext:value-type="float">
            <text:p>0.859291188440568</text:p>
          </table:table-cell>
          <table:table-cell office:value-type="float" office:value="0.842262060336591" calcext:value-type="float">
            <text:p>0.842262060336591</text:p>
          </table:table-cell>
          <table:table-cell office:value-type="float" office:value="0.819566041921504" calcext:value-type="float">
            <text:p>0.819566041921504</text:p>
          </table:table-cell>
          <table:table-cell office:value-type="float" office:value="0.78866061364943" calcext:value-type="float">
            <text:p>0.78866061364943</text:p>
          </table:table-cell>
          <table:table-cell office:value-type="float" office:value="0.746114427915513" calcext:value-type="float">
            <text:p>0.746114427915513</text:p>
          </table:table-cell>
          <table:table-cell office:value-type="float" office:value="0.690574455521796" calcext:value-type="float">
            <text:p>0.690574455521796</text:p>
          </table:table-cell>
          <table:table-cell office:value-type="float" office:value="0.638994780838232" calcext:value-type="float">
            <text:p>0.638994780838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1411191884117" calcext:value-type="float">
            <text:p>1.81411191884117</text:p>
          </table:table-cell>
          <table:table-cell office:value-type="float" office:value="1.67071944716702" calcext:value-type="float">
            <text:p>1.67071944716702</text:p>
          </table:table-cell>
          <table:table-cell office:value-type="float" office:value="1.56617814780156" calcext:value-type="float">
            <text:p>1.56617814780156</text:p>
          </table:table-cell>
          <table:table-cell office:value-type="float" office:value="1.48765742492731" calcext:value-type="float">
            <text:p>1.48765742492731</text:p>
          </table:table-cell>
          <table:table-cell office:value-type="float" office:value="1.42505619328791" calcext:value-type="float">
            <text:p>1.42505619328791</text:p>
          </table:table-cell>
          <table:table-cell office:value-type="float" office:value="1.37356371003673" calcext:value-type="float">
            <text:p>1.37356371003673</text:p>
          </table:table-cell>
          <table:table-cell office:value-type="float" office:value="1.33109794481044" calcext:value-type="float">
            <text:p>1.33109794481044</text:p>
          </table:table-cell>
          <table:table-cell office:value-type="float" office:value="1.29567484177096" calcext:value-type="float">
            <text:p>1.29567484177096</text:p>
          </table:table-cell>
          <table:table-cell office:value-type="float" office:value="1.26588827006952" calcext:value-type="float">
            <text:p>1.26588827006952</text:p>
          </table:table-cell>
          <table:table-cell office:value-type="float" office:value="1.24068217497792" calcext:value-type="float">
            <text:p>1.24068217497792</text:p>
          </table:table-cell>
          <table:table-cell office:value-type="float" office:value="1.21920837653904" calcext:value-type="float">
            <text:p>1.21920837653904</text:p>
          </table:table-cell>
          <table:table-cell office:value-type="float" office:value="1.20078557826518" calcext:value-type="float">
            <text:p>1.20078557826518</text:p>
          </table:table-cell>
          <table:table-cell office:value-type="float" office:value="1.1848683874047" calcext:value-type="float">
            <text:p>1.1848683874047</text:p>
          </table:table-cell>
          <table:table-cell office:value-type="float" office:value="1.17101898450544" calcext:value-type="float">
            <text:p>1.17101898450544</text:p>
          </table:table-cell>
          <table:table-cell office:value-type="float" office:value="1.1588915755324" calcext:value-type="float">
            <text:p>1.1588915755324</text:p>
          </table:table-cell>
          <table:table-cell office:value-type="float" office:value="1.14821625987786" calcext:value-type="float">
            <text:p>1.14821625987786</text:p>
          </table:table-cell>
          <table:table-cell office:value-type="float" office:value="1.13878769017578" calcext:value-type="float">
            <text:p>1.13878769017578</text:p>
          </table:table-cell>
          <table:table-cell office:value-type="float" office:value="1.13045559295637" calcext:value-type="float">
            <text:p>1.13045559295637</text:p>
          </table:table-cell>
          <table:table-cell office:value-type="float" office:value="1.12311814642553" calcext:value-type="float">
            <text:p>1.12311814642553</text:p>
          </table:table-cell>
          <table:table-cell office:value-type="float" office:value="1.11671775349095" calcext:value-type="float">
            <text:p>1.11671775349095</text:p>
          </table:table-cell>
          <table:table-cell office:value-type="float" office:value="1.11123858782984" calcext:value-type="float">
            <text:p>1.11123858782984</text:p>
          </table:table-cell>
          <table:table-cell office:value-type="float" office:value="1.10670580039516" calcext:value-type="float">
            <text:p>1.10670580039516</text:p>
          </table:table-cell>
          <table:table-cell office:value-type="float" office:value="1.10318585456159" calcext:value-type="float">
            <text:p>1.10318585456159</text:p>
          </table:table-cell>
          <table:table-cell office:value-type="float" office:value="1.10078539063255" calcext:value-type="float">
            <text:p>1.10078539063255</text:p>
          </table:table-cell>
          <table:table-cell office:value-type="float" office:value="1.09963158878293" calcext:value-type="float">
            <text:p>1.09963158878293</text:p>
          </table:table-cell>
          <table:table-cell office:value-type="float" office:value="1.09975505639566" calcext:value-type="float">
            <text:p>1.09975505639566</text:p>
          </table:table-cell>
          <table:table-cell office:value-type="float" office:value="1.10144801845793" calcext:value-type="float">
            <text:p>1.10144801845793</text:p>
          </table:table-cell>
          <table:table-cell office:value-type="float" office:value="1.10501723194398" calcext:value-type="float">
            <text:p>1.10501723194398</text:p>
          </table:table-cell>
          <table:table-cell office:value-type="float" office:value="1.11041297963952" calcext:value-type="float">
            <text:p>1.11041297963952</text:p>
          </table:table-cell>
          <table:table-cell office:value-type="float" office:value="1.11785318722301" calcext:value-type="float">
            <text:p>1.11785318722301</text:p>
          </table:table-cell>
          <table:table-cell office:value-type="float" office:value="1.12774296651195" calcext:value-type="float">
            <text:p>1.12774296651195</text:p>
          </table:table-cell>
          <table:table-cell office:value-type="float" office:value="1.14070881155943" calcext:value-type="float">
            <text:p>1.14070881155943</text:p>
          </table:table-cell>
          <table:table-cell office:value-type="float" office:value="1.15773793966341" calcext:value-type="float">
            <text:p>1.15773793966341</text:p>
          </table:table-cell>
          <table:table-cell office:value-type="float" office:value="1.1804339580785" calcext:value-type="float">
            <text:p>1.1804339580785</text:p>
          </table:table-cell>
          <table:table-cell office:value-type="float" office:value="1.21133938635057" calcext:value-type="float">
            <text:p>1.21133938635057</text:p>
          </table:table-cell>
          <table:table-cell office:value-type="float" office:value="1.25388557208449" calcext:value-type="float">
            <text:p>1.25388557208449</text:p>
          </table:table-cell>
          <table:table-cell office:value-type="float" office:value="1.3094255444782" calcext:value-type="float">
            <text:p>1.3094255444782</text:p>
          </table:table-cell>
          <table:table-cell office:value-type="float" office:value="1.36100521916177" calcext:value-type="float">
            <text:p>1.3610052191617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qk-U-avg" table:style-name="ta1">
        <table:table-column table:style-name="co1" table:number-columns-repeated="3" table:default-cell-style-name="Default"/>
        <table:table-row table:style-name="ro1">
          <table:table-cell office:value-type="float" office:value="0.00524965337351873" calcext:value-type="float">
            <text:p>0.005249653373519</text:p>
          </table:table-cell>
          <table:table-cell office:value-type="float" office:value="0.00527238909618454" calcext:value-type="float">
            <text:p>0.005272389096185</text:p>
          </table:table-cell>
          <table:table-cell table:formula="of:=AVERAGE([.A1:.B1])" office:value-type="float" office:value="0.00526102123485163" calcext:value-type="float">
            <text:p>0.005261021234852</text:p>
          </table:table-cell>
        </table:table-row>
        <table:table-row table:style-name="ro1">
          <table:table-cell office:value-type="float" office:value="-0.00524965337351873" calcext:value-type="float">
            <text:p>-0.005249653373519</text:p>
          </table:table-cell>
          <table:table-cell office:value-type="float" office:value="-0.00527238909618454" calcext:value-type="float">
            <text:p>-0.005272389096185</text:p>
          </table:table-cell>
          <table:table-cell table:formula="of:=AVERAGE([.A2:.B2])" office:value-type="float" office:value="-0.00526102123485163" calcext:value-type="float">
            <text:p>-0.005261021234852</text:p>
          </table:table-cell>
        </table:table-row>
        <table:table-row table:style-name="ro1">
          <table:table-cell office:value-type="float" office:value="-0.0145670296967944" calcext:value-type="float">
            <text:p>-0.014567029696794</text:p>
          </table:table-cell>
          <table:table-cell office:value-type="float" office:value="-0.0146275216271853" calcext:value-type="float">
            <text:p>-0.014627521627185</text:p>
          </table:table-cell>
          <table:table-cell table:formula="of:=AVERAGE([.A3:.B3])" office:value-type="float" office:value="-0.0145972756619899" calcext:value-type="float">
            <text:p>-0.01459727566199</text:p>
          </table:table-cell>
        </table:table-row>
        <table:table-row table:style-name="ro1">
          <table:table-cell office:value-type="float" office:value="-0.0230502265578434" calcext:value-type="float">
            <text:p>-0.023050226557843</text:p>
          </table:table-cell>
          <table:table-cell office:value-type="float" office:value="-0.0231438764175673" calcext:value-type="float">
            <text:p>-0.023143876417567</text:p>
          </table:table-cell>
          <table:table-cell table:formula="of:=AVERAGE([.A4:.B4])" office:value-type="float" office:value="-0.0230970514877053" calcext:value-type="float">
            <text:p>-0.023097051487705</text:p>
          </table:table-cell>
        </table:table-row>
        <table:table-row table:style-name="ro1">
          <table:table-cell office:value-type="float" office:value="-0.0309697389381358" calcext:value-type="float">
            <text:p>-0.030969738938136</text:p>
          </table:table-cell>
          <table:table-cell office:value-type="float" office:value="-0.031096719997225" calcext:value-type="float">
            <text:p>-0.031096719997225</text:p>
          </table:table-cell>
          <table:table-cell table:formula="of:=AVERAGE([.A5:.B5])" office:value-type="float" office:value="-0.0310332294676804" calcext:value-type="float">
            <text:p>-0.03103322946768</text:p>
          </table:table-cell>
        </table:table-row>
        <table:table-row table:style-name="ro1">
          <table:table-cell office:value-type="float" office:value="-0.0385511228618501" calcext:value-type="float">
            <text:p>-0.03855112286185</text:p>
          </table:table-cell>
          <table:table-cell office:value-type="float" office:value="-0.0387182208092714" calcext:value-type="float">
            <text:p>-0.038718220809271</text:p>
          </table:table-cell>
          <table:table-cell table:formula="of:=AVERAGE([.A6:.B6])" office:value-type="float" office:value="-0.0386346718355607" calcext:value-type="float">
            <text:p>-0.038634671835561</text:p>
          </table:table-cell>
        </table:table-row>
        <table:table-row table:style-name="ro1">
          <table:table-cell office:value-type="float" office:value="-0.0459831639974642" calcext:value-type="float">
            <text:p>-0.045983163997464</text:p>
          </table:table-cell>
          <table:table-cell office:value-type="float" office:value="-0.0462056309124905" calcext:value-type="float">
            <text:p>-0.046205630912491</text:p>
          </table:table-cell>
          <table:table-cell table:formula="of:=AVERAGE([.A7:.B7])" office:value-type="float" office:value="-0.0460943974549773" calcext:value-type="float">
            <text:p>-0.046094397454977</text:p>
          </table:table-cell>
        </table:table-row>
        <table:table-row table:style-name="ro1">
          <table:table-cell office:value-type="float" office:value="-0.0534234325728157" calcext:value-type="float">
            <text:p>-0.053423432572816</text:p>
          </table:table-cell>
          <table:table-cell office:value-type="float" office:value="-0.0537267071086366" calcext:value-type="float">
            <text:p>-0.053726707108637</text:p>
          </table:table-cell>
          <table:table-cell table:formula="of:=AVERAGE([.A8:.B8])" office:value-type="float" office:value="-0.0535750698407261" calcext:value-type="float">
            <text:p>-0.053575069840726</text:p>
          </table:table-cell>
        </table:table-row>
        <table:table-row table:style-name="ro1">
          <table:table-cell office:value-type="float" office:value="-0.0610013669164269" calcext:value-type="float">
            <text:p>-0.061001366916427</text:p>
          </table:table-cell>
          <table:table-cell office:value-type="float" office:value="-0.0614225151622159" calcext:value-type="float">
            <text:p>-0.061422515162216</text:p>
          </table:table-cell>
          <table:table-cell table:formula="of:=AVERAGE([.A9:.B9])" office:value-type="float" office:value="-0.0612119410393214" calcext:value-type="float">
            <text:p>-0.061211941039321</text:p>
          </table:table-cell>
        </table:table-row>
        <table:table-row table:style-name="ro1">
          <table:table-cell office:value-type="float" office:value="-0.0688191666728095" calcext:value-type="float">
            <text:p>-0.06881916667281</text:p>
          </table:table-cell>
          <table:table-cell office:value-type="float" office:value="-0.0694078721562371" calcext:value-type="float">
            <text:p>-0.069407872156237</text:p>
          </table:table-cell>
          <table:table-cell table:formula="of:=AVERAGE([.A10:.B10])" office:value-type="float" office:value="-0.0691135194145233" calcext:value-type="float">
            <text:p>-0.069113519414523</text:p>
          </table:table-cell>
        </table:table-row>
        <table:table-row table:style-name="ro1">
          <table:table-cell office:value-type="float" office:value="-0.0769508419832611" calcext:value-type="float">
            <text:p>-0.076950841983261</text:p>
          </table:table-cell>
          <table:table-cell office:value-type="float" office:value="-0.0777710748893957" calcext:value-type="float">
            <text:p>-0.077771074889396</text:p>
          </table:table-cell>
          <table:table-cell table:formula="of:=AVERAGE([.A11:.B11])" office:value-type="float" office:value="-0.0773609584363284" calcext:value-type="float">
            <text:p>-0.077360958436328</text:p>
          </table:table-cell>
        </table:table-row>
        <table:table-row table:style-name="ro1">
          <table:table-cell office:value-type="float" office:value="-0.0854383068523938" calcext:value-type="float">
            <text:p>-0.085438306852394</text:p>
          </table:table-cell>
          <table:table-cell office:value-type="float" office:value="-0.086569148723899" calcext:value-type="float">
            <text:p>-0.086569148723899</text:p>
          </table:table-cell>
          <table:table-cell table:formula="of:=AVERAGE([.A12:.B12])" office:value-type="float" office:value="-0.0860037277881464" calcext:value-type="float">
            <text:p>-0.086003727788147</text:p>
          </table:table-cell>
        </table:table-row>
        <table:table-row table:style-name="ro1">
          <table:table-cell office:value-type="float" office:value="-0.09428457360854" calcext:value-type="float">
            <text:p>-0.09428457360854</text:p>
          </table:table-cell>
          <table:table-cell office:value-type="float" office:value="-0.095818737742229" calcext:value-type="float">
            <text:p>-0.095818737742229</text:p>
          </table:table-cell>
          <table:table-cell table:formula="of:=AVERAGE([.A13:.B13])" office:value-type="float" office:value="-0.0950516556753845" calcext:value-type="float">
            <text:p>-0.095051655675385</text:p>
          </table:table-cell>
        </table:table-row>
        <table:table-row table:style-name="ro1">
          <table:table-cell office:value-type="float" office:value="-0.103445276023173" calcext:value-type="float">
            <text:p>-0.103445276023173</text:p>
          </table:table-cell>
          <table:table-cell office:value-type="float" office:value="-0.10548256927759" calcext:value-type="float">
            <text:p>-0.10548256927759</text:p>
          </table:table-cell>
          <table:table-cell table:formula="of:=AVERAGE([.A14:.B14])" office:value-type="float" office:value="-0.104463922650381" calcext:value-type="float">
            <text:p>-0.104463922650381</text:p>
          </table:table-cell>
        </table:table-row>
        <table:table-row table:style-name="ro1">
          <table:table-cell office:value-type="float" office:value="-0.11282321801445" calcext:value-type="float">
            <text:p>-0.11282321801445</text:p>
          </table:table-cell>
          <table:table-cell office:value-type="float" office:value="-0.115458607111983" calcext:value-type="float">
            <text:p>-0.115458607111983</text:p>
          </table:table-cell>
          <table:table-cell table:formula="of:=AVERAGE([.A15:.B15])" office:value-type="float" office:value="-0.114140912563216" calcext:value-type="float">
            <text:p>-0.114140912563216</text:p>
          </table:table-cell>
        </table:table-row>
        <table:table-row table:style-name="ro1">
          <table:table-cell office:value-type="float" office:value="-0.122271910280512" calcext:value-type="float">
            <text:p>-0.122271910280512</text:p>
          </table:table-cell>
          <table:table-cell office:value-type="float" office:value="-0.125607086729341" calcext:value-type="float">
            <text:p>-0.125607086729341</text:p>
          </table:table-cell>
          <table:table-cell table:formula="of:=AVERAGE([.A16:.B16])" office:value-type="float" office:value="-0.123939498504926" calcext:value-type="float">
            <text:p>-0.123939498504926</text:p>
          </table:table-cell>
        </table:table-row>
        <table:table-row table:style-name="ro1">
          <table:table-cell office:value-type="float" office:value="-0.131577992754555" calcext:value-type="float">
            <text:p>-0.131577992754555</text:p>
          </table:table-cell>
          <table:table-cell office:value-type="float" office:value="-0.135703694036929" calcext:value-type="float">
            <text:p>-0.135703694036929</text:p>
          </table:table-cell>
          <table:table-cell table:formula="of:=AVERAGE([.A17:.B17])" office:value-type="float" office:value="-0.133640843395742" calcext:value-type="float">
            <text:p>-0.133640843395742</text:p>
          </table:table-cell>
        </table:table-row>
        <table:table-row table:style-name="ro1">
          <table:table-cell office:value-type="float" office:value="-0.140454727810946" calcext:value-type="float">
            <text:p>-0.140454727810946</text:p>
          </table:table-cell>
          <table:table-cell office:value-type="float" office:value="-0.145432440449411" calcext:value-type="float">
            <text:p>-0.145432440449411</text:p>
          </table:table-cell>
          <table:table-cell table:formula="of:=AVERAGE([.A18:.B18])" office:value-type="float" office:value="-0.142943584130178" calcext:value-type="float">
            <text:p>-0.142943584130178</text:p>
          </table:table-cell>
        </table:table-row>
        <table:table-row table:style-name="ro1">
          <table:table-cell office:value-type="float" office:value="-0.148545664449014" calcext:value-type="float">
            <text:p>-0.148545664449014</text:p>
          </table:table-cell>
          <table:table-cell office:value-type="float" office:value="-0.154390288668923" calcext:value-type="float">
            <text:p>-0.154390288668923</text:p>
          </table:table-cell>
          <table:table-cell table:formula="of:=AVERAGE([.A19:.B19])" office:value-type="float" office:value="-0.151467976558968" calcext:value-type="float">
            <text:p>-0.151467976558968</text:p>
          </table:table-cell>
        </table:table-row>
        <table:table-row table:style-name="ro1">
          <table:table-cell office:value-type="float" office:value="-0.155437219245642" calcext:value-type="float">
            <text:p>-0.155437219245642</text:p>
          </table:table-cell>
          <table:table-cell office:value-type="float" office:value="-0.162100458184894" calcext:value-type="float">
            <text:p>-0.162100458184894</text:p>
          </table:table-cell>
          <table:table-cell table:formula="of:=AVERAGE([.A20:.B20])" office:value-type="float" office:value="-0.158768838715268" calcext:value-type="float">
            <text:p>-0.158768838715268</text:p>
          </table:table-cell>
        </table:table-row>
        <table:table-row table:style-name="ro1">
          <table:table-cell office:value-type="float" office:value="-0.160681071042538" calcext:value-type="float">
            <text:p>-0.160681071042538</text:p>
          </table:table-cell>
          <table:table-cell office:value-type="float" office:value="-0.16803891085499" calcext:value-type="float">
            <text:p>-0.16803891085499</text:p>
          </table:table-cell>
          <table:table-cell table:formula="of:=AVERAGE([.A21:.B21])" office:value-type="float" office:value="-0.164359990948764" calcext:value-type="float">
            <text:p>-0.164359990948764</text:p>
          </table:table-cell>
        </table:table-row>
        <table:table-row table:style-name="ro1">
          <table:table-cell office:value-type="float" office:value="-0.163824713923334" calcext:value-type="float">
            <text:p>-0.163824713923334</text:p>
          </table:table-cell>
          <table:table-cell office:value-type="float" office:value="-0.171675246094729" calcext:value-type="float">
            <text:p>-0.171675246094729</text:p>
          </table:table-cell>
          <table:table-cell table:formula="of:=AVERAGE([.A22:.B22])" office:value-type="float" office:value="-0.167749980009032" calcext:value-type="float">
            <text:p>-0.167749980009032</text:p>
          </table:table-cell>
        </table:table-row>
        <table:table-row table:style-name="ro1">
          <table:table-cell office:value-type="float" office:value="-0.16444071221332" calcext:value-type="float">
            <text:p>-0.16444071221332</text:p>
          </table:table-cell>
          <table:table-cell office:value-type="float" office:value="-0.172512873924864" calcext:value-type="float">
            <text:p>-0.172512873924864</text:p>
          </table:table-cell>
          <table:table-cell table:formula="of:=AVERAGE([.A23:.B23])" office:value-type="float" office:value="-0.168476793069092" calcext:value-type="float">
            <text:p>-0.168476793069092</text:p>
          </table:table-cell>
        </table:table-row>
        <table:table-row table:style-name="ro1">
          <table:table-cell office:value-type="float" office:value="-0.162142628697924" calcext:value-type="float">
            <text:p>-0.162142628697924</text:p>
          </table:table-cell>
          <table:table-cell office:value-type="float" office:value="-0.170092049951204" calcext:value-type="float">
            <text:p>-0.170092049951204</text:p>
          </table:table-cell>
          <table:table-cell table:formula="of:=AVERAGE([.A24:.B24])" office:value-type="float" office:value="-0.166117339324564" calcext:value-type="float">
            <text:p>-0.166117339324564</text:p>
          </table:table-cell>
        </table:table-row>
        <table:table-row table:style-name="ro1">
          <table:table-cell office:value-type="float" office:value="-0.156605959879302" calcext:value-type="float">
            <text:p>-0.156605959879302</text:p>
          </table:table-cell>
          <table:table-cell office:value-type="float" office:value="-0.164023150298578" calcext:value-type="float">
            <text:p>-0.164023150298578</text:p>
          </table:table-cell>
          <table:table-cell table:formula="of:=AVERAGE([.A25:.B25])" office:value-type="float" office:value="-0.16031455508894" calcext:value-type="float">
            <text:p>-0.16031455508894</text:p>
          </table:table-cell>
        </table:table-row>
        <table:table-row table:style-name="ro1">
          <table:table-cell office:value-type="float" office:value="-0.147580050592587" calcext:value-type="float">
            <text:p>-0.147580050592587</text:p>
          </table:table-cell>
          <table:table-cell office:value-type="float" office:value="-0.154009971373833" calcext:value-type="float">
            <text:p>-0.154009971373833</text:p>
          </table:table-cell>
          <table:table-cell table:formula="of:=AVERAGE([.A26:.B26])" office:value-type="float" office:value="-0.15079501098321" calcext:value-type="float">
            <text:p>-0.15079501098321</text:p>
          </table:table-cell>
        </table:table-row>
        <table:table-row table:style-name="ro1">
          <table:table-cell office:value-type="float" office:value="-0.134874789112801" calcext:value-type="float">
            <text:p>-0.134874789112801</text:p>
          </table:table-cell>
          <table:table-cell office:value-type="float" office:value="-0.139838977835354" calcext:value-type="float">
            <text:p>-0.139838977835354</text:p>
          </table:table-cell>
          <table:table-cell table:formula="of:=AVERAGE([.A27:.B27])" office:value-type="float" office:value="-0.137356883474078" calcext:value-type="float">
            <text:p>-0.137356883474078</text:p>
          </table:table-cell>
        </table:table-row>
        <table:table-row table:style-name="ro1">
          <table:table-cell office:value-type="float" office:value="-0.118311744609984" calcext:value-type="float">
            <text:p>-0.118311744609984</text:p>
          </table:table-cell>
          <table:table-cell office:value-type="float" office:value="-0.121328809730504" calcext:value-type="float">
            <text:p>-0.121328809730504</text:p>
          </table:table-cell>
          <table:table-cell table:formula="of:=AVERAGE([.A28:.B28])" office:value-type="float" office:value="-0.119820277170244" calcext:value-type="float">
            <text:p>-0.119820277170244</text:p>
          </table:table-cell>
        </table:table-row>
        <table:table-row table:style-name="ro1">
          <table:table-cell office:value-type="float" office:value="-0.0976274657675945" calcext:value-type="float">
            <text:p>-0.097627465767595</text:p>
          </table:table-cell>
          <table:table-cell office:value-type="float" office:value="-0.0982272807961122" calcext:value-type="float">
            <text:p>-0.098227280796112</text:p>
          </table:table-cell>
          <table:table-cell table:formula="of:=AVERAGE([.A29:.B29])" office:value-type="float" office:value="-0.0979273732818533" calcext:value-type="float">
            <text:p>-0.097927373281853</text:p>
          </table:table-cell>
        </table:table-row>
        <table:table-row table:style-name="ro1">
          <table:table-cell office:value-type="float" office:value="-0.0723151445024741" calcext:value-type="float">
            <text:p>-0.072315144502474</text:p>
          </table:table-cell>
          <table:table-cell office:value-type="float" office:value="-0.0700446112394258" calcext:value-type="float">
            <text:p>-0.070044611239426</text:p>
          </table:table-cell>
          <table:table-cell table:formula="of:=AVERAGE([.A30:.B30])" office:value-type="float" office:value="-0.07117987787095" calcext:value-type="float">
            <text:p>-0.07117987787095</text:p>
          </table:table-cell>
        </table:table-row>
        <table:table-row table:style-name="ro1">
          <table:table-cell office:value-type="float" office:value="-0.0413893767925629" calcext:value-type="float">
            <text:p>-0.041389376792563</text:p>
          </table:table-cell>
          <table:table-cell office:value-type="float" office:value="-0.035817195673899" calcext:value-type="float">
            <text:p>-0.035817195673899</text:p>
          </table:table-cell>
          <table:table-cell table:formula="of:=AVERAGE([.A31:.B31])" office:value-type="float" office:value="-0.0386032862332309" calcext:value-type="float">
            <text:p>-0.038603286233231</text:p>
          </table:table-cell>
        </table:table-row>
        <table:table-row table:style-name="ro1">
          <table:table-cell office:value-type="float" office:value="-0.00305513081321351" calcext:value-type="float">
            <text:p>-0.003055130813214</text:p>
          </table:table-cell>
          <table:table-cell office:value-type="float" office:value="0.00620679591988646" calcext:value-type="float">
            <text:p>0.006206795919886</text:p>
          </table:table-cell>
          <table:table-cell table:formula="of:=AVERAGE([.A32:.B32])" office:value-type="float" office:value="0.00157583255333647" calcext:value-type="float">
            <text:p>0.001575832553336</text:p>
          </table:table-cell>
        </table:table-row>
        <table:table-row table:style-name="ro1">
          <table:table-cell office:value-type="float" office:value="0.0457366178168164" calcext:value-type="float">
            <text:p>0.045736617816816</text:p>
          </table:table-cell>
          <table:table-cell office:value-type="float" office:value="0.0589694398733251" calcext:value-type="float">
            <text:p>0.058969439873325</text:p>
          </table:table-cell>
          <table:table-cell table:formula="of:=AVERAGE([.A33:.B33])" office:value-type="float" office:value="0.0523530288450707" calcext:value-type="float">
            <text:p>0.052353028845071</text:p>
          </table:table-cell>
        </table:table-row>
        <table:table-row table:style-name="ro1">
          <table:table-cell office:value-type="float" office:value="0.109360471695564" calcext:value-type="float">
            <text:p>0.109360471695564</text:p>
          </table:table-cell>
          <table:table-cell office:value-type="float" office:value="0.12647194166783" calcext:value-type="float">
            <text:p>0.12647194166783</text:p>
          </table:table-cell>
          <table:table-cell table:formula="of:=AVERAGE([.A34:.B34])" office:value-type="float" office:value="0.117916206681697" calcext:value-type="float">
            <text:p>0.117916206681697</text:p>
          </table:table-cell>
        </table:table-row>
        <table:table-row table:style-name="ro1">
          <table:table-cell office:value-type="float" office:value="0.194002201348854" calcext:value-type="float">
            <text:p>0.194002201348854</text:p>
          </table:table-cell>
          <table:table-cell office:value-type="float" office:value="0.214337014086894" calcext:value-type="float">
            <text:p>0.214337014086894</text:p>
          </table:table-cell>
          <table:table-cell table:formula="of:=AVERAGE([.A35:.B35])" office:value-type="float" office:value="0.204169607717874" calcext:value-type="float">
            <text:p>0.204169607717874</text:p>
          </table:table-cell>
        </table:table-row>
        <table:table-row table:style-name="ro1">
          <table:table-cell office:value-type="float" office:value="0.307418110677086" calcext:value-type="float">
            <text:p>0.307418110677086</text:p>
          </table:table-cell>
          <table:table-cell office:value-type="float" office:value="0.329444262059219" calcext:value-type="float">
            <text:p>0.329444262059219</text:p>
          </table:table-cell>
          <table:table-cell table:formula="of:=AVERAGE([.A36:.B36])" office:value-type="float" office:value="0.318431186368153" calcext:value-type="float">
            <text:p>0.318431186368153</text:p>
          </table:table-cell>
        </table:table-row>
        <table:table-row table:style-name="ro1">
          <table:table-cell office:value-type="float" office:value="0.457452855636171" calcext:value-type="float">
            <text:p>0.457452855636171</text:p>
          </table:table-cell>
          <table:table-cell office:value-type="float" office:value="0.478445026226948" calcext:value-type="float">
            <text:p>0.478445026226948</text:p>
          </table:table-cell>
          <table:table-cell table:formula="of:=AVERAGE([.A37:.B37])" office:value-type="float" office:value="0.467948940931559" calcext:value-type="float">
            <text:p>0.467948940931559</text:p>
          </table:table-cell>
        </table:table-row>
        <table:table-row table:style-name="ro1">
          <table:table-cell office:value-type="float" office:value="0.648663012604943" calcext:value-type="float">
            <text:p>0.648663012604943</text:p>
          </table:table-cell>
          <table:table-cell office:value-type="float" office:value="0.66464386281994" calcext:value-type="float">
            <text:p>0.66464386281994</text:p>
          </table:table-cell>
          <table:table-cell table:formula="of:=AVERAGE([.A38:.B38])" office:value-type="float" office:value="0.656653437712442" calcext:value-type="float">
            <text:p>0.656653437712442</text:p>
          </table:table-cell>
        </table:table-row>
        <table:table-row table:style-name="ro1">
          <table:table-cell office:value-type="float" office:value="0.876881853574466" calcext:value-type="float">
            <text:p>0.876881853574466</text:p>
          </table:table-cell>
          <table:table-cell office:value-type="float" office:value="0.883282246509048" calcext:value-type="float">
            <text:p>0.883282246509048</text:p>
          </table:table-cell>
          <table:table-cell table:formula="of:=AVERAGE([.A39:.B39])" office:value-type="float" office:value="0.880082050041757" calcext:value-type="float">
            <text:p>0.880082050041757</text:p>
          </table:table-cell>
        </table:table-row>
        <table:table-row table:style-name="ro1">
          <table:table-cell office:value-type="float" office:value="1.12311814642553" calcext:value-type="float">
            <text:p>1.12311814642553</text:p>
          </table:table-cell>
          <table:table-cell office:value-type="float" office:value="1.11671775349095" calcext:value-type="float">
            <text:p>1.11671775349095</text:p>
          </table:table-cell>
          <table:table-cell table:formula="of:=AVERAGE([.A40:.B40])" office:value-type="float" office:value="1.11991794995824" calcext:value-type="float">
            <text:p>1.11991794995824</text:p>
          </table:table-cell>
        </table:table-row>
      </table:table>
      <table:table table:name="qk-V" table:style-name="ta1">
        <table:table-column table:style-name="co1" table:number-columns-repeated="40" table:default-cell-style-name="Default"/>
        <table:table-row table:style-name="ro1">
          <table:table-cell table:number-columns-repeated="40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0109507641766986" calcext:value-type="float">
            <text:p>-0.00109507641767</text:p>
          </table:table-cell>
          <table:table-cell office:value-type="float" office:value="0.00109507641766986" calcext:value-type="float">
            <text:p>0.00109507641767</text:p>
          </table:table-cell>
          <table:table-cell office:value-type="float" office:value="0.00172743604771808" calcext:value-type="float">
            <text:p>0.001727436047718</text:p>
          </table:table-cell>
          <table:table-cell office:value-type="float" office:value="0.00198039539715326" calcext:value-type="float">
            <text:p>0.001980395397153</text:p>
          </table:table-cell>
          <table:table-cell office:value-type="float" office:value="0.00212791133277239" calcext:value-type="float">
            <text:p>0.002127911332772</text:p>
          </table:table-cell>
          <table:table-cell office:value-type="float" office:value="0.00223315581086055" calcext:value-type="float">
            <text:p>0.002233155810861</text:p>
          </table:table-cell>
          <table:table-cell office:value-type="float" office:value="0.0023109025179728" calcext:value-type="float">
            <text:p>0.002310902517973</text:p>
          </table:table-cell>
          <table:table-cell office:value-type="float" office:value="0.00236512551386012" calcext:value-type="float">
            <text:p>0.00236512551386</text:p>
          </table:table-cell>
          <table:table-cell office:value-type="float" office:value="0.00239786192795059" calcext:value-type="float">
            <text:p>0.002397861927951</text:p>
          </table:table-cell>
          <table:table-cell office:value-type="float" office:value="0.00241260024813001" calcext:value-type="float">
            <text:p>0.00241260024813</text:p>
          </table:table-cell>
          <table:table-cell office:value-type="float" office:value="0.00241205271867502" calcext:value-type="float">
            <text:p>0.002412052718675</text:p>
          </table:table-cell>
          <table:table-cell office:value-type="float" office:value="0.00239841866757345" calcext:value-type="float">
            <text:p>0.002398418667573</text:p>
          </table:table-cell>
          <table:table-cell office:value-type="float" office:value="0.002373406293729" calcext:value-type="float">
            <text:p>0.002373406293729</text:p>
          </table:table-cell>
          <table:table-cell office:value-type="float" office:value="0.0023382783846125" calcext:value-type="float">
            <text:p>0.002338278384613</text:p>
          </table:table-cell>
          <table:table-cell office:value-type="float" office:value="0.00229395057750924" calcext:value-type="float">
            <text:p>0.002293950577509</text:p>
          </table:table-cell>
          <table:table-cell office:value-type="float" office:value="0.00224113123393524" calcext:value-type="float">
            <text:p>0.002241131233935</text:p>
          </table:table-cell>
          <table:table-cell office:value-type="float" office:value="0.00218048295458096" calcext:value-type="float">
            <text:p>0.002180482954581</text:p>
          </table:table-cell>
          <table:table-cell office:value-type="float" office:value="0.00211278684917019" calcext:value-type="float">
            <text:p>0.00211278684917</text:p>
          </table:table-cell>
          <table:table-cell office:value-type="float" office:value="0.00203909356027557" calcext:value-type="float">
            <text:p>0.002039093560276</text:p>
          </table:table-cell>
          <table:table-cell office:value-type="float" office:value="0.00196084424324933" calcext:value-type="float">
            <text:p>0.001960844243249</text:p>
          </table:table-cell>
          <table:table-cell office:value-type="float" office:value="0.0018799445227414" calcext:value-type="float">
            <text:p>0.001879944522741</text:p>
          </table:table-cell>
          <table:table-cell office:value-type="float" office:value="0.00179877723742973" calcext:value-type="float">
            <text:p>0.00179877723743</text:p>
          </table:table-cell>
          <table:table-cell office:value-type="float" office:value="0.00172013918805713" calcext:value-type="float">
            <text:p>0.001720139188057</text:p>
          </table:table-cell>
          <table:table-cell office:value-type="float" office:value="0.00164708412665908" calcext:value-type="float">
            <text:p>0.001647084126659</text:p>
          </table:table-cell>
          <table:table-cell office:value-type="float" office:value="0.00158266954412147" calcext:value-type="float">
            <text:p>0.001582669544121</text:p>
          </table:table-cell>
          <table:table-cell office:value-type="float" office:value="0.00152961600923164" calcext:value-type="float">
            <text:p>0.001529616009232</text:p>
          </table:table-cell>
          <table:table-cell office:value-type="float" office:value="0.00148996322147122" calcext:value-type="float">
            <text:p>0.001489963221471</text:p>
          </table:table-cell>
          <table:table-cell office:value-type="float" office:value="0.00146494600109326" calcext:value-type="float">
            <text:p>0.001464946001093</text:p>
          </table:table-cell>
          <table:table-cell office:value-type="float" office:value="0.00145543031590641" calcext:value-type="float">
            <text:p>0.001455430315906</text:p>
          </table:table-cell>
          <table:table-cell office:value-type="float" office:value="0.00146195250262487" calcext:value-type="float">
            <text:p>0.001461952502625</text:p>
          </table:table-cell>
          <table:table-cell office:value-type="float" office:value="0.00148487313541243" calcext:value-type="float">
            <text:p>0.001484873135412</text:p>
          </table:table-cell>
          <table:table-cell office:value-type="float" office:value="0.00152417730300304" calcext:value-type="float">
            <text:p>0.001524177303003</text:p>
          </table:table-cell>
          <table:table-cell office:value-type="float" office:value="0.00157913609280832" calcext:value-type="float">
            <text:p>0.001579136092808</text:p>
          </table:table-cell>
          <table:table-cell office:value-type="float" office:value="0.00164769234922034" calcext:value-type="float">
            <text:p>0.00164769234922</text:p>
          </table:table-cell>
          <table:table-cell office:value-type="float" office:value="0.00172482745185642" calcext:value-type="float">
            <text:p>0.001724827451856</text:p>
          </table:table-cell>
          <table:table-cell office:value-type="float" office:value="0.00179793480899983" calcext:value-type="float">
            <text:p>0.001797934809</text:p>
          </table:table-cell>
          <table:table-cell office:value-type="float" office:value="0.00183151230622797" calcext:value-type="float">
            <text:p>0.001831512306228</text:p>
          </table:table-cell>
          <table:table-cell office:value-type="float" office:value="0.00171710084761563" calcext:value-type="float">
            <text:p>0.001717100847616</text:p>
          </table:table-cell>
          <table:table-cell office:value-type="float" office:value="0.00110925912278933" calcext:value-type="float">
            <text:p>0.001109259122789</text:p>
          </table:table-cell>
          <table:table-cell office:value-type="float" office:value="-0.00110925912278933" calcext:value-type="float">
            <text:p>-0.001109259122789</text:p>
          </table:table-cell>
        </table:table-row>
        <table:table-row table:style-name="ro1">
          <table:table-cell office:value-type="float" office:value="-0.00122211592397469" calcext:value-type="float">
            <text:p>-0.001222115923975</text:p>
          </table:table-cell>
          <table:table-cell office:value-type="float" office:value="0.00122211592397469" calcext:value-type="float">
            <text:p>0.001222115923975</text:p>
          </table:table-cell>
          <table:table-cell office:value-type="float" office:value="0.00261929182980107" calcext:value-type="float">
            <text:p>0.002619291829801</text:p>
          </table:table-cell>
          <table:table-cell office:value-type="float" office:value="0.00348412269388902" calcext:value-type="float">
            <text:p>0.003484122693889</text:p>
          </table:table-cell>
          <table:table-cell office:value-type="float" office:value="0.00407850346145358" calcext:value-type="float">
            <text:p>0.004078503461454</text:p>
          </table:table-cell>
          <table:table-cell office:value-type="float" office:value="0.00451108188638511" calcext:value-type="float">
            <text:p>0.004511081886385</text:p>
          </table:table-cell>
          <table:table-cell office:value-type="float" office:value="0.00482752692316503" calcext:value-type="float">
            <text:p>0.004827526923165</text:p>
          </table:table-cell>
          <table:table-cell office:value-type="float" office:value="0.0050468414831368" calcext:value-type="float">
            <text:p>0.005046841483137</text:p>
          </table:table-cell>
          <table:table-cell office:value-type="float" office:value="0.00518431185106219" calcext:value-type="float">
            <text:p>0.005184311851062</text:p>
          </table:table-cell>
          <table:table-cell office:value-type="float" office:value="0.00525238285315968" calcext:value-type="float">
            <text:p>0.00525238285316</text:p>
          </table:table-cell>
          <table:table-cell office:value-type="float" office:value="0.00526125952907913" calcext:value-type="float">
            <text:p>0.005261259529079</text:p>
          </table:table-cell>
          <table:table-cell office:value-type="float" office:value="0.00521922820267815" calcext:value-type="float">
            <text:p>0.005219228202678</text:p>
          </table:table-cell>
          <table:table-cell office:value-type="float" office:value="0.00513283233510277" calcext:value-type="float">
            <text:p>0.005132832335103</text:p>
          </table:table-cell>
          <table:table-cell office:value-type="float" office:value="0.00500711382281016" calcext:value-type="float">
            <text:p>0.00500711382281</text:p>
          </table:table-cell>
          <table:table-cell office:value-type="float" office:value="0.00484597359146377" calcext:value-type="float">
            <text:p>0.004845973591464</text:p>
          </table:table-cell>
          <table:table-cell office:value-type="float" office:value="0.00465263844870957" calcext:value-type="float">
            <text:p>0.00465263844871</text:p>
          </table:table-cell>
          <table:table-cell office:value-type="float" office:value="0.00443018526403056" calcext:value-type="float">
            <text:p>0.004430185264031</text:p>
          </table:table-cell>
          <table:table-cell office:value-type="float" office:value="0.00418207097116056" calcext:value-type="float">
            <text:p>0.004182070971161</text:p>
          </table:table-cell>
          <table:table-cell office:value-type="float" office:value="0.00391261291493852" calcext:value-type="float">
            <text:p>0.003912612914939</text:p>
          </table:table-cell>
          <table:table-cell office:value-type="float" office:value="0.00362736524370693" calcext:value-type="float">
            <text:p>0.003627365243707</text:p>
          </table:table-cell>
          <table:table-cell office:value-type="float" office:value="0.00333334298060642" calcext:value-type="float">
            <text:p>0.003333342980606</text:p>
          </table:table-cell>
          <table:table-cell office:value-type="float" office:value="0.00303903998600612" calcext:value-type="float">
            <text:p>0.003039039986006</text:p>
          </table:table-cell>
          <table:table-cell office:value-type="float" office:value="0.00275420240128485" calcext:value-type="float">
            <text:p>0.002754202401285</text:p>
          </table:table-cell>
          <table:table-cell office:value-type="float" office:value="0.00248931744422485" calcext:value-type="float">
            <text:p>0.002489317444225</text:p>
          </table:table-cell>
          <table:table-cell office:value-type="float" office:value="0.00225480335338738" calcext:value-type="float">
            <text:p>0.002254803353387</text:p>
          </table:table-cell>
          <table:table-cell office:value-type="float" office:value="0.00205994079700424" calcext:value-type="float">
            <text:p>0.002059940797004</text:p>
          </table:table-cell>
          <table:table-cell office:value-type="float" office:value="0.00191174325936921" calcext:value-type="float">
            <text:p>0.001911743259369</text:p>
          </table:table-cell>
          <table:table-cell office:value-type="float" office:value="0.00181435750814474" calcext:value-type="float">
            <text:p>0.001814357508145</text:p>
          </table:table-cell>
          <table:table-cell office:value-type="float" office:value="0.00177066328450395" calcext:value-type="float">
            <text:p>0.001770663284504</text:p>
          </table:table-cell>
          <table:table-cell office:value-type="float" office:value="0.00178196958930401" calcext:value-type="float">
            <text:p>0.001781969589304</text:p>
          </table:table-cell>
          <table:table-cell office:value-type="float" office:value="0.00184837391367826" calcext:value-type="float">
            <text:p>0.001848373913678</text:p>
          </table:table-cell>
          <table:table-cell office:value-type="float" office:value="0.00196767586773183" calcext:value-type="float">
            <text:p>0.001967675867732</text:p>
          </table:table-cell>
          <table:table-cell office:value-type="float" office:value="0.00213378998638332" calcext:value-type="float">
            <text:p>0.002133789986383</text:p>
          </table:table-cell>
          <table:table-cell office:value-type="float" office:value="0.00233412027992215" calcext:value-type="float">
            <text:p>0.002334120279922</text:p>
          </table:table-cell>
          <table:table-cell office:value-type="float" office:value="0.00254388626466367" calcext:value-type="float">
            <text:p>0.002543886264664</text:p>
          </table:table-cell>
          <table:table-cell office:value-type="float" office:value="0.00271470623049521" calcext:value-type="float">
            <text:p>0.002714706230495</text:p>
          </table:table-cell>
          <table:table-cell office:value-type="float" office:value="0.0027474255939167" calcext:value-type="float">
            <text:p>0.002747425593917</text:p>
          </table:table-cell>
          <table:table-cell office:value-type="float" office:value="0.00243258928842378" calcext:value-type="float">
            <text:p>0.002432589288424</text:p>
          </table:table-cell>
          <table:table-cell office:value-type="float" office:value="0.00133582377471905" calcext:value-type="float">
            <text:p>0.001335823774719</text:p>
          </table:table-cell>
          <table:table-cell office:value-type="float" office:value="-0.00133582377471905" calcext:value-type="float">
            <text:p>-0.001335823774719</text:p>
          </table:table-cell>
        </table:table-row>
        <table:table-row table:style-name="ro1">
          <table:table-cell office:value-type="float" office:value="-0.00134498141938459" calcext:value-type="float">
            <text:p>-0.001344981419385</text:p>
          </table:table-cell>
          <table:table-cell office:value-type="float" office:value="0.00134498141938459" calcext:value-type="float">
            <text:p>0.001344981419385</text:p>
          </table:table-cell>
          <table:table-cell office:value-type="float" office:value="0.00345390154248807" calcext:value-type="float">
            <text:p>0.003453901542488</text:p>
          </table:table-cell>
          <table:table-cell office:value-type="float" office:value="0.0050540129719011" calcext:value-type="float">
            <text:p>0.005054012971901</text:p>
          </table:table-cell>
          <table:table-cell office:value-type="float" office:value="0.00627132330062273" calcext:value-type="float">
            <text:p>0.006271323300623</text:p>
          </table:table-cell>
          <table:table-cell office:value-type="float" office:value="0.00719481940522541" calcext:value-type="float">
            <text:p>0.007194819405225</text:p>
          </table:table-cell>
          <table:table-cell office:value-type="float" office:value="0.00788029810657506" calcext:value-type="float">
            <text:p>0.007880298106575</text:p>
          </table:table-cell>
          <table:table-cell office:value-type="float" office:value="0.00836168454138666" calcext:value-type="float">
            <text:p>0.008361684541387</text:p>
          </table:table-cell>
          <table:table-cell office:value-type="float" office:value="0.00866959213084471" calcext:value-type="float">
            <text:p>0.008669592130845</text:p>
          </table:table-cell>
          <table:table-cell office:value-type="float" office:value="0.00882895433389066" calcext:value-type="float">
            <text:p>0.008828954333891</text:p>
          </table:table-cell>
          <table:table-cell office:value-type="float" office:value="0.00886062830466077" calcext:value-type="float">
            <text:p>0.008860628304661</text:p>
          </table:table-cell>
          <table:table-cell office:value-type="float" office:value="0.00878182663425907" calcext:value-type="float">
            <text:p>0.008781826634259</text:p>
          </table:table-cell>
          <table:table-cell office:value-type="float" office:value="0.00860641044871938" calcext:value-type="float">
            <text:p>0.008606410448719</text:p>
          </table:table-cell>
          <table:table-cell office:value-type="float" office:value="0.00834535415324444" calcext:value-type="float">
            <text:p>0.008345354153244</text:p>
          </table:table-cell>
          <table:table-cell office:value-type="float" office:value="0.00800744911358586" calcext:value-type="float">
            <text:p>0.008007449113586</text:p>
          </table:table-cell>
          <table:table-cell office:value-type="float" office:value="0.00760019935666948" calcext:value-type="float">
            <text:p>0.007600199356669</text:p>
          </table:table-cell>
          <table:table-cell office:value-type="float" office:value="0.0071308273320724" calcext:value-type="float">
            <text:p>0.007130827332072</text:p>
          </table:table-cell>
          <table:table-cell office:value-type="float" office:value="0.00660728743080494" calcext:value-type="float">
            <text:p>0.006607287430805</text:p>
          </table:table-cell>
          <table:table-cell office:value-type="float" office:value="0.00603918127104144" calcext:value-type="float">
            <text:p>0.006039181271041</text:p>
          </table:table-cell>
          <table:table-cell office:value-type="float" office:value="0.00543847217217604" calcext:value-type="float">
            <text:p>0.005438472172176</text:p>
          </table:table-cell>
          <table:table-cell office:value-type="float" office:value="0.00481989936462773" calcext:value-type="float">
            <text:p>0.004819899364628</text:p>
          </table:table-cell>
          <table:table-cell office:value-type="float" office:value="0.00420100357128182" calcext:value-type="float">
            <text:p>0.004201003571282</text:p>
          </table:table-cell>
          <table:table-cell office:value-type="float" office:value="0.00360168325107373" calcext:value-type="float">
            <text:p>0.003601683251074</text:p>
          </table:table-cell>
          <table:table-cell office:value-type="float" office:value="0.0030432203407068" calcext:value-type="float">
            <text:p>0.003043220340707</text:p>
          </table:table-cell>
          <table:table-cell office:value-type="float" office:value="0.00254673894516647" calcext:value-type="float">
            <text:p>0.002546738945166</text:p>
          </table:table-cell>
          <table:table-cell office:value-type="float" office:value="0.00213113324511107" calcext:value-type="float">
            <text:p>0.002131133245111</text:p>
          </table:table-cell>
          <table:table-cell office:value-type="float" office:value="0.00181068254395258" calcext:value-type="float">
            <text:p>0.001810682543953</text:p>
          </table:table-cell>
          <table:table-cell office:value-type="float" office:value="0.00159287638297681" calcext:value-type="float">
            <text:p>0.001592876382977</text:p>
          </table:table-cell>
          <table:table-cell office:value-type="float" office:value="0.00148350084547477" calcext:value-type="float">
            <text:p>0.001483500845475</text:p>
          </table:table-cell>
          <table:table-cell office:value-type="float" office:value="0.00148442902480817" calcext:value-type="float">
            <text:p>0.001484429024808</text:p>
          </table:table-cell>
          <table:table-cell office:value-type="float" office:value="0.00159470720526705" calcext:value-type="float">
            <text:p>0.001594707205267</text:p>
          </table:table-cell>
          <table:table-cell office:value-type="float" office:value="0.00180759173381339" calcext:value-type="float">
            <text:p>0.001807591733813</text:p>
          </table:table-cell>
          <table:table-cell office:value-type="float" office:value="0.0021073602583959" calcext:value-type="float">
            <text:p>0.002107360258396</text:p>
          </table:table-cell>
          <table:table-cell office:value-type="float" office:value="0.00246484054341614" calcext:value-type="float">
            <text:p>0.002464840543416</text:p>
          </table:table-cell>
          <table:table-cell office:value-type="float" office:value="0.00282812456629253" calcext:value-type="float">
            <text:p>0.002828124566293</text:p>
          </table:table-cell>
          <table:table-cell office:value-type="float" office:value="0.00310929038506921" calcext:value-type="float">
            <text:p>0.003109290385069</text:p>
          </table:table-cell>
          <table:table-cell office:value-type="float" office:value="0.00315784617018046" calcext:value-type="float">
            <text:p>0.00315784617018</text:p>
          </table:table-cell>
          <table:table-cell office:value-type="float" office:value="0.00271960405632182" calcext:value-type="float">
            <text:p>0.002719604056322</text:p>
          </table:table-cell>
          <table:table-cell office:value-type="float" office:value="0.00138860891225304" calcext:value-type="float">
            <text:p>0.001388608912253</text:p>
          </table:table-cell>
          <table:table-cell office:value-type="float" office:value="-0.00138860891225304" calcext:value-type="float">
            <text:p>-0.001388608912253</text:p>
          </table:table-cell>
        </table:table-row>
        <table:table-row table:style-name="ro1">
          <table:table-cell office:value-type="float" office:value="-0.00158278159793876" calcext:value-type="float">
            <text:p>-0.001582781597939</text:p>
          </table:table-cell>
          <table:table-cell office:value-type="float" office:value="0.00158278159793876" calcext:value-type="float">
            <text:p>0.001582781597939</text:p>
          </table:table-cell>
          <table:table-cell office:value-type="float" office:value="0.00443075378954398" calcext:value-type="float">
            <text:p>0.004430753789544</text:p>
          </table:table-cell>
          <table:table-cell office:value-type="float" office:value="0.00681936398237394" calcext:value-type="float">
            <text:p>0.006819363982374</text:p>
          </table:table-cell>
          <table:table-cell office:value-type="float" office:value="0.00875122383714048" calcext:value-type="float">
            <text:p>0.00875122383714</text:p>
          </table:table-cell>
          <table:table-cell office:value-type="float" office:value="0.0102671928928791" calcext:value-type="float">
            <text:p>0.010267192892879</text:p>
          </table:table-cell>
          <table:table-cell office:value-type="float" office:value="0.0114108276421501" calcext:value-type="float">
            <text:p>0.01141082764215</text:p>
          </table:table-cell>
          <table:table-cell office:value-type="float" office:value="0.0122267282733029" calcext:value-type="float">
            <text:p>0.012226728273303</text:p>
          </table:table-cell>
          <table:table-cell office:value-type="float" office:value="0.0127566894628751" calcext:value-type="float">
            <text:p>0.012756689462875</text:p>
          </table:table-cell>
          <table:table-cell office:value-type="float" office:value="0.0130382527002971" calcext:value-type="float">
            <text:p>0.013038252700297</text:p>
          </table:table-cell>
          <table:table-cell office:value-type="float" office:value="0.0131041955966019" calcext:value-type="float">
            <text:p>0.013104195596602</text:p>
          </table:table-cell>
          <table:table-cell office:value-type="float" office:value="0.0129822586752576" calcext:value-type="float">
            <text:p>0.012982258675258</text:p>
          </table:table-cell>
          <table:table-cell office:value-type="float" office:value="0.0126952589915821" calcext:value-type="float">
            <text:p>0.012695258991582</text:p>
          </table:table-cell>
          <table:table-cell office:value-type="float" office:value="0.0122616748895995" calcext:value-type="float">
            <text:p>0.0122616748896</text:p>
          </table:table-cell>
          <table:table-cell office:value-type="float" office:value="0.0116966718349771" calcext:value-type="float">
            <text:p>0.011696671834977</text:p>
          </table:table-cell>
          <table:table-cell office:value-type="float" office:value="0.0110134595629847" calcext:value-type="float">
            <text:p>0.011013459562985</text:p>
          </table:table-cell>
          <table:table-cell office:value-type="float" office:value="0.0102248340623989" calcext:value-type="float">
            <text:p>0.010224834062399</text:p>
          </table:table-cell>
          <table:table-cell office:value-type="float" office:value="0.0093447397331163" calcext:value-type="float">
            <text:p>0.009344739733116</text:p>
          </table:table-cell>
          <table:table-cell office:value-type="float" office:value="0.0083896879108908" calcext:value-type="float">
            <text:p>0.008389687910891</text:p>
          </table:table-cell>
          <table:table-cell office:value-type="float" office:value="0.00737986598084279" calcext:value-type="float">
            <text:p>0.007379865980843</text:p>
          </table:table-cell>
          <table:table-cell office:value-type="float" office:value="0.00633978705895985" calcext:value-type="float">
            <text:p>0.00633978705896</text:p>
          </table:table-cell>
          <table:table-cell office:value-type="float" office:value="0.00529834119548175" calcext:value-type="float">
            <text:p>0.005298341195482</text:p>
          </table:table-cell>
          <table:table-cell office:value-type="float" office:value="0.00428813470762681" calcext:value-type="float">
            <text:p>0.004288134707627</text:p>
          </table:table-cell>
          <table:table-cell office:value-type="float" office:value="0.00334401765169559" calcext:value-type="float">
            <text:p>0.003344017651696</text:p>
          </table:table-cell>
          <table:table-cell office:value-type="float" office:value="0.00250070988993083" calcext:value-type="float">
            <text:p>0.002500709889931</text:p>
          </table:table-cell>
          <table:table-cell office:value-type="float" office:value="0.00178949562315454" calcext:value-type="float">
            <text:p>0.001789495623155</text:p>
          </table:table-cell>
          <table:table-cell office:value-type="float" office:value="0.00123427643328208" calcext:value-type="float">
            <text:p>0.001234276433282</text:p>
          </table:table-cell>
          <table:table-cell office:value-type="float" office:value="0.000844504277987029" calcext:value-type="float">
            <text:p>0.000844504277987</text:p>
          </table:table-cell>
          <table:table-cell office:value-type="float" office:value="0.000630233829092972" calcext:value-type="float">
            <text:p>0.000630233829093</text:p>
          </table:table-cell>
          <table:table-cell office:value-type="float" office:value="0.000594318799899042" calcext:value-type="float">
            <text:p>0.000594318799899</text:p>
          </table:table-cell>
          <table:table-cell office:value-type="float" office:value="0.000734879143066702" calcext:value-type="float">
            <text:p>0.000734879143067</text:p>
          </table:table-cell>
          <table:table-cell office:value-type="float" office:value="0.00103925137657812" calcext:value-type="float">
            <text:p>0.001039251376578</text:p>
          </table:table-cell>
          <table:table-cell office:value-type="float" office:value="0.00147968298841858" calcext:value-type="float">
            <text:p>0.001479682988419</text:p>
          </table:table-cell>
          <table:table-cell office:value-type="float" office:value="0.00200849442472669" calcext:value-type="float">
            <text:p>0.002008494424727</text:p>
          </table:table-cell>
          <table:table-cell office:value-type="float" office:value="0.00254654765160013" calcext:value-type="float">
            <text:p>0.0025465476516</text:p>
          </table:table-cell>
          <table:table-cell office:value-type="float" office:value="0.00297324956451498" calcext:value-type="float">
            <text:p>0.002973249564515</text:p>
          </table:table-cell>
          <table:table-cell office:value-type="float" office:value="0.00310586478805375" calcext:value-type="float">
            <text:p>0.003105864788054</text:p>
          </table:table-cell>
          <table:table-cell office:value-type="float" office:value="0.00267966495477236" calcext:value-type="float">
            <text:p>0.002679664954772</text:p>
          </table:table-cell>
          <table:table-cell office:value-type="float" office:value="0.00133724949670211" calcext:value-type="float">
            <text:p>0.001337249496702</text:p>
          </table:table-cell>
          <table:table-cell office:value-type="float" office:value="-0.00133724949670211" calcext:value-type="float">
            <text:p>-0.001337249496702</text:p>
          </table:table-cell>
        </table:table-row>
        <table:table-row table:style-name="ro1">
          <table:table-cell office:value-type="float" office:value="-0.00195470219503505" calcext:value-type="float">
            <text:p>-0.001954702195035</text:p>
          </table:table-cell>
          <table:table-cell office:value-type="float" office:value="0.00195470219503505" calcext:value-type="float">
            <text:p>0.001954702195035</text:p>
          </table:table-cell>
          <table:table-cell office:value-type="float" office:value="0.00564014120016984" calcext:value-type="float">
            <text:p>0.00564014120017</text:p>
          </table:table-cell>
          <table:table-cell office:value-type="float" office:value="0.00887309426523352" calcext:value-type="float">
            <text:p>0.008873094265234</text:p>
          </table:table-cell>
          <table:table-cell office:value-type="float" office:value="0.0115781220231967" calcext:value-type="float">
            <text:p>0.011578122023197</text:p>
          </table:table-cell>
          <table:table-cell office:value-type="float" office:value="0.0137451411234305" calcext:value-type="float">
            <text:p>0.013745141123431</text:p>
          </table:table-cell>
          <table:table-cell office:value-type="float" office:value="0.0154051785146541" calcext:value-type="float">
            <text:p>0.015405178514654</text:p>
          </table:table-cell>
          <table:table-cell office:value-type="float" office:value="0.0166038072230133" calcext:value-type="float">
            <text:p>0.016603807223013</text:p>
          </table:table-cell>
          <table:table-cell office:value-type="float" office:value="0.0173910549702756" calcext:value-type="float">
            <text:p>0.017391054970276</text:p>
          </table:table-cell>
          <table:table-cell office:value-type="float" office:value="0.0178158020086041" calcext:value-type="float">
            <text:p>0.017815802008604</text:p>
          </table:table-cell>
          <table:table-cell office:value-type="float" office:value="0.0179226882688922" calcext:value-type="float">
            <text:p>0.017922688268892</text:p>
          </table:table-cell>
          <table:table-cell office:value-type="float" office:value="0.0177505477898457" calcext:value-type="float">
            <text:p>0.017750547789846</text:p>
          </table:table-cell>
          <table:table-cell office:value-type="float" office:value="0.0173319922661314" calcext:value-type="float">
            <text:p>0.017331992266132</text:p>
          </table:table-cell>
          <table:table-cell office:value-type="float" office:value="0.0166939369006915" calcext:value-type="float">
            <text:p>0.016693936900692</text:p>
          </table:table-cell>
          <table:table-cell office:value-type="float" office:value="0.0158588708522865" calcext:value-type="float">
            <text:p>0.015858870852287</text:p>
          </table:table-cell>
          <table:table-cell office:value-type="float" office:value="0.0148466563804681" calcext:value-type="float">
            <text:p>0.014846656380468</text:p>
          </table:table-cell>
          <table:table-cell office:value-type="float" office:value="0.0136766223095499" calcext:value-type="float">
            <text:p>0.01367662230955</text:p>
          </table:table-cell>
          <table:table-cell office:value-type="float" office:value="0.0123697144423508" calcext:value-type="float">
            <text:p>0.012369714442351</text:p>
          </table:table-cell>
          <table:table-cell office:value-type="float" office:value="0.0109504664348815" calcext:value-type="float">
            <text:p>0.010950466434882</text:p>
          </table:table-cell>
          <table:table-cell office:value-type="float" office:value="0.00944856463168518" calcext:value-type="float">
            <text:p>0.009448564631685</text:p>
          </table:table-cell>
          <table:table-cell office:value-type="float" office:value="0.00789979143508361" calcext:value-type="float">
            <text:p>0.007899791435084</text:p>
          </table:table-cell>
          <table:table-cell office:value-type="float" office:value="0.00634616074456452" calcext:value-type="float">
            <text:p>0.006346160744565</text:p>
          </table:table-cell>
          <table:table-cell office:value-type="float" office:value="0.00483508928263123" calcext:value-type="float">
            <text:p>0.004835089282631</text:p>
          </table:table-cell>
          <table:table-cell office:value-type="float" office:value="0.00341748189898768" calcext:value-type="float">
            <text:p>0.003417481898988</text:p>
          </table:table-cell>
          <table:table-cell office:value-type="float" office:value="0.00214451093121719" calcext:value-type="float">
            <text:p>0.002144510931217</text:p>
          </table:table-cell>
          <table:table-cell office:value-type="float" office:value="0.00106255446081531" calcext:value-type="float">
            <text:p>0.001062554460815</text:p>
          </table:table-cell>
          <table:table-cell office:value-type="float" office:value="0.000207466671221295" calcext:value-type="float">
            <text:p>0.000207466671221</text:p>
          </table:table-cell>
          <table:table-cell office:value-type="float" office:value="-0.000411312684077394" calcext:value-type="float">
            <text:p>-0.000411312684077</text:p>
          </table:table-cell>
          <table:table-cell office:value-type="float" office:value="-0.000780423402386608" calcext:value-type="float">
            <text:p>-0.000780423402387</text:p>
          </table:table-cell>
          <table:table-cell office:value-type="float" office:value="-0.00088896974746918" calcext:value-type="float">
            <text:p>-0.000888969747469</text:p>
          </table:table-cell>
          <table:table-cell office:value-type="float" office:value="-0.000740000015984973" calcext:value-type="float">
            <text:p>-0.000740000015985</text:p>
          </table:table-cell>
          <table:table-cell office:value-type="float" office:value="-0.000352543538752121" calcext:value-type="float">
            <text:p>-0.000352543538752</text:p>
          </table:table-cell>
          <table:table-cell office:value-type="float" office:value="0.00023347925739316" calcext:value-type="float">
            <text:p>0.000233479257393</text:p>
          </table:table-cell>
          <table:table-cell office:value-type="float" office:value="0.000950237148272704" calcext:value-type="float">
            <text:p>0.000950237148273</text:p>
          </table:table-cell>
          <table:table-cell office:value-type="float" office:value="0.00169715462061207" calcext:value-type="float">
            <text:p>0.001697154620612</text:p>
          </table:table-cell>
          <table:table-cell office:value-type="float" office:value="0.00232896696956917" calcext:value-type="float">
            <text:p>0.002328966969569</text:p>
          </table:table-cell>
          <table:table-cell office:value-type="float" office:value="0.00264310481148214" calcext:value-type="float">
            <text:p>0.002643104811482</text:p>
          </table:table-cell>
          <table:table-cell office:value-type="float" office:value="0.00237593717744356" calcext:value-type="float">
            <text:p>0.002375937177444</text:p>
          </table:table-cell>
          <table:table-cell office:value-type="float" office:value="0.00120695285717398" calcext:value-type="float">
            <text:p>0.001206952857174</text:p>
          </table:table-cell>
          <table:table-cell office:value-type="float" office:value="-0.00120695285717398" calcext:value-type="float">
            <text:p>-0.001206952857174</text:p>
          </table:table-cell>
        </table:table-row>
        <table:table-row table:style-name="ro1">
          <table:table-cell office:value-type="float" office:value="-0.00245623114999051" calcext:value-type="float">
            <text:p>-0.002456231149991</text:p>
          </table:table-cell>
          <table:table-cell office:value-type="float" office:value="0.00245623114999051" calcext:value-type="float">
            <text:p>0.002456231149991</text:p>
          </table:table-cell>
          <table:table-cell office:value-type="float" office:value="0.00711542728123229" calcext:value-type="float">
            <text:p>0.007115427281232</text:p>
          </table:table-cell>
          <table:table-cell office:value-type="float" office:value="0.0112679133190544" calcext:value-type="float">
            <text:p>0.011267913319055</text:p>
          </table:table-cell>
          <table:table-cell office:value-type="float" office:value="0.0147953562384358" calcext:value-type="float">
            <text:p>0.014795356238436</text:p>
          </table:table-cell>
          <table:table-cell office:value-type="float" office:value="0.0176561889379171" calcext:value-type="float">
            <text:p>0.017656188937917</text:p>
          </table:table-cell>
          <table:table-cell office:value-type="float" office:value="0.0198696991630575" calcext:value-type="float">
            <text:p>0.019869699163058</text:p>
          </table:table-cell>
          <table:table-cell office:value-type="float" office:value="0.0214809227901122" calcext:value-type="float">
            <text:p>0.021480922790112</text:p>
          </table:table-cell>
          <table:table-cell office:value-type="float" office:value="0.0225465730898686" calcext:value-type="float">
            <text:p>0.022546573089869</text:p>
          </table:table-cell>
          <table:table-cell office:value-type="float" office:value="0.0231258623812598" calcext:value-type="float">
            <text:p>0.02312586238126</text:p>
          </table:table-cell>
          <table:table-cell office:value-type="float" office:value="0.0232749087329448" calcext:value-type="float">
            <text:p>0.023274908732945</text:p>
          </table:table-cell>
          <table:table-cell office:value-type="float" office:value="0.0230436886395665" calcext:value-type="float">
            <text:p>0.023043688639567</text:p>
          </table:table-cell>
          <table:table-cell office:value-type="float" office:value="0.0224748966239271" calcext:value-type="float">
            <text:p>0.022474896623927</text:p>
          </table:table-cell>
          <table:table-cell office:value-type="float" office:value="0.0216042781165921" calcext:value-type="float">
            <text:p>0.021604278116592</text:p>
          </table:table-cell>
          <table:table-cell office:value-type="float" office:value="0.0204620673457686" calcext:value-type="float">
            <text:p>0.020462067345769</text:p>
          </table:table-cell>
          <table:table-cell office:value-type="float" office:value="0.0190751966152033" calcext:value-type="float">
            <text:p>0.019075196615203</text:p>
          </table:table-cell>
          <table:table-cell office:value-type="float" office:value="0.0174699440744999" calcext:value-type="float">
            <text:p>0.0174699440745</text:p>
          </table:table-cell>
          <table:table-cell office:value-type="float" office:value="0.015674701498525" calcext:value-type="float">
            <text:p>0.015674701498525</text:p>
          </table:table-cell>
          <table:table-cell office:value-type="float" office:value="0.0137225538739207" calcext:value-type="float">
            <text:p>0.013722553873921</text:p>
          </table:table-cell>
          <table:table-cell office:value-type="float" office:value="0.0116533763331127" calcext:value-type="float">
            <text:p>0.011653376333113</text:p>
          </table:table-cell>
          <table:table-cell office:value-type="float" office:value="0.00951516485111443" calcext:value-type="float">
            <text:p>0.009515164851114</text:p>
          </table:table-cell>
          <table:table-cell office:value-type="float" office:value="0.00736434788038272" calcext:value-type="float">
            <text:p>0.007364347880383</text:p>
          </table:table-cell>
          <table:table-cell office:value-type="float" office:value="0.00526489323000614" calcext:value-type="float">
            <text:p>0.005264893230006</text:p>
          </table:table-cell>
          <table:table-cell office:value-type="float" office:value="0.00328617285482531" calcext:value-type="float">
            <text:p>0.003286172854825</text:p>
          </table:table-cell>
          <table:table-cell office:value-type="float" office:value="0.00149962078182668" calcext:value-type="float">
            <text:p>0.001499620781827</text:p>
          </table:table-cell>
          <table:table-cell table:style-name="ce1" office:value-type="float" office:value="-0.0000275220386157246" calcext:value-type="float">
            <text:p>-2.75E-05</text:p>
          </table:table-cell>
          <table:table-cell office:value-type="float" office:value="-0.0012625540389048" calcext:value-type="float">
            <text:p>-0.001262554038905</text:p>
          </table:table-cell>
          <table:table-cell office:value-type="float" office:value="-0.00218016156737717" calcext:value-type="float">
            <text:p>-0.002180161567377</text:p>
          </table:table-cell>
          <table:table-cell office:value-type="float" office:value="-0.00275750304170793" calcext:value-type="float">
            <text:p>-0.002757503041708</text:p>
          </table:table-cell>
          <table:table-cell office:value-type="float" office:value="-0.00298014286067123" calcext:value-type="float">
            <text:p>-0.002980142860671</text:p>
          </table:table-cell>
          <table:table-cell office:value-type="float" office:value="-0.0028504376263228" calcext:value-type="float">
            <text:p>-0.002850437626323</text:p>
          </table:table-cell>
          <table:table-cell office:value-type="float" office:value="-0.00239211964527996" calcext:value-type="float">
            <text:p>-0.00239211964528</text:p>
          </table:table-cell>
          <table:table-cell office:value-type="float" office:value="-0.00165554118984816" calcext:value-type="float">
            <text:p>-0.001655541189848</text:p>
          </table:table-cell>
          <table:table-cell office:value-type="float" office:value="-0.000723642403731938" calcext:value-type="float">
            <text:p>-0.000723642403732</text:p>
          </table:table-cell>
          <table:table-cell office:value-type="float" office:value="0.000282928640106579" calcext:value-type="float">
            <text:p>0.000282928640107</text:p>
          </table:table-cell>
          <table:table-cell office:value-type="float" office:value="0.00119736307014106" calcext:value-type="float">
            <text:p>0.001197363070141</text:p>
          </table:table-cell>
          <table:table-cell office:value-type="float" office:value="0.00180521705118585" calcext:value-type="float">
            <text:p>0.001805217051186</text:p>
          </table:table-cell>
          <table:table-cell office:value-type="float" office:value="0.00184275180145006" calcext:value-type="float">
            <text:p>0.00184275180145</text:p>
          </table:table-cell>
          <table:table-cell office:value-type="float" office:value="0.00100825486764792" calcext:value-type="float">
            <text:p>0.001008254867648</text:p>
          </table:table-cell>
          <table:table-cell office:value-type="float" office:value="-0.00100825486764792" calcext:value-type="float">
            <text:p>-0.001008254867648</text:p>
          </table:table-cell>
        </table:table-row>
        <table:table-row table:style-name="ro1">
          <table:table-cell office:value-type="float" office:value="-0.00307909516118848" calcext:value-type="float">
            <text:p>-0.003079095161188</text:p>
          </table:table-cell>
          <table:table-cell office:value-type="float" office:value="0.00307909516118848" calcext:value-type="float">
            <text:p>0.003079095161188</text:p>
          </table:table-cell>
          <table:table-cell office:value-type="float" office:value="0.00886451624153103" calcext:value-type="float">
            <text:p>0.008864516241531</text:p>
          </table:table-cell>
          <table:table-cell office:value-type="float" office:value="0.0140290374278901" calcext:value-type="float">
            <text:p>0.01402903742789</text:p>
          </table:table-cell>
          <table:table-cell office:value-type="float" office:value="0.0184317709438606" calcext:value-type="float">
            <text:p>0.018431770943861</text:p>
          </table:table-cell>
          <table:table-cell office:value-type="float" office:value="0.0220237060261076" calcext:value-type="float">
            <text:p>0.022023706026108</text:p>
          </table:table-cell>
          <table:table-cell office:value-type="float" office:value="0.02481725871372" calcext:value-type="float">
            <text:p>0.02481725871372</text:p>
          </table:table-cell>
          <table:table-cell office:value-type="float" office:value="0.026859448588067" calcext:value-type="float">
            <text:p>0.026859448588067</text:p>
          </table:table-cell>
          <table:table-cell office:value-type="float" office:value="0.0282145078427913" calcext:value-type="float">
            <text:p>0.028214507842791</text:p>
          </table:table-cell>
          <table:table-cell office:value-type="float" office:value="0.028952142944772" calcext:value-type="float">
            <text:p>0.028952142944772</text:p>
          </table:table-cell>
          <table:table-cell office:value-type="float" office:value="0.0291399613168272" calcext:value-type="float">
            <text:p>0.029139961316827</text:p>
          </table:table-cell>
          <table:table-cell office:value-type="float" office:value="0.0288391029038842" calcext:value-type="float">
            <text:p>0.028839102903884</text:p>
          </table:table-cell>
          <table:table-cell office:value-type="float" office:value="0.0281023856520728" calcext:value-type="float">
            <text:p>0.028102385652073</text:p>
          </table:table-cell>
          <table:table-cell office:value-type="float" office:value="0.0269744071060667" calcext:value-type="float">
            <text:p>0.026974407106067</text:p>
          </table:table-cell>
          <table:table-cell office:value-type="float" office:value="0.0254931208869618" calcext:value-type="float">
            <text:p>0.025493120886962</text:p>
          </table:table-cell>
          <table:table-cell office:value-type="float" office:value="0.0236924409141408" calcext:value-type="float">
            <text:p>0.023692440914141</text:p>
          </table:table-cell>
          <table:table-cell office:value-type="float" office:value="0.0216054523492638" calcext:value-type="float">
            <text:p>0.021605452349264</text:p>
          </table:table-cell>
          <table:table-cell office:value-type="float" office:value="0.0192678337711971" calcext:value-type="float">
            <text:p>0.019267833771197</text:p>
          </table:table-cell>
          <table:table-cell office:value-type="float" office:value="0.0167211184299193" calcext:value-type="float">
            <text:p>0.016721118429919</text:p>
          </table:table-cell>
          <table:table-cell office:value-type="float" office:value="0.0140154305046631" calcext:value-type="float">
            <text:p>0.014015430504663</text:p>
          </table:table-cell>
          <table:table-cell office:value-type="float" office:value="0.0112113460892424" calcext:value-type="float">
            <text:p>0.011211346089242</text:p>
          </table:table-cell>
          <table:table-cell office:value-type="float" office:value="0.00838052180772747" calcext:value-type="float">
            <text:p>0.008380521807727</text:p>
          </table:table-cell>
          <table:table-cell office:value-type="float" office:value="0.00560477111381537" calcext:value-type="float">
            <text:p>0.005604771113815</text:p>
          </table:table-cell>
          <table:table-cell office:value-type="float" office:value="0.00297347884295452" calcext:value-type="float">
            <text:p>0.002973478842955</text:p>
          </table:table-cell>
          <table:table-cell office:value-type="float" office:value="0.000580288497463768" calcext:value-type="float">
            <text:p>0.000580288497464</text:p>
          </table:table-cell>
          <table:table-cell office:value-type="float" office:value="-0.0014750840736562" calcext:value-type="float">
            <text:p>-0.001475084073656</text:p>
          </table:table-cell>
          <table:table-cell office:value-type="float" office:value="-0.00317566521927272" calcext:value-type="float">
            <text:p>-0.003175665219273</text:p>
          </table:table-cell>
          <table:table-cell office:value-type="float" office:value="-0.0044686657945248" calcext:value-type="float">
            <text:p>-0.004468665794525</text:p>
          </table:table-cell>
          <table:table-cell office:value-type="float" office:value="-0.00531897876501328" calcext:value-type="float">
            <text:p>-0.005318978765013</text:p>
          </table:table-cell>
          <table:table-cell office:value-type="float" office:value="-0.00570571446407546" calcext:value-type="float">
            <text:p>-0.005705714464075</text:p>
          </table:table-cell>
          <table:table-cell office:value-type="float" office:value="-0.00562834780322768" calcext:value-type="float">
            <text:p>-0.005628347803228</text:p>
          </table:table-cell>
          <table:table-cell office:value-type="float" office:value="-0.0051127084451026" calcext:value-type="float">
            <text:p>-0.005112708445103</text:p>
          </table:table-cell>
          <table:table-cell office:value-type="float" office:value="-0.00421674111840919" calcext:value-type="float">
            <text:p>-0.004216741118409</text:p>
          </table:table-cell>
          <table:table-cell office:value-type="float" office:value="-0.00303596616520624" calcext:value-type="float">
            <text:p>-0.003035966165206</text:p>
          </table:table-cell>
          <table:table-cell office:value-type="float" office:value="-0.00170805853820104" calcext:value-type="float">
            <text:p>-0.001708058538201</text:p>
          </table:table-cell>
          <table:table-cell office:value-type="float" office:value="-0.000416944421149112" calcext:value-type="float">
            <text:p>-0.000416944421149</text:p>
          </table:table-cell>
          <table:table-cell office:value-type="float" office:value="0.000607830090821762" calcext:value-type="float">
            <text:p>0.000607830090822</text:p>
          </table:table-cell>
          <table:table-cell office:value-type="float" office:value="0.00109429780871003" calcext:value-type="float">
            <text:p>0.00109429780871</text:p>
          </table:table-cell>
          <table:table-cell office:value-type="float" office:value="0.000744697920391851" calcext:value-type="float">
            <text:p>0.000744697920392</text:p>
          </table:table-cell>
          <table:table-cell office:value-type="float" office:value="-0.000744697920391851" calcext:value-type="float">
            <text:p>-0.000744697920392</text:p>
          </table:table-cell>
        </table:table-row>
        <table:table-row table:style-name="ro1">
          <table:table-cell office:value-type="float" office:value="-0.00381682339117965" calcext:value-type="float">
            <text:p>-0.00381682339118</text:p>
          </table:table-cell>
          <table:table-cell office:value-type="float" office:value="0.00381682339117965" calcext:value-type="float">
            <text:p>0.00381682339118</text:p>
          </table:table-cell>
          <table:table-cell office:value-type="float" office:value="0.0108870364683117" calcext:value-type="float">
            <text:p>0.010887036468312</text:p>
          </table:table-cell>
          <table:table-cell office:value-type="float" office:value="0.0171634669120074" calcext:value-type="float">
            <text:p>0.017163466912008</text:p>
          </table:table-cell>
          <table:table-cell office:value-type="float" office:value="0.0225046444650186" calcext:value-type="float">
            <text:p>0.022504644465019</text:p>
          </table:table-cell>
          <table:table-cell office:value-type="float" office:value="0.0268652547686449" calcext:value-type="float">
            <text:p>0.026865254768645</text:p>
          </table:table-cell>
          <table:table-cell office:value-type="float" office:value="0.0302611407822062" calcext:value-type="float">
            <text:p>0.030261140782206</text:p>
          </table:table-cell>
          <table:table-cell office:value-type="float" office:value="0.0327464723397776" calcext:value-type="float">
            <text:p>0.032746472339778</text:p>
          </table:table-cell>
          <table:table-cell office:value-type="float" office:value="0.0343957366274805" calcext:value-type="float">
            <text:p>0.034395736627481</text:p>
          </table:table-cell>
          <table:table-cell office:value-type="float" office:value="0.0352905559985045" calcext:value-type="float">
            <text:p>0.035290555998505</text:p>
          </table:table-cell>
          <table:table-cell office:value-type="float" office:value="0.035510731660977" calcext:value-type="float">
            <text:p>0.035510731660977</text:p>
          </table:table-cell>
          <table:table-cell office:value-type="float" office:value="0.0351288651496838" calcext:value-type="float">
            <text:p>0.035128865149684</text:p>
          </table:table-cell>
          <table:table-cell office:value-type="float" office:value="0.0342079280880372" calcext:value-type="float">
            <text:p>0.034207928088037</text:p>
          </table:table-cell>
          <table:table-cell office:value-type="float" office:value="0.0328011925270698" calcext:value-type="float">
            <text:p>0.03280119252707</text:p>
          </table:table-cell>
          <table:table-cell office:value-type="float" office:value="0.0309539683956041" calcext:value-type="float">
            <text:p>0.030953968395604</text:p>
          </table:table-cell>
          <table:table-cell office:value-type="float" office:value="0.0287066176573217" calcext:value-type="float">
            <text:p>0.028706617657322</text:p>
          </table:table-cell>
          <table:table-cell office:value-type="float" office:value="0.0260983545473893" calcext:value-type="float">
            <text:p>0.026098354547389</text:p>
          </table:table-cell>
          <table:table-cell office:value-type="float" office:value="0.0231713725458758" calcext:value-type="float">
            <text:p>0.023171372545876</text:p>
          </table:table-cell>
          <table:table-cell office:value-type="float" office:value="0.0199748727026892" calcext:value-type="float">
            <text:p>0.019974872702689</text:p>
          </table:table-cell>
          <table:table-cell office:value-type="float" office:value="0.0165685887809065" calcext:value-type="float">
            <text:p>0.016568588780907</text:p>
          </table:table-cell>
          <table:table-cell office:value-type="float" office:value="0.0130254008656765" calcext:value-type="float">
            <text:p>0.013025400865677</text:p>
          </table:table-cell>
          <table:table-cell office:value-type="float" office:value="0.00943260405547292" calcext:value-type="float">
            <text:p>0.009432604055473</text:p>
          </table:table-cell>
          <table:table-cell office:value-type="float" office:value="0.00589134187518101" calcext:value-type="float">
            <text:p>0.005891341875181</text:p>
          </table:table-cell>
          <table:table-cell office:value-type="float" office:value="0.00251370446028709" calcext:value-type="float">
            <text:p>0.002513704460287</text:p>
          </table:table-cell>
          <table:table-cell office:value-type="float" office:value="-0.0005827342265382" calcext:value-type="float">
            <text:p>-0.000582734226538</text:p>
          </table:table-cell>
          <table:table-cell office:value-type="float" office:value="-0.00328273609699004" calcext:value-type="float">
            <text:p>-0.00328273609699</text:p>
          </table:table-cell>
          <table:table-cell office:value-type="float" office:value="-0.00554019577829976" calcext:value-type="float">
            <text:p>-0.0055401957783</text:p>
          </table:table-cell>
          <table:table-cell office:value-type="float" office:value="-0.00729361335703008" calcext:value-type="float">
            <text:p>-0.00729361335703</text:p>
          </table:table-cell>
          <table:table-cell office:value-type="float" office:value="-0.00849203635444833" calcext:value-type="float">
            <text:p>-0.008492036354448</text:p>
          </table:table-cell>
          <table:table-cell office:value-type="float" office:value="-0.00910252849920163" calcext:value-type="float">
            <text:p>-0.009102528499202</text:p>
          </table:table-cell>
          <table:table-cell office:value-type="float" office:value="-0.0091172584380129" calcext:value-type="float">
            <text:p>-0.009117258438013</text:p>
          </table:table-cell>
          <table:table-cell office:value-type="float" office:value="-0.00856029722100099" calcext:value-type="float">
            <text:p>-0.008560297221001</text:p>
          </table:table-cell>
          <table:table-cell office:value-type="float" office:value="-0.00749382034443984" calcext:value-type="float">
            <text:p>-0.00749382034444</text:p>
          </table:table-cell>
          <table:table-cell office:value-type="float" office:value="-0.0060233742022595" calcext:value-type="float">
            <text:p>-0.00602337420226</text:p>
          </table:table-cell>
          <table:table-cell office:value-type="float" office:value="-0.00430167096742883" calcext:value-type="float">
            <text:p>-0.004301670967429</text:p>
          </table:table-cell>
          <table:table-cell office:value-type="float" office:value="-0.00253031198199405" calcext:value-type="float">
            <text:p>-0.002530311981994</text:p>
          </table:table-cell>
          <table:table-cell office:value-type="float" office:value="-0.000957519980935185" calcext:value-type="float">
            <text:p>-0.000957519980935</text:p>
          </table:table-cell>
          <table:table-cell office:value-type="float" office:value="0.000128597287397893" calcext:value-type="float">
            <text:p>0.000128597287398</text:p>
          </table:table-cell>
          <table:table-cell office:value-type="float" office:value="0.000414799607178948" calcext:value-type="float">
            <text:p>0.000414799607179</text:p>
          </table:table-cell>
          <table:table-cell office:value-type="float" office:value="-0.000414799607178948" calcext:value-type="float">
            <text:p>-0.000414799607179</text:p>
          </table:table-cell>
        </table:table-row>
        <table:table-row table:style-name="ro1">
          <table:table-cell office:value-type="float" office:value="-0.00466421965629334" calcext:value-type="float">
            <text:p>-0.004664219656293</text:p>
          </table:table-cell>
          <table:table-cell office:value-type="float" office:value="0.00466421965629334" calcext:value-type="float">
            <text:p>0.004664219656293</text:p>
          </table:table-cell>
          <table:table-cell office:value-type="float" office:value="0.0131793658430338" calcext:value-type="float">
            <text:p>0.013179365843034</text:p>
          </table:table-cell>
          <table:table-cell office:value-type="float" office:value="0.0206741668059676" calcext:value-type="float">
            <text:p>0.020674166805968</text:p>
          </table:table-cell>
          <table:table-cell office:value-type="float" office:value="0.0270222910419586" calcext:value-type="float">
            <text:p>0.027022291041959</text:p>
          </table:table-cell>
          <table:table-cell office:value-type="float" office:value="0.0321920863261726" calcext:value-type="float">
            <text:p>0.032192086326173</text:p>
          </table:table-cell>
          <table:table-cell office:value-type="float" office:value="0.0362121841547238" calcext:value-type="float">
            <text:p>0.036212184154724</text:p>
          </table:table-cell>
          <table:table-cell office:value-type="float" office:value="0.0391503764795485" calcext:value-type="float">
            <text:p>0.039150376479549</text:p>
          </table:table-cell>
          <table:table-cell office:value-type="float" office:value="0.0410955662132915" calcext:value-type="float">
            <text:p>0.041095566213292</text:p>
          </table:table-cell>
          <table:table-cell office:value-type="float" office:value="0.0421438364256793" calcext:value-type="float">
            <text:p>0.042143836425679</text:p>
          </table:table-cell>
          <table:table-cell office:value-type="float" office:value="0.0423886420652316" calcext:value-type="float">
            <text:p>0.042388642065232</text:p>
          </table:table-cell>
          <table:table-cell office:value-type="float" office:value="0.0419147608580812" calcext:value-type="float">
            <text:p>0.041914760858081</text:p>
          </table:table-cell>
          <table:table-cell office:value-type="float" office:value="0.0407954946465303" calcext:value-type="float">
            <text:p>0.04079549464653</text:p>
          </table:table-cell>
          <table:table-cell office:value-type="float" office:value="0.0390925495750168" calcext:value-type="float">
            <text:p>0.039092549575017</text:p>
          </table:table-cell>
          <table:table-cell office:value-type="float" office:value="0.0368579995954669" calcext:value-type="float">
            <text:p>0.036857999595467</text:p>
          </table:table-cell>
          <table:table-cell office:value-type="float" office:value="0.0341377564297494" calcext:value-type="float">
            <text:p>0.034137756429749</text:p>
          </table:table-cell>
          <table:table-cell office:value-type="float" office:value="0.0309759990195647" calcext:value-type="float">
            <text:p>0.030975999019565</text:p>
          </table:table-cell>
          <table:table-cell office:value-type="float" office:value="0.0274200602745964" calcext:value-type="float">
            <text:p>0.027420060274597</text:p>
          </table:table-cell>
          <table:table-cell office:value-type="float" office:value="0.0235253153999651" calcext:value-type="float">
            <text:p>0.023525315399965</text:p>
          </table:table-cell>
          <table:table-cell office:value-type="float" office:value="0.0193596393810947" calcext:value-type="float">
            <text:p>0.019359639381095</text:p>
          </table:table-cell>
          <table:table-cell office:value-type="float" office:value="0.0150070126742922" calcext:value-type="float">
            <text:p>0.015007012674292</text:p>
          </table:table-cell>
          <table:table-cell office:value-type="float" office:value="0.0105697848045246" calcext:value-type="float">
            <text:p>0.010569784804525</text:p>
          </table:table-cell>
          <table:table-cell office:value-type="float" office:value="0.00616892215989216" calcext:value-type="float">
            <text:p>0.006168922159892</text:p>
          </table:table-cell>
          <table:table-cell office:value-type="float" office:value="0.00194105240891893" calcext:value-type="float">
            <text:p>0.001941052408919</text:p>
          </table:table-cell>
          <table:table-cell office:value-type="float" office:value="-0.00196963778415212" calcext:value-type="float">
            <text:p>-0.001969637784152</text:p>
          </table:table-cell>
          <table:table-cell office:value-type="float" office:value="-0.00542509766057902" calcext:value-type="float">
            <text:p>-0.005425097660579</text:p>
          </table:table-cell>
          <table:table-cell office:value-type="float" office:value="-0.00835222433164591" calcext:value-type="float">
            <text:p>-0.008352224331646</text:p>
          </table:table-cell>
          <table:table-cell office:value-type="float" office:value="-0.0106703309270266" calcext:value-type="float">
            <text:p>-0.010670330927027</text:p>
          </table:table-cell>
          <table:table-cell office:value-type="float" office:value="-0.0123083330889218" calcext:value-type="float">
            <text:p>-0.012308333088922</text:p>
          </table:table-cell>
          <table:table-cell office:value-type="float" office:value="-0.0132158841346302" calcext:value-type="float">
            <text:p>-0.01321588413463</text:p>
          </table:table-cell>
          <table:table-cell office:value-type="float" office:value="-0.0133724874607556" calcext:value-type="float">
            <text:p>-0.013372487460756</text:p>
          </table:table-cell>
          <table:table-cell office:value-type="float" office:value="-0.0127956430293987" calcext:value-type="float">
            <text:p>-0.012795643029399</text:p>
          </table:table-cell>
          <table:table-cell office:value-type="float" office:value="-0.0115478876458473" calcext:value-type="float">
            <text:p>-0.011547887645847</text:p>
          </table:table-cell>
          <table:table-cell office:value-type="float" office:value="-0.00974230084552094" calcext:value-type="float">
            <text:p>-0.009742300845521</text:p>
          </table:table-cell>
          <table:table-cell office:value-type="float" office:value="-0.00754589004039939" calcext:value-type="float">
            <text:p>-0.007545890040399</text:p>
          </table:table-cell>
          <table:table-cell office:value-type="float" office:value="-0.00518010428192293" calcext:value-type="float">
            <text:p>-0.005180104281923</text:p>
          </table:table-cell>
          <table:table-cell office:value-type="float" office:value="-0.00291730087777184" calcext:value-type="float">
            <text:p>-0.002917300877772</text:p>
          </table:table-cell>
          <table:table-cell office:value-type="float" office:value="-0.00107226642628418" calcext:value-type="float">
            <text:p>-0.001072266426284</text:p>
          </table:table-cell>
          <table:table-cell table:style-name="ce1" office:value-type="float" office:value="0.0000125936360242048" calcext:value-type="float">
            <text:p>1.26E-05</text:p>
          </table:table-cell>
          <table:table-cell table:style-name="ce1" office:value-type="float" office:value="-0.0000125936360242048" calcext:value-type="float">
            <text:p>-1.26E-05</text:p>
          </table:table-cell>
        </table:table-row>
        <table:table-row table:style-name="ro1">
          <table:table-cell office:value-type="float" office:value="-0.00561750803670296" calcext:value-type="float">
            <text:p>-0.005617508036703</text:p>
          </table:table-cell>
          <table:table-cell office:value-type="float" office:value="0.00561750803670296" calcext:value-type="float">
            <text:p>0.005617508036703</text:p>
          </table:table-cell>
          <table:table-cell office:value-type="float" office:value="0.0157383059207938" calcext:value-type="float">
            <text:p>0.015738305920794</text:p>
          </table:table-cell>
          <table:table-cell office:value-type="float" office:value="0.0245609041220871" calcext:value-type="float">
            <text:p>0.024560904122087</text:p>
          </table:table-cell>
          <table:table-cell office:value-type="float" office:value="0.0319885137903222" calcext:value-type="float">
            <text:p>0.031988513790322</text:p>
          </table:table-cell>
          <table:table-cell office:value-type="float" office:value="0.0380109364588305" calcext:value-type="float">
            <text:p>0.038010936458831</text:p>
          </table:table-cell>
          <table:table-cell office:value-type="float" office:value="0.0426781699986787" calcext:value-type="float">
            <text:p>0.042678169998679</text:p>
          </table:table-cell>
          <table:table-cell office:value-type="float" office:value="0.0460785406763585" calcext:value-type="float">
            <text:p>0.046078540676359</text:p>
          </table:table-cell>
          <table:table-cell office:value-type="float" office:value="0.0483203736317132" calcext:value-type="float">
            <text:p>0.048320373631713</text:p>
          </table:table-cell>
          <table:table-cell office:value-type="float" office:value="0.0495176042000852" calcext:value-type="float">
            <text:p>0.049517604200085</text:p>
          </table:table-cell>
          <table:table-cell office:value-type="float" office:value="0.0497794666636383" calcext:value-type="float">
            <text:p>0.049779466663638</text:p>
          </table:table-cell>
          <table:table-cell office:value-type="float" office:value="0.0492040714032529" calcext:value-type="float">
            <text:p>0.049204071403253</text:p>
          </table:table-cell>
          <table:table-cell office:value-type="float" office:value="0.0478754536360477" calcext:value-type="float">
            <text:p>0.047875453636048</text:p>
          </table:table-cell>
          <table:table-cell office:value-type="float" office:value="0.0458635456286009" calcext:value-type="float">
            <text:p>0.045863545628601</text:p>
          </table:table-cell>
          <table:table-cell office:value-type="float" office:value="0.0432264632910359" calcext:value-type="float">
            <text:p>0.043226463291036</text:p>
          </table:table-cell>
          <table:table-cell office:value-type="float" office:value="0.0400144926088086" calcext:value-type="float">
            <text:p>0.040014492608809</text:p>
          </table:table-cell>
          <table:table-cell office:value-type="float" office:value="0.0362751982813313" calcext:value-type="float">
            <text:p>0.036275198281331</text:p>
          </table:table-cell>
          <table:table-cell office:value-type="float" office:value="0.0320591257640258" calcext:value-type="float">
            <text:p>0.032059125764026</text:p>
          </table:table-cell>
          <table:table-cell office:value-type="float" office:value="0.0274256259931115" calcext:value-type="float">
            <text:p>0.027425625993112</text:p>
          </table:table-cell>
          <table:table-cell office:value-type="float" office:value="0.0224483717527986" calcext:value-type="float">
            <text:p>0.022448371752799</text:p>
          </table:table-cell>
          <table:table-cell office:value-type="float" office:value="0.0172201519495813" calcext:value-type="float">
            <text:p>0.017220151949581</text:p>
          </table:table-cell>
          <table:table-cell office:value-type="float" office:value="0.0118565176053754" calcext:value-type="float">
            <text:p>0.011856517605376</text:p>
          </table:table-cell>
          <table:table-cell office:value-type="float" office:value="0.00649769171547404" calcext:value-type="float">
            <text:p>0.006497691715474</text:p>
          </table:table-cell>
          <table:table-cell office:value-type="float" office:value="0.00130725478066432" calcext:value-type="float">
            <text:p>0.001307254780664</text:p>
          </table:table-cell>
          <table:table-cell office:value-type="float" office:value="-0.00353737730273628" calcext:value-type="float">
            <text:p>-0.003537377302736</text:p>
          </table:table-cell>
          <table:table-cell office:value-type="float" office:value="-0.00787566723116291" calcext:value-type="float">
            <text:p>-0.007875667231163</text:p>
          </table:table-cell>
          <table:table-cell office:value-type="float" office:value="-0.0116038070444099" calcext:value-type="float">
            <text:p>-0.01160380704441</text:p>
          </table:table-cell>
          <table:table-cell office:value-type="float" office:value="-0.0146118868613165" calcext:value-type="float">
            <text:p>-0.014611886861317</text:p>
          </table:table-cell>
          <table:table-cell office:value-type="float" office:value="-0.0168014773689743" calcext:value-type="float">
            <text:p>-0.016801477368974</text:p>
          </table:table-cell>
          <table:table-cell office:value-type="float" office:value="-0.0180977946063096" calcext:value-type="float">
            <text:p>-0.01809779460631</text:p>
          </table:table-cell>
          <table:table-cell office:value-type="float" office:value="-0.0184608049735686" calcext:value-type="float">
            <text:p>-0.018460804973569</text:p>
          </table:table-cell>
          <table:table-cell office:value-type="float" office:value="-0.0178953444641459" calcext:value-type="float">
            <text:p>-0.017895344464146</text:p>
          </table:table-cell>
          <table:table-cell office:value-type="float" office:value="-0.0164596398814322" calcext:value-type="float">
            <text:p>-0.016459639881432</text:p>
          </table:table-cell>
          <table:table-cell office:value-type="float" office:value="-0.0142716374651733" calcext:value-type="float">
            <text:p>-0.014271637465173</text:p>
          </table:table-cell>
          <table:table-cell office:value-type="float" office:value="-0.011512531657956" calcext:value-type="float">
            <text:p>-0.011512531657956</text:p>
          </table:table-cell>
          <table:table-cell office:value-type="float" office:value="-0.00842677861155775" calcext:value-type="float">
            <text:p>-0.008426778611558</text:p>
          </table:table-cell>
          <table:table-cell office:value-type="float" office:value="-0.00531771678875951" calcext:value-type="float">
            <text:p>-0.00531771678876</text:p>
          </table:table-cell>
          <table:table-cell office:value-type="float" office:value="-0.00253798966164302" calcext:value-type="float">
            <text:p>-0.002537989661643</text:p>
          </table:table-cell>
          <table:table-cell office:value-type="float" office:value="-0.000474100457881861" calcext:value-type="float">
            <text:p>-0.000474100457882</text:p>
          </table:table-cell>
          <table:table-cell office:value-type="float" office:value="0.000474100457881861" calcext:value-type="float">
            <text:p>0.000474100457882</text:p>
          </table:table-cell>
        </table:table-row>
        <table:table-row table:style-name="ro1">
          <table:table-cell office:value-type="float" office:value="-0.00667525723523408" calcext:value-type="float">
            <text:p>-0.006675257235234</text:p>
          </table:table-cell>
          <table:table-cell office:value-type="float" office:value="0.00667525723523408" calcext:value-type="float">
            <text:p>0.006675257235234</text:p>
          </table:table-cell>
          <table:table-cell office:value-type="float" office:value="0.0185587741144489" calcext:value-type="float">
            <text:p>0.018558774114449</text:p>
          </table:table-cell>
          <table:table-cell office:value-type="float" office:value="0.0288230517422871" calcext:value-type="float">
            <text:p>0.028823051742287</text:p>
          </table:table-cell>
          <table:table-cell office:value-type="float" office:value="0.0374049575904138" calcext:value-type="float">
            <text:p>0.037404957590414</text:p>
          </table:table-cell>
          <table:table-cell office:value-type="float" office:value="0.0443253515754066" calcext:value-type="float">
            <text:p>0.044325351575407</text:p>
          </table:table-cell>
          <table:table-cell office:value-type="float" office:value="0.0496637807453537" calcext:value-type="float">
            <text:p>0.049663780745354</text:p>
          </table:table-cell>
          <table:table-cell office:value-type="float" office:value="0.053536042277838" calcext:value-type="float">
            <text:p>0.053536042277838</text:p>
          </table:table-cell>
          <table:table-cell office:value-type="float" office:value="0.0560753260627903" calcext:value-type="float">
            <text:p>0.05607532606279</text:p>
          </table:table-cell>
          <table:table-cell office:value-type="float" office:value="0.0574173869129258" calcext:value-type="float">
            <text:p>0.057417386912926</text:p>
          </table:table-cell>
          <table:table-cell office:value-type="float" office:value="0.0576899034243223" calcext:value-type="float">
            <text:p>0.057689903424322</text:p>
          </table:table-cell>
          <table:table-cell office:value-type="float" office:value="0.0570058879324878" calcext:value-type="float">
            <text:p>0.057005887932488</text:p>
          </table:table-cell>
          <table:table-cell office:value-type="float" office:value="0.0554607678376628" calcext:value-type="float">
            <text:p>0.055460767837663</text:p>
          </table:table-cell>
          <table:table-cell office:value-type="float" office:value="0.0531325956018595" calcext:value-type="float">
            <text:p>0.05313259560186</text:p>
          </table:table-cell>
          <table:table-cell office:value-type="float" office:value="0.0500847604721715" calcext:value-type="float">
            <text:p>0.050084760472172</text:p>
          </table:table-cell>
          <table:table-cell office:value-type="float" office:value="0.0463705624829312" calcext:value-type="float">
            <text:p>0.046370562482931</text:p>
          </table:table-cell>
          <table:table-cell office:value-type="float" office:value="0.0420390512843423" calcext:value-type="float">
            <text:p>0.042039051284342</text:p>
          </table:table-cell>
          <table:table-cell office:value-type="float" office:value="0.037141595118043" calcext:value-type="float">
            <text:p>0.037141595118043</text:p>
          </table:table-cell>
          <table:table-cell office:value-type="float" office:value="0.0317387120067775" calcext:value-type="float">
            <text:p>0.031738712006778</text:p>
          </table:table-cell>
          <table:table-cell office:value-type="float" office:value="0.0259067343297357" calcext:value-type="float">
            <text:p>0.025906734329736</text:p>
          </table:table-cell>
          <table:table-cell office:value-type="float" office:value="0.0197439000348668" calcext:value-type="float">
            <text:p>0.019743900034867</text:p>
          </table:table-cell>
          <table:table-cell office:value-type="float" office:value="0.0133755330794016" calcext:value-type="float">
            <text:p>0.013375533079402</text:p>
          </table:table-cell>
          <table:table-cell office:value-type="float" office:value="0.00695825982407297" calcext:value-type="float">
            <text:p>0.006958259824073</text:p>
          </table:table-cell>
          <table:table-cell office:value-type="float" office:value="0.000683591643588688" calcext:value-type="float">
            <text:p>0.000683591643589</text:p>
          </table:table-cell>
          <table:table-cell office:value-type="float" office:value="-0.00522355781850527" calcext:value-type="float">
            <text:p>-0.005223557818505</text:p>
          </table:table-cell>
          <table:table-cell office:value-type="float" office:value="-0.0105940627240784" calcext:value-type="float">
            <text:p>-0.010594062724078</text:p>
          </table:table-cell>
          <table:table-cell office:value-type="float" office:value="-0.0152769007574826" calcext:value-type="float">
            <text:p>-0.015276900757483</text:p>
          </table:table-cell>
          <table:table-cell office:value-type="float" office:value="-0.0191245394239177" calcext:value-type="float">
            <text:p>-0.019124539423918</text:p>
          </table:table-cell>
          <table:table-cell office:value-type="float" office:value="-0.0220030624098428" calcext:value-type="float">
            <text:p>-0.022003062409843</text:p>
          </table:table-cell>
          <table:table-cell office:value-type="float" office:value="-0.0238040960170197" calcext:value-type="float">
            <text:p>-0.02380409601702</text:p>
          </table:table-cell>
          <table:table-cell office:value-type="float" office:value="-0.0244589353340071" calcext:value-type="float">
            <text:p>-0.024458935334007</text:p>
          </table:table-cell>
          <table:table-cell office:value-type="float" office:value="-0.0239517270502181" calcext:value-type="float">
            <text:p>-0.023951727050218</text:p>
          </table:table-cell>
          <table:table-cell office:value-type="float" office:value="-0.022330344443048" calcext:value-type="float">
            <text:p>-0.022330344443048</text:p>
          </table:table-cell>
          <table:table-cell office:value-type="float" office:value="-0.0197142507355629" calcext:value-type="float">
            <text:p>-0.019714250735563</text:p>
          </table:table-cell>
          <table:table-cell office:value-type="float" office:value="-0.0162987606320946" calcext:value-type="float">
            <text:p>-0.016298760632095</text:p>
          </table:table-cell>
          <table:table-cell office:value-type="float" office:value="-0.0123550562307723" calcext:value-type="float">
            <text:p>-0.012355056230772</text:p>
          </table:table-cell>
          <table:table-cell office:value-type="float" office:value="-0.00822523258067066" calcext:value-type="float">
            <text:p>-0.008225232580671</text:p>
          </table:table-cell>
          <table:table-cell office:value-type="float" office:value="-0.00431169947106271" calcext:value-type="float">
            <text:p>-0.004311699471063</text:p>
          </table:table-cell>
          <table:table-cell office:value-type="float" office:value="-0.00106051231063687" calcext:value-type="float">
            <text:p>-0.001060512310637</text:p>
          </table:table-cell>
          <table:table-cell office:value-type="float" office:value="0.00106051231063687" calcext:value-type="float">
            <text:p>0.001060512310637</text:p>
          </table:table-cell>
        </table:table-row>
        <table:table-row table:style-name="ro1">
          <table:table-cell office:value-type="float" office:value="-0.00783597190690666" calcext:value-type="float">
            <text:p>-0.007835971906907</text:p>
          </table:table-cell>
          <table:table-cell office:value-type="float" office:value="0.00783597190690666" calcext:value-type="float">
            <text:p>0.007835971906907</text:p>
          </table:table-cell>
          <table:table-cell office:value-type="float" office:value="0.0216388986639737" calcext:value-type="float">
            <text:p>0.021638898663974</text:p>
          </table:table-cell>
          <table:table-cell office:value-type="float" office:value="0.0334587063427429" calcext:value-type="float">
            <text:p>0.033458706342743</text:p>
          </table:table-cell>
          <table:table-cell office:value-type="float" office:value="0.0432710519308752" calcext:value-type="float">
            <text:p>0.043271051930875</text:p>
          </table:table-cell>
          <table:table-cell office:value-type="float" office:value="0.0511359466697853" calcext:value-type="float">
            <text:p>0.051135946669785</text:p>
          </table:table-cell>
          <table:table-cell office:value-type="float" office:value="0.0571704035357702" calcext:value-type="float">
            <text:p>0.05717040353577</text:p>
          </table:table-cell>
          <table:table-cell office:value-type="float" office:value="0.0615246962403635" calcext:value-type="float">
            <text:p>0.061524696240364</text:p>
          </table:table-cell>
          <table:table-cell office:value-type="float" office:value="0.0643626348293846" calcext:value-type="float">
            <text:p>0.064362634829385</text:p>
          </table:table-cell>
          <table:table-cell office:value-type="float" office:value="0.0658461967863939" calcext:value-type="float">
            <text:p>0.065846196786394</text:p>
          </table:table-cell>
          <table:table-cell office:value-type="float" office:value="0.0661246131116438" calcext:value-type="float">
            <text:p>0.066124613111644</text:p>
          </table:table-cell>
          <table:table-cell office:value-type="float" office:value="0.0653277425071404" calcext:value-type="float">
            <text:p>0.06532774250714</text:p>
          </table:table-cell>
          <table:table-cell office:value-type="float" office:value="0.0635633340333236" calcext:value-type="float">
            <text:p>0.063563334033324</text:p>
          </table:table-cell>
          <table:table-cell office:value-type="float" office:value="0.0609176060408808" calcext:value-type="float">
            <text:p>0.060917606040881</text:p>
          </table:table-cell>
          <table:table-cell office:value-type="float" office:value="0.0574584827091327" calcext:value-type="float">
            <text:p>0.057458482709133</text:p>
          </table:table-cell>
          <table:table-cell office:value-type="float" office:value="0.0532408234805406" calcext:value-type="float">
            <text:p>0.053240823480541</text:p>
          </table:table-cell>
          <table:table-cell office:value-type="float" office:value="0.0483130386839255" calcext:value-type="float">
            <text:p>0.048313038683926</text:p>
          </table:table-cell>
          <table:table-cell office:value-type="float" office:value="0.0427245732103587" calcext:value-type="float">
            <text:p>0.042724573210359</text:p>
          </table:table-cell>
          <table:table-cell office:value-type="float" office:value="0.0365338181875918" calcext:value-type="float">
            <text:p>0.036533818187592</text:p>
          </table:table-cell>
          <table:table-cell office:value-type="float" office:value="0.0298160528367347" calcext:value-type="float">
            <text:p>0.029816052836735</text:p>
          </table:table-cell>
          <table:table-cell office:value-type="float" office:value="0.0226709702887956" calcext:value-type="float">
            <text:p>0.022670970288796</text:p>
          </table:table-cell>
          <table:table-cell office:value-type="float" office:value="0.0152292320168662" calcext:value-type="float">
            <text:p>0.015229232016866</text:p>
          </table:table-cell>
          <table:table-cell office:value-type="float" office:value="0.00765775209199479" calcext:value-type="float">
            <text:p>0.007657752091995</text:p>
          </table:table-cell>
          <table:table-cell office:value-type="float" office:value="0.00016724778831976" calcext:value-type="float">
            <text:p>0.00016724778832</text:p>
          </table:table-cell>
          <table:table-cell office:value-type="float" office:value="-0.00694729199941253" calcext:value-type="float">
            <text:p>-0.006947291999413</text:p>
          </table:table-cell>
          <table:table-cell office:value-type="float" office:value="-0.0135234181109661" calcext:value-type="float">
            <text:p>-0.013523418110966</text:p>
          </table:table-cell>
          <table:table-cell office:value-type="float" office:value="-0.019336444562591" calcext:value-type="float">
            <text:p>-0.019336444562591</text:p>
          </table:table-cell>
          <table:table-cell office:value-type="float" office:value="-0.0242004585378069" calcext:value-type="float">
            <text:p>-0.024200458537807</text:p>
          </table:table-cell>
          <table:table-cell office:value-type="float" office:value="-0.0279363655015248" calcext:value-type="float">
            <text:p>-0.027936365501525</text:p>
          </table:table-cell>
          <table:table-cell office:value-type="float" office:value="-0.0303895762819507" calcext:value-type="float">
            <text:p>-0.030389576281951</text:p>
          </table:table-cell>
          <table:table-cell office:value-type="float" office:value="-0.0314502926518604" calcext:value-type="float">
            <text:p>-0.031450292651861</text:p>
          </table:table-cell>
          <table:table-cell office:value-type="float" office:value="-0.0310711673040271" calcext:value-type="float">
            <text:p>-0.031071167304027</text:p>
          </table:table-cell>
          <table:table-cell office:value-type="float" office:value="-0.0292815302494993" calcext:value-type="float">
            <text:p>-0.029281530249499</text:p>
          </table:table-cell>
          <table:table-cell office:value-type="float" office:value="-0.0261976225810133" calcext:value-type="float">
            <text:p>-0.026197622581013</text:p>
          </table:table-cell>
          <table:table-cell office:value-type="float" office:value="-0.0220282395630988" calcext:value-type="float">
            <text:p>-0.022028239563099</text:p>
          </table:table-cell>
          <table:table-cell office:value-type="float" office:value="-0.0170751623968845" calcext:value-type="float">
            <text:p>-0.017075162396885</text:p>
          </table:table-cell>
          <table:table-cell office:value-type="float" office:value="-0.0117277447745654" calcext:value-type="float">
            <text:p>-0.011727744774565</text:p>
          </table:table-cell>
          <table:table-cell office:value-type="float" office:value="-0.00645109045018597" calcext:value-type="float">
            <text:p>-0.006451090450186</text:p>
          </table:table-cell>
          <table:table-cell office:value-type="float" office:value="-0.00176752388707938" calcext:value-type="float">
            <text:p>-0.001767523887079</text:p>
          </table:table-cell>
          <table:table-cell office:value-type="float" office:value="0.00176752388707938" calcext:value-type="float">
            <text:p>0.001767523887079</text:p>
          </table:table-cell>
        </table:table-row>
        <table:table-row table:style-name="ro1">
          <table:table-cell office:value-type="float" office:value="-0.00909888436028485" calcext:value-type="float">
            <text:p>-0.009098884360285</text:p>
          </table:table-cell>
          <table:table-cell office:value-type="float" office:value="0.00909888436028485" calcext:value-type="float">
            <text:p>0.009098884360285</text:p>
          </table:table-cell>
          <table:table-cell office:value-type="float" office:value="0.0249772992241367" calcext:value-type="float">
            <text:p>0.024977299224137</text:p>
          </table:table-cell>
          <table:table-cell office:value-type="float" office:value="0.0384657900086902" calcext:value-type="float">
            <text:p>0.03846579000869</text:p>
          </table:table-cell>
          <table:table-cell office:value-type="float" office:value="0.049584702591494" calcext:value-type="float">
            <text:p>0.049584702591494</text:p>
          </table:table-cell>
          <table:table-cell office:value-type="float" office:value="0.0584406898508377" calcext:value-type="float">
            <text:p>0.058440689850838</text:p>
          </table:table-cell>
          <table:table-cell office:value-type="float" office:value="0.0651959231408747" calcext:value-type="float">
            <text:p>0.065195923140875</text:p>
          </table:table-cell>
          <table:table-cell office:value-type="float" office:value="0.0700422299249949" calcext:value-type="float">
            <text:p>0.070042229924995</text:p>
          </table:table-cell>
          <table:table-cell office:value-type="float" office:value="0.0731800604874287" calcext:value-type="float">
            <text:p>0.073180060487429</text:p>
          </table:table-cell>
          <table:table-cell office:value-type="float" office:value="0.0748023879187921" calcext:value-type="float">
            <text:p>0.074802387918792</text:p>
          </table:table-cell>
          <table:table-cell office:value-type="float" office:value="0.0750834933364586" calcext:value-type="float">
            <text:p>0.075083493336459</text:p>
          </table:table-cell>
          <table:table-cell office:value-type="float" office:value="0.0741723782093825" calcext:value-type="float">
            <text:p>0.074172378209383</text:p>
          </table:table-cell>
          <table:table-cell office:value-type="float" office:value="0.0721903238162287" calcext:value-type="float">
            <text:p>0.072190323816229</text:p>
          </table:table-cell>
          <table:table-cell office:value-type="float" office:value="0.0692319553995401" calcext:value-type="float">
            <text:p>0.06923195539954</text:p>
          </table:table-cell>
          <table:table-cell office:value-type="float" office:value="0.0653690952355463" calcext:value-type="float">
            <text:p>0.065369095235546</text:p>
          </table:table-cell>
          <table:table-cell office:value-type="float" office:value="0.0606567033830775" calcext:value-type="float">
            <text:p>0.060656703383078</text:p>
          </table:table-cell>
          <table:table-cell office:value-type="float" office:value="0.0551402981472319" calcext:value-type="float">
            <text:p>0.055140298147232</text:p>
          </table:table-cell>
          <table:table-cell office:value-type="float" office:value="0.0488643674148878" calcext:value-type="float">
            <text:p>0.048864367414888</text:p>
          </table:table-cell>
          <table:table-cell office:value-type="float" office:value="0.0418814173085556" calcext:value-type="float">
            <text:p>0.041881417308556</text:p>
          </table:table-cell>
          <table:table-cell office:value-type="float" office:value="0.0342613852266227" calcext:value-type="float">
            <text:p>0.034261385226623</text:p>
          </table:table-cell>
          <table:table-cell office:value-type="float" office:value="0.0261011700274378" calcext:value-type="float">
            <text:p>0.026101170027438</text:p>
          </table:table-cell>
          <table:table-cell office:value-type="float" office:value="0.0175338966690059" calcext:value-type="float">
            <text:p>0.017533896669006</text:p>
          </table:table-cell>
          <table:table-cell office:value-type="float" office:value="0.00873675527752224" calcext:value-type="float">
            <text:p>0.008736755277522</text:p>
          </table:table-cell>
          <table:table-cell table:style-name="ce1" office:value-type="float" office:value="-0.0000683618106330969" calcext:value-type="float">
            <text:p>-6.84E-05</text:p>
          </table:table-cell>
          <table:table-cell office:value-type="float" office:value="-0.00865464768522243" calcext:value-type="float">
            <text:p>-0.008654647685222</text:p>
          </table:table-cell>
          <table:table-cell office:value-type="float" office:value="-0.01658750904605" calcext:value-type="float">
            <text:p>-0.01658750904605</text:p>
          </table:table-cell>
          <table:table-cell office:value-type="float" office:value="-0.0237183958225342" calcext:value-type="float">
            <text:p>-0.023718395822534</text:p>
          </table:table-cell>
          <table:table-cell office:value-type="float" office:value="-0.0298069237234386" calcext:value-type="float">
            <text:p>-0.029806923723439</text:p>
          </table:table-cell>
          <table:table-cell office:value-type="float" office:value="-0.034607367828613" calcext:value-type="float">
            <text:p>-0.034607367828613</text:p>
          </table:table-cell>
          <table:table-cell office:value-type="float" office:value="-0.0379006301211571" calcext:value-type="float">
            <text:p>-0.037900630121157</text:p>
          </table:table-cell>
          <table:table-cell office:value-type="float" office:value="-0.0395193723238356" calcext:value-type="float">
            <text:p>-0.039519372323836</text:p>
          </table:table-cell>
          <table:table-cell office:value-type="float" office:value="-0.039370349288983" calcext:value-type="float">
            <text:p>-0.039370349288983</text:p>
          </table:table-cell>
          <table:table-cell office:value-type="float" office:value="-0.0374530473162756" calcext:value-type="float">
            <text:p>-0.037453047316276</text:p>
          </table:table-cell>
          <table:table-cell office:value-type="float" office:value="-0.033873424645815" calcext:value-type="float">
            <text:p>-0.033873424645815</text:p>
          </table:table-cell>
          <table:table-cell office:value-type="float" office:value="-0.0288517894454236" calcext:value-type="float">
            <text:p>-0.028851789445424</text:p>
          </table:table-cell>
          <table:table-cell office:value-type="float" office:value="-0.0227240901206309" calcext:value-type="float">
            <text:p>-0.022724090120631</text:p>
          </table:table-cell>
          <table:table-cell office:value-type="float" office:value="-0.0159360412329555" calcext:value-type="float">
            <text:p>-0.015936041232956</text:p>
          </table:table-cell>
          <table:table-cell office:value-type="float" office:value="-0.0090296511592297" calcext:value-type="float">
            <text:p>-0.00902965115923</text:p>
          </table:table-cell>
          <table:table-cell office:value-type="float" office:value="-0.00262201302531062" calcext:value-type="float">
            <text:p>-0.002622013025311</text:p>
          </table:table-cell>
          <table:table-cell office:value-type="float" office:value="0.00262201302531062" calcext:value-type="float">
            <text:p>0.002622013025311</text:p>
          </table:table-cell>
        </table:table-row>
        <table:table-row table:style-name="ro1">
          <table:table-cell office:value-type="float" office:value="-0.0104636050186338" calcext:value-type="float">
            <text:p>-0.010463605018634</text:p>
          </table:table-cell>
          <table:table-cell office:value-type="float" office:value="0.0104636050186338" calcext:value-type="float">
            <text:p>0.010463605018634</text:p>
          </table:table-cell>
          <table:table-cell office:value-type="float" office:value="0.0285727462857598" calcext:value-type="float">
            <text:p>0.02857274628576</text:p>
          </table:table-cell>
          <table:table-cell office:value-type="float" office:value="0.0438419659701874" calcext:value-type="float">
            <text:p>0.043841965970187</text:p>
          </table:table-cell>
          <table:table-cell office:value-type="float" office:value="0.0563424824228204" calcext:value-type="float">
            <text:p>0.056342482422821</text:p>
          </table:table-cell>
          <table:table-cell office:value-type="float" office:value="0.0662349707810845" calcext:value-type="float">
            <text:p>0.066234970781085</text:p>
          </table:table-cell>
          <table:table-cell office:value-type="float" office:value="0.0737344317512925" calcext:value-type="float">
            <text:p>0.073734431751293</text:p>
          </table:table-cell>
          <table:table-cell office:value-type="float" office:value="0.0790814767567021" calcext:value-type="float">
            <text:p>0.079081476756702</text:p>
          </table:table-cell>
          <table:table-cell office:value-type="float" office:value="0.082519508858939" calcext:value-type="float">
            <text:p>0.082519508858939</text:p>
          </table:table-cell>
          <table:table-cell office:value-type="float" office:value="0.084277630099873" calcext:value-type="float">
            <text:p>0.084277630099873</text:p>
          </table:table-cell>
          <table:table-cell office:value-type="float" office:value="0.084559043423397" calcext:value-type="float">
            <text:p>0.084559043423397</text:p>
          </table:table-cell>
          <table:table-cell office:value-type="float" office:value="0.0835345359411903" calcext:value-type="float">
            <text:p>0.08353453594119</text:p>
          </table:table-cell>
          <table:table-cell office:value-type="float" office:value="0.081340428611586" calcext:value-type="float">
            <text:p>0.081340428611586</text:p>
          </table:table-cell>
          <table:table-cell office:value-type="float" office:value="0.0780802347004694" calcext:value-type="float">
            <text:p>0.07808023470047</text:p>
          </table:table-cell>
          <table:table-cell office:value-type="float" office:value="0.0738292139917557" calcext:value-type="float">
            <text:p>0.073829213991756</text:p>
          </table:table-cell>
          <table:table-cell office:value-type="float" office:value="0.0686410702722099" calcext:value-type="float">
            <text:p>0.06864107027221</text:p>
          </table:table-cell>
          <table:table-cell office:value-type="float" office:value="0.0625561641682775" calcext:value-type="float">
            <text:p>0.062556164168278</text:p>
          </table:table-cell>
          <table:table-cell office:value-type="float" office:value="0.0556107945317503" calcext:value-type="float">
            <text:p>0.05561079453175</text:p>
          </table:table-cell>
          <table:table-cell office:value-type="float" office:value="0.047847262650765" calcext:value-type="float">
            <text:p>0.047847262650765</text:p>
          </table:table-cell>
          <table:table-cell office:value-type="float" office:value="0.0393245535393833" calcext:value-type="float">
            <text:p>0.039324553539383</text:p>
          </table:table-cell>
          <table:table-cell office:value-type="float" office:value="0.0301294652891346" calcext:value-type="float">
            <text:p>0.030129465289135</text:p>
          </table:table-cell>
          <table:table-cell office:value-type="float" office:value="0.0203877750974749" calcext:value-type="float">
            <text:p>0.020387775097475</text:p>
          </table:table-cell>
          <table:table-cell office:value-type="float" office:value="0.0102743347815666" calcext:value-type="float">
            <text:p>0.010274334781567</text:p>
          </table:table-cell>
          <table:table-cell table:style-name="ce1" office:value-type="float" office:value="0.0000199601120333192" calcext:value-type="float">
            <text:p>2.00E-05</text:p>
          </table:table-cell>
          <table:table-cell office:value-type="float" office:value="-0.0100835411190737" calcext:value-type="float">
            <text:p>-0.010083541119074</text:p>
          </table:table-cell>
          <table:table-cell office:value-type="float" office:value="-0.0196047645026752" calcext:value-type="float">
            <text:p>-0.019604764502675</text:p>
          </table:table-cell>
          <table:table-cell office:value-type="float" office:value="-0.0283027843799311" calcext:value-type="float">
            <text:p>-0.028302784379931</text:p>
          </table:table-cell>
          <table:table-cell office:value-type="float" office:value="-0.0358731307726462" calcext:value-type="float">
            <text:p>-0.035873130772646</text:p>
          </table:table-cell>
          <table:table-cell office:value-type="float" office:value="-0.0419939144765641" calcext:value-type="float">
            <text:p>-0.041993914476564</text:p>
          </table:table-cell>
          <table:table-cell office:value-type="float" office:value="-0.0463652479956948" calcext:value-type="float">
            <text:p>-0.046365247995695</text:p>
          </table:table-cell>
          <table:table-cell office:value-type="float" office:value="-0.0487431282438925" calcext:value-type="float">
            <text:p>-0.048743128243893</text:p>
          </table:table-cell>
          <table:table-cell office:value-type="float" office:value="-0.0489696888900674" calcext:value-type="float">
            <text:p>-0.048969688890068</text:p>
          </table:table-cell>
          <table:table-cell office:value-type="float" office:value="-0.0469988376120236" calcext:value-type="float">
            <text:p>-0.046998837612024</text:p>
          </table:table-cell>
          <table:table-cell office:value-type="float" office:value="-0.0429155255446398" calcext:value-type="float">
            <text:p>-0.04291552554464</text:p>
          </table:table-cell>
          <table:table-cell office:value-type="float" office:value="-0.0369472142978678" calcext:value-type="float">
            <text:p>-0.036947214297868</text:p>
          </table:table-cell>
          <table:table-cell office:value-type="float" office:value="-0.029466642504101" calcext:value-type="float">
            <text:p>-0.029466642504101</text:p>
          </table:table-cell>
          <table:table-cell office:value-type="float" office:value="-0.0209854081753808" calcext:value-type="float">
            <text:p>-0.020985408175381</text:p>
          </table:table-cell>
          <table:table-cell office:value-type="float" office:value="-0.0121381600717212" calcext:value-type="float">
            <text:p>-0.012138160071721</text:p>
          </table:table-cell>
          <table:table-cell office:value-type="float" office:value="-0.00365755631108213" calcext:value-type="float">
            <text:p>-0.003657556311082</text:p>
          </table:table-cell>
          <table:table-cell office:value-type="float" office:value="0.00365755631108213" calcext:value-type="float">
            <text:p>0.003657556311082</text:p>
          </table:table-cell>
        </table:table-row>
        <table:table-row table:style-name="ro1">
          <table:table-cell office:value-type="float" office:value="-0.0119298656785454" calcext:value-type="float">
            <text:p>-0.011929865678545</text:p>
          </table:table-cell>
          <table:table-cell office:value-type="float" office:value="0.0119298656785454" calcext:value-type="float">
            <text:p>0.011929865678545</text:p>
          </table:table-cell>
          <table:table-cell office:value-type="float" office:value="0.0324241134377154" calcext:value-type="float">
            <text:p>0.032424113437716</text:p>
          </table:table-cell>
          <table:table-cell office:value-type="float" office:value="0.0495846127519942" calcext:value-type="float">
            <text:p>0.049584612751994</text:p>
          </table:table-cell>
          <table:table-cell office:value-type="float" office:value="0.063539707023999" calcext:value-type="float">
            <text:p>0.063539707023999</text:p>
          </table:table-cell>
          <table:table-cell office:value-type="float" office:value="0.0745115721815319" calcext:value-type="float">
            <text:p>0.074511572181532</text:p>
          </table:table-cell>
          <table:table-cell office:value-type="float" office:value="0.0827758874369696" calcext:value-type="float">
            <text:p>0.08277588743697</text:p>
          </table:table-cell>
          <table:table-cell office:value-type="float" office:value="0.0886295687067672" calcext:value-type="float">
            <text:p>0.088629568706767</text:p>
          </table:table-cell>
          <table:table-cell office:value-type="float" office:value="0.0923656556583793" calcext:value-type="float">
            <text:p>0.092365655658379</text:p>
          </table:table-cell>
          <table:table-cell office:value-type="float" office:value="0.0942549175880357" calcext:value-type="float">
            <text:p>0.094254917588036</text:p>
          </table:table-cell>
          <table:table-cell office:value-type="float" office:value="0.0945337419177507" calcext:value-type="float">
            <text:p>0.094533741917751</text:p>
          </table:table-cell>
          <table:table-cell office:value-type="float" office:value="0.0933976985664284" calcext:value-type="float">
            <text:p>0.093397698566428</text:p>
          </table:table-cell>
          <table:table-cell office:value-type="float" office:value="0.0909999721060403" calcext:value-type="float">
            <text:p>0.09099997210604</text:p>
          </table:table-cell>
          <table:table-cell office:value-type="float" office:value="0.0874537276012579" calcext:value-type="float">
            <text:p>0.087453727601258</text:p>
          </table:table-cell>
          <table:table-cell office:value-type="float" office:value="0.0828374622308124" calcext:value-type="float">
            <text:p>0.082837462230812</text:p>
          </table:table-cell>
          <table:table-cell office:value-type="float" office:value="0.0772024986922648" calcext:value-type="float">
            <text:p>0.077202498692265</text:p>
          </table:table-cell>
          <table:table-cell office:value-type="float" office:value="0.0705819701492226" calcext:value-type="float">
            <text:p>0.070581970149223</text:p>
          </table:table-cell>
          <table:table-cell office:value-type="float" office:value="0.0630008750260576" calcext:value-type="float">
            <text:p>0.063000875026058</text:p>
          </table:table-cell>
          <table:table-cell office:value-type="float" office:value="0.0544870018885848" calcext:value-type="float">
            <text:p>0.054487001888585</text:p>
          </table:table-cell>
          <table:table-cell office:value-type="float" office:value="0.0450826995039454" calcext:value-type="float">
            <text:p>0.045082699503945</text:p>
          </table:table-cell>
          <table:table-cell office:value-type="float" office:value="0.0348575479646325" calcext:value-type="float">
            <text:p>0.034857547964633</text:p>
          </table:table-cell>
          <table:table-cell office:value-type="float" office:value="0.0239219550615044" calcext:value-type="float">
            <text:p>0.023921955061504</text:p>
          </table:table-cell>
          <table:table-cell office:value-type="float" office:value="0.0124416099664034" calcext:value-type="float">
            <text:p>0.012441609966404</text:p>
          </table:table-cell>
          <table:table-cell office:value-type="float" office:value="0.000652964463733273" calcext:value-type="float">
            <text:p>0.000652964463733</text:p>
          </table:table-cell>
          <table:table-cell office:value-type="float" office:value="-0.0111182871907966" calcext:value-type="float">
            <text:p>-0.011118287190797</text:p>
          </table:table-cell>
          <table:table-cell office:value-type="float" office:value="-0.0224272468398228" calcext:value-type="float">
            <text:p>-0.022427246839823</text:p>
          </table:table-cell>
          <table:table-cell office:value-type="float" office:value="-0.0329487134774523" calcext:value-type="float">
            <text:p>-0.032948713477452</text:p>
          </table:table-cell>
          <table:table-cell office:value-type="float" office:value="-0.0422908805002411" calcext:value-type="float">
            <text:p>-0.042290880500241</text:p>
          </table:table-cell>
          <table:table-cell office:value-type="float" office:value="-0.0500356055855259" calcext:value-type="float">
            <text:p>-0.050035605585526</text:p>
          </table:table-cell>
          <table:table-cell office:value-type="float" office:value="-0.0557799756317135" calcext:value-type="float">
            <text:p>-0.055779975631714</text:p>
          </table:table-cell>
          <table:table-cell office:value-type="float" office:value="-0.059178311798523" calcext:value-type="float">
            <text:p>-0.059178311798523</text:p>
          </table:table-cell>
          <table:table-cell office:value-type="float" office:value="-0.0599827931404138" calcext:value-type="float">
            <text:p>-0.059982793140414</text:p>
          </table:table-cell>
          <table:table-cell office:value-type="float" office:value="-0.0580793764733788" calcext:value-type="float">
            <text:p>-0.058079376473379</text:p>
          </table:table-cell>
          <table:table-cell office:value-type="float" office:value="-0.0535155865898252" calcext:value-type="float">
            <text:p>-0.053515586589825</text:p>
          </table:table-cell>
          <table:table-cell office:value-type="float" office:value="-0.0465176753719161" calcext:value-type="float">
            <text:p>-0.046517675371916</text:p>
          </table:table-cell>
          <table:table-cell office:value-type="float" office:value="-0.0374958425262684" calcext:value-type="float">
            <text:p>-0.037495842526269</text:p>
          </table:table-cell>
          <table:table-cell office:value-type="float" office:value="-0.0270371530712712" calcext:value-type="float">
            <text:p>-0.027037153071271</text:p>
          </table:table-cell>
          <table:table-cell office:value-type="float" office:value="-0.0158863530567023" calcext:value-type="float">
            <text:p>-0.015886353056702</text:p>
          </table:table-cell>
          <table:table-cell office:value-type="float" office:value="-0.00491529178388154" calcext:value-type="float">
            <text:p>-0.004915291783882</text:p>
          </table:table-cell>
          <table:table-cell office:value-type="float" office:value="0.00491529178388154" calcext:value-type="float">
            <text:p>0.004915291783882</text:p>
          </table:table-cell>
        </table:table-row>
        <table:table-row table:style-name="ro1">
          <table:table-cell office:value-type="float" office:value="-0.0134974384293594" calcext:value-type="float">
            <text:p>-0.01349743842936</text:p>
          </table:table-cell>
          <table:table-cell office:value-type="float" office:value="0.0134974384293594" calcext:value-type="float">
            <text:p>0.01349743842936</text:p>
          </table:table-cell>
          <table:table-cell office:value-type="float" office:value="0.0365305775678683" calcext:value-type="float">
            <text:p>0.036530577567868</text:p>
          </table:table-cell>
          <table:table-cell office:value-type="float" office:value="0.0556910664885132" calcext:value-type="float">
            <text:p>0.055691066488513</text:p>
          </table:table-cell>
          <table:table-cell office:value-type="float" office:value="0.0711706517965943" calcext:value-type="float">
            <text:p>0.071170651796594</text:p>
          </table:table-cell>
          <table:table-cell office:value-type="float" office:value="0.0832607182594896" calcext:value-type="float">
            <text:p>0.08326071825949</text:p>
          </table:table-cell>
          <table:table-cell office:value-type="float" office:value="0.0923058209171945" calcext:value-type="float">
            <text:p>0.092305820917195</text:p>
          </table:table-cell>
          <table:table-cell office:value-type="float" office:value="0.0986671600415715" calcext:value-type="float">
            <text:p>0.098667160041572</text:p>
          </table:table-cell>
          <table:table-cell office:value-type="float" office:value="0.102694600221337" calcext:value-type="float">
            <text:p>0.102694600221337</text:p>
          </table:table-cell>
          <table:table-cell office:value-type="float" office:value="0.104706601009124" calcext:value-type="float">
            <text:p>0.104706601009124</text:p>
          </table:table-cell>
          <table:table-cell office:value-type="float" office:value="0.104977427070449" calcext:value-type="float">
            <text:p>0.104977427070449</text:p>
          </table:table-cell>
          <table:table-cell office:value-type="float" office:value="0.103730799080377" calcext:value-type="float">
            <text:p>0.103730799080377</text:p>
          </table:table-cell>
          <table:table-cell office:value-type="float" office:value="0.101138916769767" calcext:value-type="float">
            <text:p>0.101138916769767</text:p>
          </table:table-cell>
          <table:table-cell office:value-type="float" office:value="0.0973256766815552" calcext:value-type="float">
            <text:p>0.097325676681555</text:p>
          </table:table-cell>
          <table:table-cell office:value-type="float" office:value="0.0923729395058788" calcext:value-type="float">
            <text:p>0.092372939505879</text:p>
          </table:table-cell>
          <table:table-cell office:value-type="float" office:value="0.0863288834851896" calcext:value-type="float">
            <text:p>0.08632888348519</text:p>
          </table:table-cell>
          <table:table-cell office:value-type="float" office:value="0.0792177449244411" calcext:value-type="float">
            <text:p>0.079217744924441</text:p>
          </table:table-cell>
          <table:table-cell office:value-type="float" office:value="0.0710505499433648" calcext:value-type="float">
            <text:p>0.071050549943365</text:p>
          </table:table-cell>
          <table:table-cell office:value-type="float" office:value="0.0618367290336366" calcext:value-type="float">
            <text:p>0.061836729033637</text:p>
          </table:table-cell>
          <table:table-cell office:value-type="float" office:value="0.0515967576050031" calcext:value-type="float">
            <text:p>0.051596757605003</text:p>
          </table:table-cell>
          <table:table-cell office:value-type="float" office:value="0.0403761554487646" calcext:value-type="float">
            <text:p>0.040376155448765</text:p>
          </table:table-cell>
          <table:table-cell office:value-type="float" office:value="0.0282613338102905" calcext:value-type="float">
            <text:p>0.028261333810291</text:p>
          </table:table-cell>
          <table:table-cell office:value-type="float" office:value="0.015397946899182" calcext:value-type="float">
            <text:p>0.015397946899182</text:p>
          </table:table-cell>
          <table:table-cell office:value-type="float" office:value="0.00201258661159828" calcext:value-type="float">
            <text:p>0.002012586611598</text:p>
          </table:table-cell>
          <table:table-cell office:value-type="float" office:value="-0.0115616936615737" calcext:value-type="float">
            <text:p>-0.011561693661574</text:p>
          </table:table-cell>
          <table:table-cell office:value-type="float" office:value="-0.024858456831373" calcext:value-type="float">
            <text:p>-0.024858456831373</text:p>
          </table:table-cell>
          <table:table-cell office:value-type="float" office:value="-0.0374677868774262" calcext:value-type="float">
            <text:p>-0.037467786877426</text:p>
          </table:table-cell>
          <table:table-cell office:value-type="float" office:value="-0.0488982166262815" calcext:value-type="float">
            <text:p>-0.048898216626282</text:p>
          </table:table-cell>
          <table:table-cell office:value-type="float" office:value="-0.0586166243737275" calcext:value-type="float">
            <text:p>-0.058616624373728</text:p>
          </table:table-cell>
          <table:table-cell office:value-type="float" office:value="-0.0660912926504027" calcext:value-type="float">
            <text:p>-0.066091292650403</text:p>
          </table:table-cell>
          <table:table-cell office:value-type="float" office:value="-0.0708431803021706" calcext:value-type="float">
            <text:p>-0.070843180302171</text:p>
          </table:table-cell>
          <table:table-cell office:value-type="float" office:value="-0.0725004587976907" calcext:value-type="float">
            <text:p>-0.072500458797691</text:p>
          </table:table-cell>
          <table:table-cell office:value-type="float" office:value="-0.0708493674582484" calcext:value-type="float">
            <text:p>-0.070849367458248</text:p>
          </table:table-cell>
          <table:table-cell office:value-type="float" office:value="-0.0658750302214273" calcext:value-type="float">
            <text:p>-0.065875030221427</text:p>
          </table:table-cell>
          <table:table-cell office:value-type="float" office:value="-0.0577876915786012" calcext:value-type="float">
            <text:p>-0.057787691578601</text:p>
          </table:table-cell>
          <table:table-cell office:value-type="float" office:value="-0.0470320988252404" calcext:value-type="float">
            <text:p>-0.047032098825241</text:p>
          </table:table-cell>
          <table:table-cell office:value-type="float" office:value="-0.0342797090939054" calcext:value-type="float">
            <text:p>-0.034279709093905</text:p>
          </table:table-cell>
          <table:table-cell office:value-type="float" office:value="-0.0204046185534486" calcext:value-type="float">
            <text:p>-0.020404618553449</text:p>
          </table:table-cell>
          <table:table-cell office:value-type="float" office:value="-0.00644489642015663" calcext:value-type="float">
            <text:p>-0.006444896420157</text:p>
          </table:table-cell>
          <table:table-cell office:value-type="float" office:value="0.00644489642015663" calcext:value-type="float">
            <text:p>0.006444896420157</text:p>
          </table:table-cell>
        </table:table-row>
        <table:table-row table:style-name="ro1">
          <table:table-cell office:value-type="float" office:value="-0.015166274994421" calcext:value-type="float">
            <text:p>-0.015166274994421</text:p>
          </table:table-cell>
          <table:table-cell office:value-type="float" office:value="0.015166274994421" calcext:value-type="float">
            <text:p>0.015166274994421</text:p>
          </table:table-cell>
          <table:table-cell office:value-type="float" office:value="0.040892227885779" calcext:value-type="float">
            <text:p>0.040892227885779</text:p>
          </table:table-cell>
          <table:table-cell office:value-type="float" office:value="0.0621592176687319" calcext:value-type="float">
            <text:p>0.062159217668732</text:p>
          </table:table-cell>
          <table:table-cell office:value-type="float" office:value="0.0792290586608946" calcext:value-type="float">
            <text:p>0.079229058660895</text:p>
          </table:table-cell>
          <table:table-cell office:value-type="float" office:value="0.0924703404989815" calcext:value-type="float">
            <text:p>0.092470340498982</text:p>
          </table:table-cell>
          <table:table-cell office:value-type="float" office:value="0.102305194387675" calcext:value-type="float">
            <text:p>0.102305194387675</text:p>
          </table:table-cell>
          <table:table-cell office:value-type="float" office:value="0.109167753471469" calcext:value-type="float">
            <text:p>0.109167753471469</text:p>
          </table:table-cell>
          <table:table-cell office:value-type="float" office:value="0.11347258781399" calcext:value-type="float">
            <text:p>0.11347258781399</text:p>
          </table:table-cell>
          <table:table-cell office:value-type="float" office:value="0.115592474346887" calcext:value-type="float">
            <text:p>0.115592474346887</text:p>
          </table:table-cell>
          <table:table-cell office:value-type="float" office:value="0.115844729838015" calcext:value-type="float">
            <text:p>0.115844729838015</text:p>
          </table:table-cell>
          <table:table-cell office:value-type="float" office:value="0.114484971126931" calcext:value-type="float">
            <text:p>0.114484971126931</text:p>
          </table:table-cell>
          <table:table-cell office:value-type="float" office:value="0.111706886064951" calcext:value-type="float">
            <text:p>0.111706886064951</text:p>
          </table:table-cell>
          <table:table-cell office:value-type="float" office:value="0.107646498003818" calcext:value-type="float">
            <text:p>0.107646498003818</text:p>
          </table:table-cell>
          <table:table-cell office:value-type="float" office:value="0.102389517792975" calcext:value-type="float">
            <text:p>0.102389517792975</text:p>
          </table:table-cell>
          <table:table-cell office:value-type="float" office:value="0.0959806550881314" calcext:value-type="float">
            <text:p>0.095980655088131</text:p>
          </table:table-cell>
          <table:table-cell office:value-type="float" office:value="0.0884341238971312" calcext:value-type="float">
            <text:p>0.088434123897131</text:p>
          </table:table-cell>
          <table:table-cell office:value-type="float" office:value="0.0797449578790399" calcext:value-type="float">
            <text:p>0.07974495787904</text:p>
          </table:table-cell>
          <table:table-cell office:value-type="float" office:value="0.0699011232119519" calcext:value-type="float">
            <text:p>0.069901123211952</text:p>
          </table:table-cell>
          <table:table-cell office:value-type="float" office:value="0.0588967118505528" calcext:value-type="float">
            <text:p>0.058896711850553</text:p>
          </table:table-cell>
          <table:table-cell office:value-type="float" office:value="0.0467467742392048" calcext:value-type="float">
            <text:p>0.046746774239205</text:p>
          </table:table-cell>
          <table:table-cell office:value-type="float" office:value="0.033504589399972" calcext:value-type="float">
            <text:p>0.033504589399972</text:p>
          </table:table-cell>
          <table:table-cell office:value-type="float" office:value="0.0192824783422754" calcext:value-type="float">
            <text:p>0.019282478342276</text:p>
          </table:table-cell>
          <table:table-cell office:value-type="float" office:value="0.00427769796177725" calcext:value-type="float">
            <text:p>0.004277697961777</text:p>
          </table:table-cell>
          <table:table-cell office:value-type="float" office:value="-0.0111947531404446" calcext:value-type="float">
            <text:p>-0.011194753140445</text:p>
          </table:table-cell>
          <table:table-cell office:value-type="float" office:value="-0.026661393763291" calcext:value-type="float">
            <text:p>-0.026661393763291</text:p>
          </table:table-cell>
          <table:table-cell office:value-type="float" office:value="-0.0416162141994742" calcext:value-type="float">
            <text:p>-0.041616214199474</text:p>
          </table:table-cell>
          <table:table-cell office:value-type="float" office:value="-0.0554648306372077" calcext:value-type="float">
            <text:p>-0.055464830637208</text:p>
          </table:table-cell>
          <table:table-cell office:value-type="float" office:value="-0.0675459784632315" calcext:value-type="float">
            <text:p>-0.067545978463232</text:p>
          </table:table-cell>
          <table:table-cell office:value-type="float" office:value="-0.0771722149217917" calcext:value-type="float">
            <text:p>-0.077172214921792</text:p>
          </table:table-cell>
          <table:table-cell office:value-type="float" office:value="-0.0836929349611997" calcext:value-type="float">
            <text:p>-0.0836929349612</text:p>
          </table:table-cell>
          <table:table-cell office:value-type="float" office:value="-0.0865677975539537" calcext:value-type="float">
            <text:p>-0.086567797553954</text:p>
          </table:table-cell>
          <table:table-cell office:value-type="float" office:value="-0.0854389655079101" calcext:value-type="float">
            <text:p>-0.08543896550791</text:p>
          </table:table-cell>
          <table:table-cell office:value-type="float" office:value="-0.0801917404671493" calcext:value-type="float">
            <text:p>-0.080191740467149</text:p>
          </table:table-cell>
          <table:table-cell office:value-type="float" office:value="-0.0709954682965168" calcext:value-type="float">
            <text:p>-0.070995468296517</text:p>
          </table:table-cell>
          <table:table-cell office:value-type="float" office:value="-0.0583202585910306" calcext:value-type="float">
            <text:p>-0.058320258591031</text:p>
          </table:table-cell>
          <table:table-cell office:value-type="float" office:value="-0.0429288457581927" calcext:value-type="float">
            <text:p>-0.042928845758193</text:p>
          </table:table-cell>
          <table:table-cell office:value-type="float" office:value="-0.0258455426590773" calcext:value-type="float">
            <text:p>-0.025845542659077</text:p>
          </table:table-cell>
          <table:table-cell office:value-type="float" office:value="-0.00830566265319943" calcext:value-type="float">
            <text:p>-0.008305662653199</text:p>
          </table:table-cell>
          <table:table-cell office:value-type="float" office:value="0.00830566265319943" calcext:value-type="float">
            <text:p>0.008305662653199</text:p>
          </table:table-cell>
        </table:table-row>
        <table:table-row table:style-name="ro1">
          <table:table-cell office:value-type="float" office:value="-0.0169373308128867" calcext:value-type="float">
            <text:p>-0.016937330812887</text:p>
          </table:table-cell>
          <table:table-cell office:value-type="float" office:value="0.0169373308128867" calcext:value-type="float">
            <text:p>0.016937330812887</text:p>
          </table:table-cell>
          <table:table-cell office:value-type="float" office:value="0.0455109850032404" calcext:value-type="float">
            <text:p>0.04551098500324</text:p>
          </table:table-cell>
          <table:table-cell office:value-type="float" office:value="0.0689883830670742" calcext:value-type="float">
            <text:p>0.068988383067074</text:p>
          </table:table-cell>
          <table:table-cell office:value-type="float" office:value="0.0877090339878817" calcext:value-type="float">
            <text:p>0.087709033987882</text:p>
          </table:table-cell>
          <table:table-cell office:value-type="float" office:value="0.102126705505518" calcext:value-type="float">
            <text:p>0.102126705505518</text:p>
          </table:table-cell>
          <table:table-cell office:value-type="float" office:value="0.112750518423331" calcext:value-type="float">
            <text:p>0.112750518423331</text:p>
          </table:table-cell>
          <table:table-cell office:value-type="float" office:value="0.120097196795925" calcext:value-type="float">
            <text:p>0.120097196795925</text:p>
          </table:table-cell>
          <table:table-cell office:value-type="float" office:value="0.124654854831098" calcext:value-type="float">
            <text:p>0.124654854831098</text:p>
          </table:table-cell>
          <table:table-cell office:value-type="float" office:value="0.126857976256585" calcext:value-type="float">
            <text:p>0.126857976256585</text:p>
          </table:table-cell>
          <table:table-cell office:value-type="float" office:value="0.127072641613839" calcext:value-type="float">
            <text:p>0.127072641613839</text:p>
          </table:table-cell>
          <table:table-cell office:value-type="float" office:value="0.125590475497737" calcext:value-type="float">
            <text:p>0.125590475497737</text:p>
          </table:table-cell>
          <table:table-cell office:value-type="float" office:value="0.122629403984799" calcext:value-type="float">
            <text:p>0.122629403984799</text:p>
          </table:table-cell>
          <table:table-cell office:value-type="float" office:value="0.118339245645002" calcext:value-type="float">
            <text:p>0.118339245645002</text:p>
          </table:table-cell>
          <table:table-cell office:value-type="float" office:value="0.112810386293932" calcext:value-type="float">
            <text:p>0.112810386293932</text:p>
          </table:table-cell>
          <table:table-cell office:value-type="float" office:value="0.106084197148084" calcext:value-type="float">
            <text:p>0.106084197148084</text:p>
          </table:table-cell>
          <table:table-cell office:value-type="float" office:value="0.0981643445947496" calcext:value-type="float">
            <text:p>0.09816434459475</text:p>
          </table:table-cell>
          <table:table-cell office:value-type="float" office:value="0.089028622091883" calcext:value-type="float">
            <text:p>0.089028622091883</text:p>
          </table:table-cell>
          <table:table-cell office:value-type="float" office:value="0.0786413598105575" calcext:value-type="float">
            <text:p>0.078641359810558</text:p>
          </table:table-cell>
          <table:table-cell office:value-type="float" office:value="0.0669668250381593" calcext:value-type="float">
            <text:p>0.066966825038159</text:p>
          </table:table-cell>
          <table:table-cell office:value-type="float" office:value="0.0539843045828558" calcext:value-type="float">
            <text:p>0.053984304582856</text:p>
          </table:table-cell>
          <table:table-cell office:value-type="float" office:value="0.0397057981908859" calcext:value-type="float">
            <text:p>0.039705798190886</text:p>
          </table:table-cell>
          <table:table-cell office:value-type="float" office:value="0.0241975347117935" calcext:value-type="float">
            <text:p>0.024197534711794</text:p>
          </table:table-cell>
          <table:table-cell office:value-type="float" office:value="0.0076072536805403" calcext:value-type="float">
            <text:p>0.00760725368054</text:p>
          </table:table-cell>
          <table:table-cell office:value-type="float" office:value="-0.00979846107263884" calcext:value-type="float">
            <text:p>-0.009798461072639</text:p>
          </table:table-cell>
          <table:table-cell office:value-type="float" office:value="-0.027575197142523" calcext:value-type="float">
            <text:p>-0.027575197142523</text:p>
          </table:table-cell>
          <table:table-cell office:value-type="float" office:value="-0.0450973654686945" calcext:value-type="float">
            <text:p>-0.045097365468695</text:p>
          </table:table-cell>
          <table:table-cell office:value-type="float" office:value="-0.0616831903838324" calcext:value-type="float">
            <text:p>-0.061683190383832</text:p>
          </table:table-cell>
          <table:table-cell office:value-type="float" office:value="-0.0765392059581183" calcext:value-type="float">
            <text:p>-0.076539205958118</text:p>
          </table:table-cell>
          <table:table-cell office:value-type="float" office:value="-0.088796408454458" calcext:value-type="float">
            <text:p>-0.088796408454458</text:p>
          </table:table-cell>
          <table:table-cell office:value-type="float" office:value="-0.0975893216031417" calcext:value-type="float">
            <text:p>-0.097589321603142</text:p>
          </table:table-cell>
          <table:table-cell office:value-type="float" office:value="-0.102153441286652" calcext:value-type="float">
            <text:p>-0.102153441286652</text:p>
          </table:table-cell>
          <table:table-cell office:value-type="float" office:value="-0.101926635348997" calcext:value-type="float">
            <text:p>-0.101926635348997</text:p>
          </table:table-cell>
          <table:table-cell office:value-type="float" office:value="-0.0966394128810352" calcext:value-type="float">
            <text:p>-0.096639412881035</text:p>
          </table:table-cell>
          <table:table-cell office:value-type="float" office:value="-0.0863797677083923" calcext:value-type="float">
            <text:p>-0.086379767708392</text:p>
          </table:table-cell>
          <table:table-cell office:value-type="float" office:value="-0.0716233008936025" calcext:value-type="float">
            <text:p>-0.071623300893603</text:p>
          </table:table-cell>
          <table:table-cell office:value-type="float" office:value="-0.0532262945204221" calcext:value-type="float">
            <text:p>-0.053226294520422</text:p>
          </table:table-cell>
          <table:table-cell office:value-type="float" office:value="-0.0323850328117632" calcext:value-type="float">
            <text:p>-0.032385032811763</text:p>
          </table:table-cell>
          <table:table-cell office:value-type="float" office:value="-0.0105676467383694" calcext:value-type="float">
            <text:p>-0.010567646738369</text:p>
          </table:table-cell>
          <table:table-cell office:value-type="float" office:value="0.0105676467383694" calcext:value-type="float">
            <text:p>0.010567646738369</text:p>
          </table:table-cell>
        </table:table-row>
        <table:table-row table:style-name="ro1">
          <table:table-cell office:value-type="float" office:value="-0.0188167977811163" calcext:value-type="float">
            <text:p>-0.018816797781116</text:p>
          </table:table-cell>
          <table:table-cell office:value-type="float" office:value="0.0188167977811163" calcext:value-type="float">
            <text:p>0.018816797781116</text:p>
          </table:table-cell>
          <table:table-cell office:value-type="float" office:value="0.0503892326095672" calcext:value-type="float">
            <text:p>0.050389232609567</text:p>
          </table:table-cell>
          <table:table-cell office:value-type="float" office:value="0.0761803413953061" calcext:value-type="float">
            <text:p>0.076180341395306</text:p>
          </table:table-cell>
          <table:table-cell office:value-type="float" office:value="0.096606650151007" calcext:value-type="float">
            <text:p>0.096606650151007</text:p>
          </table:table-cell>
          <table:table-cell office:value-type="float" office:value="0.112215615397198" calcext:value-type="float">
            <text:p>0.112215615397198</text:p>
          </table:table-cell>
          <table:table-cell office:value-type="float" office:value="0.123614339701134" calcext:value-type="float">
            <text:p>0.123614339701134</text:p>
          </table:table-cell>
          <table:table-cell office:value-type="float" office:value="0.131413400740293" calcext:value-type="float">
            <text:p>0.131413400740293</text:p>
          </table:table-cell>
          <table:table-cell office:value-type="float" office:value="0.136184633389957" calcext:value-type="float">
            <text:p>0.136184633389957</text:p>
          </table:table-cell>
          <table:table-cell office:value-type="float" office:value="0.138432562591323" calcext:value-type="float">
            <text:p>0.138432562591323</text:p>
          </table:table-cell>
          <table:table-cell office:value-type="float" office:value="0.138578322331028" calcext:value-type="float">
            <text:p>0.138578322331028</text:p>
          </table:table-cell>
          <table:table-cell office:value-type="float" office:value="0.136953972252751" calcext:value-type="float">
            <text:p>0.136953972252751</text:p>
          </table:table-cell>
          <table:table-cell office:value-type="float" office:value="0.133804613233286" calcext:value-type="float">
            <text:p>0.133804613233286</text:p>
          </table:table-cell>
          <table:table-cell office:value-type="float" office:value="0.129295704539885" calcext:value-type="float">
            <text:p>0.129295704539885</text:p>
          </table:table-cell>
          <table:table-cell office:value-type="float" office:value="0.123523389358212" calcext:value-type="float">
            <text:p>0.123523389358212</text:p>
          </table:table-cell>
          <table:table-cell office:value-type="float" office:value="0.116526229954814" calcext:value-type="float">
            <text:p>0.116526229954814</text:p>
          </table:table-cell>
          <table:table-cell office:value-type="float" office:value="0.108297404695024" calcext:value-type="float">
            <text:p>0.108297404695024</text:p>
          </table:table-cell>
          <table:table-cell office:value-type="float" office:value="0.0987970070830442" calcext:value-type="float">
            <text:p>0.098797007083044</text:p>
          </table:table-cell>
          <table:table-cell office:value-type="float" office:value="0.0879645821271336" calcext:value-type="float">
            <text:p>0.087964582127134</text:p>
          </table:table-cell>
          <table:table-cell office:value-type="float" office:value="0.0757324245692139" calcext:value-type="float">
            <text:p>0.075732424569214</text:p>
          </table:table-cell>
          <table:table-cell office:value-type="float" office:value="0.0620404500276207" calcext:value-type="float">
            <text:p>0.062040450027621</text:p>
          </table:table-cell>
          <table:table-cell office:value-type="float" office:value="0.0468536088969559" calcext:value-type="float">
            <text:p>0.046853608896956</text:p>
          </table:table-cell>
          <table:table-cell office:value-type="float" office:value="0.0301827989248199" calcext:value-type="float">
            <text:p>0.03018279892482</text:p>
          </table:table-cell>
          <table:table-cell office:value-type="float" office:value="0.0121101151938755" calcext:value-type="float">
            <text:p>0.012110115193876</text:p>
          </table:table-cell>
          <table:table-cell office:value-type="float" office:value="-0.00717912129523639" calcext:value-type="float">
            <text:p>-0.007179121295236</text:p>
          </table:table-cell>
          <table:table-cell office:value-type="float" office:value="-0.0273386047773449" calcext:value-type="float">
            <text:p>-0.027338604777345</text:p>
          </table:table-cell>
          <table:table-cell office:value-type="float" office:value="-0.0475723244498313" calcext:value-type="float">
            <text:p>-0.047572324449831</text:p>
          </table:table-cell>
          <table:table-cell office:value-type="float" office:value="-0.0671689087941681" calcext:value-type="float">
            <text:p>-0.067168908794168</text:p>
          </table:table-cell>
          <table:table-cell office:value-type="float" office:value="-0.0852069742903273" calcext:value-type="float">
            <text:p>-0.085206974290327</text:p>
          </table:table-cell>
          <table:table-cell office:value-type="float" office:value="-0.100614202486307" calcext:value-type="float">
            <text:p>-0.100614202486307</text:p>
          </table:table-cell>
          <table:table-cell office:value-type="float" office:value="-0.112266558470639" calcext:value-type="float">
            <text:p>-0.112266558470639</text:p>
          </table:table-cell>
          <table:table-cell office:value-type="float" office:value="-0.119110713847761" calcext:value-type="float">
            <text:p>-0.119110713847761</text:p>
          </table:table-cell>
          <table:table-cell office:value-type="float" office:value="-0.120301880274016" calcext:value-type="float">
            <text:p>-0.120301880274016</text:p>
          </table:table-cell>
          <table:table-cell office:value-type="float" office:value="-0.115337072786831" calcext:value-type="float">
            <text:p>-0.115337072786831</text:p>
          </table:table-cell>
          <table:table-cell office:value-type="float" office:value="-0.104158972122772" calcext:value-type="float">
            <text:p>-0.104158972122772</text:p>
          </table:table-cell>
          <table:table-cell office:value-type="float" office:value="-0.0872109419021091" calcext:value-type="float">
            <text:p>-0.087210941902109</text:p>
          </table:table-cell>
          <table:table-cell office:value-type="float" office:value="-0.065435789997989" calcext:value-type="float">
            <text:p>-0.065435789997989</text:p>
          </table:table-cell>
          <table:table-cell office:value-type="float" office:value="-0.0402226197519114" calcext:value-type="float">
            <text:p>-0.040222619751911</text:p>
          </table:table-cell>
          <table:table-cell office:value-type="float" office:value="-0.0133128394925641" calcext:value-type="float">
            <text:p>-0.013312839492564</text:p>
          </table:table-cell>
          <table:table-cell office:value-type="float" office:value="0.0133128394925641" calcext:value-type="float">
            <text:p>0.013312839492564</text:p>
          </table:table-cell>
        </table:table-row>
        <table:table-row table:style-name="ro1">
          <table:table-cell office:value-type="float" office:value="-0.0208049930769846" calcext:value-type="float">
            <text:p>-0.020804993076985</text:p>
          </table:table-cell>
          <table:table-cell office:value-type="float" office:value="0.0208049930769846" calcext:value-type="float">
            <text:p>0.020804993076985</text:p>
          </table:table-cell>
          <table:table-cell office:value-type="float" office:value="0.0555392259446513" calcext:value-type="float">
            <text:p>0.055539225944651</text:p>
          </table:table-cell>
          <table:table-cell office:value-type="float" office:value="0.0837453661176126" calcext:value-type="float">
            <text:p>0.083745366117613</text:p>
          </table:table-cell>
          <table:table-cell office:value-type="float" office:value="0.105923484523585" calcext:value-type="float">
            <text:p>0.105923484523585</text:p>
          </table:table-cell>
          <table:table-cell office:value-type="float" office:value="0.122724444135866" calcext:value-type="float">
            <text:p>0.122724444135866</text:p>
          </table:table-cell>
          <table:table-cell office:value-type="float" office:value="0.134866117058704" calcext:value-type="float">
            <text:p>0.134866117058704</text:p>
          </table:table-cell>
          <table:table-cell office:value-type="float" office:value="0.143066254426669" calcext:value-type="float">
            <text:p>0.143066254426669</text:p>
          </table:table-cell>
          <table:table-cell office:value-type="float" office:value="0.147992298030845" calcext:value-type="float">
            <text:p>0.147992298030845</text:p>
          </table:table-cell>
          <table:table-cell office:value-type="float" office:value="0.150228270847115" calcext:value-type="float">
            <text:p>0.150228270847115</text:p>
          </table:table-cell>
          <table:table-cell office:value-type="float" office:value="0.150257227177958" calcext:value-type="float">
            <text:p>0.150257227177958</text:p>
          </table:table-cell>
          <table:table-cell office:value-type="float" office:value="0.148456297136261" calcext:value-type="float">
            <text:p>0.148456297136261</text:p>
          </table:table-cell>
          <table:table-cell office:value-type="float" office:value="0.145100729550358" calcext:value-type="float">
            <text:p>0.145100729550358</text:p>
          </table:table-cell>
          <table:table-cell office:value-type="float" office:value="0.140373496104475" calcext:value-type="float">
            <text:p>0.140373496104475</text:p>
          </table:table-cell>
          <table:table-cell office:value-type="float" office:value="0.13437770444046" calcext:value-type="float">
            <text:p>0.13437770444046</text:p>
          </table:table-cell>
          <table:table-cell office:value-type="float" office:value="0.12714993179933" calcext:value-type="float">
            <text:p>0.12714993179933</text:p>
          </table:table-cell>
          <table:table-cell office:value-type="float" office:value="0.118673431357616" calcext:value-type="float">
            <text:p>0.118673431357616</text:p>
          </table:table-cell>
          <table:table-cell office:value-type="float" office:value="0.108890876731271" calcext:value-type="float">
            <text:p>0.108890876731271</text:p>
          </table:table-cell>
          <table:table-cell office:value-type="float" office:value="0.0977168625311077" calcext:value-type="float">
            <text:p>0.097716862531108</text:p>
          </table:table-cell>
          <table:table-cell office:value-type="float" office:value="0.0850508036640694" calcext:value-type="float">
            <text:p>0.085050803664069</text:p>
          </table:table-cell>
          <table:table-cell office:value-type="float" office:value="0.0707911960519483" calcext:value-type="float">
            <text:p>0.070791196051948</text:p>
          </table:table-cell>
          <table:table-cell office:value-type="float" office:value="0.0548524173783274" calcext:value-type="float">
            <text:p>0.054852417378328</text:p>
          </table:table-cell>
          <table:table-cell office:value-type="float" office:value="0.0371852063629215" calcext:value-type="float">
            <text:p>0.037185206362922</text:p>
          </table:table-cell>
          <table:table-cell office:value-type="float" office:value="0.0178006301698982" calcext:value-type="float">
            <text:p>0.017800630169898</text:p>
          </table:table-cell>
          <table:table-cell office:value-type="float" office:value="-0.00321055500681226" calcext:value-type="float">
            <text:p>-0.003210555006812</text:p>
          </table:table-cell>
          <table:table-cell office:value-type="float" office:value="-0.0257099575486544" calcext:value-type="float">
            <text:p>-0.025709957548654</text:p>
          </table:table-cell>
          <table:table-cell office:value-type="float" office:value="-0.0486772367607167" calcext:value-type="float">
            <text:p>-0.048677236760717</text:p>
          </table:table-cell>
          <table:table-cell office:value-type="float" office:value="-0.0714776530409576" calcext:value-type="float">
            <text:p>-0.071477653040958</text:p>
          </table:table-cell>
          <table:table-cell office:value-type="float" office:value="-0.0930593682466006" calcext:value-type="float">
            <text:p>-0.093059368246601</text:p>
          </table:table-cell>
          <table:table-cell office:value-type="float" office:value="-0.112138085965219" calcext:value-type="float">
            <text:p>-0.112138085965219</text:p>
          </table:table-cell>
          <table:table-cell office:value-type="float" office:value="-0.127298685399165" calcext:value-type="float">
            <text:p>-0.127298685399165</text:p>
          </table:table-cell>
          <table:table-cell office:value-type="float" office:value="-0.137132737633728" calcext:value-type="float">
            <text:p>-0.137132737633728</text:p>
          </table:table-cell>
          <table:table-cell office:value-type="float" office:value="-0.140416983936448" calcext:value-type="float">
            <text:p>-0.140416983936448</text:p>
          </table:table-cell>
          <table:table-cell office:value-type="float" office:value="-0.136306199781325" calcext:value-type="float">
            <text:p>-0.136306199781325</text:p>
          </table:table-cell>
          <table:table-cell office:value-type="float" office:value="-0.124499400565461" calcext:value-type="float">
            <text:p>-0.124499400565461</text:p>
          </table:table-cell>
          <table:table-cell office:value-type="float" office:value="-0.105340784096356" calcext:value-type="float">
            <text:p>-0.105340784096356</text:p>
          </table:table-cell>
          <table:table-cell office:value-type="float" office:value="-0.0798350976910014" calcext:value-type="float">
            <text:p>-0.079835097691001</text:p>
          </table:table-cell>
          <table:table-cell office:value-type="float" office:value="-0.0495803380931289" calcext:value-type="float">
            <text:p>-0.049580338093129</text:p>
          </table:table-cell>
          <table:table-cell office:value-type="float" office:value="-0.0166362754862815" calcext:value-type="float">
            <text:p>-0.016636275486282</text:p>
          </table:table-cell>
          <table:table-cell office:value-type="float" office:value="0.0166362754862815" calcext:value-type="float">
            <text:p>0.016636275486282</text:p>
          </table:table-cell>
        </table:table-row>
        <table:table-row table:style-name="ro1">
          <table:table-cell office:value-type="float" office:value="-0.0229099887490992" calcext:value-type="float">
            <text:p>-0.022909988749099</text:p>
          </table:table-cell>
          <table:table-cell office:value-type="float" office:value="0.0229099887490992" calcext:value-type="float">
            <text:p>0.022909988749099</text:p>
          </table:table-cell>
          <table:table-cell office:value-type="float" office:value="0.0609791191545407" calcext:value-type="float">
            <text:p>0.060979119154541</text:p>
          </table:table-cell>
          <table:table-cell office:value-type="float" office:value="0.0917026854694811" calcext:value-type="float">
            <text:p>0.091702685469481</text:p>
          </table:table-cell>
          <table:table-cell office:value-type="float" office:value="0.115668824810813" calcext:value-type="float">
            <text:p>0.115668824810813</text:p>
          </table:table-cell>
          <table:table-cell office:value-type="float" office:value="0.133644031558214" calcext:value-type="float">
            <text:p>0.133644031558214</text:p>
          </table:table-cell>
          <table:table-cell office:value-type="float" office:value="0.146473131377813" calcext:value-type="float">
            <text:p>0.146473131377813</text:p>
          </table:table-cell>
          <table:table-cell office:value-type="float" office:value="0.154997544107986" calcext:value-type="float">
            <text:p>0.154997544107986</text:p>
          </table:table-cell>
          <table:table-cell office:value-type="float" office:value="0.159994535539505" calcext:value-type="float">
            <text:p>0.159994535539505</text:p>
          </table:table-cell>
          <table:table-cell office:value-type="float" office:value="0.162138420632761" calcext:value-type="float">
            <text:p>0.162138420632761</text:p>
          </table:table-cell>
          <table:table-cell office:value-type="float" office:value="0.161981566788493" calcext:value-type="float">
            <text:p>0.161981566788493</text:p>
          </table:table-cell>
          <table:table-cell office:value-type="float" office:value="0.15995083766761" calcext:value-type="float">
            <text:p>0.15995083766761</text:p>
          </table:table-cell>
          <table:table-cell office:value-type="float" office:value="0.156354419368626" calcext:value-type="float">
            <text:p>0.156354419368626</text:p>
          </table:table-cell>
          <table:table-cell office:value-type="float" office:value="0.15139448483799" calcext:value-type="float">
            <text:p>0.15139448483799</text:p>
          </table:table-cell>
          <table:table-cell office:value-type="float" office:value="0.145182264507453" calcext:value-type="float">
            <text:p>0.145182264507453</text:p>
          </table:table-cell>
          <table:table-cell office:value-type="float" office:value="0.137753332065841" calcext:value-type="float">
            <text:p>0.137753332065841</text:p>
          </table:table-cell>
          <table:table-cell office:value-type="float" office:value="0.129081988704489" calcext:value-type="float">
            <text:p>0.129081988704489</text:p>
          </table:table-cell>
          <table:table-cell office:value-type="float" office:value="0.119094462000627" calcext:value-type="float">
            <text:p>0.119094462000627</text:p>
          </table:table-cell>
          <table:table-cell office:value-type="float" office:value="0.107681228842941" calcext:value-type="float">
            <text:p>0.107681228842941</text:p>
          </table:table-cell>
          <table:table-cell office:value-type="float" office:value="0.0947091807757579" calcext:value-type="float">
            <text:p>0.094709180775758</text:p>
          </table:table-cell>
          <table:table-cell office:value-type="float" office:value="0.0800346340675551" calcext:value-type="float">
            <text:p>0.080034634067555</text:p>
          </table:table-cell>
          <table:table-cell office:value-type="float" office:value="0.0635183529396343" calcext:value-type="float">
            <text:p>0.063518352939634</text:p>
          </table:table-cell>
          <table:table-cell office:value-type="float" office:value="0.0450438128527922" calcext:value-type="float">
            <text:p>0.045043812852792</text:p>
          </table:table-cell>
          <table:table-cell office:value-type="float" office:value="0.0245401851220139" calcext:value-type="float">
            <text:p>0.024540185122014</text:p>
          </table:table-cell>
          <table:table-cell office:value-type="float" office:value="0.0020141943765119" calcext:value-type="float">
            <text:p>0.002014194376512</text:p>
          </table:table-cell>
          <table:table-cell office:value-type="float" office:value="-0.0223864831915458" calcext:value-type="float">
            <text:p>-0.022386483191546</text:p>
          </table:table-cell>
          <table:table-cell office:value-type="float" office:value="-0.0480565546806554" calcext:value-type="float">
            <text:p>-0.048056554680656</text:p>
          </table:table-cell>
          <table:table-cell office:value-type="float" office:value="-0.0741538204009322" calcext:value-type="float">
            <text:p>-0.074153820400932</text:p>
          </table:table-cell>
          <table:table-cell office:value-type="float" office:value="-0.0995374192896895" calcext:value-type="float">
            <text:p>-0.09953741928969</text:p>
          </table:table-cell>
          <table:table-cell office:value-type="float" office:value="-0.12274822443298" calcext:value-type="float">
            <text:p>-0.12274822443298</text:p>
          </table:table-cell>
          <table:table-cell office:value-type="float" office:value="-0.142077378529916" calcext:value-type="float">
            <text:p>-0.142077378529916</text:p>
          </table:table-cell>
          <table:table-cell office:value-type="float" office:value="-0.155707192176717" calcext:value-type="float">
            <text:p>-0.155707192176717</text:p>
          </table:table-cell>
          <table:table-cell office:value-type="float" office:value="-0.161929294538179" calcext:value-type="float">
            <text:p>-0.161929294538179</text:p>
          </table:table-cell>
          <table:table-cell office:value-type="float" office:value="-0.159413635587143" calcext:value-type="float">
            <text:p>-0.159413635587143</text:p>
          </table:table-cell>
          <table:table-cell office:value-type="float" office:value="-0.147469565633696" calcext:value-type="float">
            <text:p>-0.147469565633696</text:p>
          </table:table-cell>
          <table:table-cell office:value-type="float" office:value="-0.126228923966265" calcext:value-type="float">
            <text:p>-0.126228923966265</text:p>
          </table:table-cell>
          <table:table-cell office:value-type="float" office:value="-0.0967020207206969" calcext:value-type="float">
            <text:p>-0.096702020720697</text:p>
          </table:table-cell>
          <table:table-cell office:value-type="float" office:value="-0.0606993053606531" calcext:value-type="float">
            <text:p>-0.060699305360653</text:p>
          </table:table-cell>
          <table:table-cell office:value-type="float" office:value="-0.020646944622169" calcext:value-type="float">
            <text:p>-0.020646944622169</text:p>
          </table:table-cell>
          <table:table-cell office:value-type="float" office:value="0.020646944622169" calcext:value-type="float">
            <text:p>0.020646944622169</text:p>
          </table:table-cell>
        </table:table-row>
        <table:table-row table:style-name="ro1">
          <table:table-cell office:value-type="float" office:value="-0.025146046117945" calcext:value-type="float">
            <text:p>-0.025146046117945</text:p>
          </table:table-cell>
          <table:table-cell office:value-type="float" office:value="0.025146046117945" calcext:value-type="float">
            <text:p>0.025146046117945</text:p>
          </table:table-cell>
          <table:table-cell office:value-type="float" office:value="0.0667404864792341" calcext:value-type="float">
            <text:p>0.066740486479234</text:p>
          </table:table-cell>
          <table:table-cell office:value-type="float" office:value="0.100086420934238" calcext:value-type="float">
            <text:p>0.100086420934238</text:p>
          </table:table-cell>
          <table:table-cell office:value-type="float" office:value="0.125864001663249" calcext:value-type="float">
            <text:p>0.125864001663249</text:p>
          </table:table-cell>
          <table:table-cell office:value-type="float" office:value="0.144971316111472" calcext:value-type="float">
            <text:p>0.144971316111472</text:p>
          </table:table-cell>
          <table:table-cell office:value-type="float" office:value="0.158401501401293" calcext:value-type="float">
            <text:p>0.158401501401293</text:p>
          </table:table-cell>
          <table:table-cell office:value-type="float" office:value="0.167140722343488" calcext:value-type="float">
            <text:p>0.167140722343488</text:p>
          </table:table-cell>
          <table:table-cell office:value-type="float" office:value="0.172093352735592" calcext:value-type="float">
            <text:p>0.172093352735592</text:p>
          </table:table-cell>
          <table:table-cell office:value-type="float" office:value="0.174036304438194" calcext:value-type="float">
            <text:p>0.174036304438194</text:p>
          </table:table-cell>
          <table:table-cell office:value-type="float" office:value="0.173599019127983" calcext:value-type="float">
            <text:p>0.173599019127983</text:p>
          </table:table-cell>
          <table:table-cell office:value-type="float" office:value="0.171262488539209" calcext:value-type="float">
            <text:p>0.171262488539209</text:p>
          </table:table-cell>
          <table:table-cell office:value-type="float" office:value="0.167370137163899" calcext:value-type="float">
            <text:p>0.167370137163899</text:p>
          </table:table-cell>
          <table:table-cell office:value-type="float" office:value="0.162144579018502" calcext:value-type="float">
            <text:p>0.162144579018502</text:p>
          </table:table-cell>
          <table:table-cell office:value-type="float" office:value="0.155706060597669" calcext:value-type="float">
            <text:p>0.155706060597669</text:p>
          </table:table-cell>
          <table:table-cell office:value-type="float" office:value="0.148090126245206" calcext:value-type="float">
            <text:p>0.148090126245206</text:p>
          </table:table-cell>
          <table:table-cell office:value-type="float" office:value="0.139263398274547" calcext:value-type="float">
            <text:p>0.139263398274547</text:p>
          </table:table-cell>
          <table:table-cell office:value-type="float" office:value="0.129137306851527" calcext:value-type="float">
            <text:p>0.129137306851527</text:p>
          </table:table-cell>
          <table:table-cell office:value-type="float" office:value="0.117580217764037" calcext:value-type="float">
            <text:p>0.117580217764037</text:p>
          </table:table-cell>
          <table:table-cell office:value-type="float" office:value="0.104428792255032" calcext:value-type="float">
            <text:p>0.104428792255032</text:p>
          </table:table-cell>
          <table:table-cell office:value-type="float" office:value="0.0894997020522517" calcext:value-type="float">
            <text:p>0.089499702052252</text:p>
          </table:table-cell>
          <table:table-cell office:value-type="float" office:value="0.0726030635489225" calcext:value-type="float">
            <text:p>0.072603063548923</text:p>
          </table:table-cell>
          <table:table-cell office:value-type="float" office:value="0.0535593351871929" calcext:value-type="float">
            <text:p>0.053559335187193</text:p>
          </table:table-cell>
          <table:table-cell office:value-type="float" office:value="0.0322224239372937" calcext:value-type="float">
            <text:p>0.032222423937294</text:p>
          </table:table-cell>
          <table:table-cell office:value-type="float" office:value="0.00851436257167808" calcext:value-type="float">
            <text:p>0.008514362571678</text:p>
          </table:table-cell>
          <table:table-cell office:value-type="float" office:value="-0.0175172632293578" calcext:value-type="float">
            <text:p>-0.017517263229358</text:p>
          </table:table-cell>
          <table:table-cell office:value-type="float" office:value="-0.0455878483911243" calcext:value-type="float">
            <text:p>-0.045587848391124</text:p>
          </table:table-cell>
          <table:table-cell office:value-type="float" office:value="-0.0748367359510731" calcext:value-type="float">
            <text:p>-0.074836735951073</text:p>
          </table:table-cell>
          <table:table-cell office:value-type="float" office:value="-0.104078320306853" calcext:value-type="float">
            <text:p>-0.104078320306853</text:p>
          </table:table-cell>
          <table:table-cell office:value-type="float" office:value="-0.131728131638614" calcext:value-type="float">
            <text:p>-0.131728131638614</text:p>
          </table:table-cell>
          <table:table-cell office:value-type="float" office:value="-0.155813303072085" calcext:value-type="float">
            <text:p>-0.155813303072085</text:p>
          </table:table-cell>
          <table:table-cell office:value-type="float" office:value="-0.174082127243358" calcext:value-type="float">
            <text:p>-0.174082127243358</text:p>
          </table:table-cell>
          <table:table-cell office:value-type="float" office:value="-0.184240278041784" calcext:value-type="float">
            <text:p>-0.184240278041784</text:p>
          </table:table-cell>
          <table:table-cell office:value-type="float" office:value="-0.184300804418491" calcext:value-type="float">
            <text:p>-0.184300804418491</text:p>
          </table:table-cell>
          <table:table-cell office:value-type="float" office:value="-0.172977324957358" calcext:value-type="float">
            <text:p>-0.172977324957358</text:p>
          </table:table-cell>
          <table:table-cell office:value-type="float" office:value="-0.150006214459627" calcext:value-type="float">
            <text:p>-0.150006214459627</text:p>
          </table:table-cell>
          <table:table-cell office:value-type="float" office:value="-0.116291645752943" calcext:value-type="float">
            <text:p>-0.116291645752943</text:p>
          </table:table-cell>
          <table:table-cell office:value-type="float" office:value="-0.0738327464515011" calcext:value-type="float">
            <text:p>-0.073832746451501</text:p>
          </table:table-cell>
          <table:table-cell office:value-type="float" office:value="-0.0254683047969667" calcext:value-type="float">
            <text:p>-0.025468304796967</text:p>
          </table:table-cell>
          <table:table-cell office:value-type="float" office:value="0.0254683047969667" calcext:value-type="float">
            <text:p>0.025468304796967</text:p>
          </table:table-cell>
        </table:table-row>
        <table:table-row table:style-name="ro1">
          <table:table-cell office:value-type="float" office:value="-0.0275360997992916" calcext:value-type="float">
            <text:p>-0.027536099799292</text:p>
          </table:table-cell>
          <table:table-cell office:value-type="float" office:value="0.0275360997992916" calcext:value-type="float">
            <text:p>0.027536099799292</text:p>
          </table:table-cell>
          <table:table-cell office:value-type="float" office:value="0.072874640836093" calcext:value-type="float">
            <text:p>0.072874640836093</text:p>
          </table:table-cell>
          <table:table-cell office:value-type="float" office:value="0.108952670752341" calcext:value-type="float">
            <text:p>0.108952670752341</text:p>
          </table:table-cell>
          <table:table-cell office:value-type="float" office:value="0.136547790894353" calcext:value-type="float">
            <text:p>0.136547790894353</text:p>
          </table:table-cell>
          <table:table-cell office:value-type="float" office:value="0.156712274570768" calcext:value-type="float">
            <text:p>0.156712274570768</text:p>
          </table:table-cell>
          <table:table-cell office:value-type="float" office:value="0.170616898258493" calcext:value-type="float">
            <text:p>0.170616898258493</text:p>
          </table:table-cell>
          <table:table-cell office:value-type="float" office:value="0.179420107647253" calcext:value-type="float">
            <text:p>0.179420107647253</text:p>
          </table:table-cell>
          <table:table-cell office:value-type="float" office:value="0.184174543830952" calcext:value-type="float">
            <text:p>0.184174543830952</text:p>
          </table:table-cell>
          <table:table-cell office:value-type="float" office:value="0.185773560169185" calcext:value-type="float">
            <text:p>0.185773560169185</text:p>
          </table:table-cell>
          <table:table-cell office:value-type="float" office:value="0.184931446655748" calcext:value-type="float">
            <text:p>0.184931446655748</text:p>
          </table:table-cell>
          <table:table-cell office:value-type="float" office:value="0.182186997109189" calcext:value-type="float">
            <text:p>0.182186997109189</text:p>
          </table:table-cell>
          <table:table-cell office:value-type="float" office:value="0.177920269921633" calcext:value-type="float">
            <text:p>0.177920269921633</text:p>
          </table:table-cell>
          <table:table-cell office:value-type="float" office:value="0.172374780710711" calcext:value-type="float">
            <text:p>0.172374780710711</text:p>
          </table:table-cell>
          <table:table-cell office:value-type="float" office:value="0.16568016128731" calcext:value-type="float">
            <text:p>0.16568016128731</text:p>
          </table:table-cell>
          <table:table-cell office:value-type="float" office:value="0.157872679926685" calcext:value-type="float">
            <text:p>0.157872679926685</text:p>
          </table:table-cell>
          <table:table-cell office:value-type="float" office:value="0.148912658275484" calcext:value-type="float">
            <text:p>0.148912658275484</text:p>
          </table:table-cell>
          <table:table-cell office:value-type="float" office:value="0.138698846376668" calcext:value-type="float">
            <text:p>0.138698846376668</text:p>
          </table:table-cell>
          <table:table-cell office:value-type="float" office:value="0.127080419630264" calcext:value-type="float">
            <text:p>0.127080419630264</text:p>
          </table:table-cell>
          <table:table-cell office:value-type="float" office:value="0.113867578066209" calcext:value-type="float">
            <text:p>0.113867578066209</text:p>
          </table:table-cell>
          <table:table-cell office:value-type="float" office:value="0.0988420296745901" calcext:value-type="float">
            <text:p>0.09884202967459</text:p>
          </table:table-cell>
          <table:table-cell office:value-type="float" office:value="0.0817688556462512" calcext:value-type="float">
            <text:p>0.081768855646251</text:p>
          </table:table-cell>
          <table:table-cell office:value-type="float" office:value="0.0624115632672933" calcext:value-type="float">
            <text:p>0.062411563267293</text:p>
          </table:table-cell>
          <table:table-cell office:value-type="float" office:value="0.0405527284045673" calcext:value-type="float">
            <text:p>0.040552728404567</text:p>
          </table:table-cell>
          <table:table-cell office:value-type="float" office:value="0.0160229785660383" calcext:value-type="float">
            <text:p>0.016022978566038</text:p>
          </table:table-cell>
          <table:table-cell office:value-type="float" office:value="-0.011260946465077" calcext:value-type="float">
            <text:p>-0.011260946465077</text:p>
          </table:table-cell>
          <table:table-cell office:value-type="float" office:value="-0.0412566709729003" calcext:value-type="float">
            <text:p>-0.0412566709729</text:p>
          </table:table-cell>
          <table:table-cell office:value-type="float" office:value="-0.0732861667658969" calcext:value-type="float">
            <text:p>-0.073286166765897</text:p>
          </table:table-cell>
          <table:table-cell office:value-type="float" office:value="-0.106185756680757" calcext:value-type="float">
            <text:p>-0.106185756680757</text:p>
          </table:table-cell>
          <table:table-cell office:value-type="float" office:value="-0.138333648345609" calcext:value-type="float">
            <text:p>-0.138333648345609</text:p>
          </table:table-cell>
          <table:table-cell office:value-type="float" office:value="-0.167576195842746" calcext:value-type="float">
            <text:p>-0.167576195842746</text:p>
          </table:table-cell>
          <table:table-cell office:value-type="float" office:value="-0.191260887523834" calcext:value-type="float">
            <text:p>-0.191260887523834</text:p>
          </table:table-cell>
          <table:table-cell office:value-type="float" office:value="-0.206445046505549" calcext:value-type="float">
            <text:p>-0.206445046505549</text:p>
          </table:table-cell>
          <table:table-cell office:value-type="float" office:value="-0.210304851593621" calcext:value-type="float">
            <text:p>-0.210304851593621</text:p>
          </table:table-cell>
          <table:table-cell office:value-type="float" office:value="-0.200688575233244" calcext:value-type="float">
            <text:p>-0.200688575233244</text:p>
          </table:table-cell>
          <table:table-cell office:value-type="float" office:value="-0.176655944285727" calcext:value-type="float">
            <text:p>-0.176655944285727</text:p>
          </table:table-cell>
          <table:table-cell office:value-type="float" office:value="-0.138801186366401" calcext:value-type="float">
            <text:p>-0.138801186366401</text:p>
          </table:table-cell>
          <table:table-cell office:value-type="float" office:value="-0.0892336954859265" calcext:value-type="float">
            <text:p>-0.089233695485927</text:p>
          </table:table-cell>
          <table:table-cell office:value-type="float" office:value="-0.0312381240027033" calcext:value-type="float">
            <text:p>-0.031238124002703</text:p>
          </table:table-cell>
          <table:table-cell office:value-type="float" office:value="0.0312381240027033" calcext:value-type="float">
            <text:p>0.031238124002703</text:p>
          </table:table-cell>
        </table:table-row>
        <table:table-row table:style-name="ro1">
          <table:table-cell office:value-type="float" office:value="-0.0301159995298448" calcext:value-type="float">
            <text:p>-0.030115999529845</text:p>
          </table:table-cell>
          <table:table-cell office:value-type="float" office:value="0.0301159995298448" calcext:value-type="float">
            <text:p>0.030115999529845</text:p>
          </table:table-cell>
          <table:table-cell office:value-type="float" office:value="0.0794611681214947" calcext:value-type="float">
            <text:p>0.079461168121495</text:p>
          </table:table-cell>
          <table:table-cell office:value-type="float" office:value="0.11838834311602" calcext:value-type="float">
            <text:p>0.11838834311602</text:p>
          </table:table-cell>
          <table:table-cell office:value-type="float" office:value="0.147782578032469" calcext:value-type="float">
            <text:p>0.147782578032469</text:p>
          </table:table-cell>
          <table:table-cell office:value-type="float" office:value="0.168884523207555" calcext:value-type="float">
            <text:p>0.168884523207555</text:p>
          </table:table-cell>
          <table:table-cell office:value-type="float" office:value="0.183084197090498" calcext:value-type="float">
            <text:p>0.183084197090498</text:p>
          </table:table-cell>
          <table:table-cell office:value-type="float" office:value="0.191748791365315" calcext:value-type="float">
            <text:p>0.191748791365315</text:p>
          </table:table-cell>
          <table:table-cell office:value-type="float" office:value="0.196104993542824" calcext:value-type="float">
            <text:p>0.196104993542824</text:p>
          </table:table-cell>
          <table:table-cell office:value-type="float" office:value="0.197177702588442" calcext:value-type="float">
            <text:p>0.197177702588442</text:p>
          </table:table-cell>
          <table:table-cell office:value-type="float" office:value="0.195773174985343" calcext:value-type="float">
            <text:p>0.195773174985343</text:p>
          </table:table-cell>
          <table:table-cell office:value-type="float" office:value="0.192490284661722" calcext:value-type="float">
            <text:p>0.192490284661722</text:p>
          </table:table-cell>
          <table:table-cell office:value-type="float" office:value="0.187745681428201" calcext:value-type="float">
            <text:p>0.187745681428201</text:p>
          </table:table-cell>
          <table:table-cell office:value-type="float" office:value="0.18180306960734" calcext:value-type="float">
            <text:p>0.18180306960734</text:p>
          </table:table-cell>
          <table:table-cell office:value-type="float" office:value="0.174801021152851" calcext:value-type="float">
            <text:p>0.174801021152851</text:p>
          </table:table-cell>
          <table:table-cell office:value-type="float" office:value="0.16677681322929" calcext:value-type="float">
            <text:p>0.16677681322929</text:p>
          </table:table-cell>
          <table:table-cell office:value-type="float" office:value="0.1576856878732" calcext:value-type="float">
            <text:p>0.1576856878732</text:p>
          </table:table-cell>
          <table:table-cell office:value-type="float" office:value="0.147415965551223" calcext:value-type="float">
            <text:p>0.147415965551223</text:p>
          </table:table-cell>
          <table:table-cell office:value-type="float" office:value="0.135800979128306" calcext:value-type="float">
            <text:p>0.135800979128306</text:p>
          </table:table-cell>
          <table:table-cell office:value-type="float" office:value="0.122628930097013" calcext:value-type="float">
            <text:p>0.122628930097013</text:p>
          </table:table-cell>
          <table:table-cell office:value-type="float" office:value="0.107652126109006" calcext:value-type="float">
            <text:p>0.107652126109006</text:p>
          </table:table-cell>
          <table:table-cell office:value-type="float" office:value="0.0905971082233274" calcext:value-type="float">
            <text:p>0.090597108223327</text:p>
          </table:table-cell>
          <table:table-cell office:value-type="float" office:value="0.0711771843940244" calcext:value-type="float">
            <text:p>0.071177184394024</text:p>
          </table:table-cell>
          <table:table-cell office:value-type="float" office:value="0.0491092032752905" calcext:value-type="float">
            <text:p>0.049109203275291</text:p>
          </table:table-cell>
          <table:table-cell office:value-type="float" office:value="0.024136124856722" calcext:value-type="float">
            <text:p>0.024136124856722</text:p>
          </table:table-cell>
          <table:table-cell office:value-type="float" office:value="-0.00394320737935223" calcext:value-type="float">
            <text:p>-0.003943207379352</text:p>
          </table:table-cell>
          <table:table-cell office:value-type="float" office:value="-0.0352278692482419" calcext:value-type="float">
            <text:p>-0.035227869248242</text:p>
          </table:table-cell>
          <table:table-cell office:value-type="float" office:value="-0.0694595423065694" calcext:value-type="float">
            <text:p>-0.06945954230657</text:p>
          </table:table-cell>
          <table:table-cell office:value-type="float" office:value="-0.105528618421462" calcext:value-type="float">
            <text:p>-0.105528618421462</text:p>
          </table:table-cell>
          <table:table-cell office:value-type="float" office:value="-0.141902285062937" calcext:value-type="float">
            <text:p>-0.141902285062937</text:p>
          </table:table-cell>
          <table:table-cell office:value-type="float" office:value="-0.17638804553287" calcext:value-type="float">
            <text:p>-0.17638804553287</text:p>
          </table:table-cell>
          <table:table-cell office:value-type="float" office:value="-0.206048837059583" calcext:value-type="float">
            <text:p>-0.206048837059583</text:p>
          </table:table-cell>
          <table:table-cell office:value-type="float" office:value="-0.227315237331818" calcext:value-type="float">
            <text:p>-0.227315237331818</text:p>
          </table:table-cell>
          <table:table-cell office:value-type="float" office:value="-0.236385929819377" calcext:value-type="float">
            <text:p>-0.236385929819377</text:p>
          </table:table-cell>
          <table:table-cell office:value-type="float" office:value="-0.22993049634264" calcext:value-type="float">
            <text:p>-0.22993049634264</text:p>
          </table:table-cell>
          <table:table-cell office:value-type="float" office:value="-0.205929111805841" calcext:value-type="float">
            <text:p>-0.205929111805841</text:p>
          </table:table-cell>
          <table:table-cell office:value-type="float" office:value="-0.164317775668577" calcext:value-type="float">
            <text:p>-0.164317775668577</text:p>
          </table:table-cell>
          <table:table-cell office:value-type="float" office:value="-0.107134923464028" calcext:value-type="float">
            <text:p>-0.107134923464028</text:p>
          </table:table-cell>
          <table:table-cell office:value-type="float" office:value="-0.0381072997002291" calcext:value-type="float">
            <text:p>-0.038107299700229</text:p>
          </table:table-cell>
          <table:table-cell office:value-type="float" office:value="0.0381072997002291" calcext:value-type="float">
            <text:p>0.038107299700229</text:p>
          </table:table-cell>
        </table:table-row>
        <table:table-row table:style-name="ro1">
          <table:table-cell office:value-type="float" office:value="-0.0329406942785166" calcext:value-type="float">
            <text:p>-0.032940694278517</text:p>
          </table:table-cell>
          <table:table-cell office:value-type="float" office:value="0.0329406942785166" calcext:value-type="float">
            <text:p>0.032940694278517</text:p>
          </table:table-cell>
          <table:table-cell office:value-type="float" office:value="0.0866198978032271" calcext:value-type="float">
            <text:p>0.086619897803227</text:p>
          </table:table-cell>
          <table:table-cell office:value-type="float" office:value="0.128522347054595" calcext:value-type="float">
            <text:p>0.128522347054595</text:p>
          </table:table-cell>
          <table:table-cell office:value-type="float" office:value="0.15966086541311" calcext:value-type="float">
            <text:p>0.15966086541311</text:p>
          </table:table-cell>
          <table:table-cell office:value-type="float" office:value="0.18151853912716" calcext:value-type="float">
            <text:p>0.18151853912716</text:p>
          </table:table-cell>
          <table:table-cell office:value-type="float" office:value="0.195764858563168" calcext:value-type="float">
            <text:p>0.195764858563168</text:p>
          </table:table-cell>
          <table:table-cell office:value-type="float" office:value="0.20402413074373" calcext:value-type="float">
            <text:p>0.20402413074373</text:p>
          </table:table-cell>
          <table:table-cell office:value-type="float" office:value="0.207727867011047" calcext:value-type="float">
            <text:p>0.207727867011047</text:p>
          </table:table-cell>
          <table:table-cell office:value-type="float" office:value="0.208048001618374" calcext:value-type="float">
            <text:p>0.208048001618374</text:p>
          </table:table-cell>
          <table:table-cell office:value-type="float" office:value="0.205888089449851" calcext:value-type="float">
            <text:p>0.205888089449851</text:p>
          </table:table-cell>
          <table:table-cell office:value-type="float" office:value="0.201907022742872" calcext:value-type="float">
            <text:p>0.201907022742872</text:p>
          </table:table-cell>
          <table:table-cell office:value-type="float" office:value="0.196555901810725" calcext:value-type="float">
            <text:p>0.196555901810725</text:p>
          </table:table-cell>
          <table:table-cell office:value-type="float" office:value="0.190116312261953" calcext:value-type="float">
            <text:p>0.190116312261953</text:p>
          </table:table-cell>
          <table:table-cell office:value-type="float" office:value="0.182734220338091" calcext:value-type="float">
            <text:p>0.182734220338091</text:p>
          </table:table-cell>
          <table:table-cell office:value-type="float" office:value="0.174447490799446" calcext:value-type="float">
            <text:p>0.174447490799446</text:p>
          </table:table-cell>
          <table:table-cell office:value-type="float" office:value="0.165207099249974" calcext:value-type="float">
            <text:p>0.165207099249974</text:p>
          </table:table-cell>
          <table:table-cell office:value-type="float" office:value="0.15489299738016" calcext:value-type="float">
            <text:p>0.15489299738016</text:p>
          </table:table-cell>
          <table:table-cell office:value-type="float" office:value="0.143326046782278" calcext:value-type="float">
            <text:p>0.143326046782278</text:p>
          </table:table-cell>
          <table:table-cell office:value-type="float" office:value="0.130277090883435" calcext:value-type="float">
            <text:p>0.130277090883435</text:p>
          </table:table-cell>
          <table:table-cell office:value-type="float" office:value="0.115474952929054" calcext:value-type="float">
            <text:p>0.115474952929054</text:p>
          </table:table-cell>
          <table:table-cell office:value-type="float" office:value="0.0986149299324279" calcext:value-type="float">
            <text:p>0.098614929932428</text:p>
          </table:table-cell>
          <table:table-cell office:value-type="float" office:value="0.0793689391188708" calcext:value-type="float">
            <text:p>0.079368939118871</text:p>
          </table:table-cell>
          <table:table-cell office:value-type="float" office:value="0.0573992923305163" calcext:value-type="float">
            <text:p>0.057399292330516</text:p>
          </table:table-cell>
          <table:table-cell office:value-type="float" office:value="0.0323773181849718" calcext:value-type="float">
            <text:p>0.032377318184972</text:p>
          </table:table-cell>
          <table:table-cell office:value-type="float" office:value="0.00400690779634509" calcext:value-type="float">
            <text:p>0.004006907796345</text:p>
          </table:table-cell>
          <table:table-cell office:value-type="float" office:value="-0.0279460993307055" calcext:value-type="float">
            <text:p>-0.027946099330706</text:p>
          </table:table-cell>
          <table:table-cell office:value-type="float" office:value="-0.0635845951186455" calcext:value-type="float">
            <text:p>-0.063584595118646</text:p>
          </table:table-cell>
          <table:table-cell office:value-type="float" office:value="-0.102036915937327" calcext:value-type="float">
            <text:p>-0.102036915937327</text:p>
          </table:table-cell>
          <table:table-cell office:value-type="float" office:value="-0.141984821886624" calcext:value-type="float">
            <text:p>-0.141984821886624</text:p>
          </table:table-cell>
          <table:table-cell office:value-type="float" office:value="-0.181367959872656" calcext:value-type="float">
            <text:p>-0.181367959872656</text:p>
          </table:table-cell>
          <table:table-cell office:value-type="float" office:value="-0.217169528842236" calcext:value-type="float">
            <text:p>-0.217169528842236</text:p>
          </table:table-cell>
          <table:table-cell office:value-type="float" office:value="-0.245344476144245" calcext:value-type="float">
            <text:p>-0.245344476144245</text:p>
          </table:table-cell>
          <table:table-cell office:value-type="float" office:value="-0.261086415338514" calcext:value-type="float">
            <text:p>-0.261086415338514</text:p>
          </table:table-cell>
          <table:table-cell office:value-type="float" office:value="-0.259590730559921" calcext:value-type="float">
            <text:p>-0.259590730559921</text:p>
          </table:table-cell>
          <table:table-cell office:value-type="float" office:value="-0.237235685816393" calcext:value-type="float">
            <text:p>-0.237235685816393</text:p>
          </table:table-cell>
          <table:table-cell office:value-type="float" office:value="-0.192743502567513" calcext:value-type="float">
            <text:p>-0.192743502567513</text:p>
          </table:table-cell>
          <table:table-cell office:value-type="float" office:value="-0.12771763500047" calcext:value-type="float">
            <text:p>-0.12771763500047</text:p>
          </table:table-cell>
          <table:table-cell office:value-type="float" office:value="-0.0462372290561546" calcext:value-type="float">
            <text:p>-0.046237229056155</text:p>
          </table:table-cell>
          <table:table-cell office:value-type="float" office:value="0.0462372290561546" calcext:value-type="float">
            <text:p>0.046237229056155</text:p>
          </table:table-cell>
        </table:table-row>
        <table:table-row table:style-name="ro1">
          <table:table-cell office:value-type="float" office:value="-0.0360934235298288" calcext:value-type="float">
            <text:p>-0.036093423529829</text:p>
          </table:table-cell>
          <table:table-cell office:value-type="float" office:value="0.0360934235298288" calcext:value-type="float">
            <text:p>0.036093423529829</text:p>
          </table:table-cell>
          <table:table-cell office:value-type="float" office:value="0.0945277457981839" calcext:value-type="float">
            <text:p>0.094527745798184</text:p>
          </table:table-cell>
          <table:table-cell office:value-type="float" office:value="0.139539481782757" calcext:value-type="float">
            <text:p>0.139539481782757</text:p>
          </table:table-cell>
          <table:table-cell office:value-type="float" office:value="0.172311057295849" calcext:value-type="float">
            <text:p>0.172311057295849</text:p>
          </table:table-cell>
          <table:table-cell office:value-type="float" office:value="0.194655668750754" calcext:value-type="float">
            <text:p>0.194655668750754</text:p>
          </table:table-cell>
          <table:table-cell office:value-type="float" office:value="0.208610118697874" calcext:value-type="float">
            <text:p>0.208610118697874</text:p>
          </table:table-cell>
          <table:table-cell office:value-type="float" office:value="0.216119160386578" calcext:value-type="float">
            <text:p>0.216119160386578</text:p>
          </table:table-cell>
          <table:table-cell office:value-type="float" office:value="0.218854289031393" calcext:value-type="float">
            <text:p>0.218854289031393</text:p>
          </table:table-cell>
          <table:table-cell office:value-type="float" office:value="0.218148489469715" calcext:value-type="float">
            <text:p>0.218148489469715</text:p>
          </table:table-cell>
          <table:table-cell office:value-type="float" office:value="0.215004398225852" calcext:value-type="float">
            <text:p>0.215004398225852</text:p>
          </table:table-cell>
          <table:table-cell office:value-type="float" office:value="0.210137289636896" calcext:value-type="float">
            <text:p>0.210137289636896</text:p>
          </table:table-cell>
          <table:table-cell office:value-type="float" office:value="0.20402773213768" calcext:value-type="float">
            <text:p>0.20402773213768</text:p>
          </table:table-cell>
          <table:table-cell office:value-type="float" office:value="0.196970878903198" calcext:value-type="float">
            <text:p>0.196970878903198</text:p>
          </table:table-cell>
          <table:table-cell office:value-type="float" office:value="0.189117206527873" calcext:value-type="float">
            <text:p>0.189117206527873</text:p>
          </table:table-cell>
          <table:table-cell office:value-type="float" office:value="0.18050385873077" calcext:value-type="float">
            <text:p>0.18050385873077</text:p>
          </table:table-cell>
          <table:table-cell office:value-type="float" office:value="0.17107776158803" calcext:value-type="float">
            <text:p>0.17107776158803</text:p>
          </table:table-cell>
          <table:table-cell office:value-type="float" office:value="0.160712105141418" calcext:value-type="float">
            <text:p>0.160712105141418</text:p>
          </table:table-cell>
          <table:table-cell office:value-type="float" office:value="0.149218425381673" calcext:value-type="float">
            <text:p>0.149218425381673</text:p>
          </table:table-cell>
          <table:table-cell office:value-type="float" office:value="0.136354691356758" calcext:value-type="float">
            <text:p>0.136354691356758</text:p>
          </table:table-cell>
          <table:table-cell office:value-type="float" office:value="0.121832047489655" calcext:value-type="float">
            <text:p>0.121832047489655</text:p>
          </table:table-cell>
          <table:table-cell office:value-type="float" office:value="0.105321983279153" calcext:value-type="float">
            <text:p>0.105321983279153</text:p>
          </table:table-cell>
          <table:table-cell office:value-type="float" office:value="0.0864641291636485" calcext:value-type="float">
            <text:p>0.086464129163649</text:p>
          </table:table-cell>
          <table:table-cell office:value-type="float" office:value="0.0648779462165115" calcext:value-type="float">
            <text:p>0.064877946216512</text:p>
          </table:table-cell>
          <table:table-cell office:value-type="float" office:value="0.0401799463548196" calcext:value-type="float">
            <text:p>0.04017994635482</text:p>
          </table:table-cell>
          <table:table-cell office:value-type="float" office:value="0.0120047603443174" calcext:value-type="float">
            <text:p>0.012004760344318</text:p>
          </table:table-cell>
          <table:table-cell office:value-type="float" office:value="-0.0199818217318705" calcext:value-type="float">
            <text:p>-0.019981821731871</text:p>
          </table:table-cell>
          <table:table-cell office:value-type="float" office:value="-0.0561047751879399" calcext:value-type="float">
            <text:p>-0.05610477518794</text:p>
          </table:table-cell>
          <table:table-cell office:value-type="float" office:value="-0.0959401194229311" calcext:value-type="float">
            <text:p>-0.095940119422931</text:p>
          </table:table-cell>
          <table:table-cell office:value-type="float" office:value="-0.138459852102892" calcext:value-type="float">
            <text:p>-0.138459852102892</text:p>
          </table:table-cell>
          <table:table-cell office:value-type="float" office:value="-0.181902062770562" calcext:value-type="float">
            <text:p>-0.181902062770562</text:p>
          </table:table-cell>
          <table:table-cell office:value-type="float" office:value="-0.22344835842389" calcext:value-type="float">
            <text:p>-0.22344835842389</text:p>
          </table:table-cell>
          <table:table-cell office:value-type="float" office:value="-0.258881547046919" calcext:value-type="float">
            <text:p>-0.258881547046919</text:p>
          </table:table-cell>
          <table:table-cell office:value-type="float" office:value="-0.28255822350003" calcext:value-type="float">
            <text:p>-0.28255822350003</text:p>
          </table:table-cell>
          <table:table-cell office:value-type="float" office:value="-0.288036942004292" calcext:value-type="float">
            <text:p>-0.288036942004292</text:p>
          </table:table-cell>
          <table:table-cell office:value-type="float" office:value="-0.269515856015873" calcext:value-type="float">
            <text:p>-0.269515856015873</text:p>
          </table:table-cell>
          <table:table-cell office:value-type="float" office:value="-0.223691102014601" calcext:value-type="float">
            <text:p>-0.223691102014601</text:p>
          </table:table-cell>
          <table:table-cell office:value-type="float" office:value="-0.151063853767248" calcext:value-type="float">
            <text:p>-0.151063853767248</text:p>
          </table:table-cell>
          <table:table-cell office:value-type="float" office:value="-0.0557951942031501" calcext:value-type="float">
            <text:p>-0.05579519420315</text:p>
          </table:table-cell>
          <table:table-cell office:value-type="float" office:value="0.0557951942031501" calcext:value-type="float">
            <text:p>0.05579519420315</text:p>
          </table:table-cell>
        </table:table-row>
        <table:table-row table:style-name="ro1">
          <table:table-cell office:value-type="float" office:value="-0.0396999031822522" calcext:value-type="float">
            <text:p>-0.039699903182252</text:p>
          </table:table-cell>
          <table:table-cell office:value-type="float" office:value="0.0396999031822522" calcext:value-type="float">
            <text:p>0.039699903182252</text:p>
          </table:table-cell>
          <table:table-cell office:value-type="float" office:value="0.103442607202746" calcext:value-type="float">
            <text:p>0.103442607202746</text:p>
          </table:table-cell>
          <table:table-cell office:value-type="float" office:value="0.151696847843388" calcext:value-type="float">
            <text:p>0.151696847843388</text:p>
          </table:table-cell>
          <table:table-cell office:value-type="float" office:value="0.185900113154946" calcext:value-type="float">
            <text:p>0.185900113154946</text:p>
          </table:table-cell>
          <table:table-cell office:value-type="float" office:value="0.208339677620742" calcext:value-type="float">
            <text:p>0.208339677620742</text:p>
          </table:table-cell>
          <table:table-cell office:value-type="float" office:value="0.221546967724684" calcext:value-type="float">
            <text:p>0.221546967724684</text:p>
          </table:table-cell>
          <table:table-cell office:value-type="float" office:value="0.227867427455164" calcext:value-type="float">
            <text:p>0.227867427455164</text:p>
          </table:table-cell>
          <table:table-cell office:value-type="float" office:value="0.229249440411612" calcext:value-type="float">
            <text:p>0.229249440411612</text:p>
          </table:table-cell>
          <table:table-cell office:value-type="float" office:value="0.227196230594873" calcext:value-type="float">
            <text:p>0.227196230594873</text:p>
          </table:table-cell>
          <table:table-cell office:value-type="float" office:value="0.222805252114283" calcext:value-type="float">
            <text:p>0.222805252114283</text:p>
          </table:table-cell>
          <table:table-cell office:value-type="float" office:value="0.216839474730228" calcext:value-type="float">
            <text:p>0.216839474730228</text:p>
          </table:table-cell>
          <table:table-cell office:value-type="float" office:value="0.20980036206573" calcext:value-type="float">
            <text:p>0.20980036206573</text:p>
          </table:table-cell>
          <table:table-cell office:value-type="float" office:value="0.201989985107705" calcext:value-type="float">
            <text:p>0.201989985107705</text:p>
          </table:table-cell>
          <table:table-cell office:value-type="float" office:value="0.193558968136064" calcext:value-type="float">
            <text:p>0.193558968136064</text:p>
          </table:table-cell>
          <table:table-cell office:value-type="float" office:value="0.184541427278935" calcext:value-type="float">
            <text:p>0.184541427278935</text:p>
          </table:table-cell>
          <table:table-cell office:value-type="float" office:value="0.174879754838564" calcext:value-type="float">
            <text:p>0.174879754838564</text:p>
          </table:table-cell>
          <table:table-cell office:value-type="float" office:value="0.164441262985563" calcext:value-type="float">
            <text:p>0.164441262985563</text:p>
          </table:table-cell>
          <table:table-cell office:value-type="float" office:value="0.153031022530134" calcext:value-type="float">
            <text:p>0.153031022530134</text:p>
          </table:table-cell>
          <table:table-cell office:value-type="float" office:value="0.140398319529393" calcext:value-type="float">
            <text:p>0.140398319529393</text:p>
          </table:table-cell>
          <table:table-cell office:value-type="float" office:value="0.126242018856031" calcext:value-type="float">
            <text:p>0.126242018856031</text:p>
          </table:table-cell>
          <table:table-cell office:value-type="float" office:value="0.11021721773564" calcext:value-type="float">
            <text:p>0.11021721773564</text:p>
          </table:table-cell>
          <table:table-cell office:value-type="float" office:value="0.0919397219609133" calcext:value-type="float">
            <text:p>0.091939721960913</text:p>
          </table:table-cell>
          <table:table-cell office:value-type="float" office:value="0.0709954264847055" calcext:value-type="float">
            <text:p>0.070995426484706</text:p>
          </table:table-cell>
          <table:table-cell office:value-type="float" office:value="0.0469576604864644" calcext:value-type="float">
            <text:p>0.046957660486464</text:p>
          </table:table-cell>
          <table:table-cell office:value-type="float" office:value="0.0194144338414417" calcext:value-type="float">
            <text:p>0.019414433841442</text:p>
          </table:table-cell>
          <table:table-cell office:value-type="float" office:value="-0.0120002894739853" calcext:value-type="float">
            <text:p>-0.012000289473985</text:p>
          </table:table-cell>
          <table:table-cell office:value-type="float" office:value="-0.0476291674645614" calcext:value-type="float">
            <text:p>-0.047629167464561</text:p>
          </table:table-cell>
          <table:table-cell office:value-type="float" office:value="-0.0877664546294822" calcext:value-type="float">
            <text:p>-0.087766454629482</text:p>
          </table:table-cell>
          <table:table-cell office:value-type="float" office:value="-0.131598598454446" calcext:value-type="float">
            <text:p>-0.131598598454446</text:p>
          </table:table-cell>
          <table:table-cell office:value-type="float" office:value="-0.177788572109975" calcext:value-type="float">
            <text:p>-0.177788572109975</text:p>
          </table:table-cell>
          <table:table-cell office:value-type="float" office:value="-0.224028986679453" calcext:value-type="float">
            <text:p>-0.224028986679453</text:p>
          </table:table-cell>
          <table:table-cell office:value-type="float" office:value="-0.266354105285522" calcext:value-type="float">
            <text:p>-0.266354105285522</text:p>
          </table:table-cell>
          <table:table-cell office:value-type="float" office:value="-0.298694754066958" calcext:value-type="float">
            <text:p>-0.298694754066958</text:p>
          </table:table-cell>
          <table:table-cell office:value-type="float" office:value="-0.313096718742016" calcext:value-type="float">
            <text:p>-0.313096718742016</text:p>
          </table:table-cell>
          <table:table-cell office:value-type="float" office:value="-0.301106287943164" calcext:value-type="float">
            <text:p>-0.301106287943164</text:p>
          </table:table-cell>
          <table:table-cell office:value-type="float" office:value="-0.25634348991399" calcext:value-type="float">
            <text:p>-0.25634348991399</text:p>
          </table:table-cell>
          <table:table-cell office:value-type="float" office:value="-0.177084382015022" calcext:value-type="float">
            <text:p>-0.177084382015022</text:p>
          </table:table-cell>
          <table:table-cell office:value-type="float" office:value="-0.0669468751521073" calcext:value-type="float">
            <text:p>-0.066946875152107</text:p>
          </table:table-cell>
          <table:table-cell office:value-type="float" office:value="0.0669468751521073" calcext:value-type="float">
            <text:p>0.066946875152107</text:p>
          </table:table-cell>
        </table:table-row>
        <table:table-row table:style-name="ro1">
          <table:table-cell office:value-type="float" office:value="-0.0439512471353568" calcext:value-type="float">
            <text:p>-0.043951247135357</text:p>
          </table:table-cell>
          <table:table-cell office:value-type="float" office:value="0.0439512471353568" calcext:value-type="float">
            <text:p>0.043951247135357</text:p>
          </table:table-cell>
          <table:table-cell office:value-type="float" office:value="0.113737444319308" calcext:value-type="float">
            <text:p>0.113737444319308</text:p>
          </table:table-cell>
          <table:table-cell office:value-type="float" office:value="0.165341147469773" calcext:value-type="float">
            <text:p>0.165341147469773</text:p>
          </table:table-cell>
          <table:table-cell office:value-type="float" office:value="0.20062806743415" calcext:value-type="float">
            <text:p>0.20062806743415</text:p>
          </table:table-cell>
          <table:table-cell office:value-type="float" office:value="0.222596274093272" calcext:value-type="float">
            <text:p>0.222596274093272</text:p>
          </table:table-cell>
          <table:table-cell office:value-type="float" office:value="0.234452207014335" calcext:value-type="float">
            <text:p>0.234452207014335</text:p>
          </table:table-cell>
          <table:table-cell office:value-type="float" office:value="0.239037494772442" calcext:value-type="float">
            <text:p>0.239037494772442</text:p>
          </table:table-cell>
          <table:table-cell office:value-type="float" office:value="0.23860987709138" calcext:value-type="float">
            <text:p>0.23860987709138</text:p>
          </table:table-cell>
          <table:table-cell office:value-type="float" office:value="0.234841889322512" calcext:value-type="float">
            <text:p>0.234841889322512</text:p>
          </table:table-cell>
          <table:table-cell office:value-type="float" office:value="0.228912319151954" calcext:value-type="float">
            <text:p>0.228912319151954</text:p>
          </table:table-cell>
          <table:table-cell office:value-type="float" office:value="0.221616562527939" calcext:value-type="float">
            <text:p>0.221616562527939</text:p>
          </table:table-cell>
          <table:table-cell office:value-type="float" office:value="0.213464196565971" calcext:value-type="float">
            <text:p>0.213464196565971</text:p>
          </table:table-cell>
          <table:table-cell office:value-type="float" office:value="0.204755055944688" calcext:value-type="float">
            <text:p>0.204755055944688</text:p>
          </table:table-cell>
          <table:table-cell office:value-type="float" office:value="0.195634060121332" calcext:value-type="float">
            <text:p>0.195634060121332</text:p>
          </table:table-cell>
          <table:table-cell office:value-type="float" office:value="0.186128911831255" calcext:value-type="float">
            <text:p>0.186128911831255</text:p>
          </table:table-cell>
          <table:table-cell office:value-type="float" office:value="0.176176296903937" calcext:value-type="float">
            <text:p>0.176176296903937</text:p>
          </table:table-cell>
          <table:table-cell office:value-type="float" office:value="0.165637242035035" calcext:value-type="float">
            <text:p>0.165637242035035</text:p>
          </table:table-cell>
          <table:table-cell office:value-type="float" office:value="0.154313156826669" calcext:value-type="float">
            <text:p>0.154313156826669</text:p>
          </table:table-cell>
          <table:table-cell office:value-type="float" office:value="0.141948578985748" calcext:value-type="float">
            <text:p>0.141948578985748</text:p>
          </table:table-cell>
          <table:table-cell office:value-type="float" office:value="0.128234739994278" calcext:value-type="float">
            <text:p>0.128234739994278</text:p>
          </table:table-cell>
          <table:table-cell office:value-type="float" office:value="0.11281883876155" calcext:value-type="float">
            <text:p>0.11281883876155</text:p>
          </table:table-cell>
          <table:table-cell office:value-type="float" office:value="0.0953022563790002" calcext:value-type="float">
            <text:p>0.095302256379</text:p>
          </table:table-cell>
          <table:table-cell office:value-type="float" office:value="0.0752466819510943" calcext:value-type="float">
            <text:p>0.075246681951094</text:p>
          </table:table-cell>
          <table:table-cell office:value-type="float" office:value="0.0521897145448687" calcext:value-type="float">
            <text:p>0.052189714544869</text:p>
          </table:table-cell>
          <table:table-cell office:value-type="float" office:value="0.0256751260623423" calcext:value-type="float">
            <text:p>0.025675126062342</text:p>
          </table:table-cell>
          <table:table-cell office:value-type="float" office:value="-0.00467446224302334" calcext:value-type="float">
            <text:p>-0.004674462243023</text:p>
          </table:table-cell>
          <table:table-cell office:value-type="float" office:value="-0.0388862487061622" calcext:value-type="float">
            <text:p>-0.038886248706162</text:p>
          </table:table-cell>
          <table:table-cell office:value-type="float" office:value="-0.0783057761573722" calcext:value-type="float">
            <text:p>-0.078305776157372</text:p>
          </table:table-cell>
          <table:table-cell office:value-type="float" office:value="-0.122045344132527" calcext:value-type="float">
            <text:p>-0.122045344132527</text:p>
          </table:table-cell>
          <table:table-cell office:value-type="float" office:value="-0.169293659564321" calcext:value-type="float">
            <text:p>-0.169293659564321</text:p>
          </table:table-cell>
          <table:table-cell office:value-type="float" office:value="-0.21855438323791" calcext:value-type="float">
            <text:p>-0.21855438323791</text:p>
          </table:table-cell>
          <table:table-cell office:value-type="float" office:value="-0.266545617758115" calcext:value-type="float">
            <text:p>-0.266545617758115</text:p>
          </table:table-cell>
          <table:table-cell office:value-type="float" office:value="-0.307383405772777" calcext:value-type="float">
            <text:p>-0.307383405772777</text:p>
          </table:table-cell>
          <table:table-cell office:value-type="float" office:value="-0.332148467456865" calcext:value-type="float">
            <text:p>-0.332148467456865</text:p>
          </table:table-cell>
          <table:table-cell office:value-type="float" office:value="-0.329634583695815" calcext:value-type="float">
            <text:p>-0.329634583695815</text:p>
          </table:table-cell>
          <table:table-cell office:value-type="float" office:value="-0.289272401386147" calcext:value-type="float">
            <text:p>-0.289272401386147</text:p>
          </table:table-cell>
          <table:table-cell office:value-type="float" office:value="-0.205408225197398" calcext:value-type="float">
            <text:p>-0.205408225197398</text:p>
          </table:table-cell>
          <table:table-cell office:value-type="float" office:value="-0.0798438657517564" calcext:value-type="float">
            <text:p>-0.079843865751756</text:p>
          </table:table-cell>
          <table:table-cell office:value-type="float" office:value="0.0798438657517564" calcext:value-type="float">
            <text:p>0.079843865751756</text:p>
          </table:table-cell>
        </table:table-row>
        <table:table-row table:style-name="ro1">
          <table:table-cell office:value-type="float" office:value="-0.0491428716480481" calcext:value-type="float">
            <text:p>-0.049142871648048</text:p>
          </table:table-cell>
          <table:table-cell office:value-type="float" office:value="0.0491428716480481" calcext:value-type="float">
            <text:p>0.049142871648048</text:p>
          </table:table-cell>
          <table:table-cell office:value-type="float" office:value="0.125948445273624" calcext:value-type="float">
            <text:p>0.125948445273624</text:p>
          </table:table-cell>
          <table:table-cell office:value-type="float" office:value="0.180921387774555" calcext:value-type="float">
            <text:p>0.180921387774555</text:p>
          </table:table-cell>
          <table:table-cell office:value-type="float" office:value="0.216704402354399" calcext:value-type="float">
            <text:p>0.216704402354399</text:p>
          </table:table-cell>
          <table:table-cell office:value-type="float" office:value="0.237391158476322" calcext:value-type="float">
            <text:p>0.237391158476322</text:p>
          </table:table-cell>
          <table:table-cell office:value-type="float" office:value="0.247107210917392" calcext:value-type="float">
            <text:p>0.247107210917392</text:p>
          </table:table-cell>
          <table:table-cell office:value-type="float" office:value="0.249291208437219" calcext:value-type="float">
            <text:p>0.249291208437219</text:p>
          </table:table-cell>
          <table:table-cell office:value-type="float" office:value="0.246526860069258" calcext:value-type="float">
            <text:p>0.246526860069258</text:p>
          </table:table-cell>
          <table:table-cell office:value-type="float" office:value="0.240637661809438" calcext:value-type="float">
            <text:p>0.240637661809438</text:p>
          </table:table-cell>
          <table:table-cell office:value-type="float" office:value="0.23285760267846" calcext:value-type="float">
            <text:p>0.23285760267846</text:p>
          </table:table-cell>
          <table:table-cell office:value-type="float" office:value="0.223991434252169" calcext:value-type="float">
            <text:p>0.223991434252169</text:p>
          </table:table-cell>
          <table:table-cell office:value-type="float" office:value="0.21453952256438" calcext:value-type="float">
            <text:p>0.21453952256438</text:p>
          </table:table-cell>
          <table:table-cell office:value-type="float" office:value="0.204787853191169" calcext:value-type="float">
            <text:p>0.204787853191169</text:p>
          </table:table-cell>
          <table:table-cell office:value-type="float" office:value="0.194868414423954" calcext:value-type="float">
            <text:p>0.194868414423954</text:p>
          </table:table-cell>
          <table:table-cell office:value-type="float" office:value="0.184797764655818" calcext:value-type="float">
            <text:p>0.184797764655818</text:p>
          </table:table-cell>
          <table:table-cell office:value-type="float" office:value="0.174505428172902" calcext:value-type="float">
            <text:p>0.174505428172902</text:p>
          </table:table-cell>
          <table:table-cell office:value-type="float" office:value="0.163842659657788" calcext:value-type="float">
            <text:p>0.163842659657788</text:p>
          </table:table-cell>
          <table:table-cell office:value-type="float" office:value="0.152610930696161" calcext:value-type="float">
            <text:p>0.152610930696161</text:p>
          </table:table-cell>
          <table:table-cell office:value-type="float" office:value="0.140553875585936" calcext:value-type="float">
            <text:p>0.140553875585936</text:p>
          </table:table-cell>
          <table:table-cell office:value-type="float" office:value="0.127357112605654" calcext:value-type="float">
            <text:p>0.127357112605654</text:p>
          </table:table-cell>
          <table:table-cell office:value-type="float" office:value="0.112671268975424" calcext:value-type="float">
            <text:p>0.112671268975424</text:p>
          </table:table-cell>
          <table:table-cell office:value-type="float" office:value="0.0960950928813727" calcext:value-type="float">
            <text:p>0.096095092881373</text:p>
          </table:table-cell>
          <table:table-cell office:value-type="float" office:value="0.0771810183002281" calcext:value-type="float">
            <text:p>0.077181018300228</text:p>
          </table:table-cell>
          <table:table-cell office:value-type="float" office:value="0.0554537228878671" calcext:value-type="float">
            <text:p>0.055453722887867</text:p>
          </table:table-cell>
          <table:table-cell office:value-type="float" office:value="0.0304448714546808" calcext:value-type="float">
            <text:p>0.030444871454681</text:p>
          </table:table-cell>
          <table:table-cell office:value-type="float" office:value="0.00174632777047534" calcext:value-type="float">
            <text:p>0.001746327770475</text:p>
          </table:table-cell>
          <table:table-cell office:value-type="float" office:value="-0.0309718178861905" calcext:value-type="float">
            <text:p>-0.030971817886191</text:p>
          </table:table-cell>
          <table:table-cell office:value-type="float" office:value="-0.0685345250359583" calcext:value-type="float">
            <text:p>-0.068534525035958</text:p>
          </table:table-cell>
          <table:table-cell office:value-type="float" office:value="-0.11068051885864" calcext:value-type="float">
            <text:p>-0.11068051885864</text:p>
          </table:table-cell>
          <table:table-cell office:value-type="float" office:value="-0.157066126596615" calcext:value-type="float">
            <text:p>-0.157066126596615</text:p>
          </table:table-cell>
          <table:table-cell office:value-type="float" office:value="-0.207236698591778" calcext:value-type="float">
            <text:p>-0.207236698591778</text:p>
          </table:table-cell>
          <table:table-cell office:value-type="float" office:value="-0.258847737137635" calcext:value-type="float">
            <text:p>-0.258847737137635</text:p>
          </table:table-cell>
          <table:table-cell office:value-type="float" office:value="-0.306849629579447" calcext:value-type="float">
            <text:p>-0.306849629579447</text:p>
          </table:table-cell>
          <table:table-cell office:value-type="float" office:value="-0.342368080414571" calcext:value-type="float">
            <text:p>-0.342368080414571</text:p>
          </table:table-cell>
          <table:table-cell office:value-type="float" office:value="-0.352000129652388" calcext:value-type="float">
            <text:p>-0.352000129652388</text:p>
          </table:table-cell>
          <table:table-cell office:value-type="float" office:value="-0.320220544963928" calcext:value-type="float">
            <text:p>-0.320220544963928</text:p>
          </table:table-cell>
          <table:table-cell office:value-type="float" office:value="-0.235208085612675" calcext:value-type="float">
            <text:p>-0.235208085612675</text:p>
          </table:table-cell>
          <table:table-cell office:value-type="float" office:value="-0.0945998572115886" calcext:value-type="float">
            <text:p>-0.094599857211589</text:p>
          </table:table-cell>
          <table:table-cell office:value-type="float" office:value="0.0945998572115886" calcext:value-type="float">
            <text:p>0.094599857211589</text:p>
          </table:table-cell>
        </table:table-row>
        <table:table-row table:style-name="ro1">
          <table:table-cell office:value-type="float" office:value="-0.0557439010353625" calcext:value-type="float">
            <text:p>-0.055743901035363</text:p>
          </table:table-cell>
          <table:table-cell office:value-type="float" office:value="0.0557439010353625" calcext:value-type="float">
            <text:p>0.055743901035363</text:p>
          </table:table-cell>
          <table:table-cell office:value-type="float" office:value="0.14083983034581" calcext:value-type="float">
            <text:p>0.14083983034581</text:p>
          </table:table-cell>
          <table:table-cell office:value-type="float" office:value="0.198982123732732" calcext:value-type="float">
            <text:p>0.198982123732732</text:p>
          </table:table-cell>
          <table:table-cell office:value-type="float" office:value="0.234286995391297" calcext:value-type="float">
            <text:p>0.234286995391297</text:p>
          </table:table-cell>
          <table:table-cell office:value-type="float" office:value="0.252550873065185" calcext:value-type="float">
            <text:p>0.252550873065185</text:p>
          </table:table-cell>
          <table:table-cell office:value-type="float" office:value="0.259121593091064" calcext:value-type="float">
            <text:p>0.259121593091064</text:p>
          </table:table-cell>
          <table:table-cell office:value-type="float" office:value="0.258115928214351" calcext:value-type="float">
            <text:p>0.258115928214351</text:p>
          </table:table-cell>
          <table:table-cell office:value-type="float" office:value="0.252426742393865" calcext:value-type="float">
            <text:p>0.252426742393865</text:p>
          </table:table-cell>
          <table:table-cell office:value-type="float" office:value="0.243984253764768" calcext:value-type="float">
            <text:p>0.243984253764768</text:p>
          </table:table-cell>
          <table:table-cell office:value-type="float" office:value="0.234036111623585" calcext:value-type="float">
            <text:p>0.234036111623585</text:p>
          </table:table-cell>
          <table:table-cell office:value-type="float" office:value="0.223365156400301" calcext:value-type="float">
            <text:p>0.223365156400301</text:p>
          </table:table-cell>
          <table:table-cell office:value-type="float" office:value="0.212440638355697" calcext:value-type="float">
            <text:p>0.212440638355697</text:p>
          </table:table-cell>
          <table:table-cell office:value-type="float" office:value="0.201520763373302" calcext:value-type="float">
            <text:p>0.201520763373302</text:p>
          </table:table-cell>
          <table:table-cell office:value-type="float" office:value="0.190716205616519" calcext:value-type="float">
            <text:p>0.190716205616519</text:p>
          </table:table-cell>
          <table:table-cell office:value-type="float" office:value="0.180024966626041" calcext:value-type="float">
            <text:p>0.180024966626041</text:p>
          </table:table-cell>
          <table:table-cell office:value-type="float" office:value="0.169369972268071" calcext:value-type="float">
            <text:p>0.169369972268071</text:p>
          </table:table-cell>
          <table:table-cell office:value-type="float" office:value="0.158580284932527" calcext:value-type="float">
            <text:p>0.158580284932527</text:p>
          </table:table-cell>
          <table:table-cell office:value-type="float" office:value="0.147465625143054" calcext:value-type="float">
            <text:p>0.147465625143054</text:p>
          </table:table-cell>
          <table:table-cell office:value-type="float" office:value="0.135773624618757" calcext:value-type="float">
            <text:p>0.135773624618757</text:p>
          </table:table-cell>
          <table:table-cell office:value-type="float" office:value="0.123177837463023" calcext:value-type="float">
            <text:p>0.123177837463023</text:p>
          </table:table-cell>
          <table:table-cell office:value-type="float" office:value="0.10934916365544" calcext:value-type="float">
            <text:p>0.10934916365544</text:p>
          </table:table-cell>
          <table:table-cell office:value-type="float" office:value="0.0938923388613083" calcext:value-type="float">
            <text:p>0.093892338861308</text:p>
          </table:table-cell>
          <table:table-cell office:value-type="float" office:value="0.0763582141173346" calcext:value-type="float">
            <text:p>0.076358214117335</text:p>
          </table:table-cell>
          <table:table-cell office:value-type="float" office:value="0.0562630933725097" calcext:value-type="float">
            <text:p>0.05626309337251</text:p>
          </table:table-cell>
          <table:table-cell office:value-type="float" office:value="0.0331191546621837" calcext:value-type="float">
            <text:p>0.033119154662184</text:p>
          </table:table-cell>
          <table:table-cell office:value-type="float" office:value="0.00647390694678119" calcext:value-type="float">
            <text:p>0.006473906946781</text:p>
          </table:table-cell>
          <table:table-cell office:value-type="float" office:value="-0.0240754453111386" calcext:value-type="float">
            <text:p>-0.024075445311139</text:p>
          </table:table-cell>
          <table:table-cell office:value-type="float" office:value="-0.0589695186977953" calcext:value-type="float">
            <text:p>-0.058969518697795</text:p>
          </table:table-cell>
          <table:table-cell office:value-type="float" office:value="-0.0982911997835462" calcext:value-type="float">
            <text:p>-0.098291199783546</text:p>
          </table:table-cell>
          <table:table-cell office:value-type="float" office:value="-0.141912627980199" calcext:value-type="float">
            <text:p>-0.141912627980199</text:p>
          </table:table-cell>
          <table:table-cell office:value-type="float" office:value="-0.190781846518938" calcext:value-type="float">
            <text:p>-0.190781846518938</text:p>
          </table:table-cell>
          <table:table-cell office:value-type="float" office:value="-0.243397656978736" calcext:value-type="float">
            <text:p>-0.243397656978736</text:p>
          </table:table-cell>
          <table:table-cell office:value-type="float" office:value="-0.296009118263062" calcext:value-type="float">
            <text:p>-0.296009118263062</text:p>
          </table:table-cell>
          <table:table-cell office:value-type="float" office:value="-0.341144630265425" calcext:value-type="float">
            <text:p>-0.341144630265425</text:p>
          </table:table-cell>
          <table:table-cell office:value-type="float" office:value="-0.364525986727234" calcext:value-type="float">
            <text:p>-0.364525986727234</text:p>
          </table:table-cell>
          <table:table-cell office:value-type="float" office:value="-0.34587954470382" calcext:value-type="float">
            <text:p>-0.34587954470382</text:p>
          </table:table-cell>
          <table:table-cell office:value-type="float" office:value="-0.264919822631045" calcext:value-type="float">
            <text:p>-0.264919822631045</text:p>
          </table:table-cell>
          <table:table-cell office:value-type="float" office:value="-0.111236115509567" calcext:value-type="float">
            <text:p>-0.111236115509567</text:p>
          </table:table-cell>
          <table:table-cell office:value-type="float" office:value="0.111236115509567" calcext:value-type="float">
            <text:p>0.111236115509567</text:p>
          </table:table-cell>
        </table:table-row>
        <table:table-row table:style-name="ro1">
          <table:table-cell office:value-type="float" office:value="-0.0645261241464191" calcext:value-type="float">
            <text:p>-0.064526124146419</text:p>
          </table:table-cell>
          <table:table-cell office:value-type="float" office:value="0.0645261241464191" calcext:value-type="float">
            <text:p>0.064526124146419</text:p>
          </table:table-cell>
          <table:table-cell office:value-type="float" office:value="0.159478428860331" calcext:value-type="float">
            <text:p>0.159478428860331</text:p>
          </table:table-cell>
          <table:table-cell office:value-type="float" office:value="0.220101014267927" calcext:value-type="float">
            <text:p>0.220101014267927</text:p>
          </table:table-cell>
          <table:table-cell office:value-type="float" office:value="0.253347830261406" calcext:value-type="float">
            <text:p>0.253347830261406</text:p>
          </table:table-cell>
          <table:table-cell office:value-type="float" office:value="0.267620291540006" calcext:value-type="float">
            <text:p>0.267620291540006</text:p>
          </table:table-cell>
          <table:table-cell office:value-type="float" office:value="0.26980603680019" calcext:value-type="float">
            <text:p>0.26980603680019</text:p>
          </table:table-cell>
          <table:table-cell office:value-type="float" office:value="0.264713541820387" calcext:value-type="float">
            <text:p>0.264713541820387</text:p>
          </table:table-cell>
          <table:table-cell office:value-type="float" office:value="0.255473022986925" calcext:value-type="float">
            <text:p>0.255473022986925</text:p>
          </table:table-cell>
          <table:table-cell office:value-type="float" office:value="0.244043851924647" calcext:value-type="float">
            <text:p>0.244043851924647</text:p>
          </table:table-cell>
          <table:table-cell office:value-type="float" office:value="0.231629565449797" calcext:value-type="float">
            <text:p>0.231629565449797</text:p>
          </table:table-cell>
          <table:table-cell office:value-type="float" office:value="0.218952454846916" calcext:value-type="float">
            <text:p>0.218952454846916</text:p>
          </table:table-cell>
          <table:table-cell office:value-type="float" office:value="0.206423852527769" calcext:value-type="float">
            <text:p>0.206423852527769</text:p>
          </table:table-cell>
          <table:table-cell office:value-type="float" office:value="0.194257635093466" calcext:value-type="float">
            <text:p>0.194257635093466</text:p>
          </table:table-cell>
          <table:table-cell office:value-type="float" office:value="0.182534293235753" calcext:value-type="float">
            <text:p>0.182534293235753</text:p>
          </table:table-cell>
          <table:table-cell office:value-type="float" office:value="0.171217056099083" calcext:value-type="float">
            <text:p>0.171217056099083</text:p>
          </table:table-cell>
          <table:table-cell office:value-type="float" office:value="0.160234888293355" calcext:value-type="float">
            <text:p>0.160234888293355</text:p>
          </table:table-cell>
          <table:table-cell office:value-type="float" office:value="0.149356301052707" calcext:value-type="float">
            <text:p>0.149356301052707</text:p>
          </table:table-cell>
          <table:table-cell office:value-type="float" office:value="0.138421798744719" calcext:value-type="float">
            <text:p>0.138421798744719</text:p>
          </table:table-cell>
          <table:table-cell office:value-type="float" office:value="0.127192249957563" calcext:value-type="float">
            <text:p>0.127192249957563</text:p>
          </table:table-cell>
          <table:table-cell office:value-type="float" office:value="0.115308816972325" calcext:value-type="float">
            <text:p>0.115308816972325</text:p>
          </table:table-cell>
          <table:table-cell office:value-type="float" office:value="0.102489244521269" calcext:value-type="float">
            <text:p>0.102489244521269</text:p>
          </table:table-cell>
          <table:table-cell office:value-type="float" office:value="0.0883451313720396" calcext:value-type="float">
            <text:p>0.08834513137204</text:p>
          </table:table-cell>
          <table:table-cell office:value-type="float" office:value="0.072432352568959" calcext:value-type="float">
            <text:p>0.072432352568959</text:p>
          </table:table-cell>
          <table:table-cell office:value-type="float" office:value="0.0542666064896437" calcext:value-type="float">
            <text:p>0.054266606489644</text:p>
          </table:table-cell>
          <table:table-cell office:value-type="float" office:value="0.0333500761131102" calcext:value-type="float">
            <text:p>0.03335007611311</text:p>
          </table:table-cell>
          <table:table-cell office:value-type="float" office:value="0.00921796665766083" calcext:value-type="float">
            <text:p>0.009217966657661</text:p>
          </table:table-cell>
          <table:table-cell office:value-type="float" office:value="-0.0184912831736479" calcext:value-type="float">
            <text:p>-0.018491283173648</text:p>
          </table:table-cell>
          <table:table-cell office:value-type="float" office:value="-0.0499319670913389" calcext:value-type="float">
            <text:p>-0.049931967091339</text:p>
          </table:table-cell>
          <table:table-cell office:value-type="float" office:value="-0.08545297343462" calcext:value-type="float">
            <text:p>-0.08545297343462</text:p>
          </table:table-cell>
          <table:table-cell office:value-type="float" office:value="-0.124648999385025" calcext:value-type="float">
            <text:p>-0.124648999385025</text:p>
          </table:table-cell>
          <table:table-cell office:value-type="float" office:value="-0.170227952973529" calcext:value-type="float">
            <text:p>-0.170227952973529</text:p>
          </table:table-cell>
          <table:table-cell office:value-type="float" office:value="-0.221033342102578" calcext:value-type="float">
            <text:p>-0.221033342102578</text:p>
          </table:table-cell>
          <table:table-cell office:value-type="float" office:value="-0.274716245106146" calcext:value-type="float">
            <text:p>-0.274716245106146</text:p>
          </table:table-cell>
          <table:table-cell office:value-type="float" office:value="-0.326624682273176" calcext:value-type="float">
            <text:p>-0.326624682273176</text:p>
          </table:table-cell>
          <table:table-cell office:value-type="float" office:value="-0.363381623056386" calcext:value-type="float">
            <text:p>-0.363381623056386</text:p>
          </table:table-cell>
          <table:table-cell office:value-type="float" office:value="-0.361763678965194" calcext:value-type="float">
            <text:p>-0.361763678965194</text:p>
          </table:table-cell>
          <table:table-cell office:value-type="float" office:value="-0.291806098072704" calcext:value-type="float">
            <text:p>-0.291806098072704</text:p>
          </table:table-cell>
          <table:table-cell office:value-type="float" office:value="-0.129540453352216" calcext:value-type="float">
            <text:p>-0.129540453352216</text:p>
          </table:table-cell>
          <table:table-cell office:value-type="float" office:value="0.129540453352216" calcext:value-type="float">
            <text:p>0.129540453352216</text:p>
          </table:table-cell>
        </table:table-row>
        <table:table-row table:style-name="ro1">
          <table:table-cell office:value-type="float" office:value="-0.0768075862146144" calcext:value-type="float">
            <text:p>-0.076807586214614</text:p>
          </table:table-cell>
          <table:table-cell office:value-type="float" office:value="0.0768075862146144" calcext:value-type="float">
            <text:p>0.076807586214614</text:p>
          </table:table-cell>
          <table:table-cell office:value-type="float" office:value="0.183275863130482" calcext:value-type="float">
            <text:p>0.183275863130482</text:p>
          </table:table-cell>
          <table:table-cell office:value-type="float" office:value="0.244689268143692" calcext:value-type="float">
            <text:p>0.244689268143692</text:p>
          </table:table-cell>
          <table:table-cell office:value-type="float" office:value="0.273401190533824" calcext:value-type="float">
            <text:p>0.273401190533824</text:p>
          </table:table-cell>
          <table:table-cell office:value-type="float" office:value="0.281612291452751" calcext:value-type="float">
            <text:p>0.281612291452751</text:p>
          </table:table-cell>
          <table:table-cell office:value-type="float" office:value="0.277959576411" calcext:value-type="float">
            <text:p>0.277959576411</text:p>
          </table:table-cell>
          <table:table-cell office:value-type="float" office:value="0.26781631450951" calcext:value-type="float">
            <text:p>0.26781631450951</text:p>
          </table:table-cell>
          <table:table-cell office:value-type="float" office:value="0.254406451308744" calcext:value-type="float">
            <text:p>0.254406451308744</text:p>
          </table:table-cell>
          <table:table-cell office:value-type="float" office:value="0.239603703580211" calcext:value-type="float">
            <text:p>0.239603703580211</text:p>
          </table:table-cell>
          <table:table-cell office:value-type="float" office:value="0.224495128372661" calcext:value-type="float">
            <text:p>0.224495128372661</text:p>
          </table:table-cell>
          <table:table-cell office:value-type="float" office:value="0.209698224991206" calcext:value-type="float">
            <text:p>0.209698224991206</text:p>
          </table:table-cell>
          <table:table-cell office:value-type="float" office:value="0.195532045247391" calcext:value-type="float">
            <text:p>0.195532045247391</text:p>
          </table:table-cell>
          <table:table-cell office:value-type="float" office:value="0.18214459230044" calcext:value-type="float">
            <text:p>0.18214459230044</text:p>
          </table:table-cell>
          <table:table-cell office:value-type="float" office:value="0.169581841908347" calcext:value-type="float">
            <text:p>0.169581841908347</text:p>
          </table:table-cell>
          <table:table-cell office:value-type="float" office:value="0.157724062645606" calcext:value-type="float">
            <text:p>0.157724062645606</text:p>
          </table:table-cell>
          <table:table-cell office:value-type="float" office:value="0.146555868343468" calcext:value-type="float">
            <text:p>0.146555868343468</text:p>
          </table:table-cell>
          <table:table-cell office:value-type="float" office:value="0.135702738296141" calcext:value-type="float">
            <text:p>0.135702738296141</text:p>
          </table:table-cell>
          <table:table-cell office:value-type="float" office:value="0.125077121691235" calcext:value-type="float">
            <text:p>0.125077121691235</text:p>
          </table:table-cell>
          <table:table-cell office:value-type="float" office:value="0.114439270302281" calcext:value-type="float">
            <text:p>0.114439270302281</text:p>
          </table:table-cell>
          <table:table-cell office:value-type="float" office:value="0.103468900774126" calcext:value-type="float">
            <text:p>0.103468900774126</text:p>
          </table:table-cell>
          <table:table-cell office:value-type="float" office:value="0.091862629460625" calcext:value-type="float">
            <text:p>0.091862629460625</text:p>
          </table:table-cell>
          <table:table-cell office:value-type="float" office:value="0.0792543552560888" calcext:value-type="float">
            <text:p>0.079254355256089</text:p>
          </table:table-cell>
          <table:table-cell office:value-type="float" office:value="0.0652229116441988" calcext:value-type="float">
            <text:p>0.065222911644199</text:p>
          </table:table-cell>
          <table:table-cell office:value-type="float" office:value="0.0493033159196129" calcext:value-type="float">
            <text:p>0.049303315919613</text:p>
          </table:table-cell>
          <table:table-cell office:value-type="float" office:value="0.0310128475134523" calcext:value-type="float">
            <text:p>0.031012847513452</text:p>
          </table:table-cell>
          <table:table-cell office:value-type="float" office:value="0.00991322581595075" calcext:value-type="float">
            <text:p>0.009913225815951</text:p>
          </table:table-cell>
          <table:table-cell office:value-type="float" office:value="-0.0142557795322006" calcext:value-type="float">
            <text:p>-0.014255779532201</text:p>
          </table:table-cell>
          <table:table-cell office:value-type="float" office:value="-0.0413257629946796" calcext:value-type="float">
            <text:p>-0.04132576299468</text:p>
          </table:table-cell>
          <table:table-cell office:value-type="float" office:value="-0.0718729811555486" calcext:value-type="float">
            <text:p>-0.071872981155549</text:p>
          </table:table-cell>
          <table:table-cell office:value-type="float" office:value="-0.106422890872975" calcext:value-type="float">
            <text:p>-0.106422890872975</text:p>
          </table:table-cell>
          <table:table-cell office:value-type="float" office:value="-0.146728993354868" calcext:value-type="float">
            <text:p>-0.146728993354868</text:p>
          </table:table-cell>
          <table:table-cell office:value-type="float" office:value="-0.192976143507073" calcext:value-type="float">
            <text:p>-0.192976143507073</text:p>
          </table:table-cell>
          <table:table-cell office:value-type="float" office:value="-0.243851896505044" calcext:value-type="float">
            <text:p>-0.243851896505044</text:p>
          </table:table-cell>
          <table:table-cell office:value-type="float" office:value="-0.298282285464485" calcext:value-type="float">
            <text:p>-0.298282285464485</text:p>
          </table:table-cell>
          <table:table-cell office:value-type="float" office:value="-0.345356403726586" calcext:value-type="float">
            <text:p>-0.345356403726586</text:p>
          </table:table-cell>
          <table:table-cell office:value-type="float" office:value="-0.362410111083858" calcext:value-type="float">
            <text:p>-0.362410111083858</text:p>
          </table:table-cell>
          <table:table-cell office:value-type="float" office:value="-0.311374851276188" calcext:value-type="float">
            <text:p>-0.311374851276188</text:p>
          </table:table-cell>
          <table:table-cell office:value-type="float" office:value="-0.148698309808971" calcext:value-type="float">
            <text:p>-0.148698309808971</text:p>
          </table:table-cell>
          <table:table-cell office:value-type="float" office:value="0.148698309808971" calcext:value-type="float">
            <text:p>0.148698309808971</text:p>
          </table:table-cell>
        </table:table-row>
        <table:table-row table:style-name="ro1">
          <table:table-cell office:value-type="float" office:value="-0.0948970011148016" calcext:value-type="float">
            <text:p>-0.094897001114802</text:p>
          </table:table-cell>
          <table:table-cell office:value-type="float" office:value="0.0948970011148016" calcext:value-type="float">
            <text:p>0.094897001114802</text:p>
          </table:table-cell>
          <table:table-cell office:value-type="float" office:value="0.213848983398755" calcext:value-type="float">
            <text:p>0.213848983398755</text:p>
          </table:table-cell>
          <table:table-cell office:value-type="float" office:value="0.272484619300146" calcext:value-type="float">
            <text:p>0.272484619300146</text:p>
          </table:table-cell>
          <table:table-cell office:value-type="float" office:value="0.292980464809668" calcext:value-type="float">
            <text:p>0.292980464809668</text:p>
          </table:table-cell>
          <table:table-cell office:value-type="float" office:value="0.292570447447804" calcext:value-type="float">
            <text:p>0.292570447447804</text:p>
          </table:table-cell>
          <table:table-cell office:value-type="float" office:value="0.281511095742077" calcext:value-type="float">
            <text:p>0.281511095742077</text:p>
          </table:table-cell>
          <table:table-cell office:value-type="float" office:value="0.265385545180954" calcext:value-type="float">
            <text:p>0.265385545180954</text:p>
          </table:table-cell>
          <table:table-cell office:value-type="float" office:value="0.247302282136922" calcext:value-type="float">
            <text:p>0.247302282136922</text:p>
          </table:table-cell>
          <table:table-cell office:value-type="float" office:value="0.228893857170045" calcext:value-type="float">
            <text:p>0.228893857170045</text:p>
          </table:table-cell>
          <table:table-cell office:value-type="float" office:value="0.211044807655584" calcext:value-type="float">
            <text:p>0.211044807655584</text:p>
          </table:table-cell>
          <table:table-cell office:value-type="float" office:value="0.194219449916686" calcext:value-type="float">
            <text:p>0.194219449916686</text:p>
          </table:table-cell>
          <table:table-cell office:value-type="float" office:value="0.178593848496432" calcext:value-type="float">
            <text:p>0.178593848496432</text:p>
          </table:table-cell>
          <table:table-cell office:value-type="float" office:value="0.164214005533396" calcext:value-type="float">
            <text:p>0.164214005533396</text:p>
          </table:table-cell>
          <table:table-cell office:value-type="float" office:value="0.151113550830698" calcext:value-type="float">
            <text:p>0.151113550830698</text:p>
          </table:table-cell>
          <table:table-cell office:value-type="float" office:value="0.138992929209074" calcext:value-type="float">
            <text:p>0.138992929209074</text:p>
          </table:table-cell>
          <table:table-cell office:value-type="float" office:value="0.127829565556102" calcext:value-type="float">
            <text:p>0.127829565556102</text:p>
          </table:table-cell>
          <table:table-cell office:value-type="float" office:value="0.117333056726312" calcext:value-type="float">
            <text:p>0.117333056726312</text:p>
          </table:table-cell>
          <table:table-cell office:value-type="float" office:value="0.107321108216469" calcext:value-type="float">
            <text:p>0.107321108216469</text:p>
          </table:table-cell>
          <table:table-cell office:value-type="float" office:value="0.0975555683987751" calcext:value-type="float">
            <text:p>0.097555568398775</text:p>
          </table:table-cell>
          <table:table-cell office:value-type="float" office:value="0.0877503368716042" calcext:value-type="float">
            <text:p>0.087750336871604</text:p>
          </table:table-cell>
          <table:table-cell office:value-type="float" office:value="0.07760686039028" calcext:value-type="float">
            <text:p>0.07760686039028</text:p>
          </table:table-cell>
          <table:table-cell office:value-type="float" office:value="0.0667878030466806" calcext:value-type="float">
            <text:p>0.066787803046681</text:p>
          </table:table-cell>
          <table:table-cell office:value-type="float" office:value="0.0549111084086771" calcext:value-type="float">
            <text:p>0.054911108408677</text:p>
          </table:table-cell>
          <table:table-cell office:value-type="float" office:value="0.0415536344313265" calcext:value-type="float">
            <text:p>0.041553634431327</text:p>
          </table:table-cell>
          <table:table-cell office:value-type="float" office:value="0.0262728422039302" calcext:value-type="float">
            <text:p>0.02627284220393</text:p>
          </table:table-cell>
          <table:table-cell office:value-type="float" office:value="0.00867487711244442" calcext:value-type="float">
            <text:p>0.008674877112444</text:p>
          </table:table-cell>
          <table:table-cell office:value-type="float" office:value="-0.0114123520021443" calcext:value-type="float">
            <text:p>-0.011412352002144</text:p>
          </table:table-cell>
          <table:table-cell office:value-type="float" office:value="-0.0335509222302023" calcext:value-type="float">
            <text:p>-0.033550922230202</text:p>
          </table:table-cell>
          <table:table-cell office:value-type="float" office:value="-0.0584743429122016" calcext:value-type="float">
            <text:p>-0.058474342912202</text:p>
          </table:table-cell>
          <table:table-cell office:value-type="float" office:value="-0.0870064112878845" calcext:value-type="float">
            <text:p>-0.087006411287885</text:p>
          </table:table-cell>
          <table:table-cell office:value-type="float" office:value="-0.12048348390206" calcext:value-type="float">
            <text:p>-0.12048348390206</text:p>
          </table:table-cell>
          <table:table-cell office:value-type="float" office:value="-0.159853701777879" calcext:value-type="float">
            <text:p>-0.159853701777879</text:p>
          </table:table-cell>
          <table:table-cell office:value-type="float" office:value="-0.205568192781126" calcext:value-type="float">
            <text:p>-0.205568192781126</text:p>
          </table:table-cell>
          <table:table-cell office:value-type="float" office:value="-0.257324960883059" calcext:value-type="float">
            <text:p>-0.257324960883059</text:p>
          </table:table-cell>
          <table:table-cell office:value-type="float" office:value="-0.308969241887616" calcext:value-type="float">
            <text:p>-0.308969241887616</text:p>
          </table:table-cell>
          <table:table-cell office:value-type="float" office:value="-0.342323822893407" calcext:value-type="float">
            <text:p>-0.342323822893407</text:p>
          </table:table-cell>
          <table:table-cell office:value-type="float" office:value="-0.316926288737738" calcext:value-type="float">
            <text:p>-0.316926288737738</text:p>
          </table:table-cell>
          <table:table-cell office:value-type="float" office:value="-0.166422039556514" calcext:value-type="float">
            <text:p>-0.166422039556514</text:p>
          </table:table-cell>
          <table:table-cell office:value-type="float" office:value="0.166422039556514" calcext:value-type="float">
            <text:p>0.166422039556514</text:p>
          </table:table-cell>
        </table:table-row>
        <table:table-row table:style-name="ro1">
          <table:table-cell office:value-type="float" office:value="-0.122787385831896" calcext:value-type="float">
            <text:p>-0.122787385831896</text:p>
          </table:table-cell>
          <table:table-cell office:value-type="float" office:value="0.122787385831896" calcext:value-type="float">
            <text:p>0.122787385831896</text:p>
          </table:table-cell>
          <table:table-cell office:value-type="float" office:value="0.252261147123072" calcext:value-type="float">
            <text:p>0.252261147123072</text:p>
          </table:table-cell>
          <table:table-cell office:value-type="float" office:value="0.301399177247768" calcext:value-type="float">
            <text:p>0.301399177247768</text:p>
          </table:table-cell>
          <table:table-cell office:value-type="float" office:value="0.308656263415922" calcext:value-type="float">
            <text:p>0.308656263415922</text:p>
          </table:table-cell>
          <table:table-cell office:value-type="float" office:value="0.296805313894264" calcext:value-type="float">
            <text:p>0.296805313894264</text:p>
          </table:table-cell>
          <table:table-cell office:value-type="float" office:value="0.276938655869181" calcext:value-type="float">
            <text:p>0.276938655869181</text:p>
          </table:table-cell>
          <table:table-cell office:value-type="float" office:value="0.254177645556686" calcext:value-type="float">
            <text:p>0.254177645556686</text:p>
          </table:table-cell>
          <table:table-cell office:value-type="float" office:value="0.231298836345623" calcext:value-type="float">
            <text:p>0.231298836345623</text:p>
          </table:table-cell>
          <table:table-cell office:value-type="float" office:value="0.209469258255193" calcext:value-type="float">
            <text:p>0.209469258255193</text:p>
          </table:table-cell>
          <table:table-cell office:value-type="float" office:value="0.189261262644641" calcext:value-type="float">
            <text:p>0.189261262644641</text:p>
          </table:table-cell>
          <table:table-cell office:value-type="float" office:value="0.170934306897242" calcext:value-type="float">
            <text:p>0.170934306897242</text:p>
          </table:table-cell>
          <table:table-cell office:value-type="float" office:value="0.154445520116491" calcext:value-type="float">
            <text:p>0.154445520116491</text:p>
          </table:table-cell>
          <table:table-cell office:value-type="float" office:value="0.139678326628467" calcext:value-type="float">
            <text:p>0.139678326628467</text:p>
          </table:table-cell>
          <table:table-cell office:value-type="float" office:value="0.126561491729292" calcext:value-type="float">
            <text:p>0.126561491729292</text:p>
          </table:table-cell>
          <table:table-cell office:value-type="float" office:value="0.114803927767947" calcext:value-type="float">
            <text:p>0.114803927767947</text:p>
          </table:table-cell>
          <table:table-cell office:value-type="float" office:value="0.10422795010651" calcext:value-type="float">
            <text:p>0.10422795010651</text:p>
          </table:table-cell>
          <table:table-cell office:value-type="float" office:value="0.0945761390996978" calcext:value-type="float">
            <text:p>0.094576139099698</text:p>
          </table:table-cell>
          <table:table-cell office:value-type="float" office:value="0.0856196334843837" calcext:value-type="float">
            <text:p>0.085619633484384</text:p>
          </table:table-cell>
          <table:table-cell office:value-type="float" office:value="0.0771172638036201" calcext:value-type="float">
            <text:p>0.07711726380362</text:p>
          </table:table-cell>
          <table:table-cell office:value-type="float" office:value="0.0688084303460927" calcext:value-type="float">
            <text:p>0.068808430346093</text:p>
          </table:table-cell>
          <table:table-cell office:value-type="float" office:value="0.0604203253124315" calcext:value-type="float">
            <text:p>0.060420325312432</text:p>
          </table:table-cell>
          <table:table-cell office:value-type="float" office:value="0.0516572984762133" calcext:value-type="float">
            <text:p>0.051657298476213</text:p>
          </table:table-cell>
          <table:table-cell office:value-type="float" office:value="0.0421929959932272" calcext:value-type="float">
            <text:p>0.042192995993227</text:p>
          </table:table-cell>
          <table:table-cell office:value-type="float" office:value="0.0316682969619309" calcext:value-type="float">
            <text:p>0.031668296961931</text:p>
          </table:table-cell>
          <table:table-cell office:value-type="float" office:value="0.0197057162230856" calcext:value-type="float">
            <text:p>0.019705716223086</text:p>
          </table:table-cell>
          <table:table-cell office:value-type="float" office:value="0.00597587557712627" calcext:value-type="float">
            <text:p>0.005975875577126</text:p>
          </table:table-cell>
          <table:table-cell office:value-type="float" office:value="-0.00960812485227073" calcext:value-type="float">
            <text:p>-0.009608124852271</text:p>
          </table:table-cell>
          <table:table-cell office:value-type="float" office:value="-0.0264924313968748" calcext:value-type="float">
            <text:p>-0.026492431396875</text:p>
          </table:table-cell>
          <table:table-cell office:value-type="float" office:value="-0.0453994881340969" calcext:value-type="float">
            <text:p>-0.045399488134097</text:p>
          </table:table-cell>
          <table:table-cell office:value-type="float" office:value="-0.0671256859194067" calcext:value-type="float">
            <text:p>-0.067125685919407</text:p>
          </table:table-cell>
          <table:table-cell office:value-type="float" office:value="-0.0927767078159128" calcext:value-type="float">
            <text:p>-0.092776707815913</text:p>
          </table:table-cell>
          <table:table-cell office:value-type="float" office:value="-0.123586571174666" calcext:value-type="float">
            <text:p>-0.123586571174666</text:p>
          </table:table-cell>
          <table:table-cell office:value-type="float" office:value="-0.160925467720668" calcext:value-type="float">
            <text:p>-0.160925467720668</text:p>
          </table:table-cell>
          <table:table-cell office:value-type="float" office:value="-0.205821907375026" calcext:value-type="float">
            <text:p>-0.205821907375026</text:p>
          </table:table-cell>
          <table:table-cell office:value-type="float" office:value="-0.255758854323041" calcext:value-type="float">
            <text:p>-0.255758854323041</text:p>
          </table:table-cell>
          <table:table-cell office:value-type="float" office:value="-0.298254477128012" calcext:value-type="float">
            <text:p>-0.298254477128012</text:p>
          </table:table-cell>
          <table:table-cell office:value-type="float" office:value="-0.300088643421927" calcext:value-type="float">
            <text:p>-0.300088643421927</text:p>
          </table:table-cell>
          <table:table-cell office:value-type="float" office:value="-0.177371982009491" calcext:value-type="float">
            <text:p>-0.177371982009491</text:p>
          </table:table-cell>
          <table:table-cell office:value-type="float" office:value="0.177371982009491" calcext:value-type="float">
            <text:p>0.177371982009491</text:p>
          </table:table-cell>
        </table:table-row>
        <table:table-row table:style-name="ro1">
          <table:table-cell office:value-type="float" office:value="-0.166656542282086" calcext:value-type="float">
            <text:p>-0.166656542282086</text:p>
          </table:table-cell>
          <table:table-cell office:value-type="float" office:value="0.166656542282086" calcext:value-type="float">
            <text:p>0.166656542282086</text:p>
          </table:table-cell>
          <table:table-cell office:value-type="float" office:value="0.296472266407036" calcext:value-type="float">
            <text:p>0.296472266407036</text:p>
          </table:table-cell>
          <table:table-cell office:value-type="float" office:value="0.325053523925728" calcext:value-type="float">
            <text:p>0.325053523925728</text:p>
          </table:table-cell>
          <table:table-cell office:value-type="float" office:value="0.313226366032752" calcext:value-type="float">
            <text:p>0.313226366032752</text:p>
          </table:table-cell>
          <table:table-cell office:value-type="float" office:value="0.287661901087555" calcext:value-type="float">
            <text:p>0.287661901087555</text:p>
          </table:table-cell>
          <table:table-cell office:value-type="float" office:value="0.258567618436303" calcext:value-type="float">
            <text:p>0.258567618436303</text:p>
          </table:table-cell>
          <table:table-cell office:value-type="float" office:value="0.229454588405238" calcext:value-type="float">
            <text:p>0.229454588405238</text:p>
          </table:table-cell>
          <table:table-cell office:value-type="float" office:value="0.20270884105015" calcext:value-type="float">
            <text:p>0.20270884105015</text:p>
          </table:table-cell>
          <table:table-cell office:value-type="float" office:value="0.178633340125168" calcext:value-type="float">
            <text:p>0.178633340125168</text:p>
          </table:table-cell>
          <table:table-cell office:value-type="float" office:value="0.15733269840805" calcext:value-type="float">
            <text:p>0.15733269840805</text:p>
          </table:table-cell>
          <table:table-cell office:value-type="float" office:value="0.138782750812918" calcext:value-type="float">
            <text:p>0.138782750812918</text:p>
          </table:table-cell>
          <table:table-cell office:value-type="float" office:value="0.122683375210693" calcext:value-type="float">
            <text:p>0.122683375210693</text:p>
          </table:table-cell>
          <table:table-cell office:value-type="float" office:value="0.108724109418881" calcext:value-type="float">
            <text:p>0.108724109418881</text:p>
          </table:table-cell>
          <table:table-cell office:value-type="float" office:value="0.0966479796351747" calcext:value-type="float">
            <text:p>0.096647979635175</text:p>
          </table:table-cell>
          <table:table-cell office:value-type="float" office:value="0.086142246051017" calcext:value-type="float">
            <text:p>0.086142246051017</text:p>
          </table:table-cell>
          <table:table-cell office:value-type="float" office:value="0.0769423085671187" calcext:value-type="float">
            <text:p>0.076942308567119</text:p>
          </table:table-cell>
          <table:table-cell office:value-type="float" office:value="0.0687838973934028" calcext:value-type="float">
            <text:p>0.068783897393403</text:p>
          </table:table-cell>
          <table:table-cell office:value-type="float" office:value="0.0614246376642758" calcext:value-type="float">
            <text:p>0.061424637664276</text:p>
          </table:table-cell>
          <table:table-cell office:value-type="float" office:value="0.0546319225755607" calcext:value-type="float">
            <text:p>0.054631922575561</text:p>
          </table:table-cell>
          <table:table-cell office:value-type="float" office:value="0.0481751851977056" calcext:value-type="float">
            <text:p>0.048175185197706</text:p>
          </table:table-cell>
          <table:table-cell office:value-type="float" office:value="0.041823070792294" calcext:value-type="float">
            <text:p>0.041823070792294</text:p>
          </table:table-cell>
          <table:table-cell office:value-type="float" office:value="0.0353361413512638" calcext:value-type="float">
            <text:p>0.035336141351264</text:p>
          </table:table-cell>
          <table:table-cell office:value-type="float" office:value="0.0284593746679764" calcext:value-type="float">
            <text:p>0.028459374667976</text:p>
          </table:table-cell>
          <table:table-cell office:value-type="float" office:value="0.0209166020542221" calcext:value-type="float">
            <text:p>0.020916602054222</text:p>
          </table:table-cell>
          <table:table-cell office:value-type="float" office:value="0.0124154936969852" calcext:value-type="float">
            <text:p>0.012415493696985</text:p>
          </table:table-cell>
          <table:table-cell office:value-type="float" office:value="0.00271197854688654" calcext:value-type="float">
            <text:p>0.002711978546887</text:p>
          </table:table-cell>
          <table:table-cell office:value-type="float" office:value="-0.00808899641972751" calcext:value-type="float">
            <text:p>-0.008088996419728</text:p>
          </table:table-cell>
          <table:table-cell office:value-type="float" office:value="-0.0197253257742033" calcext:value-type="float">
            <text:p>-0.019725325774203</text:p>
          </table:table-cell>
          <table:table-cell office:value-type="float" office:value="-0.0326610406201157" calcext:value-type="float">
            <text:p>-0.032661040620116</text:p>
          </table:table-cell>
          <table:table-cell office:value-type="float" office:value="-0.0474880832949021" calcext:value-type="float">
            <text:p>-0.047488083294902</text:p>
          </table:table-cell>
          <table:table-cell office:value-type="float" office:value="-0.0650408712825366" calcext:value-type="float">
            <text:p>-0.065040871282537</text:p>
          </table:table-cell>
          <table:table-cell office:value-type="float" office:value="-0.0864369491598868" calcext:value-type="float">
            <text:p>-0.086436949159887</text:p>
          </table:table-cell>
          <table:table-cell office:value-type="float" office:value="-0.113223037060287" calcext:value-type="float">
            <text:p>-0.113223037060287</text:p>
          </table:table-cell>
          <table:table-cell office:value-type="float" office:value="-0.147267664090427" calcext:value-type="float">
            <text:p>-0.147267664090427</text:p>
          </table:table-cell>
          <table:table-cell office:value-type="float" office:value="-0.189166922585337" calcext:value-type="float">
            <text:p>-0.189166922585337</text:p>
          </table:table-cell>
          <table:table-cell office:value-type="float" office:value="-0.233235196314141" calcext:value-type="float">
            <text:p>-0.233235196314141</text:p>
          </table:table-cell>
          <table:table-cell office:value-type="float" office:value="-0.253785191681812" calcext:value-type="float">
            <text:p>-0.253785191681812</text:p>
          </table:table-cell>
          <table:table-cell office:value-type="float" office:value="-0.171955320313759" calcext:value-type="float">
            <text:p>-0.171955320313759</text:p>
          </table:table-cell>
          <table:table-cell office:value-type="float" office:value="0.171955320313759" calcext:value-type="float">
            <text:p>0.171955320313759</text:p>
          </table:table-cell>
        </table:table-row>
        <table:table-row table:style-name="ro1">
          <table:table-cell office:value-type="float" office:value="-0.231966584863578" calcext:value-type="float">
            <text:p>-0.231966584863578</text:p>
          </table:table-cell>
          <table:table-cell office:value-type="float" office:value="0.231966584863578" calcext:value-type="float">
            <text:p>0.231966584863578</text:p>
          </table:table-cell>
          <table:table-cell office:value-type="float" office:value="0.333787618776144" calcext:value-type="float">
            <text:p>0.333787618776144</text:p>
          </table:table-cell>
          <table:table-cell office:value-type="float" office:value="0.327731462302747" calcext:value-type="float">
            <text:p>0.327731462302747</text:p>
          </table:table-cell>
          <table:table-cell office:value-type="float" office:value="0.292948889839652" calcext:value-type="float">
            <text:p>0.292948889839652</text:p>
          </table:table-cell>
          <table:table-cell office:value-type="float" office:value="0.254602433699258" calcext:value-type="float">
            <text:p>0.254602433699258</text:p>
          </table:table-cell>
          <table:table-cell office:value-type="float" office:value="0.219121841233163" calcext:value-type="float">
            <text:p>0.219121841233163</text:p>
          </table:table-cell>
          <table:table-cell office:value-type="float" office:value="0.186460362174459" calcext:value-type="float">
            <text:p>0.186460362174459</text:p>
          </table:table-cell>
          <table:table-cell office:value-type="float" office:value="0.158994627210678" calcext:value-type="float">
            <text:p>0.158994627210678</text:p>
          </table:table-cell>
          <table:table-cell office:value-type="float" office:value="0.135739546717288" calcext:value-type="float">
            <text:p>0.135739546717288</text:p>
          </table:table-cell>
          <table:table-cell office:value-type="float" office:value="0.116087160254088" calcext:value-type="float">
            <text:p>0.116087160254088</text:p>
          </table:table-cell>
          <table:table-cell office:value-type="float" office:value="0.099579393527613" calcext:value-type="float">
            <text:p>0.099579393527613</text:p>
          </table:table-cell>
          <table:table-cell office:value-type="float" office:value="0.085731979195192" calcext:value-type="float">
            <text:p>0.085731979195192</text:p>
          </table:table-cell>
          <table:table-cell office:value-type="float" office:value="0.0741065763791941" calcext:value-type="float">
            <text:p>0.074106576379194</text:p>
          </table:table-cell>
          <table:table-cell office:value-type="float" office:value="0.0643356762962945" calcext:value-type="float">
            <text:p>0.064335676296295</text:p>
          </table:table-cell>
          <table:table-cell office:value-type="float" office:value="0.0560820901969003" calcext:value-type="float">
            <text:p>0.0560820901969</text:p>
          </table:table-cell>
          <table:table-cell office:value-type="float" office:value="0.0490576150467241" calcext:value-type="float">
            <text:p>0.049057615046724</text:p>
          </table:table-cell>
          <table:table-cell office:value-type="float" office:value="0.04300726422198" calcext:value-type="float">
            <text:p>0.04300726422198</text:p>
          </table:table-cell>
          <table:table-cell office:value-type="float" office:value="0.0377076959771606" calcext:value-type="float">
            <text:p>0.037707695977161</text:p>
          </table:table-cell>
          <table:table-cell office:value-type="float" office:value="0.0329587597388606" calcext:value-type="float">
            <text:p>0.032958759738861</text:p>
          </table:table-cell>
          <table:table-cell office:value-type="float" office:value="0.0285759206897004" calcext:value-type="float">
            <text:p>0.0285759206897</text:p>
          </table:table-cell>
          <table:table-cell office:value-type="float" office:value="0.0243845912918044" calcext:value-type="float">
            <text:p>0.024384591291805</text:p>
          </table:table-cell>
          <table:table-cell office:value-type="float" office:value="0.0202139314363777" calcext:value-type="float">
            <text:p>0.020213931436378</text:p>
          </table:table-cell>
          <table:table-cell office:value-type="float" office:value="0.0158908452187867" calcext:value-type="float">
            <text:p>0.015890845218787</text:p>
          </table:table-cell>
          <table:table-cell office:value-type="float" office:value="0.0112344024664476" calcext:value-type="float">
            <text:p>0.011234402466448</text:p>
          </table:table-cell>
          <table:table-cell office:value-type="float" office:value="0.00605082595592276" calcext:value-type="float">
            <text:p>0.006050825955923</text:p>
          </table:table-cell>
          <table:table-cell office:value-type="float" office:value="0.000156222952826148" calcext:value-type="float">
            <text:p>0.000156222952826</text:p>
          </table:table-cell>
          <table:table-cell office:value-type="float" office:value="-0.00592920680531327" calcext:value-type="float">
            <text:p>-0.005929206805313</text:p>
          </table:table-cell>
          <table:table-cell office:value-type="float" office:value="-0.0128609164214054" calcext:value-type="float">
            <text:p>-0.012860916421406</text:p>
          </table:table-cell>
          <table:table-cell office:value-type="float" office:value="-0.0204471614427511" calcext:value-type="float">
            <text:p>-0.020447161442751</text:p>
          </table:table-cell>
          <table:table-cell office:value-type="float" office:value="-0.0290286997435133" calcext:value-type="float">
            <text:p>-0.029028699743513</text:p>
          </table:table-cell>
          <table:table-cell office:value-type="float" office:value="-0.0391432140148514" calcext:value-type="float">
            <text:p>-0.039143214014851</text:p>
          </table:table-cell>
          <table:table-cell office:value-type="float" office:value="-0.0515538327606262" calcext:value-type="float">
            <text:p>-0.051553832760626</text:p>
          </table:table-cell>
          <table:table-cell office:value-type="float" office:value="-0.067428322873067" calcext:value-type="float">
            <text:p>-0.067428322873067</text:p>
          </table:table-cell>
          <table:table-cell office:value-type="float" office:value="-0.088510195010348" calcext:value-type="float">
            <text:p>-0.088510195010348</text:p>
          </table:table-cell>
          <table:table-cell office:value-type="float" office:value="-0.116750502973956" calcext:value-type="float">
            <text:p>-0.116750502973956</text:p>
          </table:table-cell>
          <table:table-cell office:value-type="float" office:value="-0.151817289757338" calcext:value-type="float">
            <text:p>-0.151817289757338</text:p>
          </table:table-cell>
          <table:table-cell office:value-type="float" office:value="-0.180621495060063" calcext:value-type="float">
            <text:p>-0.180621495060063</text:p>
          </table:table-cell>
          <table:table-cell office:value-type="float" office:value="-0.143552761161657" calcext:value-type="float">
            <text:p>-0.143552761161657</text:p>
          </table:table-cell>
          <table:table-cell office:value-type="float" office:value="0.143552761161657" calcext:value-type="float">
            <text:p>0.143552761161657</text:p>
          </table:table-cell>
        </table:table-row>
        <table:table-row table:style-name="ro1">
          <table:table-cell office:value-type="float" office:value="-0.297752594672537" calcext:value-type="float">
            <text:p>-0.297752594672537</text:p>
          </table:table-cell>
          <table:table-cell office:value-type="float" office:value="0.297752594672537" calcext:value-type="float">
            <text:p>0.297752594672537</text:p>
          </table:table-cell>
          <table:table-cell office:value-type="float" office:value="0.31954340552985" calcext:value-type="float">
            <text:p>0.31954340552985</text:p>
          </table:table-cell>
          <table:table-cell office:value-type="float" office:value="0.278156935270797" calcext:value-type="float">
            <text:p>0.278156935270797</text:p>
          </table:table-cell>
          <table:table-cell office:value-type="float" office:value="0.229991941621387" calcext:value-type="float">
            <text:p>0.229991941621387</text:p>
          </table:table-cell>
          <table:table-cell office:value-type="float" office:value="0.189922058452335" calcext:value-type="float">
            <text:p>0.189922058452335</text:p>
          </table:table-cell>
          <table:table-cell office:value-type="float" office:value="0.157137861527523" calcext:value-type="float">
            <text:p>0.157137861527523</text:p>
          </table:table-cell>
          <table:table-cell office:value-type="float" office:value="0.129468886390114" calcext:value-type="float">
            <text:p>0.129468886390114</text:p>
          </table:table-cell>
          <table:table-cell office:value-type="float" office:value="0.106892070010618" calcext:value-type="float">
            <text:p>0.106892070010618</text:p>
          </table:table-cell>
          <table:table-cell office:value-type="float" office:value="0.0884834789259464" calcext:value-type="float">
            <text:p>0.088483478925947</text:p>
          </table:table-cell>
          <table:table-cell office:value-type="float" office:value="0.0734592664235228" calcext:value-type="float">
            <text:p>0.073459266423523</text:p>
          </table:table-cell>
          <table:table-cell office:value-type="float" office:value="0.0612114872719702" calcext:value-type="float">
            <text:p>0.06121148727197</text:p>
          </table:table-cell>
          <table:table-cell office:value-type="float" office:value="0.0512249002051886" calcext:value-type="float">
            <text:p>0.051224900205189</text:p>
          </table:table-cell>
          <table:table-cell office:value-type="float" office:value="0.0430687179345245" calcext:value-type="float">
            <text:p>0.043068717934525</text:p>
          </table:table-cell>
          <table:table-cell office:value-type="float" office:value="0.0363910748101793" calcext:value-type="float">
            <text:p>0.036391074810179</text:p>
          </table:table-cell>
          <table:table-cell office:value-type="float" office:value="0.030897821798203" calcext:value-type="float">
            <text:p>0.030897821798203</text:p>
          </table:table-cell>
          <table:table-cell office:value-type="float" office:value="0.0263467729735664" calcext:value-type="float">
            <text:p>0.026346772973566</text:p>
          </table:table-cell>
          <table:table-cell office:value-type="float" office:value="0.0225363608585125" calcext:value-type="float">
            <text:p>0.022536360858513</text:p>
          </table:table-cell>
          <table:table-cell office:value-type="float" office:value="0.0192983469163308" calcext:value-type="float">
            <text:p>0.019298346916331</text:p>
          </table:table-cell>
          <table:table-cell office:value-type="float" office:value="0.0164901011134939" calcext:value-type="float">
            <text:p>0.016490101113494</text:p>
          </table:table-cell>
          <table:table-cell office:value-type="float" office:value="0.0139879762015171" calcext:value-type="float">
            <text:p>0.013987976201517</text:p>
          </table:table-cell>
          <table:table-cell office:value-type="float" office:value="0.0116819988989152" calcext:value-type="float">
            <text:p>0.011681998898915</text:p>
          </table:table-cell>
          <table:table-cell office:value-type="float" office:value="0.00947123013566723" calcext:value-type="float">
            <text:p>0.009471230135667</text:p>
          </table:table-cell>
          <table:table-cell office:value-type="float" office:value="0.00726020618120331" calcext:value-type="float">
            <text:p>0.007260206181203</text:p>
          </table:table-cell>
          <table:table-cell office:value-type="float" office:value="0.00495900528216757" calcext:value-type="float">
            <text:p>0.004959005282168</text:p>
          </table:table-cell>
          <table:table-cell office:value-type="float" office:value="0.0025042221997578" calcext:value-type="float">
            <text:p>0.002504222199758</text:p>
          </table:table-cell>
          <table:table-cell table:style-name="ce1" office:value-type="float" office:value="-0.000004692708975529" calcext:value-type="float">
            <text:p>-4.69E-06</text:p>
          </table:table-cell>
          <table:table-cell office:value-type="float" office:value="-0.0028982554187093" calcext:value-type="float">
            <text:p>-0.002898255418709</text:p>
          </table:table-cell>
          <table:table-cell office:value-type="float" office:value="-0.0062816860889093" calcext:value-type="float">
            <text:p>-0.006281686088909</text:p>
          </table:table-cell>
          <table:table-cell office:value-type="float" office:value="-0.00972804805942375" calcext:value-type="float">
            <text:p>-0.009728048059424</text:p>
          </table:table-cell>
          <table:table-cell office:value-type="float" office:value="-0.0135391187898319" calcext:value-type="float">
            <text:p>-0.013539118789832</text:p>
          </table:table-cell>
          <table:table-cell office:value-type="float" office:value="-0.0179868814147176" calcext:value-type="float">
            <text:p>-0.017986881414718</text:p>
          </table:table-cell>
          <table:table-cell office:value-type="float" office:value="-0.0234258824085939" calcext:value-type="float">
            <text:p>-0.023425882408594</text:p>
          </table:table-cell>
          <table:table-cell office:value-type="float" office:value="-0.0304334419430627" calcext:value-type="float">
            <text:p>-0.030433441943063</text:p>
          </table:table-cell>
          <table:table-cell office:value-type="float" office:value="-0.039998965828384" calcext:value-type="float">
            <text:p>-0.039998965828384</text:p>
          </table:table-cell>
          <table:table-cell office:value-type="float" office:value="-0.0536899741342653" calcext:value-type="float">
            <text:p>-0.053689974134265</text:p>
          </table:table-cell>
          <table:table-cell office:value-type="float" office:value="-0.0732386292740557" calcext:value-type="float">
            <text:p>-0.073238629274056</text:p>
          </table:table-cell>
          <table:table-cell office:value-type="float" office:value="-0.0960995287126949" calcext:value-type="float">
            <text:p>-0.096099528712695</text:p>
          </table:table-cell>
          <table:table-cell office:value-type="float" office:value="-0.0925819839838513" calcext:value-type="float">
            <text:p>-0.092581983983851</text:p>
          </table:table-cell>
          <table:table-cell office:value-type="float" office:value="0.0925819839838513" calcext:value-type="float">
            <text:p>0.092581983983851</text:p>
          </table:table-cell>
        </table:table-row>
        <table:table-row table:style-name="ro1">
          <table:table-cell office:value-type="float" office:value="-0.113721721797803" calcext:value-type="float">
            <text:p>-0.113721721797803</text:p>
          </table:table-cell>
          <table:table-cell office:value-type="float" office:value="0.113721721797803" calcext:value-type="float">
            <text:p>0.113721721797803</text:p>
          </table:table-cell>
          <table:table-cell office:value-type="float" office:value="0.177543839954879" calcext:value-type="float">
            <text:p>0.177543839954879</text:p>
          </table:table-cell>
          <table:table-cell office:value-type="float" office:value="0.175008541843744" calcext:value-type="float">
            <text:p>0.175008541843744</text:p>
          </table:table-cell>
          <table:table-cell office:value-type="float" office:value="0.152864124615066" calcext:value-type="float">
            <text:p>0.152864124615066</text:p>
          </table:table-cell>
          <table:table-cell office:value-type="float" office:value="0.128713733036973" calcext:value-type="float">
            <text:p>0.128713733036973</text:p>
          </table:table-cell>
          <table:table-cell office:value-type="float" office:value="0.107038284260542" calcext:value-type="float">
            <text:p>0.107038284260542</text:p>
          </table:table-cell>
          <table:table-cell office:value-type="float" office:value="0.0883960271014668" calcext:value-type="float">
            <text:p>0.088396027101467</text:p>
          </table:table-cell>
          <table:table-cell office:value-type="float" office:value="0.0728618732332598" calcext:value-type="float">
            <text:p>0.07286187323326</text:p>
          </table:table-cell>
          <table:table-cell office:value-type="float" office:value="0.0600898132821786" calcext:value-type="float">
            <text:p>0.060089813282179</text:p>
          </table:table-cell>
          <table:table-cell office:value-type="float" office:value="0.049646077628291" calcext:value-type="float">
            <text:p>0.049646077628291</text:p>
          </table:table-cell>
          <table:table-cell office:value-type="float" office:value="0.0411305950272201" calcext:value-type="float">
            <text:p>0.04113059502722</text:p>
          </table:table-cell>
          <table:table-cell office:value-type="float" office:value="0.0341950078099656" calcext:value-type="float">
            <text:p>0.034195007809966</text:p>
          </table:table-cell>
          <table:table-cell office:value-type="float" office:value="0.0285444329839968" calcext:value-type="float">
            <text:p>0.028544432983997</text:p>
          </table:table-cell>
          <table:table-cell office:value-type="float" office:value="0.0239345780222282" calcext:value-type="float">
            <text:p>0.023934578022228</text:p>
          </table:table-cell>
          <table:table-cell office:value-type="float" office:value="0.0201633184866072" calcext:value-type="float">
            <text:p>0.020163318486607</text:p>
          </table:table-cell>
          <table:table-cell office:value-type="float" office:value="0.0170643630445936" calcext:value-type="float">
            <text:p>0.017064363044594</text:p>
          </table:table-cell>
          <table:table-cell office:value-type="float" office:value="0.0145006969922254" calcext:value-type="float">
            <text:p>0.014500696992226</text:p>
          </table:table-cell>
          <table:table-cell office:value-type="float" office:value="0.0123591552614134" calcext:value-type="float">
            <text:p>0.012359155261413</text:p>
          </table:table-cell>
          <table:table-cell office:value-type="float" office:value="0.0105455606134444" calcext:value-type="float">
            <text:p>0.010545560613444</text:p>
          </table:table-cell>
          <table:table-cell office:value-type="float" office:value="0.00898048968344204" calcext:value-type="float">
            <text:p>0.008980489683442</text:p>
          </table:table-cell>
          <table:table-cell office:value-type="float" office:value="0.00759573947527208" calcext:value-type="float">
            <text:p>0.007595739475272</text:p>
          </table:table-cell>
          <table:table-cell office:value-type="float" office:value="0.00633134850544771" calcext:value-type="float">
            <text:p>0.006331348505448</text:p>
          </table:table-cell>
          <table:table-cell office:value-type="float" office:value="0.00513316644679072" calcext:value-type="float">
            <text:p>0.005133166446791</text:p>
          </table:table-cell>
          <table:table-cell office:value-type="float" office:value="0.00395144732640637" calcext:value-type="float">
            <text:p>0.003951447326406</text:p>
          </table:table-cell>
          <table:table-cell office:value-type="float" office:value="0.00274332636919692" calcext:value-type="float">
            <text:p>0.002743326369197</text:p>
          </table:table-cell>
          <table:table-cell office:value-type="float" office:value="0.00151168078573852" calcext:value-type="float">
            <text:p>0.001511680785739</text:p>
          </table:table-cell>
          <table:table-cell office:value-type="float" office:value="0.000187612725011096" calcext:value-type="float">
            <text:p>0.000187612725011</text:p>
          </table:table-cell>
          <table:table-cell office:value-type="float" office:value="-0.00131956664209395" calcext:value-type="float">
            <text:p>-0.001319566642094</text:p>
          </table:table-cell>
          <table:table-cell office:value-type="float" office:value="-0.00293939443957126" calcext:value-type="float">
            <text:p>-0.002939394439571</text:p>
          </table:table-cell>
          <table:table-cell office:value-type="float" office:value="-0.00470600527092475" calcext:value-type="float">
            <text:p>-0.004706005270925</text:p>
          </table:table-cell>
          <table:table-cell office:value-type="float" office:value="-0.0067041959568613" calcext:value-type="float">
            <text:p>-0.006704195956861</text:p>
          </table:table-cell>
          <table:table-cell office:value-type="float" office:value="-0.00906713182167208" calcext:value-type="float">
            <text:p>-0.009067131821672</text:p>
          </table:table-cell>
          <table:table-cell office:value-type="float" office:value="-0.0120114077745262" calcext:value-type="float">
            <text:p>-0.012011407774526</text:p>
          </table:table-cell>
          <table:table-cell office:value-type="float" office:value="-0.0159100412307996" calcext:value-type="float">
            <text:p>-0.0159100412308</text:p>
          </table:table-cell>
          <table:table-cell office:value-type="float" office:value="-0.0213916398454711" calcext:value-type="float">
            <text:p>-0.021391639845471</text:p>
          </table:table-cell>
          <table:table-cell office:value-type="float" office:value="-0.0292995377837226" calcext:value-type="float">
            <text:p>-0.029299537783723</text:p>
          </table:table-cell>
          <table:table-cell office:value-type="float" office:value="-0.039166650188978" calcext:value-type="float">
            <text:p>-0.039166650188978</text:p>
          </table:table-cell>
          <table:table-cell office:value-type="float" office:value="-0.0396094032231474" calcext:value-type="float">
            <text:p>-0.039609403223148</text:p>
          </table:table-cell>
          <table:table-cell office:value-type="float" office:value="0.0396094032231474" calcext:value-type="float">
            <text:p>0.039609403223148</text:p>
          </table:table-cell>
        </table:table-row>
        <table:table-row table:style-name="ro1">
          <table:table-cell table:number-columns-repeated="40" office:value-type="float" office:value="-0" calcext:value-type="float">
            <text:p>0</text:p>
          </table:table-cell>
        </table:table-row>
      </table:table>
      <table:table table:name="qk-V-avg" table:style-name="ta1">
        <table:table-column table:style-name="co1" table:number-columns-repeated="40" table:default-cell-style-name="Default"/>
        <table:table-row table:style-name="ro1">
          <table:table-cell office:value-type="float" office:value="-0.0188167977811163" calcext:value-type="float">
            <text:p>-0.018816797781116</text:p>
          </table:table-cell>
          <table:table-cell office:value-type="float" office:value="0.0188167977811163" calcext:value-type="float">
            <text:p>0.018816797781116</text:p>
          </table:table-cell>
          <table:table-cell office:value-type="float" office:value="0.0503892326095672" calcext:value-type="float">
            <text:p>0.050389232609567</text:p>
          </table:table-cell>
          <table:table-cell office:value-type="float" office:value="0.0761803413953061" calcext:value-type="float">
            <text:p>0.076180341395306</text:p>
          </table:table-cell>
          <table:table-cell office:value-type="float" office:value="0.096606650151007" calcext:value-type="float">
            <text:p>0.096606650151007</text:p>
          </table:table-cell>
          <table:table-cell office:value-type="float" office:value="0.112215615397198" calcext:value-type="float">
            <text:p>0.112215615397198</text:p>
          </table:table-cell>
          <table:table-cell office:value-type="float" office:value="0.123614339701134" calcext:value-type="float">
            <text:p>0.123614339701134</text:p>
          </table:table-cell>
          <table:table-cell office:value-type="float" office:value="0.131413400740293" calcext:value-type="float">
            <text:p>0.131413400740293</text:p>
          </table:table-cell>
          <table:table-cell office:value-type="float" office:value="0.136184633389957" calcext:value-type="float">
            <text:p>0.136184633389957</text:p>
          </table:table-cell>
          <table:table-cell office:value-type="float" office:value="0.138432562591323" calcext:value-type="float">
            <text:p>0.138432562591323</text:p>
          </table:table-cell>
          <table:table-cell office:value-type="float" office:value="0.138578322331028" calcext:value-type="float">
            <text:p>0.138578322331028</text:p>
          </table:table-cell>
          <table:table-cell office:value-type="float" office:value="0.136953972252751" calcext:value-type="float">
            <text:p>0.136953972252751</text:p>
          </table:table-cell>
          <table:table-cell office:value-type="float" office:value="0.133804613233286" calcext:value-type="float">
            <text:p>0.133804613233286</text:p>
          </table:table-cell>
          <table:table-cell office:value-type="float" office:value="0.129295704539885" calcext:value-type="float">
            <text:p>0.129295704539885</text:p>
          </table:table-cell>
          <table:table-cell office:value-type="float" office:value="0.123523389358212" calcext:value-type="float">
            <text:p>0.123523389358212</text:p>
          </table:table-cell>
          <table:table-cell office:value-type="float" office:value="0.116526229954814" calcext:value-type="float">
            <text:p>0.116526229954814</text:p>
          </table:table-cell>
          <table:table-cell office:value-type="float" office:value="0.108297404695024" calcext:value-type="float">
            <text:p>0.108297404695024</text:p>
          </table:table-cell>
          <table:table-cell office:value-type="float" office:value="0.0987970070830442" calcext:value-type="float">
            <text:p>0.098797007083044</text:p>
          </table:table-cell>
          <table:table-cell office:value-type="float" office:value="0.0879645821271336" calcext:value-type="float">
            <text:p>0.087964582127134</text:p>
          </table:table-cell>
          <table:table-cell office:value-type="float" office:value="0.0757324245692139" calcext:value-type="float">
            <text:p>0.075732424569214</text:p>
          </table:table-cell>
          <table:table-cell office:value-type="float" office:value="0.0620404500276207" calcext:value-type="float">
            <text:p>0.062040450027621</text:p>
          </table:table-cell>
          <table:table-cell office:value-type="float" office:value="0.0468536088969559" calcext:value-type="float">
            <text:p>0.046853608896956</text:p>
          </table:table-cell>
          <table:table-cell office:value-type="float" office:value="0.0301827989248199" calcext:value-type="float">
            <text:p>0.03018279892482</text:p>
          </table:table-cell>
          <table:table-cell office:value-type="float" office:value="0.0121101151938755" calcext:value-type="float">
            <text:p>0.012110115193876</text:p>
          </table:table-cell>
          <table:table-cell office:value-type="float" office:value="-0.00717912129523639" calcext:value-type="float">
            <text:p>-0.007179121295236</text:p>
          </table:table-cell>
          <table:table-cell office:value-type="float" office:value="-0.0273386047773449" calcext:value-type="float">
            <text:p>-0.027338604777345</text:p>
          </table:table-cell>
          <table:table-cell office:value-type="float" office:value="-0.0475723244498313" calcext:value-type="float">
            <text:p>-0.047572324449831</text:p>
          </table:table-cell>
          <table:table-cell office:value-type="float" office:value="-0.0671689087941681" calcext:value-type="float">
            <text:p>-0.067168908794168</text:p>
          </table:table-cell>
          <table:table-cell office:value-type="float" office:value="-0.0852069742903273" calcext:value-type="float">
            <text:p>-0.085206974290327</text:p>
          </table:table-cell>
          <table:table-cell office:value-type="float" office:value="-0.100614202486307" calcext:value-type="float">
            <text:p>-0.100614202486307</text:p>
          </table:table-cell>
          <table:table-cell office:value-type="float" office:value="-0.112266558470639" calcext:value-type="float">
            <text:p>-0.112266558470639</text:p>
          </table:table-cell>
          <table:table-cell office:value-type="float" office:value="-0.119110713847761" calcext:value-type="float">
            <text:p>-0.119110713847761</text:p>
          </table:table-cell>
          <table:table-cell office:value-type="float" office:value="-0.120301880274016" calcext:value-type="float">
            <text:p>-0.120301880274016</text:p>
          </table:table-cell>
          <table:table-cell office:value-type="float" office:value="-0.115337072786831" calcext:value-type="float">
            <text:p>-0.115337072786831</text:p>
          </table:table-cell>
          <table:table-cell office:value-type="float" office:value="-0.104158972122772" calcext:value-type="float">
            <text:p>-0.104158972122772</text:p>
          </table:table-cell>
          <table:table-cell office:value-type="float" office:value="-0.0872109419021091" calcext:value-type="float">
            <text:p>-0.087210941902109</text:p>
          </table:table-cell>
          <table:table-cell office:value-type="float" office:value="-0.065435789997989" calcext:value-type="float">
            <text:p>-0.065435789997989</text:p>
          </table:table-cell>
          <table:table-cell office:value-type="float" office:value="-0.0402226197519114" calcext:value-type="float">
            <text:p>-0.040222619751911</text:p>
          </table:table-cell>
          <table:table-cell office:value-type="float" office:value="-0.0133128394925641" calcext:value-type="float">
            <text:p>-0.013312839492564</text:p>
          </table:table-cell>
          <table:table-cell office:value-type="float" office:value="0.0133128394925641" calcext:value-type="float">
            <text:p>0.013312839492564</text:p>
          </table:table-cell>
        </table:table-row>
        <table:table-row table:style-name="ro1">
          <table:table-cell office:value-type="float" office:value="-0.0208049930769846" calcext:value-type="float">
            <text:p>-0.020804993076985</text:p>
          </table:table-cell>
          <table:table-cell office:value-type="float" office:value="0.0208049930769846" calcext:value-type="float">
            <text:p>0.020804993076985</text:p>
          </table:table-cell>
          <table:table-cell office:value-type="float" office:value="0.0555392259446513" calcext:value-type="float">
            <text:p>0.055539225944651</text:p>
          </table:table-cell>
          <table:table-cell office:value-type="float" office:value="0.0837453661176126" calcext:value-type="float">
            <text:p>0.083745366117613</text:p>
          </table:table-cell>
          <table:table-cell office:value-type="float" office:value="0.105923484523585" calcext:value-type="float">
            <text:p>0.105923484523585</text:p>
          </table:table-cell>
          <table:table-cell office:value-type="float" office:value="0.122724444135866" calcext:value-type="float">
            <text:p>0.122724444135866</text:p>
          </table:table-cell>
          <table:table-cell office:value-type="float" office:value="0.134866117058704" calcext:value-type="float">
            <text:p>0.134866117058704</text:p>
          </table:table-cell>
          <table:table-cell office:value-type="float" office:value="0.143066254426669" calcext:value-type="float">
            <text:p>0.143066254426669</text:p>
          </table:table-cell>
          <table:table-cell office:value-type="float" office:value="0.147992298030845" calcext:value-type="float">
            <text:p>0.147992298030845</text:p>
          </table:table-cell>
          <table:table-cell office:value-type="float" office:value="0.150228270847115" calcext:value-type="float">
            <text:p>0.150228270847115</text:p>
          </table:table-cell>
          <table:table-cell office:value-type="float" office:value="0.150257227177958" calcext:value-type="float">
            <text:p>0.150257227177958</text:p>
          </table:table-cell>
          <table:table-cell office:value-type="float" office:value="0.148456297136261" calcext:value-type="float">
            <text:p>0.148456297136261</text:p>
          </table:table-cell>
          <table:table-cell office:value-type="float" office:value="0.145100729550358" calcext:value-type="float">
            <text:p>0.145100729550358</text:p>
          </table:table-cell>
          <table:table-cell office:value-type="float" office:value="0.140373496104475" calcext:value-type="float">
            <text:p>0.140373496104475</text:p>
          </table:table-cell>
          <table:table-cell office:value-type="float" office:value="0.13437770444046" calcext:value-type="float">
            <text:p>0.13437770444046</text:p>
          </table:table-cell>
          <table:table-cell office:value-type="float" office:value="0.12714993179933" calcext:value-type="float">
            <text:p>0.12714993179933</text:p>
          </table:table-cell>
          <table:table-cell office:value-type="float" office:value="0.118673431357616" calcext:value-type="float">
            <text:p>0.118673431357616</text:p>
          </table:table-cell>
          <table:table-cell office:value-type="float" office:value="0.108890876731271" calcext:value-type="float">
            <text:p>0.108890876731271</text:p>
          </table:table-cell>
          <table:table-cell office:value-type="float" office:value="0.0977168625311077" calcext:value-type="float">
            <text:p>0.097716862531108</text:p>
          </table:table-cell>
          <table:table-cell office:value-type="float" office:value="0.0850508036640694" calcext:value-type="float">
            <text:p>0.085050803664069</text:p>
          </table:table-cell>
          <table:table-cell office:value-type="float" office:value="0.0707911960519483" calcext:value-type="float">
            <text:p>0.070791196051948</text:p>
          </table:table-cell>
          <table:table-cell office:value-type="float" office:value="0.0548524173783274" calcext:value-type="float">
            <text:p>0.054852417378328</text:p>
          </table:table-cell>
          <table:table-cell office:value-type="float" office:value="0.0371852063629215" calcext:value-type="float">
            <text:p>0.037185206362922</text:p>
          </table:table-cell>
          <table:table-cell office:value-type="float" office:value="0.0178006301698982" calcext:value-type="float">
            <text:p>0.017800630169898</text:p>
          </table:table-cell>
          <table:table-cell office:value-type="float" office:value="-0.00321055500681226" calcext:value-type="float">
            <text:p>-0.003210555006812</text:p>
          </table:table-cell>
          <table:table-cell office:value-type="float" office:value="-0.0257099575486544" calcext:value-type="float">
            <text:p>-0.025709957548654</text:p>
          </table:table-cell>
          <table:table-cell office:value-type="float" office:value="-0.0486772367607167" calcext:value-type="float">
            <text:p>-0.048677236760717</text:p>
          </table:table-cell>
          <table:table-cell office:value-type="float" office:value="-0.0714776530409576" calcext:value-type="float">
            <text:p>-0.071477653040958</text:p>
          </table:table-cell>
          <table:table-cell office:value-type="float" office:value="-0.0930593682466006" calcext:value-type="float">
            <text:p>-0.093059368246601</text:p>
          </table:table-cell>
          <table:table-cell office:value-type="float" office:value="-0.112138085965219" calcext:value-type="float">
            <text:p>-0.112138085965219</text:p>
          </table:table-cell>
          <table:table-cell office:value-type="float" office:value="-0.127298685399165" calcext:value-type="float">
            <text:p>-0.127298685399165</text:p>
          </table:table-cell>
          <table:table-cell office:value-type="float" office:value="-0.137132737633728" calcext:value-type="float">
            <text:p>-0.137132737633728</text:p>
          </table:table-cell>
          <table:table-cell office:value-type="float" office:value="-0.140416983936448" calcext:value-type="float">
            <text:p>-0.140416983936448</text:p>
          </table:table-cell>
          <table:table-cell office:value-type="float" office:value="-0.136306199781325" calcext:value-type="float">
            <text:p>-0.136306199781325</text:p>
          </table:table-cell>
          <table:table-cell office:value-type="float" office:value="-0.124499400565461" calcext:value-type="float">
            <text:p>-0.124499400565461</text:p>
          </table:table-cell>
          <table:table-cell office:value-type="float" office:value="-0.105340784096356" calcext:value-type="float">
            <text:p>-0.105340784096356</text:p>
          </table:table-cell>
          <table:table-cell office:value-type="float" office:value="-0.0798350976910014" calcext:value-type="float">
            <text:p>-0.079835097691001</text:p>
          </table:table-cell>
          <table:table-cell office:value-type="float" office:value="-0.0495803380931289" calcext:value-type="float">
            <text:p>-0.049580338093129</text:p>
          </table:table-cell>
          <table:table-cell office:value-type="float" office:value="-0.0166362754862815" calcext:value-type="float">
            <text:p>-0.016636275486282</text:p>
          </table:table-cell>
          <table:table-cell office:value-type="float" office:value="0.0166362754862815" calcext:value-type="float">
            <text:p>0.016636275486282</text:p>
          </table:table-cell>
        </table:table-row>
        <table:table-row table:style-name="ro1">
          <table:table-cell table:formula="of:=AVERAGE([.A1:.A2])" office:value-type="float" office:value="-0.0198108954290505" calcext:value-type="float">
            <text:p>-0.019810895429051</text:p>
          </table:table-cell>
          <table:table-cell table:formula="of:=AVERAGE([.B1:.B2])" office:value-type="float" office:value="0.0198108954290505" calcext:value-type="float">
            <text:p>0.019810895429051</text:p>
          </table:table-cell>
          <table:table-cell table:formula="of:=AVERAGE([.C1:.C2])" office:value-type="float" office:value="0.0529642292771093" calcext:value-type="float">
            <text:p>0.052964229277109</text:p>
          </table:table-cell>
          <table:table-cell table:formula="of:=AVERAGE([.D1:.D2])" office:value-type="float" office:value="0.0799628537564594" calcext:value-type="float">
            <text:p>0.079962853756459</text:p>
          </table:table-cell>
          <table:table-cell table:formula="of:=AVERAGE([.E1:.E2])" office:value-type="float" office:value="0.101265067337296" calcext:value-type="float">
            <text:p>0.101265067337296</text:p>
          </table:table-cell>
          <table:table-cell table:formula="of:=AVERAGE([.F1:.F2])" office:value-type="float" office:value="0.117470029766532" calcext:value-type="float">
            <text:p>0.117470029766532</text:p>
          </table:table-cell>
          <table:table-cell table:formula="of:=AVERAGE([.G1:.G2])" office:value-type="float" office:value="0.129240228379919" calcext:value-type="float">
            <text:p>0.129240228379919</text:p>
          </table:table-cell>
          <table:table-cell table:formula="of:=AVERAGE([.H1:.H2])" office:value-type="float" office:value="0.137239827583481" calcext:value-type="float">
            <text:p>0.137239827583481</text:p>
          </table:table-cell>
          <table:table-cell table:formula="of:=AVERAGE([.I1:.I2])" office:value-type="float" office:value="0.142088465710401" calcext:value-type="float">
            <text:p>0.142088465710401</text:p>
          </table:table-cell>
          <table:table-cell table:formula="of:=AVERAGE([.J1:.J2])" office:value-type="float" office:value="0.144330416719219" calcext:value-type="float">
            <text:p>0.144330416719219</text:p>
          </table:table-cell>
          <table:table-cell table:formula="of:=AVERAGE([.K1:.K2])" office:value-type="float" office:value="0.144417774754493" calcext:value-type="float">
            <text:p>0.144417774754493</text:p>
          </table:table-cell>
          <table:table-cell table:formula="of:=AVERAGE([.L1:.L2])" office:value-type="float" office:value="0.142705134694506" calcext:value-type="float">
            <text:p>0.142705134694506</text:p>
          </table:table-cell>
          <table:table-cell table:formula="of:=AVERAGE([.M1:.M2])" office:value-type="float" office:value="0.139452671391822" calcext:value-type="float">
            <text:p>0.139452671391822</text:p>
          </table:table-cell>
          <table:table-cell table:formula="of:=AVERAGE([.N1:.N2])" office:value-type="float" office:value="0.13483460032218" calcext:value-type="float">
            <text:p>0.13483460032218</text:p>
          </table:table-cell>
          <table:table-cell table:formula="of:=AVERAGE([.O1:.O2])" office:value-type="float" office:value="0.128950546899336" calcext:value-type="float">
            <text:p>0.128950546899336</text:p>
          </table:table-cell>
          <table:table-cell table:formula="of:=AVERAGE([.P1:.P2])" office:value-type="float" office:value="0.121838080877072" calcext:value-type="float">
            <text:p>0.121838080877072</text:p>
          </table:table-cell>
          <table:table-cell table:formula="of:=AVERAGE([.Q1:.Q2])" office:value-type="float" office:value="0.11348541802632" calcext:value-type="float">
            <text:p>0.11348541802632</text:p>
          </table:table-cell>
          <table:table-cell table:formula="of:=AVERAGE([.R1:.R2])" office:value-type="float" office:value="0.103843941907158" calcext:value-type="float">
            <text:p>0.103843941907158</text:p>
          </table:table-cell>
          <table:table-cell table:formula="of:=AVERAGE([.S1:.S2])" office:value-type="float" office:value="0.0928407223291207" calcext:value-type="float">
            <text:p>0.092840722329121</text:p>
          </table:table-cell>
          <table:table-cell table:formula="of:=AVERAGE([.T1:.T2])" office:value-type="float" office:value="0.0803916141166416" calcext:value-type="float">
            <text:p>0.080391614116642</text:p>
          </table:table-cell>
          <table:table-cell table:formula="of:=AVERAGE([.U1:.U2])" office:value-type="float" office:value="0.0664158230397845" calcext:value-type="float">
            <text:p>0.066415823039785</text:p>
          </table:table-cell>
          <table:table-cell table:formula="of:=AVERAGE([.V1:.V2])" office:value-type="float" office:value="0.0508530131376417" calcext:value-type="float">
            <text:p>0.050853013137642</text:p>
          </table:table-cell>
          <table:table-cell table:formula="of:=AVERAGE([.W1:.W2])" office:value-type="float" office:value="0.0336840026438707" calcext:value-type="float">
            <text:p>0.033684002643871</text:p>
          </table:table-cell>
          <table:table-cell table:formula="of:=AVERAGE([.X1:.X2])" office:value-type="float" office:value="0.0149553726818868" calcext:value-type="float">
            <text:p>0.014955372681887</text:p>
          </table:table-cell>
          <table:table-cell table:formula="of:=AVERAGE([.Y1:.Y2])" office:value-type="float" office:value="-0.00519483815102432" calcext:value-type="float">
            <text:p>-0.005194838151024</text:p>
          </table:table-cell>
          <table:table-cell table:formula="of:=AVERAGE([.Z1:.Z2])" office:value-type="float" office:value="-0.0265242811629996" calcext:value-type="float">
            <text:p>-0.026524281163</text:p>
          </table:table-cell>
          <table:table-cell table:formula="of:=AVERAGE([.AA1:.AA2])" office:value-type="float" office:value="-0.048124780605274" calcext:value-type="float">
            <text:p>-0.048124780605274</text:p>
          </table:table-cell>
          <table:table-cell table:formula="of:=AVERAGE([.AB1:.AB2])" office:value-type="float" office:value="-0.0693232809175628" calcext:value-type="float">
            <text:p>-0.069323280917563</text:p>
          </table:table-cell>
          <table:table-cell table:formula="of:=AVERAGE([.AC1:.AC2])" office:value-type="float" office:value="-0.0891331712684639" calcext:value-type="float">
            <text:p>-0.089133171268464</text:p>
          </table:table-cell>
          <table:table-cell table:formula="of:=AVERAGE([.AD1:.AD2])" office:value-type="float" office:value="-0.106376144225763" calcext:value-type="float">
            <text:p>-0.106376144225763</text:p>
          </table:table-cell>
          <table:table-cell table:formula="of:=AVERAGE([.AE1:.AE2])" office:value-type="float" office:value="-0.119782621934902" calcext:value-type="float">
            <text:p>-0.119782621934902</text:p>
          </table:table-cell>
          <table:table-cell table:formula="of:=AVERAGE([.AF1:.AF2])" office:value-type="float" office:value="-0.128121725740745" calcext:value-type="float">
            <text:p>-0.128121725740745</text:p>
          </table:table-cell>
          <table:table-cell table:formula="of:=AVERAGE([.AG1:.AG2])" office:value-type="float" office:value="-0.130359432105232" calcext:value-type="float">
            <text:p>-0.130359432105232</text:p>
          </table:table-cell>
          <table:table-cell table:formula="of:=AVERAGE([.AH1:.AH2])" office:value-type="float" office:value="-0.125821636284078" calcext:value-type="float">
            <text:p>-0.125821636284078</text:p>
          </table:table-cell>
          <table:table-cell table:formula="of:=AVERAGE([.AI1:.AI2])" office:value-type="float" office:value="-0.114329186344116" calcext:value-type="float">
            <text:p>-0.114329186344116</text:p>
          </table:table-cell>
          <table:table-cell table:formula="of:=AVERAGE([.AJ1:.AJ2])" office:value-type="float" office:value="-0.0962758629992324" calcext:value-type="float">
            <text:p>-0.096275862999233</text:p>
          </table:table-cell>
          <table:table-cell table:formula="of:=AVERAGE([.AK1:.AK2])" office:value-type="float" office:value="-0.0726354438444952" calcext:value-type="float">
            <text:p>-0.072635443844495</text:p>
          </table:table-cell>
          <table:table-cell table:formula="of:=AVERAGE([.AL1:.AL2])" office:value-type="float" office:value="-0.0449014789225202" calcext:value-type="float">
            <text:p>-0.04490147892252</text:p>
          </table:table-cell>
          <table:table-cell table:formula="of:=AVERAGE([.AM1:.AM2])" office:value-type="float" office:value="-0.0149745574894228" calcext:value-type="float">
            <text:p>-0.014974557489423</text:p>
          </table:table-cell>
          <table:table-cell table:formula="of:=AVERAGE([.AN1:.AN2])" office:value-type="float" office:value="0.0149745574894228" calcext:value-type="float">
            <text:p>0.014974557489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4:17:30.526719370</meta:creation-date>
    <dc:date>2018-03-14T14:56:40.799585716</dc:date>
    <meta:editing-duration>PT28M18S</meta:editing-duration>
    <meta:editing-cycles>1</meta:editing-cycles>
    <meta:document-statistic meta:table-count="4" meta:cell-count="3440" meta:object-count="0"/>
    <meta:generator>LibreOffice/5.4.5.1$Linux_X86_64 LibreOffice_project/40m0$Build-1</meta:generator>
  </office:meta>
</office:document-meta>
</file>